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6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string" calcext:value-type="string">
            <text:p>1.5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string" calcext:value-type="string">
            <text:p>1.50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string" calcext:value-type="string">
            <text:p>1.7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office:value-type="currency" office:currency="PLN" office:value="42920" calcext:value-type="currency">
            <text:p>42 920,00 zł</text:p>
          </table:table-cell>
          <table:table-cell table:number-columns-repeated="3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",6.30,1,1</text:p>
            <text:p>9603,"ADAPTER LPT (C6502A) DO HP D135/D145</text:p>
          </table:table-cell>
          <table:table-cell office:value-type="string" calcext:value-type="string">
            <text:p>77.99</text:p>
          </table:table-cell>
          <table:table-cell table:number-columns-repeated="3"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string" calcext:value-type="string">
            <text:p>89.99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string" calcext:value-type="string">
            <text:p>1.5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string" calcext:value-type="string">
            <text:p>1.50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string" calcext:value-type="string">
            <text:p>1.7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string" calcext:value-type="string">
            <text:p>1.70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string" calcext:value-type="string">
            <text:p>29.99</text:p>
          </table:table-cell>
          <table:table-cell table:number-columns-repeated="3"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string" calcext:value-type="string">
            <text:p>119.00</text:p>
          </table:table-cell>
          <table:table-cell table:number-columns-repeated="3"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string" calcext:value-type="string">
            <text:p>74.99</text:p>
          </table:table-cell>
          <table:table-cell table:number-columns-repeated="3"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string" calcext:value-type="string">
            <text:p>53.20</text:p>
          </table:table-cell>
          <table:table-cell table:number-columns-repeated="3"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string" calcext:value-type="string">
            <text:p>49.99</text:p>
          </table:table-cell>
          <table:table-cell table:number-columns-repeated="3"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string" calcext:value-type="string">
            <text:p>55.99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string" calcext:value-type="string">
            <text:p>4.99</text:p>
          </table:table-cell>
          <table:table-cell table:number-columns-repeated="3"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string" calcext:value-type="string">
            <text:p>51.99</text:p>
          </table:table-cell>
          <table:table-cell table:number-columns-repeated="3"/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string" calcext:value-type="string">
            <text:p>52.99</text:p>
          </table:table-cell>
          <table:table-cell table:number-columns-repeated="3"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string" calcext:value-type="string">
            <text:p>54.99</text:p>
          </table:table-cell>
          <table:table-cell table:number-columns-repeated="3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string" calcext:value-type="string">
            <text:p>54.19</text:p>
          </table:table-cell>
          <table:table-cell table:number-columns-repeated="3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string" calcext:value-type="string">
            <text:p>165.00</text:p>
          </table:table-cell>
          <table:table-cell table:number-columns-repeated="3"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string" calcext:value-type="string">
            <text:p>179.00</text:p>
          </table:table-cell>
          <table:table-cell table:number-columns-repeated="3"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string" calcext:value-type="string">
            <text:p>169.00</text:p>
          </table:table-cell>
          <table:table-cell table:number-columns-repeated="3"/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string" calcext:value-type="string">
            <text:p>263.99</text:p>
          </table:table-cell>
          <table:table-cell table:number-columns-repeated="3"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string" calcext:value-type="string">
            <text:p>199.99</text:p>
          </table:table-cell>
          <table:table-cell table:number-columns-repeated="3"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string" calcext:value-type="string">
            <text:p>219.99</text:p>
          </table:table-cell>
          <table:table-cell table:number-columns-repeated="3"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string" calcext:value-type="string">
            <text:p>194.99</text:p>
          </table:table-cell>
          <table:table-cell table:number-columns-repeated="3"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string" calcext:value-type="string">
            <text:p>199.99</text:p>
          </table:table-cell>
          <table:table-cell table:number-columns-repeated="3"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string" calcext:value-type="string">
            <text:p>219.99</text:p>
          </table:table-cell>
          <table:table-cell table:number-columns-repeated="3"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string" calcext:value-type="string">
            <text:p>529.99</text:p>
          </table:table-cell>
          <table:table-cell table:number-columns-repeated="3"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string" calcext:value-type="string">
            <text:p>2999.00</text:p>
          </table:table-cell>
          <table:table-cell table:number-columns-repeated="3"/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string" calcext:value-type="string">
            <text:p>399.00</text:p>
          </table:table-cell>
          <table:table-cell table:number-columns-repeated="3"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string" calcext:value-type="string">
            <text:p>799.00</text:p>
          </table:table-cell>
          <table:table-cell table:number-columns-repeated="3"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string" calcext:value-type="string">
            <text:p>599.00</text:p>
          </table:table-cell>
          <table:table-cell table:number-columns-repeated="3"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string" calcext:value-type="string">
            <text:p>799.00</text:p>
          </table:table-cell>
          <table:table-cell table:number-columns-repeated="3"/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string" calcext:value-type="string">
            <text:p>489.00</text:p>
          </table:table-cell>
          <table:table-cell table:number-columns-repeated="3"/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string" calcext:value-type="string">
            <text:p>329.00</text:p>
          </table:table-cell>
          <table:table-cell table:number-columns-repeated="3"/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string" calcext:value-type="string">
            <text:p>399.00</text:p>
          </table:table-cell>
          <table:table-cell table:number-columns-repeated="3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string" calcext:value-type="string">
            <text:p>309.00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string" calcext:value-type="string">
            <text:p>399.00</text:p>
          </table:table-cell>
          <table:table-cell table:number-columns-repeated="3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string" calcext:value-type="string">
            <text:p>694.00</text:p>
          </table:table-cell>
          <table:table-cell table:number-columns-repeated="3"/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string" calcext:value-type="string">
            <text:p>1423.00</text:p>
          </table:table-cell>
          <table:table-cell table:number-columns-repeated="3"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string" calcext:value-type="string">
            <text:p>4239.32</text:p>
          </table:table-cell>
          <table:table-cell table:number-columns-repeated="3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string" calcext:value-type="string">
            <text:p>2598.00</text:p>
          </table:table-cell>
          <table:table-cell table:number-columns-repeated="3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string" calcext:value-type="string">
            <text:p>1939.00</text:p>
          </table:table-cell>
          <table:table-cell table:number-columns-repeated="3"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string" calcext:value-type="string">
            <text:p>1781.94</text:p>
          </table:table-cell>
          <table:table-cell table:number-columns-repeated="3"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string" calcext:value-type="string">
            <text:p>1918.62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string" calcext:value-type="string">
            <text:p>1145.00</text:p>
          </table:table-cell>
          <table:table-cell table:number-columns-repeated="3"/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string" calcext:value-type="string">
            <text:p>4989.00</text:p>
          </table:table-cell>
          <table:table-cell table:number-columns-repeated="3"/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string" calcext:value-type="string">
            <text:p>2219.00</text:p>
          </table:table-cell>
          <table:table-cell table:number-columns-repeated="3"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string" calcext:value-type="string">
            <text:p>2055.00</text:p>
          </table:table-cell>
          <table:table-cell table:number-columns-repeated="3"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string" calcext:value-type="string">
            <text:p>1219.00</text:p>
          </table:table-cell>
          <table:table-cell table:number-columns-repeated="3"/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string" calcext:value-type="string">
            <text:p>195.80</text:p>
          </table:table-cell>
          <table:table-cell table:number-columns-repeated="3"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string" calcext:value-type="string">
            <text:p>273.24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office:value-type="string" calcext:value-type="string">
            <text:p>99.00</text:p>
          </table:table-cell>
          <table:table-cell table:number-columns-repeated="3"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office:value-type="string" calcext:value-type="string">
            <text:p>117.30</text:p>
          </table:table-cell>
          <table:table-cell table:number-columns-repeated="3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string" calcext:value-type="string">
            <text:p>34.00</text:p>
          </table:table-cell>
          <table:table-cell table:number-columns-repeated="3"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string" calcext:value-type="string">
            <text:p>93.00</text:p>
          </table:table-cell>
          <table:table-cell table:number-columns-repeated="3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string" calcext:value-type="string">
            <text:p>156.00</text:p>
          </table:table-cell>
          <table:table-cell table:number-columns-repeated="3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string" calcext:value-type="string">
            <text:p>38.25</text:p>
          </table:table-cell>
          <table:table-cell table:number-columns-repeated="3"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string" calcext:value-type="string">
            <text:p>45.69</text:p>
          </table:table-cell>
          <table:table-cell table:number-columns-repeated="3"/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string" calcext:value-type="string">
            <text:p>11.30</text:p>
          </table:table-cell>
          <table:table-cell table:number-columns-repeated="3"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string" calcext:value-type="string">
            <text:p>134.60</text:p>
          </table:table-cell>
          <table:table-cell table:number-columns-repeated="3"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string" calcext:value-type="string">
            <text:p>116.32</text:p>
          </table:table-cell>
          <table:table-cell table:number-columns-repeated="3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office:value-type="string" calcext:value-type="string">
            <text:p>99.00</text:p>
          </table:table-cell>
          <table:table-cell table:number-columns-repeated="3"/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string" calcext:value-type="string">
            <text:p>649.00</text:p>
          </table:table-cell>
          <table:table-cell table:number-columns-repeated="3"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string" calcext:value-type="string">
            <text:p>229.99</text:p>
          </table:table-cell>
          <table:table-cell table:number-columns-repeated="3"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string" calcext:value-type="string">
            <text:p>298.99</text:p>
          </table:table-cell>
          <table:table-cell table:number-columns-repeated="3"/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string" calcext:value-type="string">
            <text:p>324.99</text:p>
          </table:table-cell>
          <table:table-cell table:number-columns-repeated="3"/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string" calcext:value-type="string">
            <text:p>518.99</text:p>
          </table:table-cell>
          <table:table-cell table:number-columns-repeated="3"/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string" calcext:value-type="string">
            <text:p>759.99</text:p>
          </table:table-cell>
          <table:table-cell table:number-columns-repeated="3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string" calcext:value-type="string">
            <text:p>999.99</text:p>
          </table:table-cell>
          <table:table-cell table:number-columns-repeated="3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string" calcext:value-type="string">
            <text:p>225.00</text:p>
          </table:table-cell>
          <table:table-cell table:number-columns-repeated="3"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string" calcext:value-type="string">
            <text:p>266.99</text:p>
          </table:table-cell>
          <table:table-cell table:number-columns-repeated="3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string" calcext:value-type="string">
            <text:p>1119.99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string" calcext:value-type="string">
            <text:p>326.99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string" calcext:value-type="string">
            <text:p>518.99</text:p>
          </table:table-cell>
          <table:table-cell table:number-columns-repeated="3"/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string" calcext:value-type="string">
            <text:p>949.99</text:p>
          </table:table-cell>
          <table:table-cell table:number-columns-repeated="3"/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string" calcext:value-type="string">
            <text:p>689.99</text:p>
          </table:table-cell>
          <table:table-cell table:number-columns-repeated="3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string" calcext:value-type="string">
            <text:p>639.99</text:p>
          </table:table-cell>
          <table:table-cell table:number-columns-repeated="3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string" calcext:value-type="string">
            <text:p>799.99</text:p>
          </table:table-cell>
          <table:table-cell table:number-columns-repeated="3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string" calcext:value-type="string">
            <text:p>959.99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string" calcext:value-type="string">
            <text:p>1089.99</text:p>
          </table:table-cell>
          <table:table-cell table:number-columns-repeated="3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string" calcext:value-type="string">
            <text:p>1219.99</text:p>
          </table:table-cell>
          <table:table-cell table:number-columns-repeated="3"/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string" calcext:value-type="string">
            <text:p>1439.00</text:p>
          </table:table-cell>
          <table:table-cell table:number-columns-repeated="3"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string" calcext:value-type="string">
            <text:p>1615.00</text:p>
          </table:table-cell>
          <table:table-cell table:number-columns-repeated="3"/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string" calcext:value-type="string">
            <text:p>2679.99</text:p>
          </table:table-cell>
          <table:table-cell table:number-columns-repeated="3"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string" calcext:value-type="string">
            <text:p>719.99</text:p>
          </table:table-cell>
          <table:table-cell table:number-columns-repeated="3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string" calcext:value-type="string">
            <text:p>439.99</text:p>
          </table:table-cell>
          <table:table-cell table:number-columns-repeated="3"/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string" calcext:value-type="string">
            <text:p>689.99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string" calcext:value-type="string">
            <text:p>334.00</text:p>
          </table:table-cell>
          <table:table-cell table:number-columns-repeated="3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string" calcext:value-type="string">
            <text:p>525.99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string" calcext:value-type="string">
            <text:p>699.00</text:p>
          </table:table-cell>
          <table:table-cell table:number-columns-repeated="3"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string" calcext:value-type="string">
            <text:p>1189.99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string" calcext:value-type="string">
            <text:p>367.50</text:p>
          </table:table-cell>
          <table:table-cell table:number-columns-repeated="3"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string" calcext:value-type="string">
            <text:p>499.99</text:p>
          </table:table-cell>
          <table:table-cell table:number-columns-repeated="3"/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string" calcext:value-type="string">
            <text:p>739.99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string" calcext:value-type="string">
            <text:p>152.00</text:p>
          </table:table-cell>
          <table:table-cell table:number-columns-repeated="3"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string" calcext:value-type="string">
            <text:p>175.00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string" calcext:value-type="string">
            <text:p>219.00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string" calcext:value-type="string">
            <text:p>989.00</text:p>
          </table:table-cell>
          <table:table-cell table:number-columns-repeated="3"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string" calcext:value-type="string">
            <text:p>1169.0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</text:p>
          </table:table-cell>
          <table:table-cell office:value-type="string" calcext:value-type="string">
            <text:p>9 IGIEŁ) (LPT)"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</text:p>
          </table:table-cell>
          <table:table-cell office:value-type="string" calcext:value-type="string">
            <text:p>9 IGIEŁ) (LPT)"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</text:p>
          </table:table-cell>
          <table:table-cell office:value-type="string" calcext:value-type="string">
            <text:p>24 IGŁY) (LPT)"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</text:p>
          </table:table-cell>
          <table:table-cell office:value-type="string" calcext:value-type="string">
            <text:p>24 IGŁY) (LPT)"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</text:p>
          </table:table-cell>
          <table:table-cell office:value-type="string" calcext:value-type="string">
            <text:p><text:s/>9-IGIEŁ)"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</text:p>
          </table:table-cell>
          <table:table-cell office:value-type="string" calcext:value-type="string">
            <text:p><text:s/>9-IGIEŁ)"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</text:p>
          </table:table-cell>
          <table:table-cell office:value-type="string" calcext:value-type="string">
            <text:p><text:s/>24-IGŁY)"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</text:p>
          </table:table-cell>
          <table:table-cell office:value-type="string" calcext:value-type="string">
            <text:p>9 IGIEŁ)"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</text:p>
          </table:table-cell>
          <table:table-cell office:value-type="string" calcext:value-type="string">
            <text:p>9 IGIEŁ)"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office:value-type="string" calcext:value-type="string">
            <text:p>109.00</text:p>
          </table:table-cell>
          <table:table-cell table:number-columns-repeated="3"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string" calcext:value-type="string">
            <text:p>DVD NAPĘD AOPEN DVD-1648 (16/48) BOX</text:p>
          </table:table-cell>
          <table:table-cell office:value-type="string" calcext:value-type="string">
            <text:p>99.99</text:p>
          </table:table-cell>
          <table:table-cell table:number-columns-repeated="3"/>
        </table:table-row>
        <table:table-row table:style-name="ro1">
          <table:table-cell office:value-type="float" office:value="11568" calcext:value-type="float">
            <text:p>11568</text:p>
          </table:table-cell>
          <table:table-cell office:value-type="string" calcext:value-type="string">
            <text:p>DVD NAPĘD AOPEN DVD-1648 (16/48) OEM</text:p>
          </table:table-cell>
          <table:table-cell office:value-type="string" calcext:value-type="string">
            <text:p>95.99</text:p>
          </table:table-cell>
          <table:table-cell table:number-columns-repeated="3"/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string" calcext:value-type="string">
            <text:p>DVD NAPĘD BENQ 1650S (16/50) OEM</text:p>
          </table:table-cell>
          <table:table-cell office:value-type="string" calcext:value-type="string">
            <text:p>94.99</text:p>
          </table:table-cell>
          <table:table-cell table:number-columns-repeated="3"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string" calcext:value-type="string">
            <text:p>DVD NAP?D BENQ 1650S (16/50) OEM CZARNY</text:p>
          </table:table-cell>
          <table:table-cell office:value-type="string" calcext:value-type="string">
            <text:p>99.99</text:p>
          </table:table-cell>
          <table:table-cell table:number-columns-repeated="3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DVD NAP?D LG DRD-816XB (16/48) OEM</text:p>
          </table:table-cell>
          <table:table-cell office:value-type="string" calcext:value-type="string">
            <text:p>96.98</text:p>
          </table:table-cell>
          <table:table-cell table:number-columns-repeated="3"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DVD NAP?D MERCURY DVD16X (16/48) OEM</text:p>
          </table:table-cell>
          <table:table-cell office:value-type="string" calcext:value-type="string">
            <text:p>94.99</text:p>
          </table:table-cell>
          <table:table-cell table:number-columns-repeated="3"/>
        </table:table-row>
        <table:table-row table:style-name="ro1">
          <table:table-cell office:value-type="float" office:value="10738" calcext:value-type="float">
            <text:p>10738</text:p>
          </table:table-cell>
          <table:table-cell office:value-type="string" calcext:value-type="string">
            <text:p>DVD NAP?D TOSHIBA SD-M1802 (16/48) CZARNY OEM</text:p>
          </table:table-cell>
          <table:table-cell office:value-type="string" calcext:value-type="string">
            <text:p>124.99</text:p>
          </table:table-cell>
          <table:table-cell table:number-columns-repeated="3"/>
        </table:table-row>
        <table:table-row table:style-name="ro1">
          <table:table-cell office:value-type="float" office:value="10493" calcext:value-type="float">
            <text:p>10493</text:p>
          </table:table-cell>
          <table:table-cell office:value-type="string" calcext:value-type="string">
            <text:p>DVD NAP?D TOSHIBA SD-M1802 (16/48) OEM</text:p>
          </table:table-cell>
          <table:table-cell office:value-type="string" calcext:value-type="string">
            <text:p>109.49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string" calcext:value-type="string">
            <text:p>DYSK CD-R <text:s/>FOCUS 700MB 100 SPINDLE 48X CZYSTE</text:p>
          </table:table-cell>
          <table:table-cell office:value-type="string" calcext:value-type="string">
            <text:p>68.99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YSK CD-R DATEX 700MB <text:s/>25 CAKE 52*SPEED</text:p>
          </table:table-cell>
          <table:table-cell office:value-type="currency" office:currency="PLN" office:value="42935" calcext:value-type="currency">
            <text:p>42 935,00 zł</text:p>
          </table:table-cell>
          <table:table-cell table:number-columns-repeated="3"/>
        </table:table-row>
        <table:table-row table:style-name="ro1">
          <table:table-cell office:value-type="float" office:value="10762" calcext:value-type="float">
            <text:p>10762</text:p>
          </table:table-cell>
          <table:table-cell office:value-type="string" calcext:value-type="string">
            <text:p>DYSK CD-R DATEX 700MB <text:s/>50 CAKE 52*SPEED</text:p>
          </table:table-cell>
          <table:table-cell office:value-type="string" calcext:value-type="string">
            <text:p>37.84</text:p>
          </table:table-cell>
          <table:table-cell table:number-columns-repeated="3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YSK CD-R DATEX 700MB 10 SZT KOPERTY 52*SPEED</text:p>
          </table:table-cell>
          <table:table-cell office:value-type="string" calcext:value-type="string">
            <text:p>7.84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DYSK CD-R DATEX 700MB 100 SPINDLE 52*SPEED</text:p>
          </table:table-cell>
          <table:table-cell office:value-type="string" calcext:value-type="string">
            <text:p>71.89</text:p>
          </table:table-cell>
          <table:table-cell table:number-columns-repeated="3"/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string" calcext:value-type="string">
            <text:p>DYSK CD-R DATEX 700MB SLIM 2*SPEED AUDIO</text:p>
          </table:table-cell>
          <table:table-cell office:value-type="string" calcext:value-type="string">
            <text:p>1.17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string" calcext:value-type="string">
            <text:p>DYSK CD-R DATEX 700MB SLIM 40*SPEED CZARNE</text:p>
          </table:table-cell>
          <table:table-cell office:value-type="string" calcext:value-type="string">
            <text:p>1.17</text:p>
          </table:table-cell>
          <table:table-cell table:number-columns-repeated="3"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string" calcext:value-type="string">
            <text:p>DYSK CD-R DATEX 700MB SLIM 52*SPEED</text:p>
          </table:table-cell>
          <table:table-cell office:value-type="string" calcext:value-type="string">
            <text:p>1.00</text:p>
          </table:table-cell>
          <table:table-cell table:number-columns-repeated="3"/>
        </table:table-row>
        <table:table-row table:style-name="ro1">
          <table:table-cell office:value-type="float" office:value="10531" calcext:value-type="float">
            <text:p>10531</text:p>
          </table:table-cell>
          <table:table-cell office:value-type="string" calcext:value-type="string">
            <text:p>DYSK CD-R DATEX 700MB SLIM-KICKOUT 52*SPEED</text:p>
          </table:table-cell>
          <table:table-cell office:value-type="currency" office:currency="PLN" office:value="42795" calcext:value-type="currency">
            <text:p>42 795,00 zł</text:p>
          </table:table-cell>
          <table:table-cell table:number-columns-repeated="3"/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string" calcext:value-type="string">
            <text:p>DYSK CD-R DATEX 800MB <text:s/>10 CAKE 32*SPEED</text:p>
          </table:table-cell>
          <table:table-cell office:value-type="currency" office:currency="PLN" office:value="43079" calcext:value-type="currency">
            <text:p>43 079,00 zł</text:p>
          </table:table-cell>
          <table:table-cell table:number-columns-repeated="3"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string" calcext:value-type="string">
            <text:p>DYSK CD-R DATEX 800MB SLIM 32*SPEED</text:p>
          </table:table-cell>
          <table:table-cell office:value-type="string" calcext:value-type="string">
            <text:p>1.25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string" calcext:value-type="string">
            <text:p>DYSK CD-R DYSAN 700MB SLIM 48*SPEED CZARNE</text:p>
          </table:table-cell>
          <table:table-cell office:value-type="string" calcext:value-type="string">
            <text:p>1.47</text:p>
          </table:table-cell>
          <table:table-cell table:number-columns-repeated="3"/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DYSK CD-R DYSAN 700MB SLIM 52*SPEED</text:p>
          </table:table-cell>
          <table:table-cell office:value-type="string" calcext:value-type="string">
            <text:p>1.41</text:p>
          </table:table-cell>
          <table:table-cell table:number-columns-repeated="3"/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string" calcext:value-type="string">
            <text:p>DYSK CD-R EMTEC 700MB 100SPINDLE 48*SPEED</text:p>
          </table:table-cell>
          <table:table-cell office:value-type="string" calcext:value-type="string">
            <text:p>91.80</text:p>
          </table:table-cell>
          <table:table-cell table:number-columns-repeated="3"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string" calcext:value-type="string">
            <text:p>DYSK CD-R EMTEC 700MB SLIM 48*SPEED</text:p>
          </table:table-cell>
          <table:table-cell office:value-type="string" calcext:value-type="string">
            <text:p>1.27</text:p>
          </table:table-cell>
          <table:table-cell table:number-columns-repeated="3"/>
        </table:table-row>
        <table:table-row table:style-name="ro1">
          <table:table-cell office:value-type="float" office:value="10497" calcext:value-type="float">
            <text:p>10497</text:p>
          </table:table-cell>
          <table:table-cell office:value-type="string" calcext:value-type="string">
            <text:p>DYSK CD-R ESPERANZA 700MB <text:s/>10 SPINDL 48*SPEED</text:p>
          </table:table-cell>
          <table:table-cell office:value-type="string" calcext:value-type="string">
            <text:p>8.48</text:p>
          </table:table-cell>
          <table:table-cell table:number-columns-repeated="3"/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string" calcext:value-type="string">
            <text:p>DYSK CD-R ESPERANZA 700MB <text:s/>25 SPINDL 48*SPEED</text:p>
          </table:table-cell>
          <table:table-cell office:value-type="currency" office:currency="PLN" office:value="42756" calcext:value-type="currency">
            <text:p>42 756,00 zł</text:p>
          </table:table-cell>
          <table:table-cell table:number-columns-repeated="3"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DYSK CD-R ESPERANZA 700MB SLIM 48*SPEED</text:p>
          </table:table-cell>
          <table:table-cell office:value-type="currency" office:currency="PLN" office:value="42979" calcext:value-type="currency">
            <text:p>42 979,00 zł</text:p>
          </table:table-cell>
          <table:table-cell table:number-columns-repeated="3"/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string" calcext:value-type="string">
            <text:p>DYSK CD-R ESPERANZA 870MB SLIM 32*SPEED</text:p>
          </table:table-cell>
          <table:table-cell office:value-type="string" calcext:value-type="string">
            <text:p>1.48</text:p>
          </table:table-cell>
          <table:table-cell table:number-columns-repeated="3"/>
        </table:table-row>
        <table:table-row table:style-name="ro1">
          <table:table-cell office:value-type="float" office:value="10364" calcext:value-type="float">
            <text:p>10364</text:p>
          </table:table-cell>
          <table:table-cell office:value-type="string" calcext:value-type="string">
            <text:p>DYSK CD-R HIT 700MB <text:s/>10 KOPERTY 52*SPEED</text:p>
          </table:table-cell>
          <table:table-cell office:value-type="string" calcext:value-type="string">
            <text:p>7.84</text:p>
          </table:table-cell>
          <table:table-cell table:number-columns-repeated="3"/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string" calcext:value-type="string">
            <text:p>DYSK CD-R HIT 700MB <text:s/>25 CAKE 52*SPEED</text:p>
          </table:table-cell>
          <table:table-cell office:value-type="currency" office:currency="PLN" office:value="42935" calcext:value-type="currency">
            <text:p>42 935,00 zł</text:p>
          </table:table-cell>
          <table:table-cell table:number-columns-repeated="3"/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string" calcext:value-type="string">
            <text:p>DYSK CD-R HIT 700MB 100 SPINDLE 52*SPEED</text:p>
          </table:table-cell>
          <table:table-cell office:value-type="string" calcext:value-type="string">
            <text:p>71.89</text:p>
          </table:table-cell>
          <table:table-cell table:number-columns-repeated="3"/>
        </table:table-row>
        <table:table-row table:style-name="ro1">
          <table:table-cell office:value-type="float" office:value="10367" calcext:value-type="float">
            <text:p>10367</text:p>
          </table:table-cell>
          <table:table-cell office:value-type="string" calcext:value-type="string">
            <text:p>DYSK CD-R HIT 700MB SLIM 52*SPEED</text:p>
          </table:table-cell>
          <table:table-cell office:value-type="string" calcext:value-type="string">
            <text:p>1.00</text:p>
          </table:table-cell>
          <table:table-cell table:number-columns-repeated="3"/>
        </table:table-row>
        <table:table-row table:style-name="ro1">
          <table:table-cell office:value-type="float" office:value="10441" calcext:value-type="float">
            <text:p>10441</text:p>
          </table:table-cell>
          <table:table-cell office:value-type="string" calcext:value-type="string">
            <text:p>DYSK CD-R PLATINUM 700MB <text:s/>10 CAKE 52*SPEED</text:p>
          </table:table-cell>
          <table:table-cell office:value-type="string" calcext:value-type="string">
            <text:p>10.14</text:p>
          </table:table-cell>
          <table:table-cell table:number-columns-repeated="3"/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string" calcext:value-type="string">
            <text:p>DYSK CD-R PLATINUM 700MB <text:s/>25 SPINDL 52*SPEED</text:p>
          </table:table-cell>
          <table:table-cell office:value-type="string" calcext:value-type="string">
            <text:p>25.38</text:p>
          </table:table-cell>
          <table:table-cell table:number-columns-repeated="3"/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string" calcext:value-type="string">
            <text:p>DYSK CD-R PLATINUM 700MB <text:s/>50 SPINDL 52*SPEED</text:p>
          </table:table-cell>
          <table:table-cell office:value-type="string" calcext:value-type="string">
            <text:p>47.52</text:p>
          </table:table-cell>
          <table:table-cell table:number-columns-repeated="3"/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string" calcext:value-type="string">
            <text:p>DYSK CD-R PLATINUM 700MB SLIM 52*SPEED</text:p>
          </table:table-cell>
          <table:table-cell office:value-type="string" calcext:value-type="string">
            <text:p>1.21</text:p>
          </table:table-cell>
          <table:table-cell table:number-columns-repeated="3"/>
        </table:table-row>
        <table:table-row table:style-name="ro1">
          <table:table-cell office:value-type="float" office:value="11539" calcext:value-type="float">
            <text:p>11539</text:p>
          </table:table-cell>
          <table:table-cell office:value-type="string" calcext:value-type="string">
            <text:p>DYSK CD-R PLATINUM 800MB 25 CAKE 32*SPEED</text:p>
          </table:table-cell>
          <table:table-cell office:value-type="string" calcext:value-type="string">
            <text:p>28.35</text:p>
          </table:table-cell>
          <table:table-cell table:number-columns-repeated="3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DYSK CD-R PLATINUM 800MB 32*SPEED</text:p>
          </table:table-cell>
          <table:table-cell office:value-type="string" calcext:value-type="string">
            <text:p>1.75</text:p>
          </table:table-cell>
          <table:table-cell table:number-columns-repeated="3"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string" calcext:value-type="string">
            <text:p>DYSK CD-R SAMSUNG 700MB 10 CAKE 48*SPEED</text:p>
          </table:table-cell>
          <table:table-cell office:value-type="currency" office:currency="PLN" office:value="42835" calcext:value-type="currency">
            <text:p>42 835,00 zł</text:p>
          </table:table-cell>
          <table:table-cell table:number-columns-repeated="3"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DYSK CD-R SAMSUNG 700MB 25 CAKE 48*SPEED</text:p>
          </table:table-cell>
          <table:table-cell office:value-type="string" calcext:value-type="string">
            <text:p>24.57</text:p>
          </table:table-cell>
          <table:table-cell table:number-columns-repeated="3"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DYSK CD-R SAMSUNG 700MB 50 CAKE 48*SPEED</text:p>
          </table:table-cell>
          <table:table-cell office:value-type="string" calcext:value-type="string">
            <text:p>48.06</text:p>
          </table:table-cell>
          <table:table-cell table:number-columns-repeated="3"/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string" calcext:value-type="string">
            <text:p>DYSK CD-R SAMSUNG 700MB SLIM 48*SPEED</text:p>
          </table:table-cell>
          <table:table-cell office:value-type="string" calcext:value-type="string">
            <text:p>1.20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DYSK CD-R SKY SZWAJCARIA 700MB SLIM 32*SPEED</text:p>
          </table:table-cell>
          <table:table-cell office:value-type="string" calcext:value-type="string">
            <text:p>0.97</text:p>
          </table:table-cell>
          <table:table-cell table:number-columns-repeated="3"/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DYSK CD-R SUPRATEC 700MB 10 ETUI 52*SPEED</text:p>
          </table:table-cell>
          <table:table-cell office:value-type="string" calcext:value-type="string">
            <text:p>11.45</text:p>
          </table:table-cell>
          <table:table-cell table:number-columns-repeated="3"/>
        </table:table-row>
        <table:table-row table:style-name="ro1">
          <table:table-cell office:value-type="float" office:value="11447" calcext:value-type="float">
            <text:p>11447</text:p>
          </table:table-cell>
          <table:table-cell office:value-type="string" calcext:value-type="string">
            <text:p>DYSK CD-R SUPRATEC 700MB SLIM 52*SPEED KOLOR</text:p>
          </table:table-cell>
          <table:table-cell office:value-type="currency" office:currency="PLN" office:value="42887" calcext:value-type="currency">
            <text:p>42 887,00 zł</text:p>
          </table:table-cell>
          <table:table-cell table:number-columns-repeated="3"/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string" calcext:value-type="string">
            <text:p>DYSK CD-R TDK 700MB SLIM 52*SPEED</text:p>
          </table:table-cell>
          <table:table-cell office:value-type="string" calcext:value-type="string">
            <text:p>1.38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string" calcext:value-type="string">
            <text:p>DYSK CD-R VERBATIM 700MB SLIM 48* EXTRA PROTECT</text:p>
          </table:table-cell>
          <table:table-cell office:value-type="string" calcext:value-type="string">
            <text:p>1.44</text:p>
          </table:table-cell>
          <table:table-cell table:number-columns-repeated="3"/>
        </table:table-row>
        <table:table-row table:style-name="ro1">
          <table:table-cell office:value-type="float" office:value="11119" calcext:value-type="float">
            <text:p>11119</text:p>
          </table:table-cell>
          <table:table-cell office:value-type="string" calcext:value-type="string">
            <text:p>DYSK CD-R VERBATIM 700MB SLIM 48* PASTEL</text:p>
          </table:table-cell>
          <table:table-cell office:value-type="string" calcext:value-type="string">
            <text:p>1.48</text:p>
          </table:table-cell>
          <table:table-cell table:number-columns-repeated="3"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string" calcext:value-type="string">
            <text:p>DYSK CD-RW DATEX 700MB SLIM 12*SPEED</text:p>
          </table:table-cell>
          <table:table-cell office:value-type="currency" office:currency="PLN" office:value="42737" calcext:value-type="currency">
            <text:p>42 737,00 zł</text:p>
          </table:table-cell>
          <table:table-cell table:number-columns-repeated="3"/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string" calcext:value-type="string">
            <text:p>DYSK CD-RW EMTEC 700MB 10*SPEED BOX</text:p>
          </table:table-cell>
          <table:table-cell office:value-type="string" calcext:value-type="string">
            <text:p>3.16</text:p>
          </table:table-cell>
          <table:table-cell table:number-columns-repeated="3"/>
        </table:table-row>
        <table:table-row table:style-name="ro1">
          <table:table-cell office:value-type="float" office:value="10636" calcext:value-type="float">
            <text:p>10636</text:p>
          </table:table-cell>
          <table:table-cell office:value-type="string" calcext:value-type="string">
            <text:p>DYSK CD-RW ESPERANZA 700MB SLIM 12*SPEED</text:p>
          </table:table-cell>
          <table:table-cell office:value-type="string" calcext:value-type="string">
            <text:p>2.21</text:p>
          </table:table-cell>
          <table:table-cell table:number-columns-repeated="3"/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string" calcext:value-type="string">
            <text:p>DYSK CD-RW PLATINUM 700MB 12*SPEED</text:p>
          </table:table-cell>
          <table:table-cell office:value-type="currency" office:currency="PLN" office:value="42738" calcext:value-type="currency">
            <text:p>42 738,00 zł</text:p>
          </table:table-cell>
          <table:table-cell table:number-columns-repeated="3"/>
        </table:table-row>
        <table:table-row table:style-name="ro1">
          <table:table-cell office:value-type="float" office:value="10637" calcext:value-type="float">
            <text:p>10637</text:p>
          </table:table-cell>
          <table:table-cell office:value-type="string" calcext:value-type="string">
            <text:p>DYSK DVD+R ESPERANZA 4,7GB SLIM</text:p>
          </table:table-cell>
          <table:table-cell office:value-type="string" calcext:value-type="string">
            <text:p>3.59</text:p>
          </table:table-cell>
          <table:table-cell table:number-columns-repeated="3"/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string" calcext:value-type="string">
            <text:p>DYSK DVD+R PLATINIUM 4,7GB 4*SPEED</text:p>
          </table:table-cell>
          <table:table-cell office:value-type="string" calcext:value-type="string">
            <text:p>4.70</text:p>
          </table:table-cell>
          <table:table-cell table:number-columns-repeated="3"/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DYSK DVD+R PLATINIUM 4,7GB 8*SPEED BOX</text:p>
          </table:table-cell>
          <table:table-cell office:value-type="string" calcext:value-type="string">
            <text:p>5.82</text:p>
          </table:table-cell>
          <table:table-cell table:number-columns-repeated="3"/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string" calcext:value-type="string">
            <text:p>DYSK DVD+R SUPRATEC 4,7GB SLIM 4*SPEED</text:p>
          </table:table-cell>
          <table:table-cell office:value-type="string" calcext:value-type="string">
            <text:p>3.59</text:p>
          </table:table-cell>
          <table:table-cell table:number-columns-repeated="3"/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string" calcext:value-type="string">
            <text:p>DYSK DVD+R TDK 4,7GB SLIM 4*SPEED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string" calcext:value-type="string">
            <text:p>DYSK DVD+RW DATEX 4,7GB SLIM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1">
          <table:table-cell office:value-type="float" office:value="10444" calcext:value-type="float">
            <text:p>10444</text:p>
          </table:table-cell>
          <table:table-cell office:value-type="string" calcext:value-type="string">
            <text:p>DYSK DVD+RW PLATINIUM 4,7GB</text:p>
          </table:table-cell>
          <table:table-cell office:value-type="currency" office:currency="PLN" office:value="42923" calcext:value-type="currency">
            <text:p>42 923,00 zł</text:p>
          </table:table-cell>
          <table:table-cell table:number-columns-repeated="3"/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string" calcext:value-type="string">
            <text:p>DYSK DVD-R DATAWRITE 4,7GB SLIM 4*SPEED</text:p>
          </table:table-cell>
          <table:table-cell office:value-type="string" calcext:value-type="string">
            <text:p>2.99</text:p>
          </table:table-cell>
          <table:table-cell table:number-columns-repeated="3"/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string" calcext:value-type="string">
            <text:p>DYSK DVD-R DATEX 4,7GB SLIM 4*SPEED</text:p>
          </table:table-cell>
          <table:table-cell office:value-type="string" calcext:value-type="string">
            <text:p>3.65</text:p>
          </table:table-cell>
          <table:table-cell table:number-columns-repeated="3"/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string" calcext:value-type="string">
            <text:p>DYSK DVD-R EMTEC 4,7GB 4*SPEED BOX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YSK DVD-R ESPERANZA 4,7GB SLIM</text:p>
          </table:table-cell>
          <table:table-cell office:value-type="string" calcext:value-type="string">
            <text:p>3.36</text:p>
          </table:table-cell>
          <table:table-cell table:number-columns-repeated="3"/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string" calcext:value-type="string">
            <text:p>DYSK DVD-R SUPRATEC 4,7GB SLIM 4*SPEED</text:p>
          </table:table-cell>
          <table:table-cell office:value-type="string" calcext:value-type="string">
            <text:p>3.36</text:p>
          </table:table-cell>
          <table:table-cell table:number-columns-repeated="3"/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string" calcext:value-type="string">
            <text:p>DYSK DVD-R TDK 4,7GB SLIM 4*SPEED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string" calcext:value-type="string">
            <text:p>DYSK KOPERTY PUSTE NA P?YTY CD (100SZT)</text:p>
          </table:table-cell>
          <table:table-cell office:value-type="string" calcext:value-type="string">
            <text:p>3.29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string" calcext:value-type="string">
            <text:p>DYSK KOPERTY PUSTE NA P?YTY CD Z OKIENKIEM 100SZ</text:p>
          </table:table-cell>
          <table:table-cell office:value-type="string" calcext:value-type="string">
            <text:p>4.49</text:p>
          </table:table-cell>
          <table:table-cell table:number-columns-repeated="3"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string" calcext:value-type="string">
            <text:p>DYSK PUDE?KO NA 1 CD (SLIM)</text:p>
          </table:table-cell>
          <table:table-cell office:value-type="string" calcext:value-type="string">
            <text:p>0.39</text:p>
          </table:table-cell>
          <table:table-cell table:number-columns-repeated="3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string" calcext:value-type="string">
            <text:p>DYSK PUDE?KO NA 1 DVD</text:p>
          </table:table-cell>
          <table:table-cell office:value-type="string" calcext:value-type="string">
            <text:p>0.87</text:p>
          </table:table-cell>
          <table:table-cell table:number-columns-repeated="3"/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string" calcext:value-type="string">
            <text:p>DYSK PUDE?KO NA 2 DVD</text:p>
          </table:table-cell>
          <table:table-cell office:value-type="string" calcext:value-type="string">
            <text:p>0.87</text:p>
          </table:table-cell>
          <table:table-cell table:number-columns-repeated="3"/>
        </table:table-row>
        <table:table-row table:style-name="ro1">
          <table:table-cell office:value-type="float" office:value="9726" calcext:value-type="float">
            <text:p>9726</text:p>
          </table:table-cell>
          <table:table-cell office:value-type="string" calcext:value-type="string">
            <text:p>DYSKIETKA DATEX 3,5" KARTON (10)</text:p>
          </table:table-cell>
          <table:table-cell office:value-type="string" calcext:value-type="string">
            <text:p>5.45</text:p>
          </table:table-cell>
          <table:table-cell table:number-columns-repeated="3"/>
        </table:table-row>
        <table:table-row table:style-name="ro1">
          <table:table-cell office:value-type="float" office:value="10824" calcext:value-type="float">
            <text:p>10824</text:p>
          </table:table-cell>
          <table:table-cell office:value-type="string" calcext:value-type="string">
            <text:p>DYSKIETKA DATEX 3,5" KOLOR KARTON (10)</text:p>
          </table:table-cell>
          <table:table-cell office:value-type="string" calcext:value-type="string">
            <text:p>5.49</text:p>
          </table:table-cell>
          <table:table-cell table:number-columns-repeated="3"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DYSKIETKA DYSAN CLASSIC 3,5" KARTON (10)</text:p>
          </table:table-cell>
          <table:table-cell office:value-type="currency" office:currency="PLN" office:value="42861" calcext:value-type="currency">
            <text:p>42 861,00 zł</text:p>
          </table:table-cell>
          <table:table-cell table:number-columns-repeated="3"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DYSKIETKA DYSAN CLASSIC 3,5" PLASTIK (10)</text:p>
          </table:table-cell>
          <table:table-cell office:value-type="string" calcext:value-type="string">
            <text:p>6.82</text:p>
          </table:table-cell>
          <table:table-cell table:number-columns-repeated="3"/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string" calcext:value-type="string">
            <text:p>DYSKIETKA DYSAN OEM 3,5" KARTON (10)</text:p>
          </table:table-cell>
          <table:table-cell office:value-type="currency" office:currency="PLN" office:value="43074" calcext:value-type="currency">
            <text:p>43 074,00 zł</text:p>
          </table:table-cell>
          <table:table-cell table:number-columns-repeated="3"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DYSKIETKA DYSAN RAINBOW 3,5" PLASTIK (10)</text:p>
          </table:table-cell>
          <table:table-cell office:value-type="string" calcext:value-type="string">
            <text:p>6.82</text:p>
          </table:table-cell>
          <table:table-cell table:number-columns-repeated="3"/>
        </table:table-row>
        <table:table-row table:style-name="ro1">
          <table:table-cell office:value-type="float" office:value="11598" calcext:value-type="float">
            <text:p>11598</text:p>
          </table:table-cell>
          <table:table-cell office:value-type="string" calcext:value-type="string">
            <text:p>DYSKIETKA EMTEC 3,5" KARTON (10) KOLOR</text:p>
          </table:table-cell>
          <table:table-cell office:value-type="string" calcext:value-type="string">
            <text:p>8.61</text:p>
          </table:table-cell>
          <table:table-cell table:number-columns-repeated="3"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DYSKIETKA FOCUS OEM 3,5" KARTON (10) KOLOR</text:p>
          </table:table-cell>
          <table:table-cell office:value-type="string" calcext:value-type="string">
            <text:p>5.3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YSKIETKA TDK 3,5" KARTON (10)</text:p>
          </table:table-cell>
          <table:table-cell office:value-type="string" calcext:value-type="string">
            <text:p>7.43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YSKIETKA TDK 3,5" PLASTIK (10)</text:p>
          </table:table-cell>
          <table:table-cell office:value-type="string" calcext:value-type="string">
            <text:p>8.79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DYSKIETKA VERBATIM 3,5" DL KARTON (10) KOLOR</text:p>
          </table:table-cell>
          <table:table-cell office:value-type="string" calcext:value-type="string">
            <text:p>9.56</text:p>
          </table:table-cell>
          <table:table-cell table:number-columns-repeated="3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string" calcext:value-type="string">
            <text:p>DYSKIETKA VERBATIM 3,5" DL KARTON (20)</text:p>
          </table:table-cell>
          <table:table-cell office:value-type="string" calcext:value-type="string">
            <text:p>14.85</text:p>
          </table:table-cell>
          <table:table-cell table:number-columns-repeated="3"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YSKIETKA VERBATIM 3,5" DL PLASTIK (10) KOLOR</text:p>
          </table:table-cell>
          <table:table-cell office:value-type="string" calcext:value-type="string">
            <text:p>9.56</text:p>
          </table:table-cell>
          <table:table-cell table:number-columns-repeated="3"/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DYSKIETKA VERBATIM 3,5" DL PLASTIK (10) NEON KOL</text:p>
          </table:table-cell>
          <table:table-cell office:value-type="string" calcext:value-type="string">
            <text:p>9.57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DYSKIETKA VERBATIM 3,5" DL PLUS KARTON (10)</text:p>
          </table:table-cell>
          <table:table-cell office:value-type="string" calcext:value-type="string">
            <text:p>11.3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YSKIETKA VERBATIM 3,5" DL PLUS PLASTIK (10)</text:p>
          </table:table-cell>
          <table:table-cell office:value-type="string" calcext:value-type="string">
            <text:p>13.53</text:p>
          </table:table-cell>
          <table:table-cell table:number-columns-repeated="3"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string" calcext:value-type="string">
            <text:p>D?I?KOWA KARTA MERCURY 5,1 BOX</text:p>
          </table:table-cell>
          <table:table-cell office:value-type="string" calcext:value-type="string">
            <text:p>29.99</text:p>
          </table:table-cell>
          <table:table-cell table:number-columns-repeated="3"/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string" calcext:value-type="string">
            <text:p>D?I?KOWA KARTA SOUNDBLASTER AUDIGY LS BOX</text:p>
          </table:table-cell>
          <table:table-cell office:value-type="string" calcext:value-type="string">
            <text:p>249.99</text:p>
          </table:table-cell>
          <table:table-cell table:number-columns-repeated="3"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D?I?KOWA KARTA SOUNDBLASTER LIVE! PLAYER5,1 OEM</text:p>
          </table:table-cell>
          <table:table-cell office:value-type="string" calcext:value-type="string">
            <text:p>91.99</text:p>
          </table:table-cell>
          <table:table-cell table:number-columns-repeated="3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FAX/MODEM 3COM USR V90/56K MESSAGE ZEW,BOX</text:p>
          </table:table-cell>
          <table:table-cell office:value-type="string" calcext:value-type="string">
            <text:p>314.82</text:p>
          </table:table-cell>
          <table:table-cell table:number-columns-repeated="3"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FAX/MODEM 3COM USR V90/56K VOICE PCI OEM</text:p>
          </table:table-cell>
          <table:table-cell office:value-type="string" calcext:value-type="string">
            <text:p>54.90</text:p>
          </table:table-cell>
          <table:table-cell table:number-columns-repeated="3"/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string" calcext:value-type="string">
            <text:p>FAX/MODEM 3COM USR V92/56K ZEW,BOX</text:p>
          </table:table-cell>
          <table:table-cell office:value-type="string" calcext:value-type="string">
            <text:p>219.0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string" calcext:value-type="string">
            <text:p>FAX/MODEM MICRONET ISDN PCI BOX SP3200A+RVS-COM</text:p>
          </table:table-cell>
          <table:table-cell office:value-type="string" calcext:value-type="string">
            <text:p>119.00</text:p>
          </table:table-cell>
          <table:table-cell table:number-columns-repeated="3"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string" calcext:value-type="string">
            <text:p>FAX/MODEM MICRONET ISDN PCI BOX SP3200AL</text:p>
          </table:table-cell>
          <table:table-cell office:value-type="string" calcext:value-type="string">
            <text:p>99.90</text:p>
          </table:table-cell>
          <table:table-cell table:number-columns-repeated="3"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string" calcext:value-type="string">
            <text:p>FAX/MODEM MICRONET ISDN USB BOX SP3202AL</text:p>
          </table:table-cell>
          <table:table-cell office:value-type="string" calcext:value-type="string">
            <text:p>145.00</text:p>
          </table:table-cell>
          <table:table-cell table:number-columns-repeated="3"/>
        </table:table-row>
        <table:table-row table:style-name="ro1">
          <table:table-cell office:value-type="float" office:value="10796" calcext:value-type="float">
            <text:p>10796</text:p>
          </table:table-cell>
          <table:table-cell office:value-type="string" calcext:value-type="string">
            <text:p>FAX/MODEM MICRONET PCMCIA V90/56K SP150KD BOX</text:p>
          </table:table-cell>
          <table:table-cell office:value-type="string" calcext:value-type="string">
            <text:p>199.50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AX/MODEM REQUEST 56K ZEWN?TRZNY VOICE</text:p>
          </table:table-cell>
          <table:table-cell office:value-type="string" calcext:value-type="string">
            <text:p>95.90</text:p>
          </table:table-cell>
          <table:table-cell table:number-columns-repeated="3"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FAX/MODEM REQUEST 56K/L PCI BOX</text:p>
          </table:table-cell>
          <table:table-cell office:value-type="string" calcext:value-type="string">
            <text:p>31.99</text:p>
          </table:table-cell>
          <table:table-cell table:number-columns-repeated="3"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string" calcext:value-type="string">
            <text:p>FAX/MODEM REQUEST 56K/NETODRAGON PCI BOX</text:p>
          </table:table-cell>
          <table:table-cell office:value-type="string" calcext:value-type="string">
            <text:p>28.49</text:p>
          </table:table-cell>
          <table:table-cell table:number-columns-repeated="3"/>
        </table:table-row>
        <table:table-row table:style-name="ro1">
          <table:table-cell office:value-type="float" office:value="10567" calcext:value-type="float">
            <text:p>10567</text:p>
          </table:table-cell>
          <table:table-cell office:value-type="string" calcext:value-type="string">
            <text:p>FILTR PRZECIWZAK??CENIOWY-ACAR SLIM</text:p>
          </table:table-cell>
          <table:table-cell office:value-type="string" calcext:value-type="string">
            <text:p>22.99</text:p>
          </table:table-cell>
          <table:table-cell table:number-columns-repeated="3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FILTR PRZECIWZAK??CENIOWY-ACAR XP <text:s text:c="4"/>STD 1,8M</text:p>
          </table:table-cell>
          <table:table-cell office:value-type="string" calcext:value-type="string">
            <text:p>24.99</text:p>
          </table:table-cell>
          <table:table-cell table:number-columns-repeated="3"/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string" calcext:value-type="string">
            <text:p>FILTR PRZECIWZAK??CENIOWY-ACAR XP <text:s text:c="4"/>STD 3,0M</text:p>
          </table:table-cell>
          <table:table-cell office:value-type="string" calcext:value-type="string">
            <text:p>29.99</text:p>
          </table:table-cell>
          <table:table-cell table:number-columns-repeated="3"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FILTR PRZECIWZAK??CENIOWY-ACAR XP 1RJ STD 1,8M</text:p>
          </table:table-cell>
          <table:table-cell office:value-type="string" calcext:value-type="string">
            <text:p>29.99</text:p>
          </table:table-cell>
          <table:table-cell table:number-columns-repeated="3"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string" calcext:value-type="string">
            <text:p>FISKAL-AKUMULATOR ZESTAW DO WAGI CHABER/KROTON</text:p>
          </table:table-cell>
          <table:table-cell office:value-type="string" calcext:value-type="string">
            <text:p>130.00</text:p>
          </table:table-cell>
          <table:table-cell table:number-columns-repeated="3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FISKAL-CZYTNIK FLASH 2+ RJ/KB</text:p>
          </table:table-cell>
          <table:table-cell office:value-type="string" calcext:value-type="string">
            <text:p>350.00</text:p>
          </table:table-cell>
          <table:table-cell table:number-columns-repeated="3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FISKAL-CZYTNIK FLASH 2+ RS 232</text:p>
          </table:table-cell>
          <table:table-cell office:value-type="string" calcext:value-type="string">
            <text:p>350.00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FISKAL-CZYTNIK PSC QS6000+K/B</text:p>
          </table:table-cell>
          <table:table-cell office:value-type="string" calcext:value-type="string">
            <text:p>650.00</text:p>
          </table:table-cell>
          <table:table-cell table:number-columns-repeated="3"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FISKAL-CZYTNIK PSC QS6000+RS</text:p>
          </table:table-cell>
          <table:table-cell office:value-type="string" calcext:value-type="string">
            <text:p>650.00</text:p>
          </table:table-cell>
          <table:table-cell table:number-columns-repeated="3"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string" calcext:value-type="string">
            <text:p>FISKAL-DRUKARKA VENTO 2001 BEZ WYSI?GNIKA</text:p>
          </table:table-cell>
          <table:table-cell office:value-type="string" calcext:value-type="string">
            <text:p>1990.00</text:p>
          </table:table-cell>
          <table:table-cell table:number-columns-repeated="3"/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string" calcext:value-type="string">
            <text:p>FISKAL-DRUKARKA VIVO II</text:p>
          </table:table-cell>
          <table:table-cell office:value-type="string" calcext:value-type="string">
            <text:p>2890.00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FISKAL-ETYKIETA 58X68 DO WAGI DSP500</text:p>
          </table:table-cell>
          <table:table-cell office:value-type="string" calcext:value-type="string">
            <text:p>23.46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FISKAL-ETYKIETA DO METK,HALLO DWUWIERSZ, BIA?A</text:p>
          </table:table-cell>
          <table:table-cell office:value-type="string" calcext:value-type="string">
            <text:p>1.28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FISKAL-ETYKIETA DO METK,METO DU?E DWUWIERSZ,BIA?</text:p>
          </table:table-cell>
          <table:table-cell office:value-type="string" calcext:value-type="string">
            <text:p>1.22</text:p>
          </table:table-cell>
          <table:table-cell table:number-columns-repeated="3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FISKAL-ETYKIETA TOVEL BIA?A BLITZ C17</text:p>
          </table:table-cell>
          <table:table-cell office:value-type="string" calcext:value-type="string">
            <text:p>246.00</text:p>
          </table:table-cell>
          <table:table-cell table:number-columns-repeated="3"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FISKAL-ETYKIETA TOVEL POMARA?CZOWA</text:p>
          </table:table-cell>
          <table:table-cell office:value-type="string" calcext:value-type="string">
            <text:p>1.48</text:p>
          </table:table-cell>
          <table:table-cell table:number-columns-repeated="3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FISKAL-GUMOWA POKRYWA KLAWIATURY DO KASY BRAVO</text:p>
          </table:table-cell>
          <table:table-cell office:value-type="string" calcext:value-type="string">
            <text:p>22.44</text:p>
          </table:table-cell>
          <table:table-cell table:number-columns-repeated="3"/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string" calcext:value-type="string">
            <text:p>FISKAL-GUMOWA POKRYWA KLAWIATURY DO KASY JOTA</text:p>
          </table:table-cell>
          <table:table-cell office:value-type="string" calcext:value-type="string">
            <text:p>23.00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FISKAL-GUMOWA POKRYWA KLAWIATURY DO KASY TANGO</text:p>
          </table:table-cell>
          <table:table-cell office:value-type="string" calcext:value-type="string">
            <text:p>23.50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string" calcext:value-type="string">
            <text:p>FISKAL-GUMOWA POKRYWA KLAWIATURY DODATKOWEJ FRIG</text:p>
          </table:table-cell>
          <table:table-cell office:value-type="string" calcext:value-type="string">
            <text:p>17.00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FISKAL-KABEL POD??CZENIOWY KASY TANGO-FLASH II+</text:p>
          </table:table-cell>
          <table:table-cell office:value-type="string" calcext:value-type="string">
            <text:p>39.02</text:p>
          </table:table-cell>
          <table:table-cell table:number-columns-repeated="3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FISKAL-KABEL PO??CZ KB DO DLC 7070 PS/2</text:p>
          </table:table-cell>
          <table:table-cell office:value-type="string" calcext:value-type="string">
            <text:p>60.00</text:p>
          </table:table-cell>
          <table:table-cell table:number-columns-repeated="3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FISKAL-KASA OPTIMUS-IC BRAVO 2001</text:p>
          </table:table-cell>
          <table:table-cell office:value-type="string" calcext:value-type="string">
            <text:p>1290.00</text:p>
          </table:table-cell>
          <table:table-cell table:number-columns-repeated="3"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string" calcext:value-type="string">
            <text:p>FISKAL-KASA OPTIMUS-IC FRIGO II</text:p>
          </table:table-cell>
          <table:table-cell office:value-type="string" calcext:value-type="string">
            <text:p>1090.00</text:p>
          </table:table-cell>
          <table:table-cell table:number-columns-repeated="3"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FISKAL-KASA OPTIMUS-IC FRIGO II+</text:p>
          </table:table-cell>
          <table:table-cell office:value-type="string" calcext:value-type="string">
            <text:p>1290.00</text:p>
          </table:table-cell>
          <table:table-cell table:number-columns-repeated="3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FISKAL-KASETA BARWI?CA CITIZEN MD-910 OPAK,2SZT</text:p>
          </table:table-cell>
          <table:table-cell office:value-type="string" calcext:value-type="string">
            <text:p>15.50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FISKAL-KASETA BARWI?CA DP 600/630 DO KAS PS 2000</text:p>
          </table:table-cell>
          <table:table-cell office:value-type="string" calcext:value-type="string">
            <text:p>9.6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FISKAL-KASETA BARWI?CA ERC 22 DO KASY AP,NOVA</text:p>
          </table:table-cell>
          <table:table-cell office:value-type="string" calcext:value-type="string">
            <text:p>7.99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FISKAL-KASETA BARWI?CA ERC 37 DO CR 280 PLUS</text:p>
          </table:table-cell>
          <table:table-cell office:value-type="string" calcext:value-type="string">
            <text:p>11.00</text:p>
          </table:table-cell>
          <table:table-cell table:number-columns-repeated="3"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FISKAL-PODSTAWKA DO CZYTNIKA DLC 7070</text:p>
          </table:table-cell>
          <table:table-cell office:value-type="string" calcext:value-type="string">
            <text:p>100.00</text:p>
          </table:table-cell>
          <table:table-cell table:number-columns-repeated="3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FISKAL-PODSTAWKA DO CZYTNIKA GRYPHON D100</text:p>
          </table:table-cell>
          <table:table-cell office:value-type="string" calcext:value-type="string">
            <text:p>100.00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FISKAL-POKROWIEC KASY BRAVO</text:p>
          </table:table-cell>
          <table:table-cell office:value-type="string" calcext:value-type="string">
            <text:p>122.40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FISKAL-ROLKA PAPIEROWA 28MM TERM,BEZ NADRUKU</text:p>
          </table:table-cell>
          <table:table-cell office:value-type="string" calcext:value-type="string">
            <text:p>0.57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FISKAL-ROLKA PAPIEROWA 38MM BEZ NADRUKU</text:p>
          </table:table-cell>
          <table:table-cell office:value-type="string" calcext:value-type="string">
            <text:p>0.45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FISKAL-ROLKA PAPIEROWA 57MM 1+1 BEZ NADRUKU</text:p>
          </table:table-cell>
          <table:table-cell office:value-type="string" calcext:value-type="string">
            <text:p>1.17</text:p>
          </table:table-cell>
          <table:table-cell table:number-columns-repeated="3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FISKAL-ROLKA TERMICZNA 38MM/30MB BEZ NADRUKU</text:p>
          </table:table-cell>
          <table:table-cell office:value-type="string" calcext:value-type="string">
            <text:p>0.63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FISKAL-ROLKA TERMICZNA 60/30MM ELZAB</text:p>
          </table:table-cell>
          <table:table-cell office:value-type="string" calcext:value-type="string">
            <text:p>1.55</text:p>
          </table:table-cell>
          <table:table-cell table:number-columns-repeated="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FISKAL-SZUFLADA 331S DO KASY FRIGO /?EDNIA/</text:p>
          </table:table-cell>
          <table:table-cell office:value-type="string" calcext:value-type="string">
            <text:p>197.00</text:p>
          </table:table-cell>
          <table:table-cell table:number-columns-repeated="3"/>
        </table:table-row>
        <table:table-row table:style-name="ro1">
          <table:table-cell office:value-type="float" office:value="9187" calcext:value-type="float">
            <text:p>9187</text:p>
          </table:table-cell>
          <table:table-cell office:value-type="string" calcext:value-type="string">
            <text:p>FISKAL-SZUFLADA DO FRIGO II AKTYWNA</text:p>
          </table:table-cell>
          <table:table-cell office:value-type="string" calcext:value-type="string">
            <text:p>231.00</text:p>
          </table:table-cell>
          <table:table-cell table:number-columns-repeated="3"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FISKAL-SZUFLADA DO KASY DU?E TANGO /DUZA/</text:p>
          </table:table-cell>
          <table:table-cell office:value-type="string" calcext:value-type="string">
            <text:p>220.00</text:p>
          </table:table-cell>
          <table:table-cell table:number-columns-repeated="3"/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FISKAL-TACA-WY?IETLACZ DO FP600/ALFA</text:p>
          </table:table-cell>
          <table:table-cell office:value-type="string" calcext:value-type="string">
            <text:p>185.00</text:p>
          </table:table-cell>
          <table:table-cell table:number-columns-repeated="3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FISKAL-WAGA CHABER Z RS232</text:p>
          </table:table-cell>
          <table:table-cell office:value-type="string" calcext:value-type="string">
            <text:p>1111.94</text:p>
          </table:table-cell>
          <table:table-cell table:number-columns-repeated="3"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FISKAL-ZASILACZ ZEW, DO KASY TANGO</text:p>
          </table:table-cell>
          <table:table-cell office:value-type="string" calcext:value-type="string">
            <text:p>100.00</text:p>
          </table:table-cell>
          <table:table-cell table:number-columns-repeated="3"/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string" calcext:value-type="string">
            <text:p>GRAFIKA - ADAPTER DVI-&gt;VGA</text:p>
          </table:table-cell>
          <table:table-cell office:value-type="string" calcext:value-type="string">
            <text:p>19.99</text:p>
          </table:table-cell>
          <table:table-cell table:number-columns-repeated="3"/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string" calcext:value-type="string">
            <text:p>GRAFIKA - DRUGIE WYJ?IE VGA DO KART RADEON</text:p>
          </table:table-cell>
          <table:table-cell office:value-type="string" calcext:value-type="string">
            <text:p>9.99</text:p>
          </table:table-cell>
          <table:table-cell table:number-columns-repeated="3"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GRAFIKA AOPEN GF FX-5200 128DDR TV/DVI BOX</text:p>
          </table:table-cell>
          <table:table-cell office:value-type="string" calcext:value-type="string">
            <text:p>248.13</text:p>
          </table:table-cell>
          <table:table-cell table:number-columns-repeated="3"/>
        </table:table-row>
        <table:table-row table:style-name="ro1">
          <table:table-cell office:value-type="float" office:value="10676" calcext:value-type="float">
            <text:p>10676</text:p>
          </table:table-cell>
          <table:table-cell office:value-type="string" calcext:value-type="string">
            <text:p>GRAFIKA GIGABYTE GF FX-5200 128 TV BOX</text:p>
          </table:table-cell>
          <table:table-cell office:value-type="string" calcext:value-type="string">
            <text:p>239.00</text:p>
          </table:table-cell>
          <table:table-cell table:number-columns-repeated="3"/>
        </table:table-row>
        <table:table-row table:style-name="ro1">
          <table:table-cell office:value-type="float" office:value="10958" calcext:value-type="float">
            <text:p>10958</text:p>
          </table:table-cell>
          <table:table-cell office:value-type="string" calcext:value-type="string">
            <text:p>GRAFIKA GIGABYTE GF FX-5700 128 TV/DVI BOX</text:p>
          </table:table-cell>
          <table:table-cell office:value-type="string" calcext:value-type="string">
            <text:p>569.00</text:p>
          </table:table-cell>
          <table:table-cell table:number-columns-repeated="3"/>
        </table:table-row>
        <table:table-row table:style-name="ro1">
          <table:table-cell office:value-type="float" office:value="10956" calcext:value-type="float">
            <text:p>10956</text:p>
          </table:table-cell>
          <table:table-cell office:value-type="string" calcext:value-type="string">
            <text:p>GRAFIKA GIGABYTE GF4 MX-440 <text:s/>64 TV 8X BOX</text:p>
          </table:table-cell>
          <table:table-cell office:value-type="string" calcext:value-type="string">
            <text:p>151.00</text:p>
          </table:table-cell>
          <table:table-cell table:number-columns-repeated="3"/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string" calcext:value-type="string">
            <text:p>GRAFIKA GIGABYTE GF4 MX-440 <text:s/>64 TV 8X OEM</text:p>
          </table:table-cell>
          <table:table-cell office:value-type="string" calcext:value-type="string">
            <text:p>149.00</text:p>
          </table:table-cell>
          <table:table-cell table:number-columns-repeated="3"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string" calcext:value-type="string">
            <text:p>GRAFIKA GIGABYTE RADEON 9200 128 TV BOX</text:p>
          </table:table-cell>
          <table:table-cell office:value-type="string" calcext:value-type="string">
            <text:p>215.00</text:p>
          </table:table-cell>
          <table:table-cell table:number-columns-repeated="3"/>
        </table:table-row>
        <table:table-row table:style-name="ro1">
          <table:table-cell office:value-type="float" office:value="10911" calcext:value-type="float">
            <text:p>10911</text:p>
          </table:table-cell>
          <table:table-cell office:value-type="string" calcext:value-type="string">
            <text:p>GRAFIKA GIGABYTE RADEON 9200 128 TV OEM</text:p>
          </table:table-cell>
          <table:table-cell office:value-type="string" calcext:value-type="string">
            <text:p>205.00</text:p>
          </table:table-cell>
          <table:table-cell table:number-columns-repeated="3"/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string" calcext:value-type="string">
            <text:p>GRAFIKA GIGABYTE RADEON 9200SE <text:s/>64 TV BOX</text:p>
          </table:table-cell>
          <table:table-cell office:value-type="string" calcext:value-type="string">
            <text:p>149.00</text:p>
          </table:table-cell>
          <table:table-cell table:number-columns-repeated="3"/>
        </table:table-row>
        <table:table-row table:style-name="ro1">
          <table:table-cell office:value-type="float" office:value="10698" calcext:value-type="float">
            <text:p>10698</text:p>
          </table:table-cell>
          <table:table-cell office:value-type="string" calcext:value-type="string">
            <text:p>GRAFIKA GIGABYTE RADEON 9200SE <text:s/>64 TV OEM</text:p>
          </table:table-cell>
          <table:table-cell office:value-type="string" calcext:value-type="string">
            <text:p>145.00</text:p>
          </table:table-cell>
          <table:table-cell table:number-columns-repeated="3"/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GRAFIKA GIGABYTE RADEON 9200SE 128 TV BOX</text:p>
          </table:table-cell>
          <table:table-cell office:value-type="string" calcext:value-type="string">
            <text:p>185.00</text:p>
          </table:table-cell>
          <table:table-cell table:number-columns-repeated="3"/>
        </table:table-row>
        <table:table-row table:style-name="ro1">
          <table:table-cell office:value-type="float" office:value="10696" calcext:value-type="float">
            <text:p>10696</text:p>
          </table:table-cell>
          <table:table-cell office:value-type="string" calcext:value-type="string">
            <text:p>GRAFIKA GIGABYTE RADEON 9200SE 128 TV OEM</text:p>
          </table:table-cell>
          <table:table-cell office:value-type="string" calcext:value-type="string">
            <text:p>171.00</text:p>
          </table:table-cell>
          <table:table-cell table:number-columns-repeated="3"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string" calcext:value-type="string">
            <text:p>GRAFIKA GIGABYTE RADEON 9600SE 128 TV/DVI BOX</text:p>
          </table:table-cell>
          <table:table-cell office:value-type="string" calcext:value-type="string">
            <text:p>319.00</text:p>
          </table:table-cell>
          <table:table-cell table:number-columns-repeated="3"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string" calcext:value-type="string">
            <text:p>GRAFIKA HIS ALL-IN-WONDER 9000PRO 64MB VIVO BOX</text:p>
          </table:table-cell>
          <table:table-cell office:value-type="string" calcext:value-type="string">
            <text:p>579.00</text:p>
          </table:table-cell>
          <table:table-cell table:number-columns-repeated="3"/>
        </table:table-row>
        <table:table-row table:style-name="ro1">
          <table:table-cell office:value-type="float" office:value="10645" calcext:value-type="float">
            <text:p>10645</text:p>
          </table:table-cell>
          <table:table-cell office:value-type="string" calcext:value-type="string">
            <text:p>GRAFIKA HIS ALL-IN-WONDER 9200SE 128MB VIVO BOX</text:p>
          </table:table-cell>
          <table:table-cell office:value-type="string" calcext:value-type="string">
            <text:p>649.00</text:p>
          </table:table-cell>
          <table:table-cell table:number-columns-repeated="3"/>
        </table:table-row>
        <table:table-row table:style-name="ro1">
          <table:table-cell office:value-type="float" office:value="10743" calcext:value-type="float">
            <text:p>10743</text:p>
          </table:table-cell>
          <table:table-cell office:value-type="string" calcext:value-type="string">
            <text:p>GRAFIKA HIS ALL-IN-WONDER 9600PRO 128DD VIVO BOX</text:p>
          </table:table-cell>
          <table:table-cell office:value-type="string" calcext:value-type="string">
            <text:p>899.00</text:p>
          </table:table-cell>
          <table:table-cell table:number-columns-repeated="3"/>
        </table:table-row>
        <table:table-row table:style-name="ro1">
          <table:table-cell office:value-type="float" office:value="10564" calcext:value-type="float">
            <text:p>10564</text:p>
          </table:table-cell>
          <table:table-cell office:value-type="string" calcext:value-type="string">
            <text:p>GRAFIKA HIS ALL-IN-WONDER 9800PRO 128DD VIVO BOX</text:p>
          </table:table-cell>
          <table:table-cell office:value-type="string" calcext:value-type="string">
            <text:p>1599.00</text:p>
          </table:table-cell>
          <table:table-cell table:number-columns-repeated="3"/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string" calcext:value-type="string">
            <text:p>GRAFIKA HIS RADEON 7000 <text:s/>64DDR TV VP-BOX</text:p>
          </table:table-cell>
          <table:table-cell office:value-type="string" calcext:value-type="string">
            <text:p>125.00</text:p>
          </table:table-cell>
          <table:table-cell table:number-columns-repeated="3"/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string" calcext:value-type="string">
            <text:p>GRAFIKA HIS RADEON 9000 128DDR DVI/VIVO BOX</text:p>
          </table:table-cell>
          <table:table-cell office:value-type="string" calcext:value-type="string">
            <text:p>289.00</text:p>
          </table:table-cell>
          <table:table-cell table:number-columns-repeated="3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string" calcext:value-type="string">
            <text:p>GRAFIKA HIS RADEON 9200 <text:s/>64DDR DVI/TV 8X BOX</text:p>
          </table:table-cell>
          <table:table-cell office:value-type="string" calcext:value-type="string">
            <text:p>229.00</text:p>
          </table:table-cell>
          <table:table-cell table:number-columns-repeated="3"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string" calcext:value-type="string">
            <text:p>GRAFIKA HIS RADEON 9200 <text:s/>64DDR DVI/TV 8X VP-BOX</text:p>
          </table:table-cell>
          <table:table-cell office:value-type="string" calcext:value-type="string">
            <text:p>185.00</text:p>
          </table:table-cell>
          <table:table-cell table:number-columns-repeated="3"/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string" calcext:value-type="string">
            <text:p>GRAFIKA HIS RADEON 9200 <text:s/>64DDR DVI/VIVO 8X BOX</text:p>
          </table:table-cell>
          <table:table-cell office:value-type="string" calcext:value-type="string">
            <text:p>255.00</text:p>
          </table:table-cell>
          <table:table-cell table:number-columns-repeated="3"/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string" calcext:value-type="string">
            <text:p>GRAFIKA HIS RADEON 9200 128DDR DVI/TV 8X BOX</text:p>
          </table:table-cell>
          <table:table-cell office:value-type="string" calcext:value-type="string">
            <text:p>269.00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string" calcext:value-type="string">
            <text:p>GRAFIKA HIS RADEON 9200 128DDR DVI/TV 8X VP-BOX</text:p>
          </table:table-cell>
          <table:table-cell office:value-type="string" calcext:value-type="string">
            <text:p>209.00</text:p>
          </table:table-cell>
          <table:table-cell table:number-columns-repeated="3"/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string" calcext:value-type="string">
            <text:p>GRAFIKA HIS RADEON 9200 128DDR DVI/VIVO 8X BOX</text:p>
          </table:table-cell>
          <table:table-cell office:value-type="string" calcext:value-type="string">
            <text:p>299.00</text:p>
          </table:table-cell>
          <table:table-cell table:number-columns-repeated="3"/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GRAFIKA HIS RADEON 9200 256DDR DVI/TV 8X BOX</text:p>
          </table:table-cell>
          <table:table-cell office:value-type="string" calcext:value-type="string">
            <text:p>309.00</text:p>
          </table:table-cell>
          <table:table-cell table:number-columns-repeated="3"/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GRAFIKA HIS RADEON 9200 256DDR DVI/VIVO 8X BOX</text:p>
          </table:table-cell>
          <table:table-cell office:value-type="string" calcext:value-type="string">
            <text:p>349.00</text:p>
          </table:table-cell>
          <table:table-cell table:number-columns-repeated="3"/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string" calcext:value-type="string">
            <text:p>GRAFIKA HIS RADEON 9200 PCI 128DDR DVI/TV BOX</text:p>
          </table:table-cell>
          <table:table-cell office:value-type="string" calcext:value-type="string">
            <text:p>319.00</text:p>
          </table:table-cell>
          <table:table-cell table:number-columns-repeated="3"/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string" calcext:value-type="string">
            <text:p>GRAFIKA HIS RADEON 9200 PCI 128DDR DVI/VIVO BOX</text:p>
          </table:table-cell>
          <table:table-cell office:value-type="string" calcext:value-type="string">
            <text:p>369.00</text:p>
          </table:table-cell>
          <table:table-cell table:number-columns-repeated="3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GRAFIKA HIS RADEON 9200SE <text:s/>64DDR DVI/TV 8X VP-BO</text:p>
          </table:table-cell>
          <table:table-cell office:value-type="string" calcext:value-type="string">
            <text:p>145.00</text:p>
          </table:table-cell>
          <table:table-cell table:number-columns-repeated="3"/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GRAFIKA HIS RADEON 9200SE 128DDR <text:s text:c="4"/>TV <text:s text:c="2"/>VP-BOX</text:p>
          </table:table-cell>
          <table:table-cell office:value-type="string" calcext:value-type="string">
            <text:p>171.00</text:p>
          </table:table-cell>
          <table:table-cell table:number-columns-repeated="3"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GRAFIKA HIS RADEON 9200SE 128DDR DVI/TV 8X VP-BO</text:p>
          </table:table-cell>
          <table:table-cell office:value-type="string" calcext:value-type="string">
            <text:p>179.00</text:p>
          </table:table-cell>
          <table:table-cell table:number-columns-repeated="3"/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string" calcext:value-type="string">
            <text:p>GRAFIKA HIS RADEON 9200SE 128DDR DVI/VIVO <text:s text:c="3"/>BOX</text:p>
          </table:table-cell>
          <table:table-cell office:value-type="string" calcext:value-type="string">
            <text:p>229.00</text:p>
          </table:table-cell>
          <table:table-cell table:number-columns-repeated="3"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string" calcext:value-type="string">
            <text:p>GRAFIKA HIS RADEON 9600 256DDR DVI/TV 8X BOX</text:p>
          </table:table-cell>
          <table:table-cell office:value-type="string" calcext:value-type="string">
            <text:p>429.00</text:p>
          </table:table-cell>
          <table:table-cell table:number-columns-repeated="3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string" calcext:value-type="string">
            <text:p>GRAFIKA HIS RADEON 9600PRO 128DDR DVI/TV 8X BOX</text:p>
          </table:table-cell>
          <table:table-cell office:value-type="string" calcext:value-type="string">
            <text:p>579.00</text:p>
          </table:table-cell>
          <table:table-cell table:number-columns-repeated="3"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GRAFIKA HIS RADEON 9600PRO 256DDR DVI/TV 8X BOX</text:p>
          </table:table-cell>
          <table:table-cell office:value-type="string" calcext:value-type="string">
            <text:p>609.00</text:p>
          </table:table-cell>
          <table:table-cell table:number-columns-repeated="3"/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string" calcext:value-type="string">
            <text:p>GRAFIKA HIS RADEON 9600PRO 256DDR VIVO/DVI 8X BO</text:p>
          </table:table-cell>
          <table:table-cell office:value-type="string" calcext:value-type="string">
            <text:p>669.00</text:p>
          </table:table-cell>
          <table:table-cell table:number-columns-repeated="3"/>
        </table:table-row>
        <table:table-row table:style-name="ro1">
          <table:table-cell office:value-type="float" office:value="10644" calcext:value-type="float">
            <text:p>10644</text:p>
          </table:table-cell>
          <table:table-cell office:value-type="string" calcext:value-type="string">
            <text:p>GRAFIKA HIS RADEON 9600SE 128DDR DVI/TV 8X BOX</text:p>
          </table:table-cell>
          <table:table-cell office:value-type="string" calcext:value-type="string">
            <text:p>275.00</text:p>
          </table:table-cell>
          <table:table-cell table:number-columns-repeated="3"/>
        </table:table-row>
        <table:table-row table:style-name="ro1">
          <table:table-cell office:value-type="float" office:value="10742" calcext:value-type="float">
            <text:p>10742</text:p>
          </table:table-cell>
          <table:table-cell office:value-type="string" calcext:value-type="string">
            <text:p>GRAFIKA HIS RADEON 9600SE 128DDR DVI/VIVO 8X BOX</text:p>
          </table:table-cell>
          <table:table-cell office:value-type="string" calcext:value-type="string">
            <text:p>319.00</text:p>
          </table:table-cell>
          <table:table-cell table:number-columns-repeated="3"/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string" calcext:value-type="string">
            <text:p>GRAFIKA HIS RADEON 9600XT 256DDR DVI/TV <text:s text:c="5"/>BOX</text:p>
          </table:table-cell>
          <table:table-cell office:value-type="string" calcext:value-type="string">
            <text:p>749.00</text:p>
          </table:table-cell>
          <table:table-cell table:number-columns-repeated="3"/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string" calcext:value-type="string">
            <text:p>GRAFIKA HIS RADEON 9600XT 256DDR DVI/VIVO 8X BOX</text:p>
          </table:table-cell>
          <table:table-cell office:value-type="string" calcext:value-type="string">
            <text:p>759.00</text:p>
          </table:table-cell>
          <table:table-cell table:number-columns-repeated="3"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string" calcext:value-type="string">
            <text:p>GRAFIKA HIS RADEON 9800PRO 256DDR DVI/TV 8X BOX</text:p>
          </table:table-cell>
          <table:table-cell office:value-type="string" calcext:value-type="string">
            <text:p>1499.00</text:p>
          </table:table-cell>
          <table:table-cell table:number-columns-repeated="3"/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string" calcext:value-type="string">
            <text:p>GRAFIKA HIS RADEON 9800XT 256DDR DVI/TV BOX</text:p>
          </table:table-cell>
          <table:table-cell office:value-type="string" calcext:value-type="string">
            <text:p>1579.00</text:p>
          </table:table-cell>
          <table:table-cell table:number-columns-repeated="3"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string" calcext:value-type="string">
            <text:p>GRAFIKA PROCOMP RADEON 9200SE 128DDR TV/DVI BOX</text:p>
          </table:table-cell>
          <table:table-cell office:value-type="string" calcext:value-type="string">
            <text:p>169.00</text:p>
          </table:table-cell>
          <table:table-cell table:number-columns-repeated="3"/>
        </table:table-row>
        <table:table-row table:style-name="ro1">
          <table:table-cell office:value-type="float" office:value="9759" calcext:value-type="float">
            <text:p>9759</text:p>
          </table:table-cell>
          <table:table-cell office:value-type="string" calcext:value-type="string">
            <text:p>GRAFIKA SPARKLE GF FX-5200 8X <text:s/>64DDR TV <text:s text:c="5"/>BOX</text:p>
          </table:table-cell>
          <table:table-cell office:value-type="string" calcext:value-type="string">
            <text:p>185.00</text:p>
          </table:table-cell>
          <table:table-cell table:number-columns-repeated="3"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GRAFIKA SPARKLE GF FX-5200 8X 128DDR TV <text:s text:c="5"/>BOX</text:p>
          </table:table-cell>
          <table:table-cell office:value-type="string" calcext:value-type="string">
            <text:p>205.00</text:p>
          </table:table-cell>
          <table:table-cell table:number-columns-repeated="3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GRAFIKA SPARKLE GF FX-5200 8X 128DDR TV/DVI <text:s/>BOX</text:p>
          </table:table-cell>
          <table:table-cell office:value-type="string" calcext:value-type="string">
            <text:p>269.00</text:p>
          </table:table-cell>
          <table:table-cell table:number-columns-repeated="3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GRAFIKA SPARKLE GF FX-5500 8X 128DDR DVI/TV BOX</text:p>
          </table:table-cell>
          <table:table-cell office:value-type="string" calcext:value-type="string">
            <text:p>309.00</text:p>
          </table:table-cell>
          <table:table-cell table:number-columns-repeated="3"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GRAFIKA SPARKLE GF FX-5500 8X 256 DVI/TV BOX</text:p>
          </table:table-cell>
          <table:table-cell office:value-type="string" calcext:value-type="string">
            <text:p>369.00</text:p>
          </table:table-cell>
          <table:table-cell table:number-columns-repeated="3"/>
        </table:table-row>
        <table:table-row table:style-name="ro1">
          <table:table-cell office:value-type="float" office:value="10633" calcext:value-type="float">
            <text:p>10633</text:p>
          </table:table-cell>
          <table:table-cell office:value-type="string" calcext:value-type="string">
            <text:p>GRAFIKA SPARKLE GF FX-5600XT 128DDR DVI/TV BOX</text:p>
          </table:table-cell>
          <table:table-cell office:value-type="string" calcext:value-type="string">
            <text:p>379.00</text:p>
          </table:table-cell>
          <table:table-cell table:number-columns-repeated="3"/>
        </table:table-row>
        <table:table-row table:style-name="ro1">
          <table:table-cell office:value-type="float" office:value="10921" calcext:value-type="float">
            <text:p>10921</text:p>
          </table:table-cell>
          <table:table-cell office:value-type="string" calcext:value-type="string">
            <text:p>GRAFIKA SPARKLE GF FX-5700 128DDR DVI/TV BOX</text:p>
          </table:table-cell>
          <table:table-cell office:value-type="string" calcext:value-type="string">
            <text:p>479.00</text:p>
          </table:table-cell>
          <table:table-cell table:number-columns-repeated="3"/>
        </table:table-row>
        <table:table-row table:style-name="ro1">
          <table:table-cell office:value-type="float" office:value="11189" calcext:value-type="float">
            <text:p>11189</text:p>
          </table:table-cell>
          <table:table-cell office:value-type="string" calcext:value-type="string">
            <text:p>GRAFIKA SPARKLE GF FX-5700 128DDR DVI/VIVO BOX</text:p>
          </table:table-cell>
          <table:table-cell office:value-type="string" calcext:value-type="string">
            <text:p>539.00</text:p>
          </table:table-cell>
          <table:table-cell table:number-columns-repeated="3"/>
        </table:table-row>
        <table:table-row table:style-name="ro1">
          <table:table-cell office:value-type="float" office:value="10922" calcext:value-type="float">
            <text:p>10922</text:p>
          </table:table-cell>
          <table:table-cell office:value-type="string" calcext:value-type="string">
            <text:p>GRAFIKA SPARKLE GF FX-5700 256DDR DVI/TV BOX</text:p>
          </table:table-cell>
          <table:table-cell office:value-type="string" calcext:value-type="string">
            <text:p>549.00</text:p>
          </table:table-cell>
          <table:table-cell table:number-columns-repeated="3"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string" calcext:value-type="string">
            <text:p>GRAFIKA SPARKLE GF FX-5700 256DDR DVI/VIVO BOX</text:p>
          </table:table-cell>
          <table:table-cell office:value-type="string" calcext:value-type="string">
            <text:p>599.00</text:p>
          </table:table-cell>
          <table:table-cell table:number-columns-repeated="3"/>
        </table:table-row>
        <table:table-row table:style-name="ro1">
          <table:table-cell office:value-type="float" office:value="11549" calcext:value-type="float">
            <text:p>11549</text:p>
          </table:table-cell>
          <table:table-cell office:value-type="string" calcext:value-type="string">
            <text:p>GRAFIKA SPARKLE GF FX-5700LE 128 DVI/TV BOX</text:p>
          </table:table-cell>
          <table:table-cell office:value-type="string" calcext:value-type="string">
            <text:p>449.00</text:p>
          </table:table-cell>
          <table:table-cell table:number-columns-repeated="3"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GRAFIKA SPARKLE GF-4 TI4200 128DDR PLATINIUM OEM</text:p>
          </table:table-cell>
          <table:table-cell office:value-type="string" calcext:value-type="string">
            <text:p>699.00</text:p>
          </table:table-cell>
          <table:table-cell table:number-columns-repeated="3"/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GRAFIKA SPARKLE GF-4MX-4000 128DDR TV BOX</text:p>
          </table:table-cell>
          <table:table-cell office:value-type="string" calcext:value-type="string">
            <text:p>179.00</text:p>
          </table:table-cell>
          <table:table-cell table:number-columns-repeated="3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GRAFIKA SPARKLE GF-4MX-440 <text:s/>64DDR TV AGP8 BOX</text:p>
          </table:table-cell>
          <table:table-cell office:value-type="string" calcext:value-type="string">
            <text:p>149.00</text:p>
          </table:table-cell>
          <table:table-cell table:number-columns-repeated="3"/>
        </table:table-row>
        <table:table-row table:style-name="ro1">
          <table:table-cell office:value-type="float" office:value="11067" calcext:value-type="float">
            <text:p>11067</text:p>
          </table:table-cell>
          <table:table-cell office:value-type="string" calcext:value-type="string">
            <text:p>GRAFIKA WINFAST GF 4 MX-4000 128DDR TV BOX</text:p>
          </table:table-cell>
          <table:table-cell office:value-type="string" calcext:value-type="string">
            <text:p>179.00</text:p>
          </table:table-cell>
          <table:table-cell table:number-columns-repeated="3"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GRAFIKA WINFAST GF 4 MX-440 64DDR TV 8X BOX</text:p>
          </table:table-cell>
          <table:table-cell office:value-type="string" calcext:value-type="string">
            <text:p>151.00</text:p>
          </table:table-cell>
          <table:table-cell table:number-columns-repeated="3"/>
        </table:table-row>
        <table:table-row table:style-name="ro1">
          <table:table-cell office:value-type="float" office:value="10608" calcext:value-type="float">
            <text:p>10608</text:p>
          </table:table-cell>
          <table:table-cell office:value-type="string" calcext:value-type="string">
            <text:p>GRAFIKA WINFAST GF FX-5200 128DDR TV BOX</text:p>
          </table:table-cell>
          <table:table-cell office:value-type="string" calcext:value-type="string">
            <text:p>205.00</text:p>
          </table:table-cell>
          <table:table-cell table:number-columns-repeated="3"/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string" calcext:value-type="string">
            <text:p>GRAFIKA WINFAST GF FX-5200 128DDR TV/DVI BOX</text:p>
          </table:table-cell>
          <table:table-cell office:value-type="string" calcext:value-type="string">
            <text:p>239.00</text:p>
          </table:table-cell>
          <table:table-cell table:number-columns-repeated="3"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string" calcext:value-type="string">
            <text:p>GRAFIKA WINFAST GF FX-5200 128DDR TV/DVI H BOX</text:p>
          </table:table-cell>
          <table:table-cell office:value-type="string" calcext:value-type="string">
            <text:p>299.00</text:p>
          </table:table-cell>
          <table:table-cell table:number-columns-repeated="3"/>
        </table:table-row>
        <table:table-row table:style-name="ro1">
          <table:table-cell office:value-type="float" office:value="11069" calcext:value-type="float">
            <text:p>11069</text:p>
          </table:table-cell>
          <table:table-cell office:value-type="string" calcext:value-type="string">
            <text:p>GRAFIKA WINFAST GF FX-5700 128DDR DVI/VIVO BOX</text:p>
          </table:table-cell>
          <table:table-cell office:value-type="string" calcext:value-type="string">
            <text:p>569.00</text:p>
          </table:table-cell>
          <table:table-cell table:number-columns-repeated="3"/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string" calcext:value-type="string">
            <text:p>GRAFIKA WINFAST GF FX-5700 256DDR DVI/VIVO BOX</text:p>
          </table:table-cell>
          <table:table-cell office:value-type="string" calcext:value-type="string">
            <text:p>619.00</text:p>
          </table:table-cell>
          <table:table-cell table:number-columns-repeated="3"/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GRAFIKA WINFAST GF FX-5700 256DDR TV/DVI BOX</text:p>
          </table:table-cell>
          <table:table-cell office:value-type="string" calcext:value-type="string">
            <text:p>569.00</text:p>
          </table:table-cell>
          <table:table-cell table:number-columns-repeated="3"/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string" calcext:value-type="string">
            <text:p>GRAFIKA WINFAST GF FX-5700LE 128DDR TV/DVI BOX</text:p>
          </table:table-cell>
          <table:table-cell office:value-type="string" calcext:value-type="string">
            <text:p>459.00</text:p>
          </table:table-cell>
          <table:table-cell table:number-columns-repeated="3"/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GRAFIKA WINFAST GF FX-5900XT 128DDR TV/DVI BOX</text:p>
          </table:table-cell>
          <table:table-cell office:value-type="string" calcext:value-type="string">
            <text:p>749.00</text:p>
          </table:table-cell>
          <table:table-cell table:number-columns-repeated="3"/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string" calcext:value-type="string">
            <text:p>GSM PAKIET STARTOWY + TELEKARTA 20 <text:s/>HEYAH</text:p>
          </table:table-cell>
          <table:table-cell office:value-type="string" calcext:value-type="string">
            <text:p>28.89</text:p>
          </table:table-cell>
          <table:table-cell table:number-columns-repeated="3"/>
        </table:table-row>
        <table:table-row table:style-name="ro1">
          <table:table-cell office:value-type="float" office:value="11478" calcext:value-type="float">
            <text:p>11478</text:p>
          </table:table-cell>
          <table:table-cell office:value-type="string" calcext:value-type="string">
            <text:p>GSM TELEKARTA HEYAH 20PLN</text:p>
          </table:table-cell>
          <table:table-cell office:value-type="string" calcext:value-type="string">
            <text:p>15.70</text:p>
          </table:table-cell>
          <table:table-cell table:number-columns-repeated="3"/>
        </table:table-row>
        <table:table-row table:style-name="ro1">
          <table:table-cell office:value-type="float" office:value="11479" calcext:value-type="float">
            <text:p>11479</text:p>
          </table:table-cell>
          <table:table-cell office:value-type="string" calcext:value-type="string">
            <text:p>GSM TELEKARTA HEYAH 50PLN</text:p>
          </table:table-cell>
          <table:table-cell office:value-type="string" calcext:value-type="string">
            <text:p>39.30</text:p>
          </table:table-cell>
          <table:table-cell table:number-columns-repeated="3"/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string" calcext:value-type="string">
            <text:p>GSM TELEKARTA POP <text:s/>25PLN</text:p>
          </table:table-cell>
          <table:table-cell office:value-type="string" calcext:value-type="string">
            <text:p>19.46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string" calcext:value-type="string">
            <text:p>GSM TELEKARTA POP <text:s/>50PLN</text:p>
          </table:table-cell>
          <table:table-cell office:value-type="string" calcext:value-type="string">
            <text:p>38.93</text:p>
          </table:table-cell>
          <table:table-cell table:number-columns-repeated="3"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string" calcext:value-type="string">
            <text:p>GSM TELEKARTA POP 100PLN</text:p>
          </table:table-cell>
          <table:table-cell office:value-type="string" calcext:value-type="string">
            <text:p>77.87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string" calcext:value-type="string">
            <text:p>GSM TELEKARTA POP 150PLN</text:p>
          </table:table-cell>
          <table:table-cell office:value-type="string" calcext:value-type="string">
            <text:p>116.80</text:p>
          </table:table-cell>
          <table:table-cell table:number-columns-repeated="3"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GSM TELEKARTA SIMPLUS <text:s/>30PLN</text:p>
          </table:table-cell>
          <table:table-cell office:value-type="string" calcext:value-type="string">
            <text:p>22.51</text:p>
          </table:table-cell>
          <table:table-cell table:number-columns-repeated="3"/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GSM TELEKARTA SIMPLUS <text:s/>50PLN</text:p>
          </table:table-cell>
          <table:table-cell office:value-type="string" calcext:value-type="string">
            <text:p>37.51</text:p>
          </table:table-cell>
          <table:table-cell table:number-columns-repeated="3"/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GSM TELEKARTA SIMPLUS 100PLN</text:p>
          </table:table-cell>
          <table:table-cell office:value-type="string" calcext:value-type="string">
            <text:p>75.02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GSM TELEKARTA TAK-TAK <text:s/>20PLN</text:p>
          </table:table-cell>
          <table:table-cell office:value-type="string" calcext:value-type="string">
            <text:p>15.43</text:p>
          </table:table-cell>
          <table:table-cell table:number-columns-repeated="3"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GSM TELEKARTA TAK-TAK <text:s/>49PLN</text:p>
          </table:table-cell>
          <table:table-cell office:value-type="string" calcext:value-type="string">
            <text:p>36.70</text:p>
          </table:table-cell>
          <table:table-cell table:number-columns-repeated="3"/>
        </table:table-row>
        <table:table-row table:style-name="ro1">
          <table:table-cell office:value-type="float" office:value="11396" calcext:value-type="float">
            <text:p>11396</text:p>
          </table:table-cell>
          <table:table-cell office:value-type="string" calcext:value-type="string">
            <text:p>GSM TELEKARTA TAK-TAK <text:s/>50PLN</text:p>
          </table:table-cell>
          <table:table-cell office:value-type="string" calcext:value-type="string">
            <text:p>38.57</text:p>
          </table:table-cell>
          <table:table-cell table:number-columns-repeated="3"/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GSM TELEKARTA TAK-TAK <text:s/>99PLN</text:p>
          </table:table-cell>
          <table:table-cell office:value-type="string" calcext:value-type="string">
            <text:p>77.09</text:p>
          </table:table-cell>
          <table:table-cell table:number-columns-repeated="3"/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GSM TELEKARTA TAK-TAK 149PLN</text:p>
          </table:table-cell>
          <table:table-cell office:value-type="string" calcext:value-type="string">
            <text:p>116.02</text:p>
          </table:table-cell>
          <table:table-cell table:number-columns-repeated="3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string" calcext:value-type="string">
            <text:p>G?O?IKI <text:s/>EASYTOUCH TTS-2001 2,0 120W</text:p>
          </table:table-cell>
          <table:table-cell office:value-type="string" calcext:value-type="string">
            <text:p>36.99</text:p>
          </table:table-cell>
          <table:table-cell table:number-columns-repeated="3"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string" calcext:value-type="string">
            <text:p>G?O?IKI <text:s/>EASYTOUCH TTS-2002 2,0 120W</text:p>
          </table:table-cell>
          <table:table-cell office:value-type="string" calcext:value-type="string">
            <text:p>24.89</text:p>
          </table:table-cell>
          <table:table-cell table:number-columns-repeated="3"/>
        </table:table-row>
        <table:table-row table:style-name="ro1">
          <table:table-cell office:value-type="float" office:value="10622" calcext:value-type="float">
            <text:p>10622</text:p>
          </table:table-cell>
          <table:table-cell office:value-type="string" calcext:value-type="string">
            <text:p>G?O?IKI <text:s/>EASYTOUCH TTS-2013 2,0 120W</text:p>
          </table:table-cell>
          <table:table-cell office:value-type="string" calcext:value-type="string">
            <text:p>39.62</text:p>
          </table:table-cell>
          <table:table-cell table:number-columns-repeated="3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G?O?IKI <text:s/>EASYTOUCH TTS-3008 2,1 280W SUBWOOFER</text:p>
          </table:table-cell>
          <table:table-cell office:value-type="string" calcext:value-type="string">
            <text:p>104.36</text:p>
          </table:table-cell>
          <table:table-cell table:number-columns-repeated="3"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string" calcext:value-type="string">
            <text:p>G?O?IKI <text:s/>EASYTOUCH TTS-3012 2,1 320W BIA?E</text:p>
          </table:table-cell>
          <table:table-cell office:value-type="string" calcext:value-type="string">
            <text:p>74.05</text:p>
          </table:table-cell>
          <table:table-cell table:number-columns-repeated="3"/>
        </table:table-row>
        <table:table-row table:style-name="ro1">
          <table:table-cell office:value-type="float" office:value="10627" calcext:value-type="float">
            <text:p>10627</text:p>
          </table:table-cell>
          <table:table-cell office:value-type="string" calcext:value-type="string">
            <text:p>G?O?IKI <text:s/>EASYTOUCH TTS-3012 2,1 320W CZARNE</text:p>
          </table:table-cell>
          <table:table-cell office:value-type="string" calcext:value-type="string">
            <text:p>75.72</text:p>
          </table:table-cell>
          <table:table-cell table:number-columns-repeated="3"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string" calcext:value-type="string">
            <text:p>G?O?IKI <text:s/>EASYTOUCH TTS-3015 2,1 160W SUBWOOFER</text:p>
          </table:table-cell>
          <table:table-cell office:value-type="string" calcext:value-type="string">
            <text:p>79.00</text:p>
          </table:table-cell>
          <table:table-cell table:number-columns-repeated="3"/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string" calcext:value-type="string">
            <text:p>G?O?IKI <text:s/>EASYTOUCH TTS-3034 2,1 300W CZARNE</text:p>
          </table:table-cell>
          <table:table-cell office:value-type="string" calcext:value-type="string">
            <text:p>65.82</text:p>
          </table:table-cell>
          <table:table-cell table:number-columns-repeated="3"/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string" calcext:value-type="string">
            <text:p>G?O?IKI <text:s/>EASYTOUCH TTS-4102 4,1 300W BIA?E</text:p>
          </table:table-cell>
          <table:table-cell office:value-type="string" calcext:value-type="string">
            <text:p>87.00</text:p>
          </table:table-cell>
          <table:table-cell table:number-columns-repeated="3"/>
        </table:table-row>
        <table:table-row table:style-name="ro1">
          <table:table-cell office:value-type="float" office:value="10631" calcext:value-type="float">
            <text:p>10631</text:p>
          </table:table-cell>
          <table:table-cell office:value-type="string" calcext:value-type="string">
            <text:p>G?O?IKI <text:s/>EASYTOUCH TTS-4102 4,1 300W CZARNE</text:p>
          </table:table-cell>
          <table:table-cell office:value-type="string" calcext:value-type="string">
            <text:p>89.00</text:p>
          </table:table-cell>
          <table:table-cell table:number-columns-repeated="3"/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G?O?IKI <text:s/>GREEN POWER MS-698 100W</text:p>
          </table:table-cell>
          <table:table-cell office:value-type="string" calcext:value-type="string">
            <text:p>15.99</text:p>
          </table:table-cell>
          <table:table-cell table:number-columns-repeated="3"/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string" calcext:value-type="string">
            <text:p>G?O?IKI CREATIVE INSPIRE 2,1 P380 BOX</text:p>
          </table:table-cell>
          <table:table-cell office:value-type="string" calcext:value-type="string">
            <text:p>149.99</text:p>
          </table:table-cell>
          <table:table-cell table:number-columns-repeated="3"/>
        </table:table-row>
        <table:table-row table:style-name="ro1">
          <table:table-cell office:value-type="float" office:value="10776" calcext:value-type="float">
            <text:p>10776</text:p>
          </table:table-cell>
          <table:table-cell office:value-type="string" calcext:value-type="string">
            <text:p>G?O?IKI CREATIVE INSPIRE 6,1 6700 OEM</text:p>
          </table:table-cell>
          <table:table-cell office:value-type="string" calcext:value-type="string">
            <text:p>329.99</text:p>
          </table:table-cell>
          <table:table-cell table:number-columns-repeated="3"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string" calcext:value-type="string">
            <text:p>HDD 2,5" FUJITSU MHT2030AT 30GB U-DMA/100</text:p>
          </table:table-cell>
          <table:table-cell office:value-type="string" calcext:value-type="string">
            <text:p>359.00</text:p>
          </table:table-cell>
          <table:table-cell table:number-columns-repeated="3"/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string" calcext:value-type="string">
            <text:p>HDD 2,5" FUJITSU MHT2040AT 40GB U-DMA/100</text:p>
          </table:table-cell>
          <table:table-cell office:value-type="string" calcext:value-type="string">
            <text:p>459.00</text:p>
          </table:table-cell>
          <table:table-cell table:number-columns-repeated="3"/>
        </table:table-row>
        <table:table-row table:style-name="ro1">
          <table:table-cell office:value-type="float" office:value="10663" calcext:value-type="float">
            <text:p>10663</text:p>
          </table:table-cell>
          <table:table-cell office:value-type="string" calcext:value-type="string">
            <text:p>HDD 2,5" FUJITSU MHT2060AT 60GB U-DMA/100</text:p>
          </table:table-cell>
          <table:table-cell office:value-type="string" calcext:value-type="string">
            <text:p>659.00</text:p>
          </table:table-cell>
          <table:table-cell table:number-columns-repeated="3"/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string" calcext:value-type="string">
            <text:p>HDD 2,5" HITACHI IC25-N020ATCS04 20GB U-DMA/100</text:p>
          </table:table-cell>
          <table:table-cell office:value-type="string" calcext:value-type="string">
            <text:p>339.00</text:p>
          </table:table-cell>
          <table:table-cell table:number-columns-repeated="3"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string" calcext:value-type="string">
            <text:p>HDD 2,5" HITACHI TRAVELSTAR 5K80 40GB (5400)</text:p>
          </table:table-cell>
          <table:table-cell office:value-type="string" calcext:value-type="string">
            <text:p>469.00</text:p>
          </table:table-cell>
          <table:table-cell table:number-columns-repeated="3"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HDD IBM IC35L060AV-ER 60GB ATA/100</text:p>
          </table:table-cell>
          <table:table-cell office:value-type="string" calcext:value-type="string">
            <text:p>199.00</text:p>
          </table:table-cell>
          <table:table-cell table:number-columns-repeated="3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string" calcext:value-type="string">
            <text:p>HDD KIESZE? 2,5" EASYTOUCH USB 2,0 BLUE EYE ZEW</text:p>
          </table:table-cell>
          <table:table-cell office:value-type="string" calcext:value-type="string">
            <text:p>99.99</text:p>
          </table:table-cell>
          <table:table-cell table:number-columns-repeated="3"/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HDD KIESZE? EASYTOUCH KLUCZYK <text:s text:c="7"/>GRAFIT K-NF</text:p>
          </table:table-cell>
          <table:table-cell office:value-type="string" calcext:value-type="string">
            <text:p>21.99</text:p>
          </table:table-cell>
          <table:table-cell table:number-columns-repeated="3"/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HDD KIESZE? EASYTOUCH KLUCZYK <text:s text:c="6"/>SREBRNA K-NF</text:p>
          </table:table-cell>
          <table:table-cell office:value-type="string" calcext:value-type="string">
            <text:p>25.75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string" calcext:value-type="string">
            <text:p>HDD KIESZE? EASYTOUCH KLUCZYK 2*WENT, <text:s text:c="6"/>K-2F</text:p>
          </table:table-cell>
          <table:table-cell office:value-type="string" calcext:value-type="string">
            <text:p>24.85</text:p>
          </table:table-cell>
          <table:table-cell table:number-columns-repeated="3"/>
        </table:table-row>
        <table:table-row table:style-name="ro1">
          <table:table-cell office:value-type="float" office:value="11076" calcext:value-type="float">
            <text:p>11076</text:p>
          </table:table-cell>
          <table:table-cell office:value-type="string" calcext:value-type="string">
            <text:p>HDD KIESZE? EASYTOUCH KLUCZYK 2*WENT,GRAFIT K-2F</text:p>
          </table:table-cell>
          <table:table-cell office:value-type="string" calcext:value-type="string">
            <text:p>26.99</text:p>
          </table:table-cell>
          <table:table-cell table:number-columns-repeated="3"/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HDD KIESZE? EASYTOUCH KLUCZYK 2*WENT,SREBRN,K-2F</text:p>
          </table:table-cell>
          <table:table-cell office:value-type="string" calcext:value-type="string">
            <text:p>29.99</text:p>
          </table:table-cell>
          <table:table-cell table:number-columns-repeated="3"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HDD MAXTOR 6Y080L0 80GB ATA-133 (7200)</text:p>
          </table:table-cell>
          <table:table-cell office:value-type="string" calcext:value-type="string">
            <text:p>258.99</text:p>
          </table:table-cell>
          <table:table-cell table:number-columns-repeated="3"/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string" calcext:value-type="string">
            <text:p>HDD MAXTOR 6Y080M0 80GB SATA-150 (7200) 8MB</text:p>
          </table:table-cell>
          <table:table-cell office:value-type="string" calcext:value-type="string">
            <text:p>286.99</text:p>
          </table:table-cell>
          <table:table-cell table:number-columns-repeated="3"/>
        </table:table-row>
        <table:table-row table:style-name="ro1">
          <table:table-cell office:value-type="float" office:value="8669" calcext:value-type="float">
            <text:p>8669</text:p>
          </table:table-cell>
          <table:table-cell office:value-type="string" calcext:value-type="string">
            <text:p>HDD MAXTOR 6Y080P0 80GB ATA-133 (7200) CACHE 8MB</text:p>
          </table:table-cell>
          <table:table-cell office:value-type="string" calcext:value-type="string">
            <text:p>278.99</text:p>
          </table:table-cell>
          <table:table-cell table:number-columns-repeated="3"/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HDD MAXTOR 6Y120L0 120GB ATA-133 (7200)</text:p>
          </table:table-cell>
          <table:table-cell office:value-type="string" calcext:value-type="string">
            <text:p>319.99</text:p>
          </table:table-cell>
          <table:table-cell table:number-columns-repeated="3"/>
        </table:table-row>
        <table:table-row table:style-name="ro1">
          <table:table-cell office:value-type="float" office:value="9816" calcext:value-type="float">
            <text:p>9816</text:p>
          </table:table-cell>
          <table:table-cell office:value-type="string" calcext:value-type="string">
            <text:p>HDD MAXTOR 6Y120M0 120GB SATA-150 (7200) 8MB</text:p>
          </table:table-cell>
          <table:table-cell office:value-type="string" calcext:value-type="string">
            <text:p>379.99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string" calcext:value-type="string">
            <text:p>HDD MAXTOR 6Y120P0 120GB ATA-133 (7200) CACHE 8M</text:p>
          </table:table-cell>
          <table:table-cell office:value-type="string" calcext:value-type="string">
            <text:p>348.99</text:p>
          </table:table-cell>
          <table:table-cell table:number-columns-repeated="3"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HDD SAMSUNG <text:s/>SV2042H 20GB UDMA-100</text:p>
          </table:table-cell>
          <table:table-cell office:value-type="string" calcext:value-type="string">
            <text:p>169.00</text:p>
          </table:table-cell>
          <table:table-cell table:number-columns-repeated="3"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HDD SAMSUNG <text:s/>SV3002H 30GB UDMA-100</text:p>
          </table:table-cell>
          <table:table-cell office:value-type="string" calcext:value-type="string">
            <text:p>169.00</text:p>
          </table:table-cell>
          <table:table-cell table:number-columns-repeated="3"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HDD SAMSUNG SP0411N 40GB (OBR7200)</text:p>
          </table:table-cell>
          <table:table-cell office:value-type="string" calcext:value-type="string">
            <text:p>201.49</text:p>
          </table:table-cell>
          <table:table-cell table:number-columns-repeated="3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string" calcext:value-type="string">
            <text:p>HDD SAMSUNG SP0802N 80GB (OBR7200)</text:p>
          </table:table-cell>
          <table:table-cell office:value-type="string" calcext:value-type="string">
            <text:p>238.89</text:p>
          </table:table-cell>
          <table:table-cell table:number-columns-repeated="3"/>
        </table:table-row>
        <table:table-row table:style-name="ro1">
          <table:table-cell office:value-type="float" office:value="10912" calcext:value-type="float">
            <text:p>10912</text:p>
          </table:table-cell>
          <table:table-cell office:value-type="string" calcext:value-type="string">
            <text:p>HDD SAMSUNG SP0812C 80GB (OBR7200) SATA 8MB</text:p>
          </table:table-cell>
          <table:table-cell office:value-type="string" calcext:value-type="string">
            <text:p>283.79</text:p>
          </table:table-cell>
          <table:table-cell table:number-columns-repeated="3"/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string" calcext:value-type="string">
            <text:p>HDD SAMSUNG SP0812N 80GB (OBR7200) 8MB</text:p>
          </table:table-cell>
          <table:table-cell office:value-type="string" calcext:value-type="string">
            <text:p>265.69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HDD SAMSUNG SP1203N 120GB (OBR7200)</text:p>
          </table:table-cell>
          <table:table-cell office:value-type="string" calcext:value-type="string">
            <text:p>316.89</text:p>
          </table:table-cell>
          <table:table-cell table:number-columns-repeated="3"/>
        </table:table-row>
        <table:table-row table:style-name="ro1">
          <table:table-cell office:value-type="float" office:value="10913" calcext:value-type="float">
            <text:p>10913</text:p>
          </table:table-cell>
          <table:table-cell office:value-type="string" calcext:value-type="string">
            <text:p>HDD SAMSUNG SP1213C 120GB (OBR7200) SATA 8MB</text:p>
          </table:table-cell>
          <table:table-cell office:value-type="string" calcext:value-type="string">
            <text:p>359.99</text:p>
          </table:table-cell>
          <table:table-cell table:number-columns-repeated="3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HDD SAMSUNG SP1213N 120GB (OBR7200) 8MB</text:p>
          </table:table-cell>
          <table:table-cell office:value-type="string" calcext:value-type="string">
            <text:p>339.99</text:p>
          </table:table-cell>
          <table:table-cell table:number-columns-repeated="3"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HDD SAMSUNG SP1604N 160GB (OBR7200)</text:p>
          </table:table-cell>
          <table:table-cell office:value-type="string" calcext:value-type="string">
            <text:p>365.79</text:p>
          </table:table-cell>
          <table:table-cell table:number-columns-repeated="3"/>
        </table:table-row>
        <table:table-row table:style-name="ro1">
          <table:table-cell office:value-type="float" office:value="10914" calcext:value-type="float">
            <text:p>10914</text:p>
          </table:table-cell>
          <table:table-cell office:value-type="string" calcext:value-type="string">
            <text:p>HDD SAMSUNG SP1614C 160GB (OBR7200) SATA 8MB</text:p>
          </table:table-cell>
          <table:table-cell office:value-type="string" calcext:value-type="string">
            <text:p>425.79</text:p>
          </table:table-cell>
          <table:table-cell table:number-columns-repeated="3"/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HDD SAMSUNG SP1614N 160GB (OBR7200) 8MB</text:p>
          </table:table-cell>
          <table:table-cell office:value-type="string" calcext:value-type="string">
            <text:p>393.99</text:p>
          </table:table-cell>
          <table:table-cell table:number-columns-repeated="3"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string" calcext:value-type="string">
            <text:p>HDD SAMSUNG SP4002H 40GB (OBR7200) UDMA-100</text:p>
          </table:table-cell>
          <table:table-cell office:value-type="string" calcext:value-type="string">
            <text:p>201.89</text:p>
          </table:table-cell>
          <table:table-cell table:number-columns-repeated="3"/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string" calcext:value-type="string">
            <text:p>HDD SAMSUNG SV0602H 60GB</text:p>
          </table:table-cell>
          <table:table-cell office:value-type="string" calcext:value-type="string">
            <text:p>209.00</text:p>
          </table:table-cell>
          <table:table-cell table:number-columns-repeated="3"/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string" calcext:value-type="string">
            <text:p>HDD SAMSUNG SV0802N 80GB UDMA-133</text:p>
          </table:table-cell>
          <table:table-cell office:value-type="string" calcext:value-type="string">
            <text:p>219.99</text:p>
          </table:table-cell>
          <table:table-cell table:number-columns-repeated="3"/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HDD SAMSUNG SV1604N 160GB UDMA-133</text:p>
          </table:table-cell>
          <table:table-cell office:value-type="string" calcext:value-type="string">
            <text:p>352.98</text:p>
          </table:table-cell>
          <table:table-cell table:number-columns-repeated="3"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HDD SAMSUNG SV2001H 20GB</text:p>
          </table:table-cell>
          <table:table-cell office:value-type="string" calcext:value-type="string">
            <text:p>179.00</text:p>
          </table:table-cell>
          <table:table-cell table:number-columns-repeated="3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string" calcext:value-type="string">
            <text:p>HDD SEAGATE ST3120022A 120GB BARRACUDA 7200,7</text:p>
          </table:table-cell>
          <table:table-cell office:value-type="string" calcext:value-type="string">
            <text:p>329.99</text:p>
          </table:table-cell>
          <table:table-cell table:number-columns-repeated="3"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string" calcext:value-type="string">
            <text:p>HDD SEAGATE ST3120026A 120GB BARRACUD,7200,7 8MB</text:p>
          </table:table-cell>
          <table:table-cell office:value-type="string" calcext:value-type="string">
            <text:p>354.99</text:p>
          </table:table-cell>
          <table:table-cell table:number-columns-repeated="3"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string" calcext:value-type="string">
            <text:p>HDD SEAGATE ST3160023A 160GB BARRACUD,7200,7 8MB</text:p>
          </table:table-cell>
          <table:table-cell office:value-type="string" calcext:value-type="string">
            <text:p>425.99</text:p>
          </table:table-cell>
          <table:table-cell table:number-columns-repeated="3"/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string" calcext:value-type="string">
            <text:p>HDD SEAGATE ST336607LW 36GB U320 SCSI 68PIN 10K</text:p>
          </table:table-cell>
          <table:table-cell office:value-type="string" calcext:value-type="string">
            <text:p>599.99</text:p>
          </table:table-cell>
          <table:table-cell table:number-columns-repeated="3"/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string" calcext:value-type="string">
            <text:p>HDD SEAGATE ST340014A 40GB BARRACUDA 7200,7</text:p>
          </table:table-cell>
          <table:table-cell office:value-type="string" calcext:value-type="string">
            <text:p>208.99</text:p>
          </table:table-cell>
          <table:table-cell table:number-columns-repeated="3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HDD SEAGATE ST380011A 80GB BARRACUDA 7 ATA/100</text:p>
          </table:table-cell>
          <table:table-cell office:value-type="string" calcext:value-type="string">
            <text:p>254.99</text:p>
          </table:table-cell>
          <table:table-cell table:number-columns-repeated="3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string" calcext:value-type="string">
            <text:p>HDD SEAGATE ST380013AS 80GB BARR,7200,7 8MB SATA</text:p>
          </table:table-cell>
          <table:table-cell office:value-type="string" calcext:value-type="string">
            <text:p>290.99</text:p>
          </table:table-cell>
          <table:table-cell table:number-columns-repeated="3"/>
        </table:table-row>
        <table:table-row table:style-name="ro2">
          <table:table-cell office:value-type="float" office:value="5581" calcext:value-type="float">
            <text:p>5581</text:p>
          </table:table-cell>
          <table:table-cell office:value-type="string" calcext:value-type="string">
            <text:p>HDD SZYNY DO MONTA?U 3,5" -&gt; 5,25",2.45,0,1</text:p>
            <text:p>9357,"HDD WD WD1200JB 120GB (7200) ATA-100 - 8MB CACHE</text:p>
          </table:table-cell>
          <table:table-cell office:value-type="string" calcext:value-type="string">
            <text:p>342.99</text:p>
          </table:table-cell>
          <table:table-cell table:number-columns-repeated="3"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HDD WD WD1200JD 120GB (7200) SATA 8MB CACHE</text:p>
          </table:table-cell>
          <table:table-cell office:value-type="string" calcext:value-type="string">
            <text:p>352.99</text:p>
          </table:table-cell>
          <table:table-cell table:number-columns-repeated="3"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HDD WD WD1600JD 160GB (7200) SATA 8MB CACHE</text:p>
          </table:table-cell>
          <table:table-cell office:value-type="string" calcext:value-type="string">
            <text:p>454.99</text:p>
          </table:table-cell>
          <table:table-cell table:number-columns-repeated="3"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string" calcext:value-type="string">
            <text:p>HDD WD WD2000JB 200GB (7200) ATA-100 - 8MB CACHE</text:p>
          </table:table-cell>
          <table:table-cell office:value-type="string" calcext:value-type="string">
            <text:p>528.89</text:p>
          </table:table-cell>
          <table:table-cell table:number-columns-repeated="3"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HDD WD WD400JB 40GB (7200) ATA-100 - 8MB CACHE</text:p>
          </table:table-cell>
          <table:table-cell office:value-type="string" calcext:value-type="string">
            <text:p>221.99</text:p>
          </table:table-cell>
          <table:table-cell table:number-columns-repeated="3"/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string" calcext:value-type="string">
            <text:p>HDD WD WD800JB 80GB (7200) ATA-100 - 8MB CACHE</text:p>
          </table:table-cell>
          <table:table-cell office:value-type="string" calcext:value-type="string">
            <text:p>267.99</text:p>
          </table:table-cell>
          <table:table-cell table:number-columns-repeated="3"/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string" calcext:value-type="string">
            <text:p>HDD WD WD800JD 80GB (7200) SATA 8MB CACHE</text:p>
          </table:table-cell>
          <table:table-cell office:value-type="string" calcext:value-type="string">
            <text:p>275.9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ABEL DO DRUKARKI BITRONICS 25M/C36M <text:s/>1,8M</text:p>
          </table:table-cell>
          <table:table-cell office:value-type="string" calcext:value-type="string">
            <text:p>2.5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BEL DO DRUKARKI BITRONICS 25M/C36M <text:s/>3,0M</text:p>
          </table:table-cell>
          <table:table-cell office:value-type="string" calcext:value-type="string">
            <text:p>3.85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KABEL DO DRUKARKI BITRONICS 25M/C36M <text:s/>5,0M</text:p>
          </table:table-cell>
          <table:table-cell office:value-type="string" calcext:value-type="string">
            <text:p>7.19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KABEL DO DRUKARKI BITRONICS 25M/C36M 10,0M</text:p>
          </table:table-cell>
          <table:table-cell office:value-type="string" calcext:value-type="string">
            <text:p>13.99</text:p>
          </table:table-cell>
          <table:table-cell table:number-columns-repeated="3"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KABEL DO DRUKARKI HP 1100/1100A</text:p>
          </table:table-cell>
          <table:table-cell office:value-type="string" calcext:value-type="string">
            <text:p>13.44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KABEL DO LINKOWANIA (2 KOMPUTERY) 25F/25F 3,0M</text:p>
          </table:table-cell>
          <table:table-cell office:value-type="currency" office:currency="PLN" office:value="42799" calcext:value-type="currency">
            <text:p>42 799,00 zł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KABEL DO LINKOWANIA (2 KOMPUTERY) 25M/25M 3,0M</text:p>
          </table:table-cell>
          <table:table-cell office:value-type="string" calcext:value-type="string">
            <text:p>4.41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ABEL DO LINKOWANIA (2 KOMPUTERY) 9F/25F 3,0M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KABEL DO LINKOWANIA (2 KOMPUTERY) 9F/9F 3,0M</text:p>
          </table:table-cell>
          <table:table-cell office:value-type="string" calcext:value-type="string">
            <text:p>3.60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KABEL DO PRZESY?ANIA DANYCH 25F/25F <text:s/>1,8M</text:p>
          </table:table-cell>
          <table:table-cell office:value-type="string" calcext:value-type="string">
            <text:p>5.97</text:p>
          </table:table-cell>
          <table:table-cell table:number-columns-repeated="3"/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string" calcext:value-type="string">
            <text:p>KABEL DO PRZESY?ANIA DANYCH 25F/25F <text:s/>3,0M</text:p>
          </table:table-cell>
          <table:table-cell office:value-type="currency" office:currency="PLN" office:value="42890" calcext:value-type="currency">
            <text:p>42 890,00 zł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BEL DO PRZESY?ANIA DANYCH 25F/25M <text:s/>1,8M</text:p>
          </table:table-cell>
          <table:table-cell office:value-type="string" calcext:value-type="string">
            <text:p>4.69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ABEL DO PRZESY?ANIA DANYCH 25M/25M <text:s/>1,8M</text:p>
          </table:table-cell>
          <table:table-cell office:value-type="string" calcext:value-type="string">
            <text:p>3.5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ABEL DO PRZESY?ANIA DANYCH 25M/25M <text:s/>3,0M</text:p>
          </table:table-cell>
          <table:table-cell office:value-type="string" calcext:value-type="string">
            <text:p>3.99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KABEL DO PRZESY?ANIA DANYCH 25M/25M <text:s/>5,0M</text:p>
          </table:table-cell>
          <table:table-cell office:value-type="string" calcext:value-type="string">
            <text:p>6.84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KABEL DO PRZESY?ANIA DANYCH 25M/25M <text:s/>7,0M</text:p>
          </table:table-cell>
          <table:table-cell office:value-type="string" calcext:value-type="string">
            <text:p>12.70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KABEL DO PRZESY?ANIA DANYCH 25M/25M 10,0M</text:p>
          </table:table-cell>
          <table:table-cell office:value-type="string" calcext:value-type="string">
            <text:p>15.00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KABEL DO PRZE??CZNIK,VGA/SPLITER/DB 15M/15M 1,8M</text:p>
          </table:table-cell>
          <table:table-cell office:value-type="string" calcext:value-type="string">
            <text:p>3.26</text:p>
          </table:table-cell>
          <table:table-cell table:number-columns-repeated="3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KABEL DO PRZE??CZNIKA KLAW/MYSZY PS/2 6M/6M 1,8M</text:p>
          </table:table-cell>
          <table:table-cell office:value-type="string" calcext:value-type="string">
            <text:p>2.93</text:p>
          </table:table-cell>
          <table:table-cell table:number-columns-repeated="3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KABEL DO PRZE??CZNIKA KLAWIATURY DIN 5M/5M 1,8M</text:p>
          </table:table-cell>
          <table:table-cell office:value-type="currency" office:currency="PLN" office:value="42983" calcext:value-type="currency">
            <text:p>42 983,00 zł</text:p>
          </table:table-cell>
          <table:table-cell table:number-columns-repeated="3"/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string" calcext:value-type="string">
            <text:p>KABEL DVI &lt;=&gt; DVI 2,0M</text:p>
          </table:table-cell>
          <table:table-cell office:value-type="string" calcext:value-type="string">
            <text:p>28.90</text:p>
          </table:table-cell>
          <table:table-cell table:number-columns-repeated="3"/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string" calcext:value-type="string">
            <text:p>KABEL DVI &lt;=&gt; VGA 2,0M</text:p>
          </table:table-cell>
          <table:table-cell office:value-type="currency" office:currency="PLN" office:value="43091" calcext:value-type="currency">
            <text:p>43 091,00 zł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KABEL FDD 2-1</text:p>
          </table:table-cell>
          <table:table-cell office:value-type="string" calcext:value-type="string">
            <text:p>2.89</text:p>
          </table:table-cell>
          <table:table-cell table:number-columns-repeated="3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string" calcext:value-type="string">
            <text:p>KABEL FDD 2-1 PRESTIGE (ROUND)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string" calcext:value-type="string">
            <text:p>KABEL FIREWIRE 4/4 2M</text:p>
          </table:table-cell>
          <table:table-cell office:value-type="string" calcext:value-type="string">
            <text:p>19.99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KABEL FIREWIRE 6/4 2M</text:p>
          </table:table-cell>
          <table:table-cell office:value-type="string" calcext:value-type="string">
            <text:p>19.99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ABEL HDD 2-1</text:p>
          </table:table-cell>
          <table:table-cell office:value-type="string" calcext:value-type="string">
            <text:p>1.59</text:p>
          </table:table-cell>
          <table:table-cell table:number-columns-repeated="3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KABEL HDD 2-1 IDE ULTRADMA/100</text:p>
          </table:table-cell>
          <table:table-cell office:value-type="string" calcext:value-type="string">
            <text:p>3.99</text:p>
          </table:table-cell>
          <table:table-cell table:number-columns-repeated="3"/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string" calcext:value-type="string">
            <text:p>KABEL HDD 2-1 IDE ULTRADMA/100 PRESTIGE (ROUND)</text:p>
          </table:table-cell>
          <table:table-cell office:value-type="currency" office:currency="PLN" office:value="43077" calcext:value-type="currency">
            <text:p>43 077,00 zł</text:p>
          </table:table-cell>
          <table:table-cell table:number-columns-repeated="3"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string" calcext:value-type="string">
            <text:p>KABEL HDD 2-1 IDE ULTRADMA/133</text:p>
          </table:table-cell>
          <table:table-cell office:value-type="string" calcext:value-type="string">
            <text:p>14.99</text:p>
          </table:table-cell>
          <table:table-cell table:number-columns-repeated="3"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string" calcext:value-type="string">
            <text:p>KABEL HDD 2-1 SERIAL ATA-150</text:p>
          </table:table-cell>
          <table:table-cell office:value-type="string" calcext:value-type="string">
            <text:p>15.99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KABEL PRZED?U?ACZ DO KLAW,/MYSZY PS/2 6M/6F 1,8M</text:p>
          </table:table-cell>
          <table:table-cell office:value-type="string" calcext:value-type="string">
            <text:p>1.68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ABEL PRZED?U?ACZ DO KLAWIATURY 5M/5F 1,8M</text:p>
          </table:table-cell>
          <table:table-cell office:value-type="string" calcext:value-type="string">
            <text:p>3.7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BEL PRZED?U?ACZ DO MYSZY DB 9M/9F 1,8M</text:p>
          </table:table-cell>
          <table:table-cell office:value-type="string" calcext:value-type="string">
            <text:p>2.52</text:p>
          </table:table-cell>
          <table:table-cell table:number-columns-repeated="3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KABEL PRZED?U?ACZ DO MYSZY DB 9M/9F 3,0M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ABEL PRZED?U?ACZ KABLA ZASILAJ?CEGO 1,8M</text:p>
          </table:table-cell>
          <table:table-cell office:value-type="string" calcext:value-type="string">
            <text:p>4.41</text:p>
          </table:table-cell>
          <table:table-cell table:number-columns-repeated="3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KABEL PRZED?U?ACZ KABLA ZASILAJ?CEGO 3,0M</text:p>
          </table:table-cell>
          <table:table-cell office:value-type="string" calcext:value-type="string">
            <text:p>5.67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BEL PRZED?U?ACZ VGA DB 15M/15F 1,8M</text:p>
          </table:table-cell>
          <table:table-cell office:value-type="string" calcext:value-type="string">
            <text:p>4.23</text:p>
          </table:table-cell>
          <table:table-cell table:number-columns-repeated="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KABEL PRZED?U?ACZ VGA/FERRYT/ DB 15M/15F 1,8M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KABEL ROZGA???IK PS/2 - KLAWIATURA + MYSZ</text:p>
          </table:table-cell>
          <table:table-cell office:value-type="string" calcext:value-type="string">
            <text:p>3.42</text:p>
          </table:table-cell>
          <table:table-cell table:number-columns-repeated="3"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string" calcext:value-type="string">
            <text:p>KABEL ROZGA???IK ZASILANIA WEW 2*5,25",2.36,0,1</text:p>
            <text:p>3704,"KABEL SCSI WIDE/LVD U2W + TERMINATOR</text:p>
          </table:table-cell>
          <table:table-cell office:value-type="string" calcext:value-type="string">
            <text:p>99.00</text:p>
          </table:table-cell>
          <table:table-cell table:number-columns-repeated="3"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string" calcext:value-type="string">
            <text:p>KABEL STEREO MINIJACK / 2*CHINCH 10M</text:p>
          </table:table-cell>
          <table:table-cell office:value-type="currency" office:currency="PLN" office:value="42984" calcext:value-type="currency">
            <text:p>42 984,00 zł</text:p>
          </table:table-cell>
          <table:table-cell table:number-columns-repeated="3"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string" calcext:value-type="string">
            <text:p>KABEL STEREO MINIJACK / 2*CHINCH 2M</text:p>
          </table:table-cell>
          <table:table-cell office:value-type="string" calcext:value-type="string">
            <text:p>2.31</text:p>
          </table:table-cell>
          <table:table-cell table:number-columns-repeated="3"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string" calcext:value-type="string">
            <text:p>KABEL SVHS / SVHS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1">
          <table:table-cell office:value-type="float" office:value="10422" calcext:value-type="float">
            <text:p>10422</text:p>
          </table:table-cell>
          <table:table-cell office:value-type="string" calcext:value-type="string">
            <text:p>KABEL USB 2,0 A(M)/B(M) <text:s/>1,8M</text:p>
          </table:table-cell>
          <table:table-cell office:value-type="string" calcext:value-type="string">
            <text:p>2.19</text:p>
          </table:table-cell>
          <table:table-cell table:number-columns-repeated="3"/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KABEL USB 2,0 LAPLINK - UNIWERSALNY</text:p>
          </table:table-cell>
          <table:table-cell office:value-type="string" calcext:value-type="string">
            <text:p>69.00</text:p>
          </table:table-cell>
          <table:table-cell table:number-columns-repeated="3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KABEL USB A(F)/A(M) <text:s/>1,8M <text:s/>PRZED?U?ACZ</text:p>
          </table:table-cell>
          <table:table-cell office:value-type="string" calcext:value-type="string">
            <text:p>2.59</text:p>
          </table:table-cell>
          <table:table-cell table:number-columns-repeated="3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KABEL USB A(F)/A(M) <text:s/>3,0M <text:s/>PRZED?U?ACZ</text:p>
          </table:table-cell>
          <table:table-cell office:value-type="string" calcext:value-type="string">
            <text:p>3.63</text:p>
          </table:table-cell>
          <table:table-cell table:number-columns-repeated="3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KABEL USB A(M)/B(M) <text:s/>1,8M</text:p>
          </table:table-cell>
          <table:table-cell office:value-type="string" calcext:value-type="string">
            <text:p>1.72</text:p>
          </table:table-cell>
          <table:table-cell table:number-columns-repeated="3"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KABEL USB A(M)/B(M) <text:s/>3,0M</text:p>
          </table:table-cell>
          <table:table-cell office:value-type="string" calcext:value-type="string">
            <text:p>2.49</text:p>
          </table:table-cell>
          <table:table-cell table:number-columns-repeated="3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KABEL USB A(M)/B(M) <text:s/>5,0M</text:p>
          </table:table-cell>
          <table:table-cell office:value-type="string" calcext:value-type="string">
            <text:p>4.96</text:p>
          </table:table-cell>
          <table:table-cell table:number-columns-repeated="3"/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string" calcext:value-type="string">
            <text:p>KABEL USB A(M)/B(M) 2M Z BIA?? DIOD?</text:p>
          </table:table-cell>
          <table:table-cell office:value-type="string" calcext:value-type="string">
            <text:p>7.41</text:p>
          </table:table-cell>
          <table:table-cell table:number-columns-repeated="3"/>
        </table:table-row>
        <table:table-row table:style-name="ro1">
          <table:table-cell office:value-type="float" office:value="10805" calcext:value-type="float">
            <text:p>10805</text:p>
          </table:table-cell>
          <table:table-cell office:value-type="string" calcext:value-type="string">
            <text:p>KABEL USB A(M)/B(M) 2M Z CZERWON? DIOD?</text:p>
          </table:table-cell>
          <table:table-cell office:value-type="string" calcext:value-type="string">
            <text:p>7.41</text:p>
          </table:table-cell>
          <table:table-cell table:number-columns-repeated="3"/>
        </table:table-row>
        <table:table-row table:style-name="ro1">
          <table:table-cell office:value-type="float" office:value="10804" calcext:value-type="float">
            <text:p>10804</text:p>
          </table:table-cell>
          <table:table-cell office:value-type="string" calcext:value-type="string">
            <text:p>KABEL USB A(M)/B(M) 2M Z NIEBIESK-CZERW, DIOD?</text:p>
          </table:table-cell>
          <table:table-cell office:value-type="string" calcext:value-type="string">
            <text:p>7.41</text:p>
          </table:table-cell>
          <table:table-cell table:number-columns-repeated="3"/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KABEL USB A(M)/B(M) 2M Z NIEBIESK? DIOD?</text:p>
          </table:table-cell>
          <table:table-cell office:value-type="string" calcext:value-type="string">
            <text:p>7.41</text:p>
          </table:table-cell>
          <table:table-cell table:number-columns-repeated="3"/>
        </table:table-row>
        <table:table-row table:style-name="ro1">
          <table:table-cell office:value-type="float" office:value="10807" calcext:value-type="float">
            <text:p>10807</text:p>
          </table:table-cell>
          <table:table-cell office:value-type="string" calcext:value-type="string">
            <text:p>KABEL USB A(M)/B(M) 2M Z ???T? DIOD?</text:p>
          </table:table-cell>
          <table:table-cell office:value-type="string" calcext:value-type="string">
            <text:p>7.41</text:p>
          </table:table-cell>
          <table:table-cell table:number-columns-repeated="3"/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string" calcext:value-type="string">
            <text:p>KABEL USB A(M)/B(M) MINI USB 1,0M</text:p>
          </table:table-cell>
          <table:table-cell office:value-type="string" calcext:value-type="string">
            <text:p>9.99</text:p>
          </table:table-cell>
          <table:table-cell table:number-columns-repeated="3"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KABEL USB A(M)/B(M) MINI USB 2,0M <text:s text:c="5"/>TRAPEZOWA</text:p>
          </table:table-cell>
          <table:table-cell office:value-type="string" calcext:value-type="string">
            <text:p>9.99</text:p>
          </table:table-cell>
          <table:table-cell table:number-columns-repeated="3"/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string" calcext:value-type="string">
            <text:p>KABEL USB DATALINK DO PRZESY?ANIA DANYCH <text:s/>2M</text:p>
          </table:table-cell>
          <table:table-cell office:value-type="string" calcext:value-type="string">
            <text:p>39.50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KABEL USB DO DRUKARKI USB-CENTRONICS 36 PIN</text:p>
          </table:table-cell>
          <table:table-cell office:value-type="string" calcext:value-type="string">
            <text:p>67.00</text:p>
          </table:table-cell>
          <table:table-cell table:number-columns-repeated="3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KABEL VGA/FERRYT/DB 15M/5*BNC 2,0M</text:p>
          </table:table-cell>
          <table:table-cell office:value-type="string" calcext:value-type="string">
            <text:p>18.20</text:p>
          </table:table-cell>
          <table:table-cell table:number-columns-repeated="3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string" calcext:value-type="string">
            <text:p>KABEL ZASILAJ?CY - SERIAL ATA</text:p>
          </table:table-cell>
          <table:table-cell office:value-type="string" calcext:value-type="string">
            <text:p>8.25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ABEL ZASILAJ?CY 1,8M</text:p>
          </table:table-cell>
          <table:table-cell office:value-type="string" calcext:value-type="string">
            <text:p>3.47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KABEL ZASILAJ?CY 3,0M</text:p>
          </table:table-cell>
          <table:table-cell office:value-type="string" calcext:value-type="string">
            <text:p>4.62</text:p>
          </table:table-cell>
          <table:table-cell table:number-columns-repeated="3"/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string" calcext:value-type="string">
            <text:p>KABEL ZASILANIA ATX / P4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string" calcext:value-type="string">
            <text:p>KASETON DWUSTRONNY ZEWN?TRZNY MYCOLOR</text:p>
          </table:table-cell>
          <table:table-cell office:value-type="string" calcext:value-type="string">
            <text:p>599.00</text:p>
          </table:table-cell>
          <table:table-cell table:number-columns-repeated="3"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string" calcext:value-type="string">
            <text:p>KLAWIATURA <text:s/>+MYSZ <text:s/>EASYTOUCH BEZPRZEWODOWA FK861</text:p>
          </table:table-cell>
          <table:table-cell office:value-type="string" calcext:value-type="string">
            <text:p>86.64</text:p>
          </table:table-cell>
          <table:table-cell table:number-columns-repeated="3"/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string" calcext:value-type="string">
            <text:p>KLAWIATURA <text:s/>EASYTOUCH KB-1721 ALFA <text:s text:c="2"/>MM PS/2</text:p>
          </table:table-cell>
          <table:table-cell office:value-type="string" calcext:value-type="string">
            <text:p>22.62</text:p>
          </table:table-cell>
          <table:table-cell table:number-columns-repeated="3"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string" calcext:value-type="string">
            <text:p>KLAWIATURA <text:s/>EASYTOUCH KB-1825 DELTA <text:s/>MM PS/2 <text:s text:c="2"/>,</text:p>
          </table:table-cell>
          <table:table-cell office:value-type="string" calcext:value-type="string">
            <text:p>26.80</text:p>
          </table:table-cell>
          <table:table-cell table:number-columns-repeated="3"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string" calcext:value-type="string">
            <text:p>KLAWIATURA <text:s/>EASYTOUCH KB-1925 BETA <text:s text:c="2"/>MM PS/2 <text:s text:c="2"/>,</text:p>
          </table:table-cell>
          <table:table-cell office:value-type="string" calcext:value-type="string">
            <text:p>28.90</text:p>
          </table:table-cell>
          <table:table-cell table:number-columns-repeated="3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string" calcext:value-type="string">
            <text:p>KLAWIATURA <text:s/>EASYTOUCH KB-2125 GAMMA <text:s/>MM PS/2 <text:s text:c="2"/>,</text:p>
          </table:table-cell>
          <table:table-cell office:value-type="string" calcext:value-type="string">
            <text:p>28.43</text:p>
          </table:table-cell>
          <table:table-cell table:number-columns-repeated="3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string" calcext:value-type="string">
            <text:p>KLAWIATURA <text:s/>EASYTOUCH KB-2616 SIGMA <text:s/>MM PS/2</text:p>
          </table:table-cell>
          <table:table-cell office:value-type="string" calcext:value-type="string">
            <text:p>16.99</text:p>
          </table:table-cell>
          <table:table-cell table:number-columns-repeated="3"/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string" calcext:value-type="string">
            <text:p>KLAWIATURA <text:s/>EASYTOUCH KB-2625 OMEGA <text:s/>MM PS/2 <text:s text:c="2"/>,</text:p>
          </table:table-cell>
          <table:table-cell office:value-type="string" calcext:value-type="string">
            <text:p>38.24</text:p>
          </table:table-cell>
          <table:table-cell table:number-columns-repeated="3"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string" calcext:value-type="string">
            <text:p>KLAWIATURA <text:s/>EASYTOUCH LK-901 PS/2</text:p>
          </table:table-cell>
          <table:table-cell office:value-type="string" calcext:value-type="string">
            <text:p>10.99</text:p>
          </table:table-cell>
          <table:table-cell table:number-columns-repeated="3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string" calcext:value-type="string">
            <text:p>KLAWIATURA <text:s/>LINKWORLD LK-601 (C,BB) CZARNA PS/2</text:p>
          </table:table-cell>
          <table:table-cell office:value-type="string" calcext:value-type="string">
            <text:p>13.99</text:p>
          </table:table-cell>
          <table:table-cell table:number-columns-repeated="3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KLAWIATURA A4-TECH CAB-111 MULTIMEDIALNA</text:p>
          </table:table-cell>
          <table:table-cell office:value-type="string" calcext:value-type="string">
            <text:p>30.94</text:p>
          </table:table-cell>
          <table:table-cell table:number-columns-repeated="3"/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string" calcext:value-type="string">
            <text:p>KLAWIATURA A4-TECH KBS-21</text:p>
          </table:table-cell>
          <table:table-cell office:value-type="string" calcext:value-type="string">
            <text:p>29.70</text:p>
          </table:table-cell>
          <table:table-cell table:number-columns-repeated="3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string" calcext:value-type="string">
            <text:p>KLAWIATURA LOGITECH DELUXE ACCESS BOX</text:p>
          </table:table-cell>
          <table:table-cell office:value-type="string" calcext:value-type="string">
            <text:p>68.64</text:p>
          </table:table-cell>
          <table:table-cell table:number-columns-repeated="3"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string" calcext:value-type="string">
            <text:p>KLAWIATURA LOGITECH DELUXE OEM</text:p>
          </table:table-cell>
          <table:table-cell office:value-type="string" calcext:value-type="string">
            <text:p>31.99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string" calcext:value-type="string">
            <text:p>KLAWIATURA LOGITECH INTERNET NAVIGATOR SE USB/PS</text:p>
          </table:table-cell>
          <table:table-cell office:value-type="string" calcext:value-type="string">
            <text:p>147.34</text:p>
          </table:table-cell>
          <table:table-cell table:number-columns-repeated="3"/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string" calcext:value-type="string">
            <text:p>KLAWIATURA LOGITECH INTERNET OEM BIA?A PS/2</text:p>
          </table:table-cell>
          <table:table-cell office:value-type="string" calcext:value-type="string">
            <text:p>42.24</text:p>
          </table:table-cell>
          <table:table-cell table:number-columns-repeated="3"/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string" calcext:value-type="string">
            <text:p>KLAWIATURA LOGITECH INTERNET OEM CZARNA PS/2</text:p>
          </table:table-cell>
          <table:table-cell office:value-type="string" calcext:value-type="string">
            <text:p>46.94</text:p>
          </table:table-cell>
          <table:table-cell table:number-columns-repeated="3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KLAWIATURA LOGITECH OFFICE INTERNET OEM PS/2</text:p>
          </table:table-cell>
          <table:table-cell office:value-type="string" calcext:value-type="string">
            <text:p>54.28</text:p>
          </table:table-cell>
          <table:table-cell table:number-columns-repeated="3"/>
        </table:table-row>
        <table:table-row table:style-name="ro1">
          <table:table-cell office:value-type="float" office:value="10813" calcext:value-type="float">
            <text:p>10813</text:p>
          </table:table-cell>
          <table:table-cell office:value-type="string" calcext:value-type="string">
            <text:p>KLAWIATURA LOGITECH PREMIUM DESKTOP</text:p>
          </table:table-cell>
          <table:table-cell office:value-type="string" calcext:value-type="string">
            <text:p>137.50</text:p>
          </table:table-cell>
          <table:table-cell table:number-columns-repeated="3"/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KLAWIATURA LOGITECH VALUE OEM</text:p>
          </table:table-cell>
          <table:table-cell office:value-type="string" calcext:value-type="string">
            <text:p>24.42</text:p>
          </table:table-cell>
          <table:table-cell table:number-columns-repeated="3"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string" calcext:value-type="string">
            <text:p>KLAWIATURA+MYSZ A4-TECH BEZPRZEW,KBS-2348RP</text:p>
          </table:table-cell>
          <table:table-cell office:value-type="string" calcext:value-type="string">
            <text:p>129.99</text:p>
          </table:table-cell>
          <table:table-cell table:number-columns-repeated="3"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string" calcext:value-type="string">
            <text:p>KLAWIATURA+MYSZ A4-TECH BEZPRZEW,KBS-2548RP</text:p>
          </table:table-cell>
          <table:table-cell office:value-type="string" calcext:value-type="string">
            <text:p>129.60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KLAWIATURA+MYSZ A4-TECH BEZPRZEW,KBS-8533RP</text:p>
          </table:table-cell>
          <table:table-cell office:value-type="string" calcext:value-type="string">
            <text:p>129.60</text:p>
          </table:table-cell>
          <table:table-cell table:number-columns-repeated="3"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string" calcext:value-type="string">
            <text:p>KLAWIATURA+MYSZ A4-TECH BEZPRZEW,RF+215 X COMFOR</text:p>
          </table:table-cell>
          <table:table-cell office:value-type="string" calcext:value-type="string">
            <text:p>112.00</text:p>
          </table:table-cell>
          <table:table-cell table:number-columns-repeated="3"/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KLAWIATURA+MYSZ A4-TECH BEZPRZEW,RF+315</text:p>
          </table:table-cell>
          <table:table-cell office:value-type="string" calcext:value-type="string">
            <text:p>95.15</text:p>
          </table:table-cell>
          <table:table-cell table:number-columns-repeated="3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string" calcext:value-type="string">
            <text:p>KLAWIATURA+MYSZ A4-TECH BEZPRZEW,RF+315OPTO X CO</text:p>
          </table:table-cell>
          <table:table-cell office:value-type="string" calcext:value-type="string">
            <text:p>130.31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KLAWIATURA+MYSZ A4-TECH MYSZ BEZP,CAB+215RF X CO</text:p>
          </table:table-cell>
          <table:table-cell office:value-type="string" calcext:value-type="string">
            <text:p>53.90</text:p>
          </table:table-cell>
          <table:table-cell table:number-columns-repeated="3"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string" calcext:value-type="string">
            <text:p>KLAWIATURA+MYSZ BENQ JOY BOARD CORDLESS 805</text:p>
          </table:table-cell>
          <table:table-cell office:value-type="string" calcext:value-type="string">
            <text:p>154.99</text:p>
          </table:table-cell>
          <table:table-cell table:number-columns-repeated="3"/>
        </table:table-row>
        <table:table-row table:style-name="ro1">
          <table:table-cell office:value-type="float" office:value="11576" calcext:value-type="float">
            <text:p>11576</text:p>
          </table:table-cell>
          <table:table-cell office:value-type="string" calcext:value-type="string">
            <text:p>KLAWIATURA+MYSZ BENQ MINI BUDDY 6512ME</text:p>
          </table:table-cell>
          <table:table-cell office:value-type="string" calcext:value-type="string">
            <text:p>109.99</text:p>
          </table:table-cell>
          <table:table-cell table:number-columns-repeated="3"/>
        </table:table-row>
        <table:table-row table:style-name="ro1">
          <table:table-cell office:value-type="float" office:value="11578" calcext:value-type="float">
            <text:p>11578</text:p>
          </table:table-cell>
          <table:table-cell office:value-type="string" calcext:value-type="string">
            <text:p>KLAWIATURA+MYSZ BENQ RF CORDLESS AIR TOUCH LUXUR</text:p>
          </table:table-cell>
          <table:table-cell office:value-type="string" calcext:value-type="string">
            <text:p>139.99</text:p>
          </table:table-cell>
          <table:table-cell table:number-columns-repeated="3"/>
        </table:table-row>
        <table:table-row table:style-name="ro1">
          <table:table-cell office:value-type="float" office:value="10954" calcext:value-type="float">
            <text:p>10954</text:p>
          </table:table-cell>
          <table:table-cell office:value-type="string" calcext:value-type="string">
            <text:p>KLAWIATURA+MYSZ LOGITECH BEZPR,DESKTOP PRECISION</text:p>
          </table:table-cell>
          <table:table-cell office:value-type="string" calcext:value-type="string">
            <text:p>211.20</text:p>
          </table:table-cell>
          <table:table-cell table:number-columns-repeated="3"/>
        </table:table-row>
        <table:table-row table:style-name="ro1">
          <table:table-cell office:value-type="float" office:value="8996" calcext:value-type="float">
            <text:p>8996</text:p>
          </table:table-cell>
          <table:table-cell office:value-type="string" calcext:value-type="string">
            <text:p>KLAWIATURA+MYSZ LOGITECH BEZPRZEW,DESK,DELUX CZA</text:p>
          </table:table-cell>
          <table:table-cell office:value-type="string" calcext:value-type="string">
            <text:p>268.92</text:p>
          </table:table-cell>
          <table:table-cell table:number-columns-repeated="3"/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string" calcext:value-type="string">
            <text:p>KLAWIATURA+MYSZ LOGITECH BEZPRZEW,DESKTOP MX</text:p>
          </table:table-cell>
          <table:table-cell office:value-type="string" calcext:value-type="string">
            <text:p>399.00</text:p>
          </table:table-cell>
          <table:table-cell table:number-columns-repeated="3"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string" calcext:value-type="string">
            <text:p>KLAWIATURA+MYSZ LOGITECH BEZPRZEW,DESKTOP MX B-T</text:p>
          </table:table-cell>
          <table:table-cell office:value-type="string" calcext:value-type="string">
            <text:p>633.60</text:p>
          </table:table-cell>
          <table:table-cell table:number-columns-repeated="3"/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string" calcext:value-type="string">
            <text:p>KLAWIATURA+MYSZ LOGITECH BEZPRZEW,DINOVO MX B-T</text:p>
          </table:table-cell>
          <table:table-cell office:value-type="string" calcext:value-type="string">
            <text:p>1023.50</text:p>
          </table:table-cell>
          <table:table-cell table:number-columns-repeated="3"/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KONTROLER FIRE WIRE (2*Z??CZE+1WEW)+KABEL+SOFT</text:p>
          </table:table-cell>
          <table:table-cell office:value-type="string" calcext:value-type="string">
            <text:p>58.65</text:p>
          </table:table-cell>
          <table:table-cell table:number-columns-repeated="3"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KONTROLER LPT*1 PCI</text:p>
          </table:table-cell>
          <table:table-cell office:value-type="string" calcext:value-type="string">
            <text:p>36.80</text:p>
          </table:table-cell>
          <table:table-cell table:number-columns-repeated="3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KONTROLER RS232*2 + LPT*1 PCI</text:p>
          </table:table-cell>
          <table:table-cell office:value-type="string" calcext:value-type="string">
            <text:p>67.85</text:p>
          </table:table-cell>
          <table:table-cell table:number-columns-repeated="3"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KONTROLER RS232*2 PCI</text:p>
          </table:table-cell>
          <table:table-cell office:value-type="string" calcext:value-type="string">
            <text:p>59.90</text:p>
          </table:table-cell>
          <table:table-cell table:number-columns-repeated="3"/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string" calcext:value-type="string">
            <text:p>KONTROLER UDMA/133 PCI + KABEL</text:p>
          </table:table-cell>
          <table:table-cell office:value-type="string" calcext:value-type="string">
            <text:p>82.80</text:p>
          </table:table-cell>
          <table:table-cell table:number-columns-repeated="3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KONTROLER USB 1,1 2*PORT PCI</text:p>
          </table:table-cell>
          <table:table-cell office:value-type="string" calcext:value-type="string">
            <text:p>29.99</text:p>
          </table:table-cell>
          <table:table-cell table:number-columns-repeated="3"/>
        </table:table-row>
        <table:table-row table:style-name="ro1">
          <table:table-cell office:value-type="float" office:value="10917" calcext:value-type="float">
            <text:p>10917</text:p>
          </table:table-cell>
          <table:table-cell office:value-type="string" calcext:value-type="string">
            <text:p>KONTROLER USB 2,0 2*PORT PCI</text:p>
          </table:table-cell>
          <table:table-cell office:value-type="string" calcext:value-type="string">
            <text:p>45.00</text:p>
          </table:table-cell>
          <table:table-cell table:number-columns-repeated="3"/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KONTROLER USB 2,0 4*PORT PCI</text:p>
          </table:table-cell>
          <table:table-cell office:value-type="string" calcext:value-type="string">
            <text:p>39.00</text:p>
          </table:table-cell>
          <table:table-cell table:number-columns-repeated="3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KOSZT ZWROTU TOWAR?W HANDLOWYCH</text:p>
          </table:table-cell>
          <table:table-cell office:value-type="string" calcext:value-type="string">
            <text:p>0.00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MIKROFON EASYTOUCH JF-002 NA PODSTAWCE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string" calcext:value-type="string">
            <text:p>MIKROFON EASYTOUCH SM-001M NA PODSTAWCE</text:p>
          </table:table-cell>
          <table:table-cell office:value-type="string" calcext:value-type="string">
            <text:p>7.99</text:p>
          </table:table-cell>
          <table:table-cell table:number-columns-repeated="3"/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MONITOR <text:s/>AOC 7F 17" P?ASKI</text:p>
          </table:table-cell>
          <table:table-cell office:value-type="string" calcext:value-type="string">
            <text:p>375.00</text:p>
          </table:table-cell>
          <table:table-cell table:number-columns-repeated="3"/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MONITOR <text:s/>AOC 7K+ 17" P?ASKI <text:s text:c="14"/>TCO 03</text:p>
          </table:table-cell>
          <table:table-cell office:value-type="string" calcext:value-type="string">
            <text:p>435.00</text:p>
          </table:table-cell>
          <table:table-cell table:number-columns-repeated="3"/>
        </table:table-row>
        <table:table-row table:style-name="ro1">
          <table:table-cell office:value-type="float" office:value="11064" calcext:value-type="float">
            <text:p>11064</text:p>
          </table:table-cell>
          <table:table-cell office:value-type="string" calcext:value-type="string">
            <text:p>MONITOR <text:s/>AOC 9K+ 19" P?ASKI <text:s text:c="14"/>TCO 03</text:p>
          </table:table-cell>
          <table:table-cell office:value-type="string" calcext:value-type="string">
            <text:p>629.99</text:p>
          </table:table-cell>
          <table:table-cell table:number-columns-repeated="3"/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string" calcext:value-type="string">
            <text:p>MONITOR <text:s/>AOC FT700 17" P?ASKI</text:p>
          </table:table-cell>
          <table:table-cell office:value-type="string" calcext:value-type="string">
            <text:p>0.00</text:p>
          </table:table-cell>
          <table:table-cell table:number-columns-repeated="3"/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string" calcext:value-type="string">
            <text:p>MONITOR <text:s/>AOC LCD LM720A 17" MM <text:s text:c="11"/>TCO 99</text:p>
          </table:table-cell>
          <table:table-cell office:value-type="string" calcext:value-type="string">
            <text:p>1549.00</text:p>
          </table:table-cell>
          <table:table-cell table:number-columns-repeated="3"/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MONITOR <text:s/>AOC LCD LM919 19" <text:s text:c="15"/>TCO 99</text:p>
          </table:table-cell>
          <table:table-cell office:value-type="string" calcext:value-type="string">
            <text:p>2239.99</text:p>
          </table:table-cell>
          <table:table-cell table:number-columns-repeated="3"/>
        </table:table-row>
        <table:table-row table:style-name="ro1">
          <table:table-cell office:value-type="float" office:value="11319" calcext:value-type="float">
            <text:p>11319</text:p>
          </table:table-cell>
          <table:table-cell office:value-type="string" calcext:value-type="string">
            <text:p>MONITOR <text:s/>LITEON H1770NSL 17" CZARNO-SREBRNY</text:p>
          </table:table-cell>
          <table:table-cell office:value-type="string" calcext:value-type="string">
            <text:p>365.00</text:p>
          </table:table-cell>
          <table:table-cell table:number-columns-repeated="3"/>
        </table:table-row>
        <table:table-row table:style-name="ro1">
          <table:table-cell office:value-type="float" office:value="10712" calcext:value-type="float">
            <text:p>10712</text:p>
          </table:table-cell>
          <table:table-cell office:value-type="string" calcext:value-type="string">
            <text:p>MONITOR <text:s/>LITEON H1770NST 17" <text:s text:c="13"/>TCO 99</text:p>
          </table:table-cell>
          <table:table-cell office:value-type="string" calcext:value-type="string">
            <text:p>371.00</text:p>
          </table:table-cell>
          <table:table-cell table:number-columns-repeated="3"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string" calcext:value-type="string">
            <text:p>MONITOR <text:s/>MIRO A17NF96 17"DIAMONDTRON P?AS,TCO 99</text:p>
          </table:table-cell>
          <table:table-cell office:value-type="string" calcext:value-type="string">
            <text:p>599.00</text:p>
          </table:table-cell>
          <table:table-cell table:number-columns-repeated="3"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string" calcext:value-type="string">
            <text:p>MONITOR <text:s/>MIRO LCD FP178 17" <text:s text:c="14"/>TCO 99</text:p>
          </table:table-cell>
          <table:table-cell office:value-type="string" calcext:value-type="string">
            <text:p>1509.00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MONITOR <text:s/>MIRO LCD TD490 19" MM <text:s text:c="11"/>TCO 99</text:p>
          </table:table-cell>
          <table:table-cell office:value-type="string" calcext:value-type="string">
            <text:p>2499.00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string" calcext:value-type="string">
            <text:p>MONITOR <text:s/>MIRO P1772F 17" <text:s text:c="17"/>TCO 99</text:p>
          </table:table-cell>
          <table:table-cell office:value-type="string" calcext:value-type="string">
            <text:p>369.99</text:p>
          </table:table-cell>
          <table:table-cell table:number-columns-repeated="3"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string" calcext:value-type="string">
            <text:p>MONITOR <text:s/>MIRO P17F86I 17" <text:s text:c="9"/>P?ASKI TCO 99</text:p>
          </table:table-cell>
          <table:table-cell office:value-type="string" calcext:value-type="string">
            <text:p>425.00</text:p>
          </table:table-cell>
          <table:table-cell table:number-columns-repeated="3"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string" calcext:value-type="string">
            <text:p>MONITOR <text:s/>MIRO P17F98I 17" <text:s text:c="9"/>P?ASKI TCO 99</text:p>
          </table:table-cell>
          <table:table-cell office:value-type="string" calcext:value-type="string">
            <text:p>479.00</text:p>
          </table:table-cell>
          <table:table-cell table:number-columns-repeated="3"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string" calcext:value-type="string">
            <text:p>MONITOR <text:s/>MIRO P1998F 19" <text:s text:c="17"/>TCO 99</text:p>
          </table:table-cell>
          <table:table-cell office:value-type="string" calcext:value-type="string">
            <text:p>609.00</text:p>
          </table:table-cell>
          <table:table-cell table:number-columns-repeated="3"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MONITOR <text:s/>MIRO P19F98 19" <text:s text:c="10"/>P?ASKI TCO 99</text:p>
          </table:table-cell>
          <table:table-cell office:value-type="string" calcext:value-type="string">
            <text:p>719.00</text:p>
          </table:table-cell>
          <table:table-cell table:number-columns-repeated="3"/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string" calcext:value-type="string">
            <text:p>MONITOR <text:s/>NEC FE2111SB 22" DIAMONDTRON <text:s text:c="4"/>TCO 99</text:p>
          </table:table-cell>
          <table:table-cell office:value-type="string" calcext:value-type="string">
            <text:p>2309.00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string" calcext:value-type="string">
            <text:p>MONITOR <text:s/>NEC FE770 17" CLEARFLAT <text:s text:c="9"/>TCO 99</text:p>
          </table:table-cell>
          <table:table-cell office:value-type="string" calcext:value-type="string">
            <text:p>474.00</text:p>
          </table:table-cell>
          <table:table-cell table:number-columns-repeated="3"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MONITOR <text:s/>NEC FE770 17" CLEARFLAT <text:s text:c="2"/>CZARNY TCO 99</text:p>
          </table:table-cell>
          <table:table-cell office:value-type="string" calcext:value-type="string">
            <text:p>494.00</text:p>
          </table:table-cell>
          <table:table-cell table:number-columns-repeated="3"/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string" calcext:value-type="string">
            <text:p>MONITOR <text:s/>NEC FE990 19" CLEARFLAT <text:s text:c="9"/>TCO 99</text:p>
          </table:table-cell>
          <table:table-cell office:value-type="string" calcext:value-type="string">
            <text:p>809.00</text:p>
          </table:table-cell>
          <table:table-cell table:number-columns-repeated="3"/>
        </table:table-row>
        <table:table-row table:style-name="ro1">
          <table:table-cell office:value-type="float" office:value="11372" calcext:value-type="float">
            <text:p>11372</text:p>
          </table:table-cell>
          <table:table-cell office:value-type="string" calcext:value-type="string">
            <text:p>MONITOR <text:s/>NEC FE991SB 19" DIAMONDTRON <text:s text:c="5"/>TCO 03</text:p>
          </table:table-cell>
          <table:table-cell office:value-type="string" calcext:value-type="string">
            <text:p>959.00</text:p>
          </table:table-cell>
          <table:table-cell table:number-columns-repeated="3"/>
        </table:table-row>
        <table:table-row table:style-name="ro1">
          <table:table-cell office:value-type="float" office:value="10483" calcext:value-type="float">
            <text:p>10483</text:p>
          </table:table-cell>
          <table:table-cell office:value-type="string" calcext:value-type="string">
            <text:p>MONITOR <text:s/>NEC LCD <text:s/>51VM 15" MM <text:s text:c="5"/>CZARNY TCO 99</text:p>
          </table:table-cell>
          <table:table-cell office:value-type="string" calcext:value-type="string">
            <text:p>1339.00</text:p>
          </table:table-cell>
          <table:table-cell table:number-columns-repeated="3"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string" calcext:value-type="string">
            <text:p>MONITOR <text:s/>NEC LCD <text:s/>91VM 19" MM <text:s text:c="5"/>CZARNY TCO 99</text:p>
          </table:table-cell>
          <table:table-cell office:value-type="string" calcext:value-type="string">
            <text:p>2599.00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string" calcext:value-type="string">
            <text:p>MONITOR <text:s/>NEC LCD 1560NX 15" <text:s text:c="14"/>TCO 99</text:p>
          </table:table-cell>
          <table:table-cell office:value-type="string" calcext:value-type="string">
            <text:p>1419.00</text:p>
          </table:table-cell>
          <table:table-cell table:number-columns-repeated="3"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MONITOR <text:s/>NEC LCD 1560NX 15" <text:s text:c="7"/>CZARNY TCO 99</text:p>
          </table:table-cell>
          <table:table-cell office:value-type="string" calcext:value-type="string">
            <text:p>1449.00</text:p>
          </table:table-cell>
          <table:table-cell table:number-columns-repeated="3"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MONITOR <text:s/>NEC LCD 1701 17" <text:s text:c="16"/>TCO 99</text:p>
          </table:table-cell>
          <table:table-cell office:value-type="string" calcext:value-type="string">
            <text:p>1629.00</text:p>
          </table:table-cell>
          <table:table-cell table:number-columns-repeated="3"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MONITOR <text:s/>NEC LCD 1701 17" <text:s text:c="9"/>CZARNY TCO 99</text:p>
          </table:table-cell>
          <table:table-cell office:value-type="string" calcext:value-type="string">
            <text:p>1629.00</text:p>
          </table:table-cell>
          <table:table-cell table:number-columns-repeated="3"/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MONITOR <text:s/>NEC LCD 1760NX 17" <text:s text:c="14"/>TCO 03</text:p>
          </table:table-cell>
          <table:table-cell office:value-type="string" calcext:value-type="string">
            <text:p>1849.00</text:p>
          </table:table-cell>
          <table:table-cell table:number-columns-repeated="3"/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MONITOR <text:s/>NEC LCD 1760VM 17" MM <text:s text:c="11"/>TCO 99</text:p>
          </table:table-cell>
          <table:table-cell office:value-type="string" calcext:value-type="string">
            <text:p>1969.00</text:p>
          </table:table-cell>
          <table:table-cell table:number-columns-repeated="3"/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MONITOR <text:s/>NEC LCD 1760VM 17" MM <text:s text:c="4"/>CZARNY TCO 99</text:p>
          </table:table-cell>
          <table:table-cell office:value-type="string" calcext:value-type="string">
            <text:p>2019.00</text:p>
          </table:table-cell>
          <table:table-cell table:number-columns-repeated="3"/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string" calcext:value-type="string">
            <text:p>MONITOR <text:s/>NEC LCD 1960NX 19" <text:s text:c="14"/>TCO 03</text:p>
          </table:table-cell>
          <table:table-cell office:value-type="string" calcext:value-type="string">
            <text:p>2919.00</text:p>
          </table:table-cell>
          <table:table-cell table:number-columns-repeated="3"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string" calcext:value-type="string">
            <text:p>MONITOR <text:s/>PROCOMP LCD E-7S 17" MM SREBR-CZARNY</text:p>
          </table:table-cell>
          <table:table-cell office:value-type="string" calcext:value-type="string">
            <text:p>1389.00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string" calcext:value-type="string">
            <text:p>MONITOR <text:s/>PROCOMP LCD M17A 17" MM SREBR-CZARNY</text:p>
          </table:table-cell>
          <table:table-cell office:value-type="string" calcext:value-type="string">
            <text:p>1379.00</text:p>
          </table:table-cell>
          <table:table-cell table:number-columns-repeated="3"/>
        </table:table-row>
        <table:table-row table:style-name="ro2">
          <table:table-cell office:value-type="float" office:value="8504" calcext:value-type="float">
            <text:p>8504</text:p>
          </table:table-cell>
          <table:table-cell office:value-type="string" calcext:value-type="string">
            <text:p>MONITOR LG  STUDIOWORKS 500E 15",320.90,1,1</text:p>
            <text:p>7896,"MONITOR LG FLATRON F700B 17"              TCO 99</text:p>
          </table:table-cell>
          <table:table-cell office:value-type="string" calcext:value-type="string">
            <text:p>518.99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string" calcext:value-type="string">
            <text:p>MONITOR LG FLATRON F700P 17" <text:s text:c="13"/>TCO 99</text:p>
          </table:table-cell>
          <table:table-cell office:value-type="string" calcext:value-type="string">
            <text:p>567.99</text:p>
          </table:table-cell>
          <table:table-cell table:number-columns-repeated="3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MONITOR LG FLATRON F900B 19" <text:s text:c="13"/>TCO 99</text:p>
          </table:table-cell>
          <table:table-cell office:value-type="string" calcext:value-type="string">
            <text:p>859.00</text:p>
          </table:table-cell>
          <table:table-cell table:number-columns-repeated="3"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string" calcext:value-type="string">
            <text:p>MONITOR LG FLATRON F900P 19" <text:s text:c="13"/>TCO 99</text:p>
          </table:table-cell>
          <table:table-cell office:value-type="string" calcext:value-type="string">
            <text:p>969.99</text:p>
          </table:table-cell>
          <table:table-cell table:number-columns-repeated="3"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string" calcext:value-type="string">
            <text:p>MONITOR LG FLATRON-EZ T710BH 17" <text:s text:c="9"/>TCO 99</text:p>
          </table:table-cell>
          <table:table-cell office:value-type="string" calcext:value-type="string">
            <text:p>469.90</text:p>
          </table:table-cell>
          <table:table-cell table:number-columns-repeated="3"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MONITOR LG FLATRON-EZ T710PH 17" <text:s text:c="9"/>TCO 03</text:p>
          </table:table-cell>
          <table:table-cell office:value-type="string" calcext:value-type="string">
            <text:p>489.90</text:p>
          </table:table-cell>
          <table:table-cell table:number-columns-repeated="3"/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string" calcext:value-type="string">
            <text:p>MONITOR LG FLATRON-EZ T910B 19" <text:s text:c="10"/>TCO 99</text:p>
          </table:table-cell>
          <table:table-cell office:value-type="string" calcext:value-type="string">
            <text:p>789.00</text:p>
          </table:table-cell>
          <table:table-cell table:number-columns-repeated="3"/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string" calcext:value-type="string">
            <text:p>MONITOR LG FLATRON-EZ T910BU 19" <text:s text:c="9"/>TCO 99</text:p>
          </table:table-cell>
          <table:table-cell office:value-type="string" calcext:value-type="string">
            <text:p>799.99</text:p>
          </table:table-cell>
          <table:table-cell table:number-columns-repeated="3"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string" calcext:value-type="string">
            <text:p>MONITOR LG LCD L1510S 15" SREBRNO-SZARY</text:p>
          </table:table-cell>
          <table:table-cell office:value-type="string" calcext:value-type="string">
            <text:p>1229.99</text:p>
          </table:table-cell>
          <table:table-cell table:number-columns-repeated="3"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MONITOR LG LCD L1511S 15" SREBRNO-SZARY</text:p>
          </table:table-cell>
          <table:table-cell office:value-type="string" calcext:value-type="string">
            <text:p>1244.99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MONITOR LG LCD L1515S 15" SZARY</text:p>
          </table:table-cell>
          <table:table-cell office:value-type="string" calcext:value-type="string">
            <text:p>1216.99</text:p>
          </table:table-cell>
          <table:table-cell table:number-columns-repeated="3"/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string" calcext:value-type="string">
            <text:p>MONITOR LG LCD L1710B 17" SREBRNO-SZARY</text:p>
          </table:table-cell>
          <table:table-cell office:value-type="string" calcext:value-type="string">
            <text:p>1714.99</text:p>
          </table:table-cell>
          <table:table-cell table:number-columns-repeated="3"/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string" calcext:value-type="string">
            <text:p>MONITOR LG LCD L1710S 17" SREBRNO-SZARY</text:p>
          </table:table-cell>
          <table:table-cell office:value-type="string" calcext:value-type="string">
            <text:p>1609.99</text:p>
          </table:table-cell>
          <table:table-cell table:number-columns-repeated="3"/>
        </table:table-row>
        <table:table-row table:style-name="ro1">
          <table:table-cell office:value-type="float" office:value="10995" calcext:value-type="float">
            <text:p>10995</text:p>
          </table:table-cell>
          <table:table-cell office:value-type="string" calcext:value-type="string">
            <text:p>MONITOR LG LCD L1715S 17" SREBRNO-SZARY</text:p>
          </table:table-cell>
          <table:table-cell office:value-type="string" calcext:value-type="string">
            <text:p>1598.89</text:p>
          </table:table-cell>
          <table:table-cell table:number-columns-repeated="3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MONITOR LG LCD L1720B 17" SZARO-CZARNY</text:p>
          </table:table-cell>
          <table:table-cell office:value-type="string" calcext:value-type="string">
            <text:p>1639.89</text:p>
          </table:table-cell>
          <table:table-cell table:number-columns-repeated="3"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string" calcext:value-type="string">
            <text:p>MONITOR SAMSUNG 753DFX 17" OSD CZARNO-SREBRNY</text:p>
          </table:table-cell>
          <table:table-cell office:value-type="string" calcext:value-type="string">
            <text:p>473.99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string" calcext:value-type="string">
            <text:p>MONITOR SAMSUNG 753DFX 17" OSD DYNAFLAT</text:p>
          </table:table-cell>
          <table:table-cell office:value-type="string" calcext:value-type="string">
            <text:p>473.99</text:p>
          </table:table-cell>
          <table:table-cell table:number-columns-repeated="3"/>
        </table:table-row>
        <table:table-row table:style-name="ro1">
          <table:table-cell office:value-type="float" office:value="11137" calcext:value-type="float">
            <text:p>11137</text:p>
          </table:table-cell>
          <table:table-cell office:value-type="string" calcext:value-type="string">
            <text:p>MONITOR SAMSUNG 753DFX 17" OSD DYNAFLAT <text:s text:c="2"/>TCO 03</text:p>
          </table:table-cell>
          <table:table-cell office:value-type="string" calcext:value-type="string">
            <text:p>473.99</text:p>
          </table:table-cell>
          <table:table-cell table:number-columns-repeated="3"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MONITOR SAMSUNG 753S 17" OSD <text:s text:c="13"/>TCO 03</text:p>
          </table:table-cell>
          <table:table-cell office:value-type="string" calcext:value-type="string">
            <text:p>409.99</text:p>
          </table:table-cell>
          <table:table-cell table:number-columns-repeated="3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MONITOR SAMSUNG 753S 17" OSD TCO99</text:p>
          </table:table-cell>
          <table:table-cell office:value-type="string" calcext:value-type="string">
            <text:p>399.99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MONITOR SAMSUNG 755DFX 17" OSD DYNAFLAT <text:s text:c="2"/>TCO 03</text:p>
          </table:table-cell>
          <table:table-cell office:value-type="string" calcext:value-type="string">
            <text:p>508.99</text:p>
          </table:table-cell>
          <table:table-cell table:number-columns-repeated="3"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string" calcext:value-type="string">
            <text:p>MONITOR SAMSUNG 757DFX 17" OSD DYNAFLAT <text:s text:c="2"/>TCO 03</text:p>
          </table:table-cell>
          <table:table-cell office:value-type="string" calcext:value-type="string">
            <text:p>596.99</text:p>
          </table:table-cell>
          <table:table-cell table:number-columns-repeated="3"/>
        </table:table-row>
        <table:table-row table:style-name="ro1">
          <table:table-cell office:value-type="float" office:value="10715" calcext:value-type="float">
            <text:p>10715</text:p>
          </table:table-cell>
          <table:table-cell office:value-type="string" calcext:value-type="string">
            <text:p>MONITOR SAMSUNG 757MB 17" OSD <text:s text:c="12"/>TCO 03</text:p>
          </table:table-cell>
          <table:table-cell office:value-type="string" calcext:value-type="string">
            <text:p>625.99</text:p>
          </table:table-cell>
          <table:table-cell table:number-columns-repeated="3"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MONITOR SAMSUNG 763MB 17" OSD</text:p>
          </table:table-cell>
          <table:table-cell office:value-type="string" calcext:value-type="string">
            <text:p>494.99</text:p>
          </table:table-cell>
          <table:table-cell table:number-columns-repeated="3"/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string" calcext:value-type="string">
            <text:p>MONITOR SAMSUNG 763MB 17" OSD <text:s text:c="12"/>TCO 03</text:p>
          </table:table-cell>
          <table:table-cell office:value-type="string" calcext:value-type="string">
            <text:p>493.99</text:p>
          </table:table-cell>
          <table:table-cell table:number-columns-repeated="3"/>
        </table:table-row>
        <table:table-row table:style-name="ro1">
          <table:table-cell office:value-type="float" office:value="10419" calcext:value-type="float">
            <text:p>10419</text:p>
          </table:table-cell>
          <table:table-cell office:value-type="string" calcext:value-type="string">
            <text:p>MONITOR SAMSUNG 765MB 17" OSD <text:s text:c="12"/>TCO 03</text:p>
          </table:table-cell>
          <table:table-cell office:value-type="string" calcext:value-type="string">
            <text:p>531.99</text:p>
          </table:table-cell>
          <table:table-cell table:number-columns-repeated="3"/>
        </table:table-row>
        <table:table-row table:style-name="ro1">
          <table:table-cell office:value-type="float" office:value="10593" calcext:value-type="float">
            <text:p>10593</text:p>
          </table:table-cell>
          <table:table-cell office:value-type="string" calcext:value-type="string">
            <text:p>MONITOR SAMSUNG 957MB 19" OSD <text:s text:c="12"/>TCO 03</text:p>
          </table:table-cell>
          <table:table-cell office:value-type="string" calcext:value-type="string">
            <text:p>875.00</text:p>
          </table:table-cell>
          <table:table-cell table:number-columns-repeated="3"/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string" calcext:value-type="string">
            <text:p>MONITOR SAMSUNG LCD 152B 15" SREBRNY</text:p>
          </table:table-cell>
          <table:table-cell office:value-type="string" calcext:value-type="string">
            <text:p>1375.00</text:p>
          </table:table-cell>
          <table:table-cell table:number-columns-repeated="3"/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string" calcext:value-type="string">
            <text:p>MONITOR SAMSUNG LCD 152N 15" SREBRNY OBROTOWY</text:p>
          </table:table-cell>
          <table:table-cell office:value-type="string" calcext:value-type="string">
            <text:p>1295.00</text:p>
          </table:table-cell>
          <table:table-cell table:number-columns-repeated="3"/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MONITOR SAMSUNG LCD 152T 15" SREBRNY</text:p>
          </table:table-cell>
          <table:table-cell office:value-type="string" calcext:value-type="string">
            <text:p>1480.00</text:p>
          </table:table-cell>
          <table:table-cell table:number-columns-repeated="3"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MONITOR SAMSUNG LCD 171P 17" SREBRNY OBROTOWY</text:p>
          </table:table-cell>
          <table:table-cell office:value-type="string" calcext:value-type="string">
            <text:p>2099.00</text:p>
          </table:table-cell>
          <table:table-cell table:number-columns-repeated="3"/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string" calcext:value-type="string">
            <text:p>MONITOR SAMSUNG LCD 172N 17" SREBRNY OBROTOWY</text:p>
          </table:table-cell>
          <table:table-cell office:value-type="string" calcext:value-type="string">
            <text:p>1639.99</text:p>
          </table:table-cell>
          <table:table-cell table:number-columns-repeated="3"/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string" calcext:value-type="string">
            <text:p>MONITOR SAMSUNG LCD 172S 17" SREBRNY</text:p>
          </table:table-cell>
          <table:table-cell office:value-type="string" calcext:value-type="string">
            <text:p>1709.00</text:p>
          </table:table-cell>
          <table:table-cell table:number-columns-repeated="3"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MONITOR SAMSUNG LCD 172T 17" SREBRNY</text:p>
          </table:table-cell>
          <table:table-cell office:value-type="string" calcext:value-type="string">
            <text:p>1990.00</text:p>
          </table:table-cell>
          <table:table-cell table:number-columns-repeated="3"/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string" calcext:value-type="string">
            <text:p>MONITOR SAMSUNG LCD 172V 17" SREBRNY</text:p>
          </table:table-cell>
          <table:table-cell office:value-type="string" calcext:value-type="string">
            <text:p>1529.00</text:p>
          </table:table-cell>
          <table:table-cell table:number-columns-repeated="3"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MONITOR SAMSUNG LCD 172W 17" SREBRNY <text:s/>15:9</text:p>
          </table:table-cell>
          <table:table-cell office:value-type="string" calcext:value-type="string">
            <text:p>1739.00</text:p>
          </table:table-cell>
          <table:table-cell table:number-columns-repeated="3"/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MONITOR SAMSUNG LCD 173T 17" SREBR,OBROT, TCO 03</text:p>
          </table:table-cell>
          <table:table-cell office:value-type="string" calcext:value-type="string">
            <text:p>2099.00</text:p>
          </table:table-cell>
          <table:table-cell table:number-columns-repeated="3"/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string" calcext:value-type="string">
            <text:p>MONITOR SAMSUNG LCD 174T 17" SREBRNY DVI</text:p>
          </table:table-cell>
          <table:table-cell office:value-type="string" calcext:value-type="string">
            <text:p>1835.00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ONITOR SPLITTER MVS-104 (1 KOMPUTER-4 MONITORY)</text:p>
          </table:table-cell>
          <table:table-cell office:value-type="string" calcext:value-type="string">
            <text:p>139.00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ONITOR SPLITTER MVS-108 (1 KOMPUTER-8 MONITOR?W</text:p>
          </table:table-cell>
          <table:table-cell office:value-type="string" calcext:value-type="string">
            <text:p>189.00</text:p>
          </table:table-cell>
          <table:table-cell table:number-columns-repeated="3"/>
        </table:table-row>
        <table:table-row table:style-name="ro1">
          <table:table-cell office:value-type="float" office:value="10889" calcext:value-type="float">
            <text:p>10889</text:p>
          </table:table-cell>
          <table:table-cell office:value-type="string" calcext:value-type="string">
            <text:p>MS FRONTPAGE 2003 PL</text:p>
          </table:table-cell>
          <table:table-cell office:value-type="string" calcext:value-type="string">
            <text:p>699.00</text:p>
          </table:table-cell>
          <table:table-cell table:number-columns-repeated="3"/>
        </table:table-row>
        <table:table-row table:style-name="ro1">
          <table:table-cell office:value-type="float" office:value="10745" calcext:value-type="float">
            <text:p>10745</text:p>
          </table:table-cell>
          <table:table-cell office:value-type="string" calcext:value-type="string">
            <text:p>MS MOLP NO?IK - OFFICE 2003 STD PL</text:p>
          </table:table-cell>
          <table:table-cell office:value-type="string" calcext:value-type="string">
            <text:p>114.99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S MOLP NO?IK - OFFICE XP STD PL</text:p>
          </table:table-cell>
          <table:table-cell office:value-type="string" calcext:value-type="string">
            <text:p>114.99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MS MOLP NO?IK - WINDOWS SERWER 2003 STD PL</text:p>
          </table:table-cell>
          <table:table-cell office:value-type="string" calcext:value-type="string">
            <text:p>114.99</text:p>
          </table:table-cell>
          <table:table-cell table:number-columns-repeated="3"/>
        </table:table-row>
        <table:table-row table:style-name="ro1">
          <table:table-cell office:value-type="float" office:value="10617" calcext:value-type="float">
            <text:p>10617</text:p>
          </table:table-cell>
          <table:table-cell office:value-type="string" calcext:value-type="string">
            <text:p>MS OFFICE 2003 <text:s/>BASIC PL OEM</text:p>
          </table:table-cell>
          <table:table-cell office:value-type="string" calcext:value-type="string">
            <text:p>689.99</text:p>
          </table:table-cell>
          <table:table-cell table:number-columns-repeated="3"/>
        </table:table-row>
        <table:table-row table:style-name="ro1">
          <table:table-cell office:value-type="float" office:value="10619" calcext:value-type="float">
            <text:p>10619</text:p>
          </table:table-cell>
          <table:table-cell office:value-type="string" calcext:value-type="string">
            <text:p>MS OFFICE 2003 <text:s/>SBE PL OEM</text:p>
          </table:table-cell>
          <table:table-cell office:value-type="string" calcext:value-type="string">
            <text:p>899.99</text:p>
          </table:table-cell>
          <table:table-cell table:number-columns-repeated="3"/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string" calcext:value-type="string">
            <text:p>MS OFFICE 2003 PRO EDU PL BOX</text:p>
          </table:table-cell>
          <table:table-cell office:value-type="string" calcext:value-type="string">
            <text:p>629.00</text:p>
          </table:table-cell>
          <table:table-cell table:number-columns-repeated="3"/>
        </table:table-row>
        <table:table-row table:style-name="ro1">
          <table:table-cell office:value-type="float" office:value="10948" calcext:value-type="float">
            <text:p>10948</text:p>
          </table:table-cell>
          <table:table-cell office:value-type="string" calcext:value-type="string">
            <text:p>MS OFFICE 2003 PRO PL BOX (WORKS BOX + OFFI UPG)</text:p>
          </table:table-cell>
          <table:table-cell office:value-type="string" calcext:value-type="string">
            <text:p>1399.99</text:p>
          </table:table-cell>
          <table:table-cell table:number-columns-repeated="3"/>
        </table:table-row>
        <table:table-row table:style-name="ro1">
          <table:table-cell office:value-type="float" office:value="10869" calcext:value-type="float">
            <text:p>10869</text:p>
          </table:table-cell>
          <table:table-cell office:value-type="string" calcext:value-type="string">
            <text:p>MS OFFICE 2003 STD EDU PL BOX</text:p>
          </table:table-cell>
          <table:table-cell office:value-type="string" calcext:value-type="string">
            <text:p>469.00</text:p>
          </table:table-cell>
          <table:table-cell table:number-columns-repeated="3"/>
        </table:table-row>
        <table:table-row table:style-name="ro1">
          <table:table-cell office:value-type="float" office:value="10569" calcext:value-type="float">
            <text:p>10569</text:p>
          </table:table-cell>
          <table:table-cell office:value-type="string" calcext:value-type="string">
            <text:p>MS OFFICE 2003 STD PL BOX (DLA UCZNI?W I NAUCZ,)</text:p>
          </table:table-cell>
          <table:table-cell office:value-type="string" calcext:value-type="string">
            <text:p>329.99</text:p>
          </table:table-cell>
          <table:table-cell table:number-columns-repeated="3"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MS OFFICE 2003 STD PL BOX (WORKS BOX + OFFI UPG)</text:p>
          </table:table-cell>
          <table:table-cell office:value-type="string" calcext:value-type="string">
            <text:p>1099.0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S OFFICE XP PROFESSIONAL CD/PL BOX</text:p>
          </table:table-cell>
          <table:table-cell office:value-type="string" calcext:value-type="string">
            <text:p>1789.00</text:p>
          </table:table-cell>
          <table:table-cell table:number-columns-repeated="3"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MS OFFICE XP PROFESSIONAL CD/PL OEM</text:p>
          </table:table-cell>
          <table:table-cell office:value-type="string" calcext:value-type="string">
            <text:p>1549.99</text:p>
          </table:table-cell>
          <table:table-cell table:number-columns-repeated="3"/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MS OFFICE XP SBE CD/PL OEM</text:p>
          </table:table-cell>
          <table:table-cell office:value-type="string" calcext:value-type="string">
            <text:p>1024.99</text:p>
          </table:table-cell>
          <table:table-cell table:number-columns-repeated="3"/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MS OFFICE XP STD CD/PL BOX</text:p>
          </table:table-cell>
          <table:table-cell office:value-type="string" calcext:value-type="string">
            <text:p>1499.00</text:p>
          </table:table-cell>
          <table:table-cell table:number-columns-repeated="3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MS WINDOWS 2000 PROFESSIONAL OEM PL</text:p>
          </table:table-cell>
          <table:table-cell office:value-type="string" calcext:value-type="string">
            <text:p>513.99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MS WINDOWS 98 SECOND EDITION OEM PL</text:p>
          </table:table-cell>
          <table:table-cell office:value-type="string" calcext:value-type="string">
            <text:p>337.99</text:p>
          </table:table-cell>
          <table:table-cell table:number-columns-repeated="3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MS WINDOWS MILLENNIUM EDITION OEM PL</text:p>
          </table:table-cell>
          <table:table-cell office:value-type="string" calcext:value-type="string">
            <text:p>354.99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S WINDOWS XP HOME EDITION OEM PL</text:p>
          </table:table-cell>
          <table:table-cell office:value-type="string" calcext:value-type="string">
            <text:p>317.99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string" calcext:value-type="string">
            <text:p>MS WINDOWS XP PROFESSIONAL BOX PL</text:p>
          </table:table-cell>
          <table:table-cell office:value-type="string" calcext:value-type="string">
            <text:p>1199.00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S WINDOWS XP PROFESSIONAL OEM PL</text:p>
          </table:table-cell>
          <table:table-cell office:value-type="string" calcext:value-type="string">
            <text:p>511.99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MS WORD 2002 OEM PL</text:p>
          </table:table-cell>
          <table:table-cell office:value-type="string" calcext:value-type="string">
            <text:p>409.99</text:p>
          </table:table-cell>
          <table:table-cell table:number-columns-repeated="3"/>
        </table:table-row>
        <table:table-row table:style-name="ro1">
          <table:table-cell office:value-type="float" office:value="10649" calcext:value-type="float">
            <text:p>10649</text:p>
          </table:table-cell>
          <table:table-cell office:value-type="string" calcext:value-type="string">
            <text:p>MS WORD 2003 OEM PL</text:p>
          </table:table-cell>
          <table:table-cell office:value-type="string" calcext:value-type="string">
            <text:p>404.99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MS WORKS 7,0 OEM PL</text:p>
          </table:table-cell>
          <table:table-cell office:value-type="string" calcext:value-type="string">
            <text:p>88.99</text:p>
          </table:table-cell>
          <table:table-cell table:number-columns-repeated="3"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string" calcext:value-type="string">
            <text:p>MYSZ <text:s/>EASYTOUCH DS-2001M PS/2 1*SCROLL</text:p>
          </table:table-cell>
          <table:table-cell office:value-type="string" calcext:value-type="string">
            <text:p>7.40</text:p>
          </table:table-cell>
          <table:table-cell table:number-columns-repeated="3"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string" calcext:value-type="string">
            <text:p>MYSZ <text:s/>EASYTOUCH DS-2003 PS/2 OPTYCZNA 1*SCROLL</text:p>
          </table:table-cell>
          <table:table-cell office:value-type="string" calcext:value-type="string">
            <text:p>24.64</text:p>
          </table:table-cell>
          <table:table-cell table:number-columns-repeated="3"/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MYSZ <text:s/>EASYTOUCH DS-2005 PS/2 <text:s text:c="9"/>1*SCROLL</text:p>
          </table:table-cell>
          <table:table-cell office:value-type="string" calcext:value-type="string">
            <text:p>8.24</text:p>
          </table:table-cell>
          <table:table-cell table:number-columns-repeated="3"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string" calcext:value-type="string">
            <text:p>MYSZ <text:s/>EASYTOUCH DS-2009 PS/2 RADIOWA <text:s/>1*SCROLL</text:p>
          </table:table-cell>
          <table:table-cell office:value-type="string" calcext:value-type="string">
            <text:p>28.42</text:p>
          </table:table-cell>
          <table:table-cell table:number-columns-repeated="3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MYSZ <text:s/>EASYTOUCH DS-2016 PS/2 OPTYCZNA 1*SCROLL</text:p>
          </table:table-cell>
          <table:table-cell office:value-type="string" calcext:value-type="string">
            <text:p>32.05</text:p>
          </table:table-cell>
          <table:table-cell table:number-columns-repeated="3"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string" calcext:value-type="string">
            <text:p>MYSZ <text:s/>EASYTOUCH DS-2036 PS/2 OPTYCZNA 1*SCROLL</text:p>
          </table:table-cell>
          <table:table-cell office:value-type="string" calcext:value-type="string">
            <text:p>27.81</text:p>
          </table:table-cell>
          <table:table-cell table:number-columns-repeated="3"/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string" calcext:value-type="string">
            <text:p>MYSZ <text:s/>EASYTOUCH DS-2038 PS/2 OPTO/RADIO 1*SCROLL</text:p>
          </table:table-cell>
          <table:table-cell office:value-type="string" calcext:value-type="string">
            <text:p>55.82</text:p>
          </table:table-cell>
          <table:table-cell table:number-columns-repeated="3"/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string" calcext:value-type="string">
            <text:p>MYSZ <text:s/>EASYTOUCH DS-2039 USB <text:s/>OPTYCZNA 1*SCROLL</text:p>
          </table:table-cell>
          <table:table-cell office:value-type="string" calcext:value-type="string">
            <text:p>26.25</text:p>
          </table:table-cell>
          <table:table-cell table:number-columns-repeated="3"/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string" calcext:value-type="string">
            <text:p>MYSZ <text:s/>EASYTOUCH DS-2047 PS/2 OPTYCZNA 1*SCROLL</text:p>
          </table:table-cell>
          <table:table-cell office:value-type="string" calcext:value-type="string">
            <text:p>25.69</text:p>
          </table:table-cell>
          <table:table-cell table:number-columns-repeated="3"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MYSZ <text:s/>EASYTOUCH DS-2055 PS/2+USB OPTYCZNA</text:p>
          </table:table-cell>
          <table:table-cell office:value-type="string" calcext:value-type="string">
            <text:p>29.99</text:p>
          </table:table-cell>
          <table:table-cell table:number-columns-repeated="3"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string" calcext:value-type="string">
            <text:p>MYSZ <text:s/>EASYTOUCH DS-2055 USB OPTYCZNA</text:p>
          </table:table-cell>
          <table:table-cell office:value-type="string" calcext:value-type="string">
            <text:p>28.50</text:p>
          </table:table-cell>
          <table:table-cell table:number-columns-repeated="3"/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string" calcext:value-type="string">
            <text:p>MYSZ <text:s/>EASYTOUCH DS-2058 USB OPTYCZNA</text:p>
          </table:table-cell>
          <table:table-cell office:value-type="string" calcext:value-type="string">
            <text:p>26.92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string" calcext:value-type="string">
            <text:p>MYSZ <text:s/>EASYTOUCH DS-898 PS/2</text:p>
          </table:table-cell>
          <table:table-cell office:value-type="string" calcext:value-type="string">
            <text:p>4.75</text:p>
          </table:table-cell>
          <table:table-cell table:number-columns-repeated="3"/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string" calcext:value-type="string">
            <text:p>MYSZ A4-TECH LIBERO 115RF MINI RADIO 1*SCROL USB</text:p>
          </table:table-cell>
          <table:table-cell office:value-type="string" calcext:value-type="string">
            <text:p>39.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YSZ A4-TECH LIBERO 215RF RADIO 1*SCROLL RFSW-25</text:p>
          </table:table-cell>
          <table:table-cell office:value-type="string" calcext:value-type="string">
            <text:p>47.30</text:p>
          </table:table-cell>
          <table:table-cell table:number-columns-repeated="3"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MYSZ A4-TECH LIBERO 225RF RADIO 2*SCROLL <text:s/>RFW-25</text:p>
          </table:table-cell>
          <table:table-cell office:value-type="string" calcext:value-type="string">
            <text:p>39.22</text:p>
          </table:table-cell>
          <table:table-cell table:number-columns-repeated="3"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MYSZ A4-TECH LIBERO 323 RF PS/2 RADIOWA 2*SCROL</text:p>
          </table:table-cell>
          <table:table-cell office:value-type="string" calcext:value-type="string">
            <text:p>40.28</text:p>
          </table:table-cell>
          <table:table-cell table:number-columns-repeated="3"/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string" calcext:value-type="string">
            <text:p>MYSZ A4-TECH LIBERO 418RF RADIO 1*SCROLL <text:s/>RF-748</text:p>
          </table:table-cell>
          <table:table-cell office:value-type="string" calcext:value-type="string">
            <text:p>40.32</text:p>
          </table:table-cell>
          <table:table-cell table:number-columns-repeated="3"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string" calcext:value-type="string">
            <text:p>MYSZ A4-TECH OPTO 013 PS/2 1*SCROLL <text:s text:c="5"/>SWOP-3</text:p>
          </table:table-cell>
          <table:table-cell office:value-type="string" calcext:value-type="string">
            <text:p>32.13</text:p>
          </table:table-cell>
          <table:table-cell table:number-columns-repeated="3"/>
        </table:table-row>
        <table:table-row table:style-name="ro1">
          <table:table-cell office:value-type="float" office:value="10586" calcext:value-type="float">
            <text:p>10586</text:p>
          </table:table-cell>
          <table:table-cell office:value-type="string" calcext:value-type="string">
            <text:p>MYSZ A4-TECH OPTO 118 MINI 1*SCROL USB/PS MOP-18</text:p>
          </table:table-cell>
          <table:table-cell office:value-type="string" calcext:value-type="string">
            <text:p>36.09</text:p>
          </table:table-cell>
          <table:table-cell table:number-columns-repeated="3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string" calcext:value-type="string">
            <text:p>MYSZ A4-TECH OPTO 315 MINI 1* SCROLL USB/PS/2</text:p>
          </table:table-cell>
          <table:table-cell office:value-type="string" calcext:value-type="string">
            <text:p>31.32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MYSZ A4-TECH OPTO 315 PS/2 1*SCROLL <text:s text:c="5"/>SWOP-35</text:p>
          </table:table-cell>
          <table:table-cell office:value-type="string" calcext:value-type="string">
            <text:p>28.40</text:p>
          </table:table-cell>
          <table:table-cell table:number-columns-repeated="3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MYSZ A4-TECH OPTO 325 PS/2 2*SCROLL <text:s text:c="6"/>WOP-35</text:p>
          </table:table-cell>
          <table:table-cell office:value-type="string" calcext:value-type="string">
            <text:p>31.90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string" calcext:value-type="string">
            <text:p>MYSZ A4-TECH OPTO 415 USB PS/2 1*SCROLL <text:s/>SWOP-45</text:p>
          </table:table-cell>
          <table:table-cell office:value-type="string" calcext:value-type="string">
            <text:p>33.48</text:p>
          </table:table-cell>
          <table:table-cell table:number-columns-repeated="3"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string" calcext:value-type="string">
            <text:p>MYSZ A4-TECH OPTO 418 USB PS/2 1*SCROLL <text:s/>SWOP-48</text:p>
          </table:table-cell>
          <table:table-cell office:value-type="string" calcext:value-type="string">
            <text:p>38.05</text:p>
          </table:table-cell>
          <table:table-cell table:number-columns-repeated="3"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MYSZ A4-TECH OPTO/RADIO 115 MINI USB <text:s text:c="4"/>RP-1520</text:p>
          </table:table-cell>
          <table:table-cell office:value-type="string" calcext:value-type="string">
            <text:p>82.50</text:p>
          </table:table-cell>
          <table:table-cell table:number-columns-repeated="3"/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string" calcext:value-type="string">
            <text:p>MYSZ A4-TECH OPTO/RADIO 418 PS/2 <text:s text:c="9"/>RP-648</text:p>
          </table:table-cell>
          <table:table-cell office:value-type="string" calcext:value-type="string">
            <text:p>76.29</text:p>
          </table:table-cell>
          <table:table-cell table:number-columns-repeated="3"/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string" calcext:value-type="string">
            <text:p>MYSZ A4-TECH OPTO/RADIO 429 PS/2</text:p>
          </table:table-cell>
          <table:table-cell office:value-type="string" calcext:value-type="string">
            <text:p>75.53</text:p>
          </table:table-cell>
          <table:table-cell table:number-columns-repeated="3"/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string" calcext:value-type="string">
            <text:p>MYSZ A4-TECH OPTO/RADIO 510 PS/2 <text:s text:c="9"/>RP-650</text:p>
          </table:table-cell>
          <table:table-cell office:value-type="string" calcext:value-type="string">
            <text:p>84.24</text:p>
          </table:table-cell>
          <table:table-cell table:number-columns-repeated="3"/>
        </table:table-row>
        <table:table-row table:style-name="ro1">
          <table:table-cell office:value-type="float" office:value="10841" calcext:value-type="float">
            <text:p>10841</text:p>
          </table:table-cell>
          <table:table-cell office:value-type="string" calcext:value-type="string">
            <text:p>MYSZ A4-TECH OPTO/RADIO 513 PS/2 <text:s text:c="9"/>RP-653</text:p>
          </table:table-cell>
          <table:table-cell office:value-type="string" calcext:value-type="string">
            <text:p>80.47</text:p>
          </table:table-cell>
          <table:table-cell table:number-columns-repeated="3"/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string" calcext:value-type="string">
            <text:p>MYSZ A4-TECH OPTO/RADIO 518 PS/2 <text:s text:c="9"/>RP-680</text:p>
          </table:table-cell>
          <table:table-cell office:value-type="string" calcext:value-type="string">
            <text:p>96.12</text:p>
          </table:table-cell>
          <table:table-cell table:number-columns-repeated="3"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MYSZ A4-TECH PRESTO 121 PS/2 2*SCROL</text:p>
          </table:table-cell>
          <table:table-cell office:value-type="string" calcext:value-type="string">
            <text:p>14.45</text:p>
          </table:table-cell>
          <table:table-cell table:number-columns-repeated="3"/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string" calcext:value-type="string">
            <text:p>MYSZ A4-TECH PRESTO 125 PS/2 2*SCROL</text:p>
          </table:table-cell>
          <table:table-cell office:value-type="currency" office:currency="PLN" office:value="42839" calcext:value-type="currency">
            <text:p>42 839,00 zł</text:p>
          </table:table-cell>
          <table:table-cell table:number-columns-repeated="3"/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MYSZ A4-TECH PRESTO 221 PS/2 2*SCROL</text:p>
          </table:table-cell>
          <table:table-cell office:value-type="string" calcext:value-type="string">
            <text:p>14.2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YSZ A4-TECH PRESTO 223 PS/2 2*SCROL</text:p>
          </table:table-cell>
          <table:table-cell office:value-type="string" calcext:value-type="string">
            <text:p>13.74</text:p>
          </table:table-cell>
          <table:table-cell table:number-columns-repeated="3"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MYSZ A4-TECH PRESTO 225 PS/2 2*SCROLL <text:s text:c="4"/>WWW-25</text:p>
          </table:table-cell>
          <table:table-cell office:value-type="string" calcext:value-type="string">
            <text:p>14.47</text:p>
          </table:table-cell>
          <table:table-cell table:number-columns-repeated="3"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string" calcext:value-type="string">
            <text:p>MYSZ A4-TECH PRESTO 321 PS/2 2*SCROL</text:p>
          </table:table-cell>
          <table:table-cell office:value-type="string" calcext:value-type="string">
            <text:p>14.19</text:p>
          </table:table-cell>
          <table:table-cell table:number-columns-repeated="3"/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string" calcext:value-type="string">
            <text:p>MYSZ A4-TECH PRESTO 325 PS/2 2*SCROLL <text:s text:c="4"/>WWW-35</text:p>
          </table:table-cell>
          <table:table-cell office:value-type="string" calcext:value-type="string">
            <text:p>14.62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YSZ A4-TECH PRESTO TR,1T3 TRACKBALL PS/2 2*SCRO</text:p>
          </table:table-cell>
          <table:table-cell office:value-type="string" calcext:value-type="string">
            <text:p>34.56</text:p>
          </table:table-cell>
          <table:table-cell table:number-columns-repeated="3"/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string" calcext:value-type="string">
            <text:p>MYSZ A4-TECH RFSOP-50 1*SCROL RADIO/OPTO PS2/USB</text:p>
          </table:table-cell>
          <table:table-cell office:value-type="string" calcext:value-type="string">
            <text:p>84.24</text:p>
          </table:table-cell>
          <table:table-cell table:number-columns-repeated="3"/>
        </table:table-row>
        <table:table-row table:style-name="ro1">
          <table:table-cell office:value-type="float" office:value="10265" calcext:value-type="float">
            <text:p>10265</text:p>
          </table:table-cell>
          <table:table-cell office:value-type="string" calcext:value-type="string">
            <text:p>MYSZ A4-TECH RFSW-48 SCROL RADIOWA PS/2</text:p>
          </table:table-cell>
          <table:table-cell office:value-type="string" calcext:value-type="string">
            <text:p>39.85</text:p>
          </table:table-cell>
          <table:table-cell table:number-columns-repeated="3"/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string" calcext:value-type="string">
            <text:p>MYSZ A4-TECH SOLO 211 PS/2 1*SCROLL</text:p>
          </table:table-cell>
          <table:table-cell office:value-type="string" calcext:value-type="string">
            <text:p>7.95</text:p>
          </table:table-cell>
          <table:table-cell table:number-columns-repeated="3"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MYSZ A4-TECH SOLO 213 PS/2 1*SCROLL</text:p>
          </table:table-cell>
          <table:table-cell office:value-type="string" calcext:value-type="string">
            <text:p>7.95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MYSZ A4-TECH SOLO 215 PS/2 1*SCROLL <text:s text:c="6"/>SWW-25</text:p>
          </table:table-cell>
          <table:table-cell office:value-type="currency" office:currency="PLN" office:value="43016" calcext:value-type="currency">
            <text:p>43 016,00 zł</text:p>
          </table:table-cell>
          <table:table-cell table:number-columns-repeated="3"/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string" calcext:value-type="string">
            <text:p>MYSZ A4-TECH SOLO 315 MINI PS/2 1*SCROL</text:p>
          </table:table-cell>
          <table:table-cell office:value-type="string" calcext:value-type="string">
            <text:p>11.34</text:p>
          </table:table-cell>
          <table:table-cell table:number-columns-repeated="3"/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string" calcext:value-type="string">
            <text:p>MYSZ A4-TECH SOLO 315 PS/2 1*SCROLL <text:s text:c="6"/>SWW-35</text:p>
          </table:table-cell>
          <table:table-cell office:value-type="string" calcext:value-type="string">
            <text:p>7.95</text:p>
          </table:table-cell>
          <table:table-cell table:number-columns-repeated="3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MYSZ A4-TECH SOLO 316 PS/2 1*SCROLL <text:s text:c="6"/>SWW-36</text:p>
          </table:table-cell>
          <table:table-cell office:value-type="currency" office:currency="PLN" office:value="43077" calcext:value-type="currency">
            <text:p>43 077,00 zł</text:p>
          </table:table-cell>
          <table:table-cell table:number-columns-repeated="3"/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string" calcext:value-type="string">
            <text:p>MYSZ A4-TECH SOLO 317 PS/2 1*SCROLL <text:s text:c="6"/>SWW-37</text:p>
          </table:table-cell>
          <table:table-cell office:value-type="currency" office:currency="PLN" office:value="43077" calcext:value-type="currency">
            <text:p>43 077,00 zł</text:p>
          </table:table-cell>
          <table:table-cell table:number-columns-repeated="3"/>
        </table:table-row>
        <table:table-row table:style-name="ro1">
          <table:table-cell office:value-type="float" office:value="10556" calcext:value-type="float">
            <text:p>10556</text:p>
          </table:table-cell>
          <table:table-cell office:value-type="string" calcext:value-type="string">
            <text:p>MYSZ ASUS AI-REMOTE/BEZPRZEWODOWA DO PREZENTACJI</text:p>
          </table:table-cell>
          <table:table-cell office:value-type="string" calcext:value-type="string">
            <text:p>159.00</text:p>
          </table:table-cell>
          <table:table-cell table:number-columns-repeated="3"/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string" calcext:value-type="string">
            <text:p>MYSZ BENQ M101 GREEN</text:p>
          </table:table-cell>
          <table:table-cell office:value-type="string" calcext:value-type="string">
            <text:p>39.99</text:p>
          </table:table-cell>
          <table:table-cell table:number-columns-repeated="3"/>
        </table:table-row>
        <table:table-row table:style-name="ro1">
          <table:table-cell office:value-type="float" office:value="11581" calcext:value-type="float">
            <text:p>11581</text:p>
          </table:table-cell>
          <table:table-cell office:value-type="string" calcext:value-type="string">
            <text:p>MYSZ BENQ M101 RED</text:p>
          </table:table-cell>
          <table:table-cell office:value-type="string" calcext:value-type="string">
            <text:p>39.99</text:p>
          </table:table-cell>
          <table:table-cell table:number-columns-repeated="3"/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string" calcext:value-type="string">
            <text:p>MYSZ BENQ M101 YELLOW</text:p>
          </table:table-cell>
          <table:table-cell office:value-type="string" calcext:value-type="string">
            <text:p>39.99</text:p>
          </table:table-cell>
          <table:table-cell table:number-columns-repeated="3"/>
        </table:table-row>
        <table:table-row table:style-name="ro1">
          <table:table-cell office:value-type="float" office:value="11597" calcext:value-type="float">
            <text:p>11597</text:p>
          </table:table-cell>
          <table:table-cell office:value-type="string" calcext:value-type="string">
            <text:p>MYSZ LOGITECH BT-58 OPTYCZNA USB/PS2 CZARNA</text:p>
          </table:table-cell>
          <table:table-cell office:value-type="string" calcext:value-type="string">
            <text:p>47.71</text:p>
          </table:table-cell>
          <table:table-cell table:number-columns-repeated="3"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MYSZ LOGITECH CORDLESS CLICK! OPTICAL</text:p>
          </table:table-cell>
          <table:table-cell office:value-type="string" calcext:value-type="string">
            <text:p>148.50</text:p>
          </table:table-cell>
          <table:table-cell table:number-columns-repeated="3"/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MYSZ LOGITECH CORDLESS TRACKMAN WHEEL</text:p>
          </table:table-cell>
          <table:table-cell office:value-type="string" calcext:value-type="string">
            <text:p>159.50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MYSZ LOGITECH M-BJ58 PILOT WHELL OPTI,USB/PS2 BI</text:p>
          </table:table-cell>
          <table:table-cell office:value-type="string" calcext:value-type="string">
            <text:p>45.47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MYSZ LOGITECH M-S35 <text:s/>3KLAW, <text:s text:c="12"/>PS/2 OEM</text:p>
          </table:table-cell>
          <table:table-cell office:value-type="string" calcext:value-type="string">
            <text:p>16.22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MYSZ LOGITECH M-S69 2KLAW,ROLKA <text:s text:c="8"/>PS/2 OEM</text:p>
          </table:table-cell>
          <table:table-cell office:value-type="string" calcext:value-type="string">
            <text:p>25.33</text:p>
          </table:table-cell>
          <table:table-cell table:number-columns-repeated="3"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string" calcext:value-type="string">
            <text:p>MYSZ LOGITECH M-SBF69 PILOT WHELL OPTICAL PS2</text:p>
          </table:table-cell>
          <table:table-cell office:value-type="string" calcext:value-type="string">
            <text:p>42.12</text:p>
          </table:table-cell>
          <table:table-cell table:number-columns-repeated="3"/>
        </table:table-row>
        <table:table-row table:style-name="ro1">
          <table:table-cell office:value-type="float" office:value="10519" calcext:value-type="float">
            <text:p>10519</text:p>
          </table:table-cell>
          <table:table-cell office:value-type="string" calcext:value-type="string">
            <text:p>MYSZ LOGITECH M-SBF90 OPTICAL BIA?A PS/2</text:p>
          </table:table-cell>
          <table:table-cell office:value-type="string" calcext:value-type="string">
            <text:p>32.94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MYSZ LOGITECH MX310 OPTICAL <text:s text:c="13"/>USB/PS2</text:p>
          </table:table-cell>
          <table:table-cell office:value-type="string" calcext:value-type="string">
            <text:p>134.20</text:p>
          </table:table-cell>
          <table:table-cell table:number-columns-repeated="3"/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string" calcext:value-type="string">
            <text:p>MYSZ LOGITECH MX510 OPTICAL</text:p>
          </table:table-cell>
          <table:table-cell office:value-type="string" calcext:value-type="string">
            <text:p>207.90</text:p>
          </table:table-cell>
          <table:table-cell table:number-columns-repeated="3"/>
        </table:table-row>
        <table:table-row table:style-name="ro1">
          <table:table-cell office:value-type="float" office:value="8963" calcext:value-type="float">
            <text:p>8963</text:p>
          </table:table-cell>
          <table:table-cell office:value-type="string" calcext:value-type="string">
            <text:p>MYSZ LOGITECH MX700 CORDLESS OPTICAL 7KLAW,ROLKA</text:p>
          </table:table-cell>
          <table:table-cell office:value-type="string" calcext:value-type="string">
            <text:p>285.58</text:p>
          </table:table-cell>
          <table:table-cell table:number-columns-repeated="3"/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string" calcext:value-type="string">
            <text:p>MYSZ LOGITECH MX900 CORDLESS OPTICAL</text:p>
          </table:table-cell>
          <table:table-cell office:value-type="string" calcext:value-type="string">
            <text:p>412.80</text:p>
          </table:table-cell>
          <table:table-cell table:number-columns-repeated="3"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string" calcext:value-type="string">
            <text:p>MYSZ MICROSOFT WIRELESS OPTICAL USB/PS2</text:p>
          </table:table-cell>
          <table:table-cell office:value-type="string" calcext:value-type="string">
            <text:p>99.99</text:p>
          </table:table-cell>
          <table:table-cell table:number-columns-repeated="3"/>
        </table:table-row>
        <table:table-row table:style-name="ro1">
          <table:table-cell office:value-type="float" office:value="9221" calcext:value-type="float">
            <text:p>9221</text:p>
          </table:table-cell>
          <table:table-cell office:value-type="string" calcext:value-type="string">
            <text:p>NAGRYWARKA CD-RW AOPEN CRW-4852 48/24/52 OEM</text:p>
          </table:table-cell>
          <table:table-cell office:value-type="string" calcext:value-type="string">
            <text:p>98.00</text:p>
          </table:table-cell>
          <table:table-cell table:number-columns-repeated="3"/>
        </table:table-row>
        <table:table-row table:style-name="ro1">
          <table:table-cell office:value-type="float" office:value="9693" calcext:value-type="float">
            <text:p>9693</text:p>
          </table:table-cell>
          <table:table-cell office:value-type="string" calcext:value-type="string">
            <text:p>NAGRYWARKA CD-RW AOPEN CRW-5224 52/24/52 BOX</text:p>
          </table:table-cell>
          <table:table-cell office:value-type="string" calcext:value-type="string">
            <text:p>104.00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NAGRYWARKA CD-RW AOPEN CRW-5224 52/24/52 OEM</text:p>
          </table:table-cell>
          <table:table-cell office:value-type="string" calcext:value-type="string">
            <text:p>99.99</text:p>
          </table:table-cell>
          <table:table-cell table:number-columns-repeated="3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string" calcext:value-type="string">
            <text:p>NAGRYWARKA CD-RW AOPEN CRW-5232 52/32/52 BOX</text:p>
          </table:table-cell>
          <table:table-cell office:value-type="string" calcext:value-type="string">
            <text:p>105.00</text:p>
          </table:table-cell>
          <table:table-cell table:number-columns-repeated="3"/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string" calcext:value-type="string">
            <text:p>NAGRYWARKA CD-RW AOPEN CRW-5232 52/32/52 OEM</text:p>
          </table:table-cell>
          <table:table-cell office:value-type="string" calcext:value-type="string">
            <text:p>101.99</text:p>
          </table:table-cell>
          <table:table-cell table:number-columns-repeated="3"/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string" calcext:value-type="string">
            <text:p>NAGRYWARKA CD-RW AOPEN CRW-5232 BIA?/CZAR/SR BOX</text:p>
          </table:table-cell>
          <table:table-cell office:value-type="string" calcext:value-type="string">
            <text:p>109.99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NAGRYWARKA CD-RW AOPEN PANEL PRZEDNI - CZARNY</text:p>
          </table:table-cell>
          <table:table-cell office:value-type="string" calcext:value-type="string">
            <text:p>4.99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NAGRYWARKA CD-RW AOPEN PANEL PRZEDNI - SREBRNY</text:p>
          </table:table-cell>
          <table:table-cell office:value-type="string" calcext:value-type="string">
            <text:p>4.99</text:p>
          </table:table-cell>
          <table:table-cell table:number-columns-repeated="3"/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string" calcext:value-type="string">
            <text:p>NAGRYWARKA CD-RW BENQ 5232W 52/32/52 OEM</text:p>
          </table:table-cell>
          <table:table-cell office:value-type="string" calcext:value-type="string">
            <text:p>109.00</text:p>
          </table:table-cell>
          <table:table-cell table:number-columns-repeated="3"/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string" calcext:value-type="string">
            <text:p>NAGRYWARKA CD-RW BENQ 5232W 52/32/52 OEM CZARNA</text:p>
          </table:table-cell>
          <table:table-cell office:value-type="string" calcext:value-type="string">
            <text:p>111.99</text:p>
          </table:table-cell>
          <table:table-cell table:number-columns-repeated="3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string" calcext:value-type="string">
            <text:p>NAGRYWARKA CD-RW LG GCE-852XB IDE 52/24/52 OEM</text:p>
          </table:table-cell>
          <table:table-cell office:value-type="string" calcext:value-type="string">
            <text:p>125.99</text:p>
          </table:table-cell>
          <table:table-cell table:number-columns-repeated="3"/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string" calcext:value-type="string">
            <text:p>NAGRYWARKA CD-RW LG GCE-852XB IDE 52/32/52 OEM</text:p>
          </table:table-cell>
          <table:table-cell office:value-type="string" calcext:value-type="string">
            <text:p>102.47</text:p>
          </table:table-cell>
          <table:table-cell table:number-columns-repeated="3"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string" calcext:value-type="string">
            <text:p>NAGRYWARKA CD-RW LITEON LTR-52327S 52/32/52 BOX</text:p>
          </table:table-cell>
          <table:table-cell office:value-type="string" calcext:value-type="string">
            <text:p>114.99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NAGRYWARKA CD-RW LITEON LTR-52327S 52/32/52 OEM</text:p>
          </table:table-cell>
          <table:table-cell office:value-type="string" calcext:value-type="string">
            <text:p>103.99</text:p>
          </table:table-cell>
          <table:table-cell table:number-columns-repeated="3"/>
        </table:table-row>
        <table:table-row table:style-name="ro1">
          <table:table-cell office:value-type="float" office:value="10873" calcext:value-type="float">
            <text:p>10873</text:p>
          </table:table-cell>
          <table:table-cell office:value-type="string" calcext:value-type="string">
            <text:p>NAGRYWARKA CD-RW PLEXTOR PX-W5232BL CZARNA BOX</text:p>
          </table:table-cell>
          <table:table-cell office:value-type="string" calcext:value-type="string">
            <text:p>389.00</text:p>
          </table:table-cell>
          <table:table-cell table:number-columns-repeated="3"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string" calcext:value-type="string">
            <text:p>NAGRYWARKA CD-RW PLEXTOR PX-W5232TA 52/32/52 BOX</text:p>
          </table:table-cell>
          <table:table-cell office:value-type="string" calcext:value-type="string">
            <text:p>379.00</text:p>
          </table:table-cell>
          <table:table-cell table:number-columns-repeated="3"/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string" calcext:value-type="string">
            <text:p>NAGRYWARKA CD-RW SAMSUNG SW-252 WEW,IDE OEM</text:p>
          </table:table-cell>
          <table:table-cell office:value-type="string" calcext:value-type="string">
            <text:p>99.99</text:p>
          </table:table-cell>
          <table:table-cell table:number-columns-repeated="3"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NAGRYWARKA DVD(+) AOPEN DRW-4410R BOX</text:p>
          </table:table-cell>
          <table:table-cell office:value-type="string" calcext:value-type="string">
            <text:p>319.00</text:p>
          </table:table-cell>
          <table:table-cell table:number-columns-repeated="3"/>
        </table:table-row>
        <table:table-row table:style-name="ro1">
          <table:table-cell office:value-type="float" office:value="10545" calcext:value-type="float">
            <text:p>10545</text:p>
          </table:table-cell>
          <table:table-cell office:value-type="string" calcext:value-type="string">
            <text:p>NAGRYWARKA DVD(+) AOPEN DRW-4410R OEM</text:p>
          </table:table-cell>
          <table:table-cell office:value-type="string" calcext:value-type="string">
            <text:p>299.00</text:p>
          </table:table-cell>
          <table:table-cell table:number-columns-repeated="3"/>
        </table:table-row>
        <table:table-row table:style-name="ro1">
          <table:table-cell office:value-type="float" office:value="11279" calcext:value-type="float">
            <text:p>11279</text:p>
          </table:table-cell>
          <table:table-cell office:value-type="string" calcext:value-type="string">
            <text:p>NAGRYWARKA DVD(+) BENQ DW400A OEM</text:p>
          </table:table-cell>
          <table:table-cell office:value-type="string" calcext:value-type="string">
            <text:p>279.00</text:p>
          </table:table-cell>
          <table:table-cell table:number-columns-repeated="3"/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NAGRYWARKA DVD(+/-) LG GSA-4081B WEW,IDE BOX</text:p>
          </table:table-cell>
          <table:table-cell office:value-type="string" calcext:value-type="string">
            <text:p>409.99</text:p>
          </table:table-cell>
          <table:table-cell table:number-columns-repeated="3"/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string" calcext:value-type="string">
            <text:p>NAGRYWARKA DVD(+/-) LG GSA-4082B WEW,IDE OEM</text:p>
          </table:table-cell>
          <table:table-cell office:value-type="string" calcext:value-type="string">
            <text:p>449.99</text:p>
          </table:table-cell>
          <table:table-cell table:number-columns-repeated="3"/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NAGRYWARKA DVD(+/-) LITEON LDW-811S WEW,IDE BOX</text:p>
          </table:table-cell>
          <table:table-cell office:value-type="string" calcext:value-type="string">
            <text:p>369.99</text:p>
          </table:table-cell>
          <table:table-cell table:number-columns-repeated="3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NAGRYWARKA DVD(+/-) MERCURY KOB DV-W8X BOX</text:p>
          </table:table-cell>
          <table:table-cell office:value-type="string" calcext:value-type="string">
            <text:p>409.00</text:p>
          </table:table-cell>
          <table:table-cell table:number-columns-repeated="3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NAGRYWARKA DVD(+/-) PIONEER DVR-107 IDE OEM</text:p>
          </table:table-cell>
          <table:table-cell office:value-type="string" calcext:value-type="string">
            <text:p>512.00</text:p>
          </table:table-cell>
          <table:table-cell table:number-columns-repeated="3"/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string" calcext:value-type="string">
            <text:p>NAGRYWARKA DVD(+/-) PLEXTOR PX-708A BOX</text:p>
          </table:table-cell>
          <table:table-cell office:value-type="string" calcext:value-type="string">
            <text:p>799.00</text:p>
          </table:table-cell>
          <table:table-cell table:number-columns-repeated="3"/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string" calcext:value-type="string">
            <text:p>NAGRYWARKA DVD(+/-) PLEXTOR PX-708A CZARNA BOX</text:p>
          </table:table-cell>
          <table:table-cell office:value-type="string" calcext:value-type="string">
            <text:p>809.00</text:p>
          </table:table-cell>
          <table:table-cell table:number-columns-repeated="3"/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NAGRYWARKA DVD(+/-) SONY DRU-510AX BOX</text:p>
          </table:table-cell>
          <table:table-cell office:value-type="string" calcext:value-type="string">
            <text:p>449.99</text:p>
          </table:table-cell>
          <table:table-cell table:number-columns-repeated="3"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string" calcext:value-type="string">
            <text:p>NAGRYWARKA DVD(+/-) TOSHIBA SD-R5272B IDE OEM</text:p>
          </table:table-cell>
          <table:table-cell office:value-type="string" calcext:value-type="string">
            <text:p>433.40</text:p>
          </table:table-cell>
          <table:table-cell table:number-columns-repeated="3"/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NAGRYWARKA DVD(-) TOSHIBA SD-R5112B IDE OEM</text:p>
          </table:table-cell>
          <table:table-cell office:value-type="string" calcext:value-type="string">
            <text:p>299.00</text:p>
          </table:table-cell>
          <table:table-cell table:number-columns-repeated="3"/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string" calcext:value-type="string">
            <text:p>NAGRYWARKA DVD(-) TOSHIBA SD-R5112K IDE BOX</text:p>
          </table:table-cell>
          <table:table-cell office:value-type="string" calcext:value-type="string">
            <text:p>389.00</text:p>
          </table:table-cell>
          <table:table-cell table:number-columns-repeated="3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NAP?D FDD 3,5" MITSUMI 1,44MB ZEW USB</text:p>
          </table:table-cell>
          <table:table-cell office:value-type="string" calcext:value-type="string">
            <text:p>114.9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AP?D FDD 3,5" SAMSUNG 1,44MB</text:p>
          </table:table-cell>
          <table:table-cell office:value-type="string" calcext:value-type="string">
            <text:p>21.99</text:p>
          </table:table-cell>
          <table:table-cell table:number-columns-repeated="3"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string" calcext:value-type="string">
            <text:p>NAP?D FDD 3,5" SAMSUNG 1,44MB CZARNY</text:p>
          </table:table-cell>
          <table:table-cell office:value-type="string" calcext:value-type="string">
            <text:p>22.99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string" calcext:value-type="string">
            <text:p>NAP?D FDD 3,5" SAMSUNG 1,44MB SREBRNY</text:p>
          </table:table-cell>
          <table:table-cell office:value-type="string" calcext:value-type="string">
            <text:p>22.99</text:p>
          </table:table-cell>
          <table:table-cell table:number-columns-repeated="3"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string" calcext:value-type="string">
            <text:p>NORTON ANTIVIRUS 2004 V10/PL CD</text:p>
          </table:table-cell>
          <table:table-cell office:value-type="string" calcext:value-type="string">
            <text:p>212.99</text:p>
          </table:table-cell>
          <table:table-cell table:number-columns-repeated="3"/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string" calcext:value-type="string">
            <text:p>NORTON ANTIVIRUS 2004 V10/PL UPG CD</text:p>
          </table:table-cell>
          <table:table-cell office:value-type="string" calcext:value-type="string">
            <text:p>128.99</text:p>
          </table:table-cell>
          <table:table-cell table:number-columns-repeated="3"/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string" calcext:value-type="string">
            <text:p>NORTON ANTIVIRUS CE LIC 8,1 NO?IK EN</text:p>
          </table:table-cell>
          <table:table-cell office:value-type="string" calcext:value-type="string">
            <text:p>119.99</text:p>
          </table:table-cell>
          <table:table-cell table:number-columns-repeated="3"/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string" calcext:value-type="string">
            <text:p>NORTON INTERNET SECURITY 2004 V7/PL</text:p>
          </table:table-cell>
          <table:table-cell office:value-type="string" calcext:value-type="string">
            <text:p>294.99</text:p>
          </table:table-cell>
          <table:table-cell table:number-columns-repeated="3"/>
        </table:table-row>
        <table:table-row table:style-name="ro1">
          <table:table-cell office:value-type="float" office:value="10851" calcext:value-type="float">
            <text:p>10851</text:p>
          </table:table-cell>
          <table:table-cell office:value-type="string" calcext:value-type="string">
            <text:p>NORTON PERSONAL FIREWALL 2004 V7/PL</text:p>
          </table:table-cell>
          <table:table-cell office:value-type="string" calcext:value-type="string">
            <text:p>232.10</text:p>
          </table:table-cell>
          <table:table-cell table:number-columns-repeated="3"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string" calcext:value-type="string">
            <text:p>NORTON SYSTEMWORKS 2004 PROF V7/PL CD</text:p>
          </table:table-cell>
          <table:table-cell office:value-type="string" calcext:value-type="string">
            <text:p>371.80</text:p>
          </table:table-cell>
          <table:table-cell table:number-columns-repeated="3"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string" calcext:value-type="string">
            <text:p>NORTON SYSTEMWORKS 2004 STD V7/PL CD</text:p>
          </table:table-cell>
          <table:table-cell office:value-type="string" calcext:value-type="string">
            <text:p>304.99</text:p>
          </table:table-cell>
          <table:table-cell table:number-columns-repeated="3"/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string" calcext:value-type="string">
            <text:p>NOTEBOOK <text:s/>- LAMPKA NA KABLU USB</text:p>
          </table:table-cell>
          <table:table-cell office:value-type="string" calcext:value-type="string">
            <text:p>15.99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NOTEBOOK <text:s/>- PLECAK ASUS/TARGUS</text:p>
          </table:table-cell>
          <table:table-cell office:value-type="string" calcext:value-type="string">
            <text:p>229.00</text:p>
          </table:table-cell>
          <table:table-cell table:number-columns-repeated="3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NOTEBOOK <text:s/>- TORBA ASUS SK?RA</text:p>
          </table:table-cell>
          <table:table-cell office:value-type="string" calcext:value-type="string">
            <text:p>199.00</text:p>
          </table:table-cell>
          <table:table-cell table:number-columns-repeated="3"/>
        </table:table-row>
        <table:table-row table:style-name="ro1">
          <table:table-cell office:value-type="float" office:value="9625" calcext:value-type="float">
            <text:p>9625</text:p>
          </table:table-cell>
          <table:table-cell office:value-type="string" calcext:value-type="string">
            <text:p>NOTEBOOK <text:s/>- TORBA DICOTA MULTIPLUS</text:p>
          </table:table-cell>
          <table:table-cell office:value-type="string" calcext:value-type="string">
            <text:p>149.99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NOTEBOOK <text:s/>- ZABEZPIECZENIE TARGUS DEFCON CL</text:p>
          </table:table-cell>
          <table:table-cell office:value-type="string" calcext:value-type="string">
            <text:p>119.00</text:p>
          </table:table-cell>
          <table:table-cell table:number-columns-repeated="3"/>
        </table:table-row>
        <table:table-row table:style-name="ro2">
          <table:table-cell office:value-type="float" office:value="11523" calcext:value-type="float">
            <text:p>11523</text:p>
          </table:table-cell>
          <table:table-cell office:value-type="string" calcext:value-type="string">
            <text:p>NOTEBOOK ASUS  A25L P42200/HDD30/COMBO/256M/15",4299.00,1,1</text:p>
            <text:p>11442,"NOTEBOOK ASUS  L45R CEN1,4/HDD40/COMB/2*256/15</text:p>
          </table:table-cell>
          <table:table-cell office:value-type="string" calcext:value-type="string">
            <text:p>5399.00</text:p>
          </table:table-cell>
          <table:table-cell table:number-columns-repeated="3"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NOTEBOOK ASUS <text:s/>L45R CEN1,5/HDD40/DVD-R/2*256/15</text:p>
          </table:table-cell>
          <table:table-cell office:value-type="string" calcext:value-type="string">
            <text:p>5869.00</text:p>
          </table:table-cell>
          <table:table-cell table:number-columns-repeated="3"/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string" calcext:value-type="string">
            <text:p>NOTEBOOK ASUS <text:s/>L58C P4 2660/HDD60/DVD-R/512MB 15</text:p>
          </table:table-cell>
          <table:table-cell office:value-type="string" calcext:value-type="string">
            <text:p>5999.00</text:p>
          </table:table-cell>
          <table:table-cell table:number-columns-repeated="3"/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string" calcext:value-type="string">
            <text:p>NOTEBOOK ASUS <text:s/>L58C P4 2800/HDD80/DVD-R/2*512 15</text:p>
          </table:table-cell>
          <table:table-cell office:value-type="string" calcext:value-type="string">
            <text:p>7199.00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NOTEBOOK ASUS <text:s/>L58C P4 2800/HDD80/DVD-R/512MB 15</text:p>
          </table:table-cell>
          <table:table-cell office:value-type="string" calcext:value-type="string">
            <text:p>6799.00</text:p>
          </table:table-cell>
          <table:table-cell table:number-columns-repeated="3"/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NOTEBOOK ASUS <text:s/>L59GA P4 3,2/60GB/2*256/COMBO/15</text:p>
          </table:table-cell>
          <table:table-cell office:value-type="string" calcext:value-type="string">
            <text:p>7399.00</text:p>
          </table:table-cell>
          <table:table-cell table:number-columns-repeated="3"/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string" calcext:value-type="string">
            <text:p>NOTEBOOK ASUS <text:s/>L59GA P4 3,2/60GB/2*256/DVD-R/15</text:p>
          </table:table-cell>
          <table:table-cell office:value-type="string" calcext:value-type="string">
            <text:p>7899.00</text:p>
          </table:table-cell>
          <table:table-cell table:number-columns-repeated="3"/>
        </table:table-row>
        <table:table-row table:style-name="ro1">
          <table:table-cell office:value-type="float" office:value="11317" calcext:value-type="float">
            <text:p>11317</text:p>
          </table:table-cell>
          <table:table-cell office:value-type="string" calcext:value-type="string">
            <text:p>NOTEBOOK ASUS <text:s/>L59GA P4 3GB/60GB/2*256/COMBO/15</text:p>
          </table:table-cell>
          <table:table-cell office:value-type="string" calcext:value-type="string">
            <text:p>7199.00</text:p>
          </table:table-cell>
          <table:table-cell table:number-columns-repeated="3"/>
        </table:table-row>
        <table:table-row table:style-name="ro1">
          <table:table-cell office:value-type="float" office:value="10885" calcext:value-type="float">
            <text:p>10885</text:p>
          </table:table-cell>
          <table:table-cell office:value-type="string" calcext:value-type="string">
            <text:p>NOTEBOOK ASUS <text:s/>M24N CEN 1,5/HDD40/COMBO/256MB 14</text:p>
          </table:table-cell>
          <table:table-cell office:value-type="string" calcext:value-type="string">
            <text:p>4999.00</text:p>
          </table:table-cell>
          <table:table-cell table:number-columns-repeated="3"/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string" calcext:value-type="string">
            <text:p>NOTEBOOK ASUS <text:s/>M24N CEN 1,6/HDD60/COMBO/256MB 14</text:p>
          </table:table-cell>
          <table:table-cell office:value-type="string" calcext:value-type="string">
            <text:p>5599.00</text:p>
          </table:table-cell>
          <table:table-cell table:number-columns-repeated="3"/>
        </table:table-row>
        <table:table-row table:style-name="ro1">
          <table:table-cell office:value-type="float" office:value="10886" calcext:value-type="float">
            <text:p>10886</text:p>
          </table:table-cell>
          <table:table-cell office:value-type="string" calcext:value-type="string">
            <text:p>NOTEBOOK ASUS <text:s/>M24N CEN 1,7/HDD60/DVD-R/256MB 14</text:p>
          </table:table-cell>
          <table:table-cell office:value-type="string" calcext:value-type="string">
            <text:p>6699.00</text:p>
          </table:table-cell>
          <table:table-cell table:number-columns-repeated="3"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string" calcext:value-type="string">
            <text:p>NOTEBOOK ASUS <text:s/>M52N CE1400/HDD40/COMBO/256M/12</text:p>
          </table:table-cell>
          <table:table-cell office:value-type="string" calcext:value-type="string">
            <text:p>5799.00</text:p>
          </table:table-cell>
          <table:table-cell table:number-columns-repeated="3"/>
        </table:table-row>
        <table:table-row table:style-name="ro1">
          <table:table-cell office:value-type="float" office:value="11149" calcext:value-type="float">
            <text:p>11149</text:p>
          </table:table-cell>
          <table:table-cell office:value-type="string" calcext:value-type="string">
            <text:p>NOTEBOOK ASUS <text:s/>M68N CEN1,5/HDD40/COMBO/256MB/15</text:p>
          </table:table-cell>
          <table:table-cell office:value-type="string" calcext:value-type="string">
            <text:p>5949.00</text:p>
          </table:table-cell>
          <table:table-cell table:number-columns-repeated="3"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NOTEBOOK ASUS <text:s/>M6BN CEN1,5/HDD60/COMB/2*256/15,4</text:p>
          </table:table-cell>
          <table:table-cell office:value-type="string" calcext:value-type="string">
            <text:p>6625.00</text:p>
          </table:table-cell>
          <table:table-cell table:number-columns-repeated="3"/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string" calcext:value-type="string">
            <text:p>NOTEBOOK ASUS <text:s/>M6BN CEN1,6/HDD60/DVDR/2*256/15,4</text:p>
          </table:table-cell>
          <table:table-cell office:value-type="string" calcext:value-type="string">
            <text:p>7699.00</text:p>
          </table:table-cell>
          <table:table-cell table:number-columns-repeated="3"/>
        </table:table-row>
        <table:table-row table:style-name="ro1">
          <table:table-cell office:value-type="float" office:value="10726" calcext:value-type="float">
            <text:p>10726</text:p>
          </table:table-cell>
          <table:table-cell office:value-type="string" calcext:value-type="string">
            <text:p>NOTEBOOK ASUS <text:s/>S13N CEN1400/HDD40/COMBO/256MB 13</text:p>
          </table:table-cell>
          <table:table-cell office:value-type="string" calcext:value-type="string">
            <text:p>4799.00</text:p>
          </table:table-cell>
          <table:table-cell table:number-columns-repeated="3"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string" calcext:value-type="string">
            <text:p>NOTEBOOK ASUS <text:s/>S13N CEN1600/HDD60/COMBO/256MB 13</text:p>
          </table:table-cell>
          <table:table-cell office:value-type="string" calcext:value-type="string">
            <text:p>5799.00</text:p>
          </table:table-cell>
          <table:table-cell table:number-columns-repeated="3"/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string" calcext:value-type="string">
            <text:p>NOTEBOOK ASUS <text:s/>S52N CEN1400/HDD40/COMBO/256MB 12</text:p>
          </table:table-cell>
          <table:table-cell office:value-type="string" calcext:value-type="string">
            <text:p>5499.00</text:p>
          </table:table-cell>
          <table:table-cell table:number-columns-repeated="3"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string" calcext:value-type="string">
            <text:p>NOTEBOOK ASUS <text:s/>S52N CEN1700/HDD80/COMBO/256MB 12</text:p>
          </table:table-cell>
          <table:table-cell office:value-type="string" calcext:value-type="string">
            <text:p>6899.00</text:p>
          </table:table-cell>
          <table:table-cell table:number-columns-repeated="3"/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string" calcext:value-type="string">
            <text:p>NOTEBOOK ASUS <text:s/>STACJA DO NAP?DU CD AI-BOX/CZARNA</text:p>
          </table:table-cell>
          <table:table-cell office:value-type="string" calcext:value-type="string">
            <text:p>195.99</text:p>
          </table:table-cell>
          <table:table-cell table:number-columns-repeated="3"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string" calcext:value-type="string">
            <text:p>NOTEBOOK ASUS - <text:s/>PALMTOP KABEL ACTIVESYNC/A620-T</text:p>
          </table:table-cell>
          <table:table-cell office:value-type="string" calcext:value-type="string">
            <text:p>42.99</text:p>
          </table:table-cell>
          <table:table-cell table:number-columns-repeated="3"/>
        </table:table-row>
        <table:table-row table:style-name="ro1">
          <table:table-cell office:value-type="float" office:value="10382" calcext:value-type="float">
            <text:p>10382</text:p>
          </table:table-cell>
          <table:table-cell office:value-type="string" calcext:value-type="string">
            <text:p>NOTEBOOK ASUS - <text:s/>PALMTOP KLAWIATURA 620</text:p>
          </table:table-cell>
          <table:table-cell office:value-type="string" calcext:value-type="string">
            <text:p>245.00</text:p>
          </table:table-cell>
          <table:table-cell table:number-columns-repeated="3"/>
        </table:table-row>
        <table:table-row table:style-name="ro1">
          <table:table-cell office:value-type="float" office:value="10553" calcext:value-type="float">
            <text:p>10553</text:p>
          </table:table-cell>
          <table:table-cell office:value-type="string" calcext:value-type="string">
            <text:p>NOTEBOOK ASUS - <text:s/>PALMTOP POKROWIEC DO A620</text:p>
          </table:table-cell>
          <table:table-cell office:value-type="string" calcext:value-type="string">
            <text:p>44.99</text:p>
          </table:table-cell>
          <table:table-cell table:number-columns-repeated="3"/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string" calcext:value-type="string">
            <text:p>NOTEBOOK ASUS - <text:s/>PALMTOP UCHWYT DO POCKET PC</text:p>
          </table:table-cell>
          <table:table-cell office:value-type="string" calcext:value-type="string">
            <text:p>57.99</text:p>
          </table:table-cell>
          <table:table-cell table:number-columns-repeated="3"/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string" calcext:value-type="string">
            <text:p>NOTEBOOK ASUS - <text:s/>PALMTOP ZESTAW GPS</text:p>
          </table:table-cell>
          <table:table-cell office:value-type="string" calcext:value-type="string">
            <text:p>399.00</text:p>
          </table:table-cell>
          <table:table-cell table:number-columns-repeated="3"/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string" calcext:value-type="string">
            <text:p>NOTEBOOK ASUS - <text:s/>PALMTOP ?ADOW,STACJ,A620(CRADLE</text:p>
          </table:table-cell>
          <table:table-cell office:value-type="string" calcext:value-type="string">
            <text:p>115.99</text:p>
          </table:table-cell>
          <table:table-cell table:number-columns-repeated="3"/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NOTEBOOK ASUS - <text:s/>POLSKA LOKALIZACJA A620/620BT</text:p>
          </table:table-cell>
          <table:table-cell office:value-type="string" calcext:value-type="string">
            <text:p>89.99</text:p>
          </table:table-cell>
          <table:table-cell table:number-columns-repeated="3"/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string" calcext:value-type="string">
            <text:p>NOTEBOOK ASUS - BATERIA A2</text:p>
          </table:table-cell>
          <table:table-cell office:value-type="string" calcext:value-type="string">
            <text:p>315.99</text:p>
          </table:table-cell>
          <table:table-cell table:number-columns-repeated="3"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string" calcext:value-type="string">
            <text:p>NOTEBOOK ASUS - BATERIA DO D1 ZEWN?TRZNA</text:p>
          </table:table-cell>
          <table:table-cell office:value-type="string" calcext:value-type="string">
            <text:p>399.00</text:p>
          </table:table-cell>
          <table:table-cell table:number-columns-repeated="3"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string" calcext:value-type="string">
            <text:p>NOTEBOOK ASUS - BATERIA DO L2000D</text:p>
          </table:table-cell>
          <table:table-cell office:value-type="string" calcext:value-type="string">
            <text:p>319.99</text:p>
          </table:table-cell>
          <table:table-cell table:number-columns-repeated="3"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NOTEBOOK ASUS - BATERIA DO L4</text:p>
          </table:table-cell>
          <table:table-cell office:value-type="string" calcext:value-type="string">
            <text:p>339.99</text:p>
          </table:table-cell>
          <table:table-cell table:number-columns-repeated="3"/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string" calcext:value-type="string">
            <text:p>NOTEBOOK ASUS - BATERIA DO M2000E</text:p>
          </table:table-cell>
          <table:table-cell office:value-type="string" calcext:value-type="string">
            <text:p>350.00</text:p>
          </table:table-cell>
          <table:table-cell table:number-columns-repeated="3"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NOTEBOOK ASUS - BATERIA DO S1N</text:p>
          </table:table-cell>
          <table:table-cell office:value-type="string" calcext:value-type="string">
            <text:p>350.00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OTEBOOK ASUS - OBUDOWA G?RNA A13B/F</text:p>
          </table:table-cell>
          <table:table-cell office:value-type="string" calcext:value-type="string">
            <text:p>110.00</text:p>
          </table:table-cell>
          <table:table-cell table:number-columns-repeated="3"/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string" calcext:value-type="string">
            <text:p>NOTEBOOK ASUS - REPLIKATOR PORT?W VER,III</text:p>
          </table:table-cell>
          <table:table-cell office:value-type="string" calcext:value-type="string">
            <text:p>350.00</text:p>
          </table:table-cell>
          <table:table-cell table:number-columns-repeated="3"/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NOTEBOOK ASUS - ZASILACZ A2 120W</text:p>
          </table:table-cell>
          <table:table-cell office:value-type="string" calcext:value-type="string">
            <text:p>150.00</text:p>
          </table:table-cell>
          <table:table-cell table:number-columns-repeated="3"/>
        </table:table-row>
        <table:table-row table:style-name="ro1">
          <table:table-cell office:value-type="float" office:value="11291" calcext:value-type="float">
            <text:p>11291</text:p>
          </table:table-cell>
          <table:table-cell office:value-type="string" calcext:value-type="string">
            <text:p>NOTEBOOK ASUS - ZASILACZ ADP 50</text:p>
          </table:table-cell>
          <table:table-cell office:value-type="string" calcext:value-type="string">
            <text:p>110.00</text:p>
          </table:table-cell>
          <table:table-cell table:number-columns-repeated="3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NOTEBOOK ASUS - ?ADOWARKA SAMOCHODOWA</text:p>
          </table:table-cell>
          <table:table-cell office:value-type="string" calcext:value-type="string">
            <text:p>189.99</text:p>
          </table:table-cell>
          <table:table-cell table:number-columns-repeated="3"/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NOTEBOOK ASUS - ?ADOWARKA SAMOCHODOWA L3</text:p>
          </table:table-cell>
          <table:table-cell office:value-type="string" calcext:value-type="string">
            <text:p>199.99</text:p>
          </table:table-cell>
          <table:table-cell table:number-columns-repeated="3"/>
        </table:table-row>
        <table:table-row table:style-name="ro1">
          <table:table-cell office:value-type="float" office:value="10977" calcext:value-type="float">
            <text:p>10977</text:p>
          </table:table-cell>
          <table:table-cell office:value-type="string" calcext:value-type="string">
            <text:p>NOTEBOOK ASUS - ?ADOWARKA SAMOCHODOWA L3D</text:p>
          </table:table-cell>
          <table:table-cell office:value-type="string" calcext:value-type="string">
            <text:p>289.99</text:p>
          </table:table-cell>
          <table:table-cell table:number-columns-repeated="3"/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string" calcext:value-type="string">
            <text:p>OBUDOWA <text:s/>PROCOMP 313G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3"/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OBUDOWA <text:s/>PROCOMP 313G C3334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3"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OBUDOWA <text:s/>PROCOMP 313G C8811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1237" calcext:value-type="float">
            <text:p>11237</text:p>
          </table:table-cell>
          <table:table-cell office:value-type="string" calcext:value-type="string">
            <text:p>OBUDOWA <text:s/>PROCOMP 313G C8815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1596" calcext:value-type="float">
            <text:p>11596</text:p>
          </table:table-cell>
          <table:table-cell office:value-type="string" calcext:value-type="string">
            <text:p>OBUDOWA <text:s/>PROCOMP 313N C8806 <text:s text:c="8"/>LONG P4 300W</text:p>
          </table:table-cell>
          <table:table-cell office:value-type="string" calcext:value-type="string">
            <text:p>72.90</text:p>
          </table:table-cell>
          <table:table-cell table:number-columns-repeated="3"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string" calcext:value-type="string">
            <text:p>OBUDOWA <text:s/>PROCOMP 313N C8811 <text:s text:c="8"/>LONG P4 300W</text:p>
          </table:table-cell>
          <table:table-cell office:value-type="string" calcext:value-type="string">
            <text:p>72.90</text:p>
          </table:table-cell>
          <table:table-cell table:number-columns-repeated="3"/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string" calcext:value-type="string">
            <text:p>OBUDOWA <text:s/>PROCOMP 313N C8815 <text:s text:c="8"/>LONG P4 300W</text:p>
          </table:table-cell>
          <table:table-cell office:value-type="string" calcext:value-type="string">
            <text:p>72.90</text:p>
          </table:table-cell>
          <table:table-cell table:number-columns-repeated="3"/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string" calcext:value-type="string">
            <text:p>OBUDOWA <text:s/>PROCOMP 313P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3"/>
        </table:table-row>
        <table:table-row table:style-name="ro1">
          <table:table-cell office:value-type="float" office:value="10782" calcext:value-type="float">
            <text:p>10782</text:p>
          </table:table-cell>
          <table:table-cell office:value-type="string" calcext:value-type="string">
            <text:p>OBUDOWA <text:s/>PROCOMP 313P C2840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3"/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string" calcext:value-type="string">
            <text:p>OBUDOWA <text:s/>PROCOMP 313Q C2628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3"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OBUDOWA <text:s/>PROCOMP 313Q C8801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3"/>
        </table:table-row>
        <table:table-row table:style-name="ro1">
          <table:table-cell office:value-type="float" office:value="10694" calcext:value-type="float">
            <text:p>10694</text:p>
          </table:table-cell>
          <table:table-cell office:value-type="string" calcext:value-type="string">
            <text:p>OBUDOWA <text:s/>PROCOMP 313Q C8811 <text:s text:c="8"/>LONG P4 300W</text:p>
          </table:table-cell>
          <table:table-cell office:value-type="string" calcext:value-type="string">
            <text:p>84.90</text:p>
          </table:table-cell>
          <table:table-cell table:number-columns-repeated="3"/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string" calcext:value-type="string">
            <text:p>OBUDOWA <text:s/>PROCOMP 313R C2628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string" calcext:value-type="string">
            <text:p>OBUDOWA <text:s/>PROCOMP 313R C2840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0695" calcext:value-type="float">
            <text:p>10695</text:p>
          </table:table-cell>
          <table:table-cell office:value-type="string" calcext:value-type="string">
            <text:p>OBUDOWA <text:s/>PROCOMP 313R C8806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OBUDOWA <text:s/>PROCOMP 313R C8833 <text:s text:c="8"/>LONG 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0691" calcext:value-type="float">
            <text:p>10691</text:p>
          </table:table-cell>
          <table:table-cell office:value-type="string" calcext:value-type="string">
            <text:p>OBUDOWA <text:s/>PROCOMP 313T C2628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3"/>
        </table:table-row>
        <table:table-row table:style-name="ro1">
          <table:table-cell office:value-type="float" office:value="10692" calcext:value-type="float">
            <text:p>10692</text:p>
          </table:table-cell>
          <table:table-cell office:value-type="string" calcext:value-type="string">
            <text:p>OBUDOWA <text:s/>PROCOMP 313T C2816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3"/>
        </table:table-row>
        <table:table-row table:style-name="ro1">
          <table:table-cell office:value-type="float" office:value="11584" calcext:value-type="float">
            <text:p>11584</text:p>
          </table:table-cell>
          <table:table-cell office:value-type="string" calcext:value-type="string">
            <text:p>OBUDOWA <text:s/>PROCOMP 313T C8807 <text:s text:c="8"/>LONG P4 300W</text:p>
          </table:table-cell>
          <table:table-cell office:value-type="string" calcext:value-type="string">
            <text:p>89.90</text:p>
          </table:table-cell>
          <table:table-cell table:number-columns-repeated="3"/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string" calcext:value-type="string">
            <text:p>OBUDOWA <text:s/>PROCOMP 3160B C8801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3"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string" calcext:value-type="string">
            <text:p>OBUDOWA <text:s/>PROCOMP 3160B C8811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3"/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string" calcext:value-type="string">
            <text:p>OBUDOWA <text:s/>PROCOMP 3160B C8815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3"/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OBUDOWA <text:s/>PROCOMP 3160B C8888 <text:s text:c="7"/>LONG P4 300W</text:p>
          </table:table-cell>
          <table:table-cell office:value-type="string" calcext:value-type="string">
            <text:p>64.99</text:p>
          </table:table-cell>
          <table:table-cell table:number-columns-repeated="3"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OBUDOWA <text:s/>PROCOMP 319A C2816 <text:s text:c="4"/>USB LONG P4 430W</text:p>
          </table:table-cell>
          <table:table-cell office:value-type="string" calcext:value-type="string">
            <text:p>155.00</text:p>
          </table:table-cell>
          <table:table-cell table:number-columns-repeated="3"/>
        </table:table-row>
        <table:table-row table:style-name="ro1">
          <table:table-cell office:value-type="float" office:value="10783" calcext:value-type="float">
            <text:p>10783</text:p>
          </table:table-cell>
          <table:table-cell office:value-type="string" calcext:value-type="string">
            <text:p>OBUDOWA <text:s/>PROCOMP MODU? USB <text:s text:c="6"/>DO 313P</text:p>
          </table:table-cell>
          <table:table-cell office:value-type="string" calcext:value-type="string">
            <text:p>3.99</text:p>
          </table:table-cell>
          <table:table-cell table:number-columns-repeated="3"/>
        </table:table-row>
        <table:table-row table:style-name="ro1">
          <table:table-cell office:value-type="float" office:value="11107" calcext:value-type="float">
            <text:p>11107</text:p>
          </table:table-cell>
          <table:table-cell office:value-type="string" calcext:value-type="string">
            <text:p>OBUDOWA <text:s/>PROCOMP MODU? USB <text:s text:c="6"/>DO 3160B</text:p>
          </table:table-cell>
          <table:table-cell office:value-type="string" calcext:value-type="string">
            <text:p>3.99</text:p>
          </table:table-cell>
          <table:table-cell table:number-columns-repeated="3"/>
        </table:table-row>
        <table:table-row table:style-name="ro1">
          <table:table-cell office:value-type="float" office:value="10868" calcext:value-type="float">
            <text:p>10868</text:p>
          </table:table-cell>
          <table:table-cell office:value-type="string" calcext:value-type="string">
            <text:p>OBUDOWA <text:s/>PROCOMP MODU? USB+AUDIO DO 313G</text:p>
          </table:table-cell>
          <table:table-cell office:value-type="string" calcext:value-type="string">
            <text:p>4.99</text:p>
          </table:table-cell>
          <table:table-cell table:number-columns-repeated="3"/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string" calcext:value-type="string">
            <text:p>OBUDOWA <text:s/>PROCOMP MODU? USB+AUDIO DO 313R/T/Q</text:p>
          </table:table-cell>
          <table:table-cell office:value-type="string" calcext:value-type="string">
            <text:p>4.99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string" calcext:value-type="string">
            <text:p>OBUDOWA CASECOM KG-200SS <text:s text:c="11"/>LONG P4 300W</text:p>
          </table:table-cell>
          <table:table-cell office:value-type="string" calcext:value-type="string">
            <text:p>74.90</text:p>
          </table:table-cell>
          <table:table-cell table:number-columns-repeated="3"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OBUDOWA JNC ARGON 4JA-8672/404U+657C <text:s text:c="4"/>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string" calcext:value-type="string">
            <text:p>OBUDOWA JNC ARGON 4JA-8672/6U2X+1C <text:s text:c="6"/>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string" calcext:value-type="string">
            <text:p>OBUDOWA JNC ARGON RJA-8672/422C+647C+1C <text:s/>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OBUDOWA JNC ARGON RJA-8672/422C+6U2X+1C <text:s/>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string" calcext:value-type="string">
            <text:p>OBUDOWA JNC ARGON RJA-8672/422C+8181C+657C <text:s/>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OBUDOWA JNC MH30(A) SREB+B??K 422C+8181C P4 300W</text:p>
          </table:table-cell>
          <table:table-cell office:value-type="string" calcext:value-type="string">
            <text:p>79.00</text:p>
          </table:table-cell>
          <table:table-cell table:number-columns-repeated="3"/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OBUDOWA JNC POLON RJA-8673/1CZG+2715CF <text:s text:c="2"/>P4 300W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string" calcext:value-type="string">
            <text:p>OBUDOWA JNC POLON RJA-8673/404U+404U <text:s text:c="4"/>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string" calcext:value-type="string">
            <text:p>OBUDOWA JNC POLON RJA-8673/422C+404U <text:s text:c="4"/>P4 300W</text:p>
          </table:table-cell>
          <table:table-cell office:value-type="string" calcext:value-type="string">
            <text:p>78.90</text:p>
          </table:table-cell>
          <table:table-cell table:number-columns-repeated="3"/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OBUDOWA JNC POLON RJA-8673/422C+427C <text:s text:c="4"/>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string" calcext:value-type="string">
            <text:p>OBUDOWA JNC POLON RJA-8673/422C+549CF <text:s text:c="3"/>P4 300W</text:p>
          </table:table-cell>
          <table:table-cell office:value-type="string" calcext:value-type="string">
            <text:p>72.90</text:p>
          </table:table-cell>
          <table:table-cell table:number-columns-repeated="3"/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string" calcext:value-type="string">
            <text:p>OBUDOWA JNC POLON RJA-8673/6U2X+6U2X <text:s text:c="4"/>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1377" calcext:value-type="float">
            <text:p>11377</text:p>
          </table:table-cell>
          <table:table-cell office:value-type="string" calcext:value-type="string">
            <text:p>OBUDOWA JNC RADON RJA-8658/1CZG+6U2X+1C <text:s/>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string" calcext:value-type="string">
            <text:p>OBUDOWA JNC RADON RJA-8658/404U+1C <text:s text:c="6"/>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string" calcext:value-type="string">
            <text:p>OBUDOWA JNC RADON RJA-8658/422C+647CF+657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OBUDOWA JNC RADON RJA-8658/422C+8U+419C <text:s/>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string" calcext:value-type="string">
            <text:p>OBUDOWA JNC RJA-8662/422C <text:s text:c="15"/>P4 300W</text:p>
          </table:table-cell>
          <table:table-cell office:value-type="string" calcext:value-type="string">
            <text:p>69.99</text:p>
          </table:table-cell>
          <table:table-cell table:number-columns-repeated="3"/>
        </table:table-row>
        <table:table-row table:style-name="ro1">
          <table:table-cell office:value-type="float" office:value="10734" calcext:value-type="float">
            <text:p>10734</text:p>
          </table:table-cell>
          <table:table-cell office:value-type="string" calcext:value-type="string">
            <text:p>OBUDOWA JNC RJA-8662/422C R?CZ,TERMOMETR P4 300W</text:p>
          </table:table-cell>
          <table:table-cell office:value-type="string" calcext:value-type="string">
            <text:p>99.00</text:p>
          </table:table-cell>
          <table:table-cell table:number-columns-repeated="3"/>
        </table:table-row>
        <table:table-row table:style-name="ro1">
          <table:table-cell office:value-type="float" office:value="10733" calcext:value-type="float">
            <text:p>10733</text:p>
          </table:table-cell>
          <table:table-cell office:value-type="string" calcext:value-type="string">
            <text:p>OBUDOWA JNC RJA-8662/422C R?CZKA <text:s text:c="8"/>P4 300W</text:p>
          </table:table-cell>
          <table:table-cell office:value-type="string" calcext:value-type="string">
            <text:p>84.90</text:p>
          </table:table-cell>
          <table:table-cell table:number-columns-repeated="3"/>
        </table:table-row>
        <table:table-row table:style-name="ro1">
          <table:table-cell office:value-type="float" office:value="10735" calcext:value-type="float">
            <text:p>10735</text:p>
          </table:table-cell>
          <table:table-cell office:value-type="string" calcext:value-type="string">
            <text:p>OBUDOWA JNC RJA-8662/422C+8U <text:s text:c="12"/>P4 300W</text:p>
          </table:table-cell>
          <table:table-cell office:value-type="string" calcext:value-type="string">
            <text:p>69.99</text:p>
          </table:table-cell>
          <table:table-cell table:number-columns-repeated="3"/>
        </table:table-row>
        <table:table-row table:style-name="ro1">
          <table:table-cell office:value-type="float" office:value="10737" calcext:value-type="float">
            <text:p>10737</text:p>
          </table:table-cell>
          <table:table-cell office:value-type="string" calcext:value-type="string">
            <text:p>OBUDOWA JNC RJA-8662/422C+8U R?CZ,TERMOM,P4 300W</text:p>
          </table:table-cell>
          <table:table-cell office:value-type="string" calcext:value-type="string">
            <text:p>99.00</text:p>
          </table:table-cell>
          <table:table-cell table:number-columns-repeated="3"/>
        </table:table-row>
        <table:table-row table:style-name="ro1">
          <table:table-cell office:value-type="float" office:value="10736" calcext:value-type="float">
            <text:p>10736</text:p>
          </table:table-cell>
          <table:table-cell office:value-type="string" calcext:value-type="string">
            <text:p>OBUDOWA JNC RJA-8662/422C+8U R?CZKA <text:s text:c="5"/>P4 300W</text:p>
          </table:table-cell>
          <table:table-cell office:value-type="string" calcext:value-type="string">
            <text:p>84.90</text:p>
          </table:table-cell>
          <table:table-cell table:number-columns-repeated="3"/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OBUDOWA JNC SAMAR RJA-8675/315U <text:s text:c="9"/>P4 300W</text:p>
          </table:table-cell>
          <table:table-cell office:value-type="string" calcext:value-type="string">
            <text:p>87.90</text:p>
          </table:table-cell>
          <table:table-cell table:number-columns-repeated="3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OBUDOWA JNC SAMAR RJA-8675/404U <text:s text:c="9"/>P4 300W</text:p>
          </table:table-cell>
          <table:table-cell office:value-type="string" calcext:value-type="string">
            <text:p>86.90</text:p>
          </table:table-cell>
          <table:table-cell table:number-columns-repeated="3"/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OBUDOWA JNC SAMAR RJA-8675/653C <text:s text:c="9"/>P4 300W</text:p>
          </table:table-cell>
          <table:table-cell office:value-type="string" calcext:value-type="string">
            <text:p>86.90</text:p>
          </table:table-cell>
          <table:table-cell table:number-columns-repeated="3"/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string" calcext:value-type="string">
            <text:p>OBUDOWA JNC XENON RJA-8666/1CZG+6U2X <text:s text:c="4"/>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string" calcext:value-type="string">
            <text:p>OBUDOWA JNC XENON RJA-8666/404U <text:s text:c="9"/>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string" calcext:value-type="string">
            <text:p>OBUDOWA JNC XENON RJA-8666/404U+422C <text:s text:c="4"/>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string" calcext:value-type="string">
            <text:p>OBUDOWA JNC XENON RJA-8666/422C+8U <text:s text:c="6"/>P4 300W</text:p>
          </table:table-cell>
          <table:table-cell office:value-type="string" calcext:value-type="string">
            <text:p>76.90</text:p>
          </table:table-cell>
          <table:table-cell table:number-columns-repeated="3"/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OBUDOWA JNC-MODU? USB DO 86XX</text:p>
          </table:table-cell>
          <table:table-cell office:value-type="string" calcext:value-type="string">
            <text:p>3.99</text:p>
          </table:table-cell>
          <table:table-cell table:number-columns-repeated="3"/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OBUDOWA JNC-MODU? USB+AUDIO DO 86XX</text:p>
          </table:table-cell>
          <table:table-cell office:value-type="string" calcext:value-type="string">
            <text:p>3.99</text:p>
          </table:table-cell>
          <table:table-cell table:number-columns-repeated="3"/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OBUDOWA MERCURY AQUA BLUE <text:s text:c="15"/>P4 300W</text:p>
          </table:table-cell>
          <table:table-cell office:value-type="string" calcext:value-type="string">
            <text:p>239.00</text:p>
          </table:table-cell>
          <table:table-cell table:number-columns-repeated="3"/>
        </table:table-row>
        <table:table-row table:style-name="ro1">
          <table:table-cell office:value-type="float" office:value="11272" calcext:value-type="float">
            <text:p>11272</text:p>
          </table:table-cell>
          <table:table-cell office:value-type="string" calcext:value-type="string">
            <text:p>OBUDOWA MERCURY AQUA BLUE <text:s text:c="15"/>P4 350W</text:p>
          </table:table-cell>
          <table:table-cell office:value-type="string" calcext:value-type="string">
            <text:p>249.00</text:p>
          </table:table-cell>
          <table:table-cell table:number-columns-repeated="3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string" calcext:value-type="string">
            <text:p>OBUDOWA MERCURY ELEGANT <text:s text:c="12"/>LONG P4 300W</text:p>
          </table:table-cell>
          <table:table-cell office:value-type="string" calcext:value-type="string">
            <text:p>88.90</text:p>
          </table:table-cell>
          <table:table-cell table:number-columns-repeated="3"/>
        </table:table-row>
        <table:table-row table:style-name="ro1">
          <table:table-cell office:value-type="float" office:value="10787" calcext:value-type="float">
            <text:p>10787</text:p>
          </table:table-cell>
          <table:table-cell office:value-type="string" calcext:value-type="string">
            <text:p>OBUDOWA MERCURY FOCUS COFFEE/GOLD <text:s text:c="7"/>P4 300W</text:p>
          </table:table-cell>
          <table:table-cell office:value-type="string" calcext:value-type="string">
            <text:p>88.90</text:p>
          </table:table-cell>
          <table:table-cell table:number-columns-repeated="3"/>
        </table:table-row>
        <table:table-row table:style-name="ro1">
          <table:table-cell office:value-type="float" office:value="10789" calcext:value-type="float">
            <text:p>10789</text:p>
          </table:table-cell>
          <table:table-cell office:value-type="string" calcext:value-type="string">
            <text:p>OBUDOWA MERCURY FOCUS CZARNY <text:s text:c="12"/>P4 300W</text:p>
          </table:table-cell>
          <table:table-cell office:value-type="string" calcext:value-type="string">
            <text:p>88.90</text:p>
          </table:table-cell>
          <table:table-cell table:number-columns-repeated="3"/>
        </table:table-row>
        <table:table-row table:style-name="ro1">
          <table:table-cell office:value-type="float" office:value="10788" calcext:value-type="float">
            <text:p>10788</text:p>
          </table:table-cell>
          <table:table-cell office:value-type="string" calcext:value-type="string">
            <text:p>OBUDOWA MERCURY FOCUS SREBRNY <text:s text:c="11"/>P4 300W</text:p>
          </table:table-cell>
          <table:table-cell office:value-type="string" calcext:value-type="string">
            <text:p>88.90</text:p>
          </table:table-cell>
          <table:table-cell table:number-columns-repeated="3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string" calcext:value-type="string">
            <text:p>OBUDOWA MERCURY PRIMO PRZE?WEN,USB LONG P4 300W</text:p>
          </table:table-cell>
          <table:table-cell office:value-type="string" calcext:value-type="string">
            <text:p>104.90</text:p>
          </table:table-cell>
          <table:table-cell table:number-columns-repeated="3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OBUDOWA MERCURY-MODU? USB + AUDIO DO ELEGANT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string" calcext:value-type="string">
            <text:p>OBUDOWA MERCURY-MODU? USB + AUDIO DO FOCUS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string" calcext:value-type="string">
            <text:p>OBUDOWA MERCURY-MODU? USB + AUDIO DO TOPAZ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string" calcext:value-type="string">
            <text:p>OBUDOWA RACK 19" 4U SERWER</text:p>
          </table:table-cell>
          <table:table-cell office:value-type="string" calcext:value-type="string">
            <text:p>529.20</text:p>
          </table:table-cell>
          <table:table-cell table:number-columns-repeated="3"/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OBUDOWA SCSI 3,5" ZEW, ZASILANIE WEW SNP-9013C</text:p>
          </table:table-cell>
          <table:table-cell office:value-type="string" calcext:value-type="string">
            <text:p>119.00</text:p>
          </table:table-cell>
          <table:table-cell table:number-columns-repeated="3"/>
        </table:table-row>
        <table:table-row table:style-name="ro1">
          <table:table-cell office:value-type="float" office:value="10514" calcext:value-type="float">
            <text:p>10514</text:p>
          </table:table-cell>
          <table:table-cell office:value-type="string" calcext:value-type="string">
            <text:p>OBUDOWA-TUNNING ?IEC?CY KABEL CZERWONY</text:p>
          </table:table-cell>
          <table:table-cell office:value-type="string" calcext:value-type="string">
            <text:p>48.00</text:p>
          </table:table-cell>
          <table:table-cell table:number-columns-repeated="3"/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string" calcext:value-type="string">
            <text:p>OBUDOWA-TUNNING ?IEC?CY KABEL FIOLETOWY</text:p>
          </table:table-cell>
          <table:table-cell office:value-type="string" calcext:value-type="string">
            <text:p>48.00</text:p>
          </table:table-cell>
          <table:table-cell table:number-columns-repeated="3"/>
        </table:table-row>
        <table:table-row table:style-name="ro1">
          <table:table-cell office:value-type="float" office:value="10516" calcext:value-type="float">
            <text:p>10516</text:p>
          </table:table-cell>
          <table:table-cell office:value-type="string" calcext:value-type="string">
            <text:p>OBUDOWA-TUNNING ?IEC?CY KABEL NIEBIESKO-ZIELONY</text:p>
          </table:table-cell>
          <table:table-cell office:value-type="string" calcext:value-type="string">
            <text:p>48.00</text:p>
          </table:table-cell>
          <table:table-cell table:number-columns-repeated="3"/>
        </table:table-row>
        <table:table-row table:style-name="ro1">
          <table:table-cell office:value-type="float" office:value="10513" calcext:value-type="float">
            <text:p>10513</text:p>
          </table:table-cell>
          <table:table-cell office:value-type="string" calcext:value-type="string">
            <text:p>OBUDOWA-TUNNING ?IEC?CY KABEL ZIELONY</text:p>
          </table:table-cell>
          <table:table-cell office:value-type="string" calcext:value-type="string">
            <text:p>48.00</text:p>
          </table:table-cell>
          <table:table-cell table:number-columns-repeated="3"/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string" calcext:value-type="string">
            <text:p>OBUDOWA-TUNNING ?IEC?CY KABEL ???TY</text:p>
          </table:table-cell>
          <table:table-cell office:value-type="string" calcext:value-type="string">
            <text:p>48.00</text:p>
          </table:table-cell>
          <table:table-cell table:number-columns-repeated="3"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string" calcext:value-type="string">
            <text:p>PAMI?? DDRAM 1024MB/PC 400/(2*512)TWINMOS <text:s/>CL2,5</text:p>
          </table:table-cell>
          <table:table-cell office:value-type="string" calcext:value-type="string">
            <text:p>759.99</text:p>
          </table:table-cell>
          <table:table-cell table:number-columns-repeated="3"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PAMI?? DDRAM 1024MB/PC 500/(2*512)T,-TWIST,CL2,5</text:p>
          </table:table-cell>
          <table:table-cell office:value-type="string" calcext:value-type="string">
            <text:p>1149.00</text:p>
          </table:table-cell>
          <table:table-cell table:number-columns-repeated="3"/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string" calcext:value-type="string">
            <text:p>PAMI?? DDRAM 256MB /PC 266/</text:p>
          </table:table-cell>
          <table:table-cell office:value-type="string" calcext:value-type="string">
            <text:p>171.00</text:p>
          </table:table-cell>
          <table:table-cell table:number-columns-repeated="3"/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string" calcext:value-type="string">
            <text:p>PAMI?? DDRAM 256MB /PC 333/</text:p>
          </table:table-cell>
          <table:table-cell office:value-type="string" calcext:value-type="string">
            <text:p>173.00</text:p>
          </table:table-cell>
          <table:table-cell table:number-columns-repeated="3"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string" calcext:value-type="string">
            <text:p>PAMI?? DDRAM 256MB /PC 333/ TWINMOS BOX</text:p>
          </table:table-cell>
          <table:table-cell office:value-type="string" calcext:value-type="string">
            <text:p>159.99</text:p>
          </table:table-cell>
          <table:table-cell table:number-columns-repeated="3"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string" calcext:value-type="string">
            <text:p>PAMI?? DDRAM 256MB /PC 400/</text:p>
          </table:table-cell>
          <table:table-cell office:value-type="string" calcext:value-type="string">
            <text:p>175.00</text:p>
          </table:table-cell>
          <table:table-cell table:number-columns-repeated="3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MI?? DDRAM 256MB /PC 400/ T,-TWISTER BOX CL2</text:p>
          </table:table-cell>
          <table:table-cell office:value-type="string" calcext:value-type="string">
            <text:p>239.99</text:p>
          </table:table-cell>
          <table:table-cell table:number-columns-repeated="3"/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string" calcext:value-type="string">
            <text:p>PAMI?? DDRAM 256MB /PC 400/ TWINMOS BOX <text:s text:c="3"/>CL2,5</text:p>
          </table:table-cell>
          <table:table-cell office:value-type="string" calcext:value-type="string">
            <text:p>195.00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MI?? DDRAM 256MB /PC 500/ T,-TWISTER BOX CL2,5</text:p>
          </table:table-cell>
          <table:table-cell office:value-type="string" calcext:value-type="string">
            <text:p>299.00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string" calcext:value-type="string">
            <text:p>PAMI?? DDRAM 512MB /PC 266/</text:p>
          </table:table-cell>
          <table:table-cell office:value-type="string" calcext:value-type="string">
            <text:p>309.99</text:p>
          </table:table-cell>
          <table:table-cell table:number-columns-repeated="3"/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string" calcext:value-type="string">
            <text:p>PAMI?? DDRAM 512MB /PC 266/ WIECZYSTA GWARANCJA</text:p>
          </table:table-cell>
          <table:table-cell office:value-type="string" calcext:value-type="string">
            <text:p>319.99</text:p>
          </table:table-cell>
          <table:table-cell table:number-columns-repeated="3"/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string" calcext:value-type="string">
            <text:p>PAMI?? DDRAM 512MB /PC 333/</text:p>
          </table:table-cell>
          <table:table-cell office:value-type="string" calcext:value-type="string">
            <text:p>345.00</text:p>
          </table:table-cell>
          <table:table-cell table:number-columns-repeated="3"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PAMI?? DDRAM 512MB /PC 333/ TWINMOS BOX</text:p>
          </table:table-cell>
          <table:table-cell office:value-type="string" calcext:value-type="string">
            <text:p>309.00</text:p>
          </table:table-cell>
          <table:table-cell table:number-columns-repeated="3"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MI?? DDRAM 512MB /PC 400/ T,-TWISTER BOX CL2</text:p>
          </table:table-cell>
          <table:table-cell office:value-type="string" calcext:value-type="string">
            <text:p>469.00</text:p>
          </table:table-cell>
          <table:table-cell table:number-columns-repeated="3"/>
        </table:table-row>
        <table:table-row table:style-name="ro1">
          <table:table-cell office:value-type="float" office:value="8541" calcext:value-type="float">
            <text:p>8541</text:p>
          </table:table-cell>
          <table:table-cell office:value-type="string" calcext:value-type="string">
            <text:p>PAMI?? DDRAM 512MB /PC 400/ TWINMOS BOX <text:s text:c="3"/>CL2,5</text:p>
          </table:table-cell>
          <table:table-cell office:value-type="string" calcext:value-type="string">
            <text:p>385.00</text:p>
          </table:table-cell>
          <table:table-cell table:number-columns-repeated="3"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string" calcext:value-type="string">
            <text:p>PAMI?? DDRAM 512MB /PC 400/(2*256)TWINMOS <text:s/>CL2,5</text:p>
          </table:table-cell>
          <table:table-cell office:value-type="string" calcext:value-type="string">
            <text:p>395.00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MI?? DDRAM 512MB /PC 433/ T,-TWISTER BOX CL2</text:p>
          </table:table-cell>
          <table:table-cell office:value-type="string" calcext:value-type="string">
            <text:p>429.99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MI?? DDRAM 512MB /PC 466/ T,-TWISTER BOX CL2,5</text:p>
          </table:table-cell>
          <table:table-cell office:value-type="string" calcext:value-type="string">
            <text:p>489.00</text:p>
          </table:table-cell>
          <table:table-cell table:number-columns-repeated="3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PAMI?? DDRAM 512MB /PC 466/ TWINMOS BOX <text:s text:c="3"/>CL2,5</text:p>
          </table:table-cell>
          <table:table-cell office:value-type="string" calcext:value-type="string">
            <text:p>459.00</text:p>
          </table:table-cell>
          <table:table-cell table:number-columns-repeated="3"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PAMI?? DDRAM 512MB /PC 466/(2*256)T,-TWIST,CL2,5</text:p>
          </table:table-cell>
          <table:table-cell office:value-type="string" calcext:value-type="string">
            <text:p>499.99</text:p>
          </table:table-cell>
          <table:table-cell table:number-columns-repeated="3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PAMI?? DDRAM 512MB /PC 500/ T,-TWISTER BOX CL2,5</text:p>
          </table:table-cell>
          <table:table-cell office:value-type="string" calcext:value-type="string">
            <text:p>569.00</text:p>
          </table:table-cell>
          <table:table-cell table:number-columns-repeated="3"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PAMI?? DDRAM 512MB /PC 500/(2*256)T,-TWIST,CL2,5</text:p>
          </table:table-cell>
          <table:table-cell office:value-type="string" calcext:value-type="string">
            <text:p>589.00</text:p>
          </table:table-cell>
          <table:table-cell table:number-columns-repeated="3"/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string" calcext:value-type="string">
            <text:p>PAMI?? DDRAM DO NOTEB,256MB/PC333/TWINM, USODIMM</text:p>
          </table:table-cell>
          <table:table-cell office:value-type="string" calcext:value-type="string">
            <text:p>239.99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MI?? DDRAM DO NOTEBOOKA 128MB /PC 266/ TWINMOS</text:p>
          </table:table-cell>
          <table:table-cell office:value-type="string" calcext:value-type="string">
            <text:p>84.99</text:p>
          </table:table-cell>
          <table:table-cell table:number-columns-repeated="3"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PAMI?? DDRAM DO NOTEBOOKA 256MB /PC 266/ TWINMOS</text:p>
          </table:table-cell>
          <table:table-cell office:value-type="string" calcext:value-type="string">
            <text:p>159.00</text:p>
          </table:table-cell>
          <table:table-cell table:number-columns-repeated="3"/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string" calcext:value-type="string">
            <text:p>PAMI?? DDRAM DO NOTEBOOKA 256MB /PC 333/ TWINMOS</text:p>
          </table:table-cell>
          <table:table-cell office:value-type="string" calcext:value-type="string">
            <text:p>169.99</text:p>
          </table:table-cell>
          <table:table-cell table:number-columns-repeated="3"/>
        </table:table-row>
        <table:table-row table:style-name="ro1">
          <table:table-cell office:value-type="float" office:value="10652" calcext:value-type="float">
            <text:p>10652</text:p>
          </table:table-cell>
          <table:table-cell office:value-type="string" calcext:value-type="string">
            <text:p>PAMI?? DDRAM DO NOTEBOOKA 256MB /PC 400/ TWINMOS</text:p>
          </table:table-cell>
          <table:table-cell office:value-type="string" calcext:value-type="string">
            <text:p>184.00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MI?? DDRAM DO NOTEBOOKA 512MB /PC 266/ TWINMOS</text:p>
          </table:table-cell>
          <table:table-cell office:value-type="string" calcext:value-type="string">
            <text:p>399.99</text:p>
          </table:table-cell>
          <table:table-cell table:number-columns-repeated="3"/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string" calcext:value-type="string">
            <text:p>PAMI?? DDRAM DO NOTEBOOKA 512MB /PC 333/ T,TWIST</text:p>
          </table:table-cell>
          <table:table-cell office:value-type="string" calcext:value-type="string">
            <text:p>419.99</text:p>
          </table:table-cell>
          <table:table-cell table:number-columns-repeated="3"/>
        </table:table-row>
        <table:table-row table:style-name="ro1">
          <table:table-cell office:value-type="float" office:value="10398" calcext:value-type="float">
            <text:p>10398</text:p>
          </table:table-cell>
          <table:table-cell office:value-type="string" calcext:value-type="string">
            <text:p>PAMI?? DDRAM DO NOTEBOOKA 512MB /PC 333/ TWINMOS</text:p>
          </table:table-cell>
          <table:table-cell office:value-type="string" calcext:value-type="string">
            <text:p>419.99</text:p>
          </table:table-cell>
          <table:table-cell table:number-columns-repeated="3"/>
        </table:table-row>
        <table:table-row table:style-name="ro1">
          <table:table-cell office:value-type="float" office:value="9815" calcext:value-type="float">
            <text:p>9815</text:p>
          </table:table-cell>
          <table:table-cell office:value-type="string" calcext:value-type="string">
            <text:p>PAMI?? FLASH - COMPACT FLASH <text:s/>128MB TWINMOS</text:p>
          </table:table-cell>
          <table:table-cell office:value-type="string" calcext:value-type="string">
            <text:p>139.00</text:p>
          </table:table-cell>
          <table:table-cell table:number-columns-repeated="3"/>
        </table:table-row>
        <table:table-row table:style-name="ro1">
          <table:table-cell office:value-type="float" office:value="10331" calcext:value-type="float">
            <text:p>10331</text:p>
          </table:table-cell>
          <table:table-cell office:value-type="string" calcext:value-type="string">
            <text:p>PAMI?? FLASH - COMPACT FLASH <text:s/>2,2GB HARD DISK</text:p>
          </table:table-cell>
          <table:table-cell office:value-type="string" calcext:value-type="string">
            <text:p>858.00</text:p>
          </table:table-cell>
          <table:table-cell table:number-columns-repeated="3"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PAMI?? FLASH - COMPACT FLASH <text:s/>256MB TWINMOS</text:p>
          </table:table-cell>
          <table:table-cell office:value-type="string" calcext:value-type="string">
            <text:p>255.00</text:p>
          </table:table-cell>
          <table:table-cell table:number-columns-repeated="3"/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string" calcext:value-type="string">
            <text:p>PAMI?? FLASH - COMPACT FLASH <text:s/>512MB</text:p>
          </table:table-cell>
          <table:table-cell office:value-type="string" calcext:value-type="string">
            <text:p>399.00</text:p>
          </table:table-cell>
          <table:table-cell table:number-columns-repeated="3"/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string" calcext:value-type="string">
            <text:p>PAMI?? FLASH - COMPACT FLASH 1024MB TWINMOS</text:p>
          </table:table-cell>
          <table:table-cell office:value-type="string" calcext:value-type="string">
            <text:p>949.00</text:p>
          </table:table-cell>
          <table:table-cell table:number-columns-repeated="3"/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string" calcext:value-type="string">
            <text:p>PAMI?? FLASH - CZYTNIK COMPACT FLASH PCMCIA</text:p>
          </table:table-cell>
          <table:table-cell office:value-type="string" calcext:value-type="string">
            <text:p>35.00</text:p>
          </table:table-cell>
          <table:table-cell table:number-columns-repeated="3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PAMI?? FLASH - CZYTNIK UNIWERSAL,6W1 ZEW,USB2,0</text:p>
          </table:table-cell>
          <table:table-cell office:value-type="string" calcext:value-type="string">
            <text:p>67.00</text:p>
          </table:table-cell>
          <table:table-cell table:number-columns-repeated="3"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PAMI?? FLASH - CZYTNIK UNIWERSALNY 6W1 ZEW USB</text:p>
          </table:table-cell>
          <table:table-cell office:value-type="string" calcext:value-type="string">
            <text:p>55.00</text:p>
          </table:table-cell>
          <table:table-cell table:number-columns-repeated="3"/>
        </table:table-row>
        <table:table-row table:style-name="ro1">
          <table:table-cell office:value-type="float" office:value="10580" calcext:value-type="float">
            <text:p>10580</text:p>
          </table:table-cell>
          <table:table-cell office:value-type="string" calcext:value-type="string">
            <text:p>PAMI?? FLASH - MEMORY STICK <text:s/>64MB TWINMOS</text:p>
          </table:table-cell>
          <table:table-cell office:value-type="string" calcext:value-type="string">
            <text:p>145.00</text:p>
          </table:table-cell>
          <table:table-cell table:number-columns-repeated="3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string" calcext:value-type="string">
            <text:p>PAMI?? FLASH - MEMORY STICK 256MB TWINMOS</text:p>
          </table:table-cell>
          <table:table-cell office:value-type="string" calcext:value-type="string">
            <text:p>323.55</text:p>
          </table:table-cell>
          <table:table-cell table:number-columns-repeated="3"/>
        </table:table-row>
        <table:table-row table:style-name="ro1">
          <table:table-cell office:value-type="float" office:value="10491" calcext:value-type="float">
            <text:p>10491</text:p>
          </table:table-cell>
          <table:table-cell office:value-type="string" calcext:value-type="string">
            <text:p>PAMI?? FLASH - MULTI MEDIA CARD 256MB TWINMOS</text:p>
          </table:table-cell>
          <table:table-cell office:value-type="string" calcext:value-type="string">
            <text:p>269.99</text:p>
          </table:table-cell>
          <table:table-cell table:number-columns-repeated="3"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string" calcext:value-type="string">
            <text:p>PAMI?? FLASH - PENDRIVE <text:s/>128MB MP3 MERCURY+RADIO</text:p>
          </table:table-cell>
          <table:table-cell office:value-type="string" calcext:value-type="string">
            <text:p>379.00</text:p>
          </table:table-cell>
          <table:table-cell table:number-columns-repeated="3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string" calcext:value-type="string">
            <text:p>PAMI?? FLASH - PENDRIVE <text:s/>256MB USB 2,0 <text:s text:c="2"/>TWINMOS</text:p>
          </table:table-cell>
          <table:table-cell office:value-type="string" calcext:value-type="string">
            <text:p>269.99</text:p>
          </table:table-cell>
          <table:table-cell table:number-columns-repeated="3"/>
        </table:table-row>
        <table:table-row table:style-name="ro1">
          <table:table-cell office:value-type="float" office:value="10582" calcext:value-type="float">
            <text:p>10582</text:p>
          </table:table-cell>
          <table:table-cell office:value-type="string" calcext:value-type="string">
            <text:p>PAMI?? FLASH - PENDRIVE <text:s/>512MB USB 2,0 <text:s text:c="2"/>TWINMOS</text:p>
          </table:table-cell>
          <table:table-cell office:value-type="string" calcext:value-type="string">
            <text:p>539.99</text:p>
          </table:table-cell>
          <table:table-cell table:number-columns-repeated="3"/>
        </table:table-row>
        <table:table-row table:style-name="ro1">
          <table:table-cell office:value-type="float" office:value="10759" calcext:value-type="float">
            <text:p>10759</text:p>
          </table:table-cell>
          <table:table-cell office:value-type="string" calcext:value-type="string">
            <text:p>PAMI?? FLASH - PENDRIVE 1024MB USB 2,0 <text:s text:c="2"/>TWINMOS</text:p>
          </table:table-cell>
          <table:table-cell office:value-type="string" calcext:value-type="string">
            <text:p>999.99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string" calcext:value-type="string">
            <text:p>PAMI?? FLASH - SECURE DIGITAL 128MB TWINMOS</text:p>
          </table:table-cell>
          <table:table-cell office:value-type="string" calcext:value-type="string">
            <text:p>149.99</text:p>
          </table:table-cell>
          <table:table-cell table:number-columns-repeated="3"/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string" calcext:value-type="string">
            <text:p>PAMI?? FLASH - SECURE DIGITAL 256MB</text:p>
          </table:table-cell>
          <table:table-cell office:value-type="string" calcext:value-type="string">
            <text:p>279.00</text:p>
          </table:table-cell>
          <table:table-cell table:number-columns-repeated="3"/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string" calcext:value-type="string">
            <text:p>PAMI?? FLASH - SECURE DIGITAL 256MB TWINMOS</text:p>
          </table:table-cell>
          <table:table-cell office:value-type="string" calcext:value-type="string">
            <text:p>289.00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MI?? FLASH - SECURE DIGITAL 512MB</text:p>
          </table:table-cell>
          <table:table-cell office:value-type="string" calcext:value-type="string">
            <text:p>599.00</text:p>
          </table:table-cell>
          <table:table-cell table:number-columns-repeated="3"/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string" calcext:value-type="string">
            <text:p>PAMI?? FLASH - SMART MEDIA 128MB TWINMOS</text:p>
          </table:table-cell>
          <table:table-cell office:value-type="string" calcext:value-type="string">
            <text:p>169.99</text:p>
          </table:table-cell>
          <table:table-cell table:number-columns-repeated="3"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PAMI?? FLASH - XDC 128MB TWINMOS</text:p>
          </table:table-cell>
          <table:table-cell office:value-type="string" calcext:value-type="string">
            <text:p>229.99</text:p>
          </table:table-cell>
          <table:table-cell table:number-columns-repeated="3"/>
        </table:table-row>
        <table:table-row table:style-name="ro1">
          <table:table-cell office:value-type="float" office:value="10489" calcext:value-type="float">
            <text:p>10489</text:p>
          </table:table-cell>
          <table:table-cell office:value-type="string" calcext:value-type="string">
            <text:p>PAMI?? FLASH - XDC 256MB TWINMOS</text:p>
          </table:table-cell>
          <table:table-cell office:value-type="string" calcext:value-type="string">
            <text:p>459.99</text:p>
          </table:table-cell>
          <table:table-cell table:number-columns-repeated="3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PAMI?? RDRAM 256MB /PC1066/ 16BIT SAMSUNG</text:p>
          </table:table-cell>
          <table:table-cell office:value-type="string" calcext:value-type="string">
            <text:p>469.99</text:p>
          </table:table-cell>
          <table:table-cell table:number-columns-repeated="3"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string" calcext:value-type="string">
            <text:p>PAMI?? SDRAM 128MB /PC 133/</text:p>
          </table:table-cell>
          <table:table-cell office:value-type="string" calcext:value-type="string">
            <text:p>88.99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string" calcext:value-type="string">
            <text:p>PAMI?? SDRAM 128MB /PC 133/ TWINMOS BOX</text:p>
          </table:table-cell>
          <table:table-cell office:value-type="string" calcext:value-type="string">
            <text:p>99.99</text:p>
          </table:table-cell>
          <table:table-cell table:number-columns-repeated="3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PAMI?? SDRAM 256MB /PC 100/</text:p>
          </table:table-cell>
          <table:table-cell office:value-type="string" calcext:value-type="string">
            <text:p>199.99</text:p>
          </table:table-cell>
          <table:table-cell table:number-columns-repeated="3"/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string" calcext:value-type="string">
            <text:p>PAMI?? SDRAM 256MB /PC 133/</text:p>
          </table:table-cell>
          <table:table-cell office:value-type="string" calcext:value-type="string">
            <text:p>179.99</text:p>
          </table:table-cell>
          <table:table-cell table:number-columns-repeated="3"/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string" calcext:value-type="string">
            <text:p>PAMI?? SDRAM 512MB /PC 133/</text:p>
          </table:table-cell>
          <table:table-cell office:value-type="string" calcext:value-type="string">
            <text:p>269.99</text:p>
          </table:table-cell>
          <table:table-cell table:number-columns-repeated="3"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string" calcext:value-type="string">
            <text:p>PAMI?? SDRAM 512MB /PC 133/ TWINMOS BOX</text:p>
          </table:table-cell>
          <table:table-cell office:value-type="string" calcext:value-type="string">
            <text:p>439.00</text:p>
          </table:table-cell>
          <table:table-cell table:number-columns-repeated="3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PAPIER INK-MATE FOLIA BEZBARWNA /50/A4 IOF450</text:p>
          </table:table-cell>
          <table:table-cell office:value-type="string" calcext:value-type="string">
            <text:p>50.54</text:p>
          </table:table-cell>
          <table:table-cell table:number-columns-repeated="3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PAPIER INK-MATE FOLIA BIA?A GLOSSY 15/A4 IGF415</text:p>
          </table:table-cell>
          <table:table-cell office:value-type="string" calcext:value-type="string">
            <text:p>19.95</text:p>
          </table:table-cell>
          <table:table-cell table:number-columns-repeated="3"/>
        </table:table-row>
        <table:table-row table:style-name="ro1">
          <table:table-cell office:value-type="float" office:value="11582" calcext:value-type="float">
            <text:p>11582</text:p>
          </table:table-cell>
          <table:table-cell office:value-type="string" calcext:value-type="string">
            <text:p>PLAYER BENQ JOYBEE 120-128MB</text:p>
          </table:table-cell>
          <table:table-cell office:value-type="string" calcext:value-type="string">
            <text:p>629.99</text:p>
          </table:table-cell>
          <table:table-cell table:number-columns-repeated="3"/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string" calcext:value-type="string">
            <text:p>PLAYER BENQ JOYBEE 150-128MB</text:p>
          </table:table-cell>
          <table:table-cell office:value-type="string" calcext:value-type="string">
            <text:p>699.99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PODK?ADKA POD MYSZ EASYTOUCH FOTO</text:p>
          </table:table-cell>
          <table:table-cell office:value-type="string" calcext:value-type="string">
            <text:p>1.35</text:p>
          </table:table-cell>
          <table:table-cell table:number-columns-repeated="3"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PODK?ADKA POD MYSZ EASYTOUCH FOTO PACZKA 34SZT</text:p>
          </table:table-cell>
          <table:table-cell office:value-type="string" calcext:value-type="string">
            <text:p>40.80</text:p>
          </table:table-cell>
          <table:table-cell table:number-columns-repeated="3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PODK?ADKA POD MYSZ PROCOMP "PUSZYSTA BERTA",2.99,1,1</text:p>
            <text:p>8816,"PROCESOR AMD ATHLON XP 2000+(1667)/266</text:p>
          </table:table-cell>
          <table:table-cell office:value-type="string" calcext:value-type="string">
            <text:p>201.99</text:p>
          </table:table-cell>
          <table:table-cell table:number-columns-repeated="3"/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string" calcext:value-type="string">
            <text:p>PROCESOR AMD ATHLON XP 2200+(1800)/266</text:p>
          </table:table-cell>
          <table:table-cell office:value-type="string" calcext:value-type="string">
            <text:p>224.99</text:p>
          </table:table-cell>
          <table:table-cell table:number-columns-repeated="3"/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string" calcext:value-type="string">
            <text:p>PROCESOR AMD ATHLON XP 2400+(1933)/266</text:p>
          </table:table-cell>
          <table:table-cell office:value-type="string" calcext:value-type="string">
            <text:p>248.99</text:p>
          </table:table-cell>
          <table:table-cell table:number-columns-repeated="3"/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string" calcext:value-type="string">
            <text:p>PROCESOR AMD ATHLON XP 2600+(2083)/333</text:p>
          </table:table-cell>
          <table:table-cell office:value-type="string" calcext:value-type="string">
            <text:p>319.99</text:p>
          </table:table-cell>
          <table:table-cell table:number-columns-repeated="3"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PROCESOR AMD ATHLON XP BARTON 2500+(1833)/333</text:p>
          </table:table-cell>
          <table:table-cell office:value-type="string" calcext:value-type="string">
            <text:p>286.99</text:p>
          </table:table-cell>
          <table:table-cell table:number-columns-repeated="3"/>
        </table:table-row>
        <table:table-row table:style-name="ro1">
          <table:table-cell office:value-type="float" office:value="9741" calcext:value-type="float">
            <text:p>9741</text:p>
          </table:table-cell>
          <table:table-cell office:value-type="string" calcext:value-type="string">
            <text:p>PROCESOR AMD ATHLON XP BARTON 2800+(2083)/333</text:p>
          </table:table-cell>
          <table:table-cell office:value-type="string" calcext:value-type="string">
            <text:p>435.99</text:p>
          </table:table-cell>
          <table:table-cell table:number-columns-repeated="3"/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PROCESOR AMD DURON 1600/266/SOCA</text:p>
          </table:table-cell>
          <table:table-cell office:value-type="string" calcext:value-type="string">
            <text:p>143.49</text:p>
          </table:table-cell>
          <table:table-cell table:number-columns-repeated="3"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PROCESOR AMD DURON 1800/266/SOCA</text:p>
          </table:table-cell>
          <table:table-cell office:value-type="string" calcext:value-type="string">
            <text:p>159.99</text:p>
          </table:table-cell>
          <table:table-cell table:number-columns-repeated="3"/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string" calcext:value-type="string">
            <text:p>PROCESOR INTEL CELERON 1700/400/C128 S478 OEM</text:p>
          </table:table-cell>
          <table:table-cell office:value-type="string" calcext:value-type="string">
            <text:p>197.99</text:p>
          </table:table-cell>
          <table:table-cell table:number-columns-repeated="3"/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PROCESOR INTEL CELERON 2000/400/C128 S478 BOX</text:p>
          </table:table-cell>
          <table:table-cell office:value-type="string" calcext:value-type="string">
            <text:p>245.99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PROCESOR INTEL CELERON 2000/400/C128 S478 OEM</text:p>
          </table:table-cell>
          <table:table-cell office:value-type="string" calcext:value-type="string">
            <text:p>222.99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string" calcext:value-type="string">
            <text:p>PROCESOR INTEL CELERON 2400/400/C128 S478 BOX</text:p>
          </table:table-cell>
          <table:table-cell office:value-type="string" calcext:value-type="string">
            <text:p>261.99</text:p>
          </table:table-cell>
          <table:table-cell table:number-columns-repeated="3"/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string" calcext:value-type="string">
            <text:p>PROCESOR INTEL CELERON 2600/400/C128 S478 OEM</text:p>
          </table:table-cell>
          <table:table-cell office:value-type="string" calcext:value-type="string">
            <text:p>287.99</text:p>
          </table:table-cell>
          <table:table-cell table:number-columns-repeated="3"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PROCESOR INTEL P4 2400/533/C1024/S478 BOX</text:p>
          </table:table-cell>
          <table:table-cell office:value-type="string" calcext:value-type="string">
            <text:p>529.99</text:p>
          </table:table-cell>
          <table:table-cell table:number-columns-repeated="3"/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string" calcext:value-type="string">
            <text:p>PROCESOR INTEL P4 2800/533/C512/S478 BOX</text:p>
          </table:table-cell>
          <table:table-cell office:value-type="string" calcext:value-type="string">
            <text:p>623.99</text:p>
          </table:table-cell>
          <table:table-cell table:number-columns-repeated="3"/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PROCESOR INTEL P4 2800/800/C1024/S478/HT BOX</text:p>
          </table:table-cell>
          <table:table-cell office:value-type="string" calcext:value-type="string">
            <text:p>696.99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string" calcext:value-type="string">
            <text:p>PROCESOR INTEL P4 2800/800/C512/S478/HT BOX</text:p>
          </table:table-cell>
          <table:table-cell office:value-type="string" calcext:value-type="string">
            <text:p>685.99</text:p>
          </table:table-cell>
          <table:table-cell table:number-columns-repeated="3"/>
        </table:table-row>
        <table:table-row table:style-name="ro1">
          <table:table-cell office:value-type="float" office:value="9865" calcext:value-type="float">
            <text:p>9865</text:p>
          </table:table-cell>
          <table:table-cell office:value-type="string" calcext:value-type="string">
            <text:p>PROCESOR INTEL P4 3000/800/C512/S478/HT BOX</text:p>
          </table:table-cell>
          <table:table-cell office:value-type="string" calcext:value-type="string">
            <text:p>834.99</text:p>
          </table:table-cell>
          <table:table-cell table:number-columns-repeated="3"/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string" calcext:value-type="string">
            <text:p>PROCOMP KOMPUTER - ZESTAW POMOCNICZY NR 1</text:p>
          </table:table-cell>
          <table:table-cell office:value-type="string" calcext:value-type="string">
            <text:p>1.00</text:p>
          </table:table-cell>
          <table:table-cell table:number-columns-repeated="3"/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string" calcext:value-type="string">
            <text:p>PROCOMP KOMPUTER - ZESTAW POMOCNICZY NR 2</text:p>
          </table:table-cell>
          <table:table-cell office:value-type="string" calcext:value-type="string">
            <text:p>1.0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ROD,CZYSZ, EASYTOUCH KCD-272-CD P?YTA CZ,</text:p>
          </table:table-cell>
          <table:table-cell office:value-type="string" calcext:value-type="string">
            <text:p>8.35</text:p>
          </table:table-cell>
          <table:table-cell table:number-columns-repeated="3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PROD,CZYSZ, EASYTOUCH KCD-282-CD P?YTA CZ,(WET)</text:p>
          </table:table-cell>
          <table:table-cell office:value-type="string" calcext:value-type="string">
            <text:p>9.99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string" calcext:value-type="string">
            <text:p>PROD,CZYSZ, EASYTOUCH KY-002-DVD P?YTA CZ,</text:p>
          </table:table-cell>
          <table:table-cell office:value-type="string" calcext:value-type="string">
            <text:p>14.40</text:p>
          </table:table-cell>
          <table:table-cell table:number-columns-repeated="3"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PROD,CZYSZ, PIANKA DO EKRAN?W TECHNICAL 400ML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PROD,CZYSZ, PIANKA DO PLASTIKU TECHNICAL 400ML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ROD,CZYSZ, SEVEN SPR??ONE POWIETRZE 400ML</text:p>
          </table:table-cell>
          <table:table-cell office:value-type="string" calcext:value-type="string">
            <text:p>8.21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PROD,CZYSZ, TA?A HP C5709A DO STREAMERA DDS2</text:p>
          </table:table-cell>
          <table:table-cell office:value-type="string" calcext:value-type="string">
            <text:p>29.99</text:p>
          </table:table-cell>
          <table:table-cell table:number-columns-repeated="3"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string" calcext:value-type="string">
            <text:p>PROD,CZYSZ, ZESTAW CZYSZCZ?CZY PC11</text:p>
          </table:table-cell>
          <table:table-cell office:value-type="string" calcext:value-type="string">
            <text:p>19.99</text:p>
          </table:table-cell>
          <table:table-cell table:number-columns-repeated="3"/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string" calcext:value-type="string">
            <text:p>PROGRAM ANTYWIRUSOWY NOD32 5-U?YTKOWNIK?W PL</text:p>
          </table:table-cell>
          <table:table-cell office:value-type="string" calcext:value-type="string">
            <text:p>389.00</text:p>
          </table:table-cell>
          <table:table-cell table:number-columns-repeated="3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PROGRAM ANTYWIRUSOWY NOD32 PL</text:p>
          </table:table-cell>
          <table:table-cell office:value-type="string" calcext:value-type="string">
            <text:p>129.00</text:p>
          </table:table-cell>
          <table:table-cell table:number-columns-repeated="3"/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string" calcext:value-type="string">
            <text:p>PROGRAM DUKAT - PROGRAM HANDLOWY /DOS</text:p>
          </table:table-cell>
          <table:table-cell office:value-type="string" calcext:value-type="string">
            <text:p>290.00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string" calcext:value-type="string">
            <text:p>PROGRAM GRATYFIKANT 3 /DOS</text:p>
          </table:table-cell>
          <table:table-cell office:value-type="string" calcext:value-type="string">
            <text:p>510.00</text:p>
          </table:table-cell>
          <table:table-cell table:number-columns-repeated="3"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string" calcext:value-type="string">
            <text:p>PROGRAM GRATYFIKANT 3 /DOS UPGRADE</text:p>
          </table:table-cell>
          <table:table-cell office:value-type="string" calcext:value-type="string">
            <text:p>270.00</text:p>
          </table:table-cell>
          <table:table-cell table:number-columns-repeated="3"/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PROGRAM KONSULTANT DO RACHMISTRZA 4</text:p>
          </table:table-cell>
          <table:table-cell office:value-type="string" calcext:value-type="string">
            <text:p>300.00</text:p>
          </table:table-cell>
          <table:table-cell table:number-columns-repeated="3"/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string" calcext:value-type="string">
            <text:p>PROGRAM KONSULTANT DO RACHMISTRZA GT</text:p>
          </table:table-cell>
          <table:table-cell office:value-type="string" calcext:value-type="string">
            <text:p>240.00</text:p>
          </table:table-cell>
          <table:table-cell table:number-columns-repeated="3"/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string" calcext:value-type="string">
            <text:p>PROGRAM KONSULTANT DO SUBIEKTA GT</text:p>
          </table:table-cell>
          <table:table-cell office:value-type="string" calcext:value-type="string">
            <text:p>280.00</text:p>
          </table:table-cell>
          <table:table-cell table:number-columns-repeated="3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string" calcext:value-type="string">
            <text:p>PROGRAM MIKROSUBIEKT-PRZED?,LICENCJI DOS</text:p>
          </table:table-cell>
          <table:table-cell office:value-type="string" calcext:value-type="string">
            <text:p>39.00</text:p>
          </table:table-cell>
          <table:table-cell table:number-columns-repeated="3"/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PROGRAM MIKROSUBIEKT-UPROSZCZONY SYSTEM /DOS</text:p>
          </table:table-cell>
          <table:table-cell office:value-type="string" calcext:value-type="string">
            <text:p>90.00</text:p>
          </table:table-cell>
          <table:table-cell table:number-columns-repeated="3"/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string" calcext:value-type="string">
            <text:p>PROGRAM MIKROSUBIEKT-UPROSZCZONY SYSTEM /WINDOWS</text:p>
          </table:table-cell>
          <table:table-cell office:value-type="string" calcext:value-type="string">
            <text:p>97.50</text:p>
          </table:table-cell>
          <table:table-cell table:number-columns-repeated="3"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string" calcext:value-type="string">
            <text:p>PROGRAM RACHMISTRZ 4 /DOS</text:p>
          </table:table-cell>
          <table:table-cell office:value-type="string" calcext:value-type="string">
            <text:p>260.00</text:p>
          </table:table-cell>
          <table:table-cell table:number-columns-repeated="3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PROGRAM RACHMISTRZ GT - ROZSZERZENIE O 3 STANOW,</text:p>
          </table:table-cell>
          <table:table-cell office:value-type="string" calcext:value-type="string">
            <text:p>182.00</text:p>
          </table:table-cell>
          <table:table-cell table:number-columns-repeated="3"/>
        </table:table-row>
        <table:table-row table:style-name="ro1">
          <table:table-cell office:value-type="float" office:value="10463" calcext:value-type="float">
            <text:p>10463</text:p>
          </table:table-cell>
          <table:table-cell office:value-type="string" calcext:value-type="string">
            <text:p>PROGRAM RACHMISTRZ GT /WINDOWS</text:p>
          </table:table-cell>
          <table:table-cell office:value-type="string" calcext:value-type="string">
            <text:p>260.00</text:p>
          </table:table-cell>
          <table:table-cell table:number-columns-repeated="3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PROGRAM REWIZOR 3 /WINDOWS</text:p>
          </table:table-cell>
          <table:table-cell office:value-type="string" calcext:value-type="string">
            <text:p>690.00</text:p>
          </table:table-cell>
          <table:table-cell table:number-columns-repeated="3"/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string" calcext:value-type="string">
            <text:p>PROGRAM REWIZOR 3 EURO</text:p>
          </table:table-cell>
          <table:table-cell office:value-type="string" calcext:value-type="string">
            <text:p>690.00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string" calcext:value-type="string">
            <text:p>PROGRAM SUBIEKT 5 /DOS</text:p>
          </table:table-cell>
          <table:table-cell office:value-type="string" calcext:value-type="string">
            <text:p>390.00</text:p>
          </table:table-cell>
          <table:table-cell table:number-columns-repeated="3"/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string" calcext:value-type="string">
            <text:p>PROGRAM SUBIEKT 5 UPGRADE 4-&gt;5 /DOS</text:p>
          </table:table-cell>
          <table:table-cell office:value-type="string" calcext:value-type="string">
            <text:p>256.75</text:p>
          </table:table-cell>
          <table:table-cell table:number-columns-repeated="3"/>
        </table:table-row>
        <table:table-row table:style-name="ro1">
          <table:table-cell office:value-type="float" office:value="10462" calcext:value-type="float">
            <text:p>10462</text:p>
          </table:table-cell>
          <table:table-cell office:value-type="string" calcext:value-type="string">
            <text:p>PROGRAM SUBIEKT GT /WINDOWS</text:p>
          </table:table-cell>
          <table:table-cell office:value-type="string" calcext:value-type="string">
            <text:p>390.0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RZE??CZNIK DANYCH CBT-21C 2/1 AUTO, BITRONICS</text:p>
          </table:table-cell>
          <table:table-cell office:value-type="string" calcext:value-type="string">
            <text:p>93.0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RZE??CZNIK DANYCH LPT 2/1</text:p>
          </table:table-cell>
          <table:table-cell office:value-type="currency" office:currency="PLN" office:value="43084" calcext:value-type="currency">
            <text:p>43 084,00 zł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RZE??CZNIK DANYCH LPT 2/1 AUTO</text:p>
          </table:table-cell>
          <table:table-cell office:value-type="string" calcext:value-type="string">
            <text:p>21.9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ZE??CZNIK DANYCH LPT 4/1</text:p>
          </table:table-cell>
          <table:table-cell office:value-type="string" calcext:value-type="string">
            <text:p>39.06</text:p>
          </table:table-cell>
          <table:table-cell table:number-columns-repeated="3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PRZE??CZNIK DANYCH LPT 4/1 AUTO BITRONICS</text:p>
          </table:table-cell>
          <table:table-cell office:value-type="string" calcext:value-type="string">
            <text:p>110.40</text:p>
          </table:table-cell>
          <table:table-cell table:number-columns-repeated="3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PRZE??CZNIK DANYCH PS/2 2KOMP-&gt;1MON/1KLAW/1MYSZ</text:p>
          </table:table-cell>
          <table:table-cell office:value-type="string" calcext:value-type="string">
            <text:p>31.20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PRZE??CZNIK DANYCH PS/2 4KOMP-&gt;1MON/1KLAW/1MYSZ</text:p>
          </table:table-cell>
          <table:table-cell office:value-type="string" calcext:value-type="string">
            <text:p>46.80</text:p>
          </table:table-cell>
          <table:table-cell table:number-columns-repeated="3"/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PRZE??CZNIK DANYCH RS232 2/1 (3*9F)</text:p>
          </table:table-cell>
          <table:table-cell office:value-type="string" calcext:value-type="string">
            <text:p>19.40</text:p>
          </table:table-cell>
          <table:table-cell table:number-columns-repeated="3"/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PRZE??CZNIK DANYCH USB 2*PC -&gt; 1*URZ?DZ, AUTO</text:p>
          </table:table-cell>
          <table:table-cell office:value-type="string" calcext:value-type="string">
            <text:p>63.70</text:p>
          </table:table-cell>
          <table:table-cell table:number-columns-repeated="3"/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string" calcext:value-type="string">
            <text:p>PRZE??CZNIK DANYCH USB 4*PC -&gt; 1*URZ?DZ, AUTO</text:p>
          </table:table-cell>
          <table:table-cell office:value-type="string" calcext:value-type="string">
            <text:p>102.70</text:p>
          </table:table-cell>
          <table:table-cell table:number-columns-repeated="3"/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string" calcext:value-type="string">
            <text:p>PUDE?KO EASYTOUCH ETUI NA 208CD 208M <text:s/>MATERIA?</text:p>
          </table:table-cell>
          <table:table-cell office:value-type="string" calcext:value-type="string">
            <text:p>27.47</text:p>
          </table:table-cell>
          <table:table-cell table:number-columns-repeated="3"/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string" calcext:value-type="string">
            <text:p>PUDE?KO EASYTOUCH ETUI NA 24CD <text:s/>24PN <text:s/>PIANKA</text:p>
          </table:table-cell>
          <table:table-cell office:value-type="string" calcext:value-type="string">
            <text:p>6.97</text:p>
          </table:table-cell>
          <table:table-cell table:number-columns-repeated="3"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string" calcext:value-type="string">
            <text:p>PUDE?KO EASYTOUCH ETUI NA 48CD <text:s/>48MCC MATERIA?</text:p>
          </table:table-cell>
          <table:table-cell office:value-type="string" calcext:value-type="string">
            <text:p>8.96</text:p>
          </table:table-cell>
          <table:table-cell table:number-columns-repeated="3"/>
        </table:table-row>
        <table:table-row table:style-name="ro1">
          <table:table-cell office:value-type="float" office:value="10456" calcext:value-type="float">
            <text:p>10456</text:p>
          </table:table-cell>
          <table:table-cell office:value-type="string" calcext:value-type="string">
            <text:p>PUDE?KO EASYTOUCH ETUI NA 48CD <text:s/>48P <text:s text:c="2"/>PIANKA</text:p>
          </table:table-cell>
          <table:table-cell office:value-type="string" calcext:value-type="string">
            <text:p>10.62</text:p>
          </table:table-cell>
          <table:table-cell table:number-columns-repeated="3"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string" calcext:value-type="string">
            <text:p>PUDE?KO EASYTOUCH ETUI NA 48CD <text:s/>48S <text:s text:c="2"/>SK?RA</text:p>
          </table:table-cell>
          <table:table-cell office:value-type="string" calcext:value-type="string">
            <text:p>9.62</text:p>
          </table:table-cell>
          <table:table-cell table:number-columns-repeated="3"/>
        </table:table-row>
        <table:table-row table:style-name="ro1">
          <table:table-cell office:value-type="float" office:value="10458" calcext:value-type="float">
            <text:p>10458</text:p>
          </table:table-cell>
          <table:table-cell office:value-type="string" calcext:value-type="string">
            <text:p>PUDE?KO EASYTOUCH ETUI NA 96CD <text:s/>96M <text:s text:c="2"/>MATERIA?</text:p>
          </table:table-cell>
          <table:table-cell office:value-type="string" calcext:value-type="string">
            <text:p>17.75</text:p>
          </table:table-cell>
          <table:table-cell table:number-columns-repeated="3"/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P?YTA <text:s/>PROCOMP P4X400DB S478B D?I?K ATA133 OEM</text:p>
          </table:table-cell>
          <table:table-cell office:value-type="string" calcext:value-type="string">
            <text:p>139.00</text:p>
          </table:table-cell>
          <table:table-cell table:number-columns-repeated="3"/>
        </table:table-row>
        <table:table-row table:style-name="ro1">
          <table:table-cell office:value-type="float" office:value="10833" calcext:value-type="float">
            <text:p>10833</text:p>
          </table:table-cell>
          <table:table-cell office:value-type="string" calcext:value-type="string">
            <text:p>P?YTA <text:s/>PROCOMP P4XFCU P4X266E S478B D?USB2 OEM</text:p>
          </table:table-cell>
          <table:table-cell office:value-type="string" calcext:value-type="string">
            <text:p>129.00</text:p>
          </table:table-cell>
          <table:table-cell table:number-columns-repeated="3"/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string" calcext:value-type="string">
            <text:p>P?YTA EPOX <text:s/>P4MKI P4M266A S478B VGA/D?</text:p>
          </table:table-cell>
          <table:table-cell office:value-type="string" calcext:value-type="string">
            <text:p>155.00</text:p>
          </table:table-cell>
          <table:table-cell table:number-columns-repeated="3"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string" calcext:value-type="string">
            <text:p>P?YTA EPOX <text:s/>P4X400D P4X400 S478B D?</text:p>
          </table:table-cell>
          <table:table-cell office:value-type="string" calcext:value-type="string">
            <text:p>169.00</text:p>
          </table:table-cell>
          <table:table-cell table:number-columns-repeated="3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string" calcext:value-type="string">
            <text:p>P?YTA EPOX 4BDA533 I845D S478B D?</text:p>
          </table:table-cell>
          <table:table-cell office:value-type="string" calcext:value-type="string">
            <text:p>189.00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string" calcext:value-type="string">
            <text:p>P?YTA EPOX 4PCA3+ I875P S478B D?/SIE?/SATA/RAID</text:p>
          </table:table-cell>
          <table:table-cell office:value-type="string" calcext:value-type="string">
            <text:p>559.00</text:p>
          </table:table-cell>
          <table:table-cell table:number-columns-repeated="3"/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string" calcext:value-type="string">
            <text:p>P?YTA EPOX 4PDA3I I865PE S478B D?/SIE?/SATA</text:p>
          </table:table-cell>
          <table:table-cell office:value-type="string" calcext:value-type="string">
            <text:p>309.00</text:p>
          </table:table-cell>
          <table:table-cell table:number-columns-repeated="3"/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string" calcext:value-type="string">
            <text:p>P?YTA EPOX 4PDA5+ I865PE S478B D?/SIE?/SATA</text:p>
          </table:table-cell>
          <table:table-cell office:value-type="string" calcext:value-type="string">
            <text:p>499.00</text:p>
          </table:table-cell>
          <table:table-cell table:number-columns-repeated="3"/>
        </table:table-row>
        <table:table-row table:style-name="ro1">
          <table:table-cell office:value-type="float" office:value="10445" calcext:value-type="float">
            <text:p>10445</text:p>
          </table:table-cell>
          <table:table-cell office:value-type="string" calcext:value-type="string">
            <text:p>P?YTA EPOX 4PEA9I 845PE S478B D?/SIE?</text:p>
          </table:table-cell>
          <table:table-cell office:value-type="string" calcext:value-type="string">
            <text:p>219.00</text:p>
          </table:table-cell>
          <table:table-cell table:number-columns-repeated="3"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string" calcext:value-type="string">
            <text:p>P?YTA EPOX 4PEAD I845PE S478B D?</text:p>
          </table:table-cell>
          <table:table-cell office:value-type="string" calcext:value-type="string">
            <text:p>209.99</text:p>
          </table:table-cell>
          <table:table-cell table:number-columns-repeated="3"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string" calcext:value-type="string">
            <text:p>P?YTA EPOX 4PLAI I848PE S478B D?/SIE?/SATA</text:p>
          </table:table-cell>
          <table:table-cell office:value-type="string" calcext:value-type="string">
            <text:p>229.00</text:p>
          </table:table-cell>
          <table:table-cell table:number-columns-repeated="3"/>
        </table:table-row>
        <table:table-row table:style-name="ro1">
          <table:table-cell office:value-type="float" office:value="10523" calcext:value-type="float">
            <text:p>10523</text:p>
          </table:table-cell>
          <table:table-cell office:value-type="string" calcext:value-type="string">
            <text:p>P?YTA EPOX 8HDA3+ K8T800 S754 D?I?K/SIE?/SATA</text:p>
          </table:table-cell>
          <table:table-cell office:value-type="string" calcext:value-type="string">
            <text:p>479.00</text:p>
          </table:table-cell>
          <table:table-cell table:number-columns-repeated="3"/>
        </table:table-row>
        <table:table-row table:style-name="ro1">
          <table:table-cell office:value-type="float" office:value="10595" calcext:value-type="float">
            <text:p>10595</text:p>
          </table:table-cell>
          <table:table-cell office:value-type="string" calcext:value-type="string">
            <text:p>P?YTA EPOX 8K9A7I KT400A SOCA SATA/AGP8/SIE?/D?</text:p>
          </table:table-cell>
          <table:table-cell office:value-type="string" calcext:value-type="string">
            <text:p>185.00</text:p>
          </table:table-cell>
          <table:table-cell table:number-columns-repeated="3"/>
        </table:table-row>
        <table:table-row table:style-name="ro1">
          <table:table-cell office:value-type="float" office:value="10892" calcext:value-type="float">
            <text:p>10892</text:p>
          </table:table-cell>
          <table:table-cell office:value-type="string" calcext:value-type="string">
            <text:p>P?YTA EPOX 8KMM3I KM400 SOCA VGA/D?/SIE?</text:p>
          </table:table-cell>
          <table:table-cell office:value-type="string" calcext:value-type="string">
            <text:p>205.00</text:p>
          </table:table-cell>
          <table:table-cell table:number-columns-repeated="3"/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P?YTA EPOX 8KRAI KT600 SOCA 8X D?/SIE?/SATA</text:p>
          </table:table-cell>
          <table:table-cell office:value-type="string" calcext:value-type="string">
            <text:p>209.00</text:p>
          </table:table-cell>
          <table:table-cell table:number-columns-repeated="3"/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string" calcext:value-type="string">
            <text:p>P?YTA EPOX 8RDA+ NFORCE2 SOCA AGP8 D?SI/FIREW</text:p>
          </table:table-cell>
          <table:table-cell office:value-type="string" calcext:value-type="string">
            <text:p>289.00</text:p>
          </table:table-cell>
          <table:table-cell table:number-columns-repeated="3"/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string" calcext:value-type="string">
            <text:p>P?YTA EPOX 8RDA+ NFORCE2 SOCA AGP8 D?SIE/FIRE</text:p>
          </table:table-cell>
          <table:table-cell office:value-type="string" calcext:value-type="string">
            <text:p>289.00</text:p>
          </table:table-cell>
          <table:table-cell table:number-columns-repeated="3"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string" calcext:value-type="string">
            <text:p>P?YTA EPOX 8RDA3+ NFORCE2 SOCA FIWI/SI/SATA/D?</text:p>
          </table:table-cell>
          <table:table-cell office:value-type="string" calcext:value-type="string">
            <text:p>339.00</text:p>
          </table:table-cell>
          <table:table-cell table:number-columns-repeated="3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P?YTA EPOX 8RDA3I NFORCE2 SOCA AGP8 D?/SIE?</text:p>
          </table:table-cell>
          <table:table-cell office:value-type="string" calcext:value-type="string">
            <text:p>245.00</text:p>
          </table:table-cell>
          <table:table-cell table:number-columns-repeated="3"/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string" calcext:value-type="string">
            <text:p>P?YTA EPOX 8RDAEI NFORCE2 SOCA AGP8 D?/SIE?</text:p>
          </table:table-cell>
          <table:table-cell office:value-type="string" calcext:value-type="string">
            <text:p>225.00</text:p>
          </table:table-cell>
          <table:table-cell table:number-columns-repeated="3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string" calcext:value-type="string">
            <text:p>P?YTA EPOX 8RGA NFORCE2 SOCA AGP8 VGA/D?I?K</text:p>
          </table:table-cell>
          <table:table-cell office:value-type="string" calcext:value-type="string">
            <text:p>399.00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string" calcext:value-type="string">
            <text:p>P?YTA EPOX 8RGA+ NFORCE2 SOCA AGP8 VGA/D?/SIE?</text:p>
          </table:table-cell>
          <table:table-cell office:value-type="string" calcext:value-type="string">
            <text:p>439.00</text:p>
          </table:table-cell>
          <table:table-cell table:number-columns-repeated="3"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string" calcext:value-type="string">
            <text:p>P?YTA EPOX 8RGMI NFORCE2 SOCA VGA/D?/SIE?</text:p>
          </table:table-cell>
          <table:table-cell office:value-type="string" calcext:value-type="string">
            <text:p>279.00</text:p>
          </table:table-cell>
          <table:table-cell table:number-columns-repeated="3"/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P?YTA GIGABYTE - WYJ?IE OPTYCZNE SPDIF</text:p>
          </table:table-cell>
          <table:table-cell office:value-type="string" calcext:value-type="string">
            <text:p>14.99</text:p>
          </table:table-cell>
          <table:table-cell table:number-columns-repeated="3"/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P?YTA GIGABYTE GA-7N400-L NFORCE2-ULTRA D?/SIE?</text:p>
          </table:table-cell>
          <table:table-cell office:value-type="string" calcext:value-type="string">
            <text:p>285.00</text:p>
          </table:table-cell>
          <table:table-cell table:number-columns-repeated="3"/>
        </table:table-row>
        <table:table-row table:style-name="ro1">
          <table:table-cell office:value-type="float" office:value="10476" calcext:value-type="float">
            <text:p>10476</text:p>
          </table:table-cell>
          <table:table-cell office:value-type="string" calcext:value-type="string">
            <text:p>P?YTA GIGABYTE GA-7N400E NFORCE2-ULTRA SOCA D?</text:p>
          </table:table-cell>
          <table:table-cell office:value-type="string" calcext:value-type="string">
            <text:p>235.00</text:p>
          </table:table-cell>
          <table:table-cell table:number-columns-repeated="3"/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string" calcext:value-type="string">
            <text:p>P?YTA GIGABYTE GA-7N400E-L NFORCE2-ULTRA D?/SIE</text:p>
          </table:table-cell>
          <table:table-cell office:value-type="string" calcext:value-type="string">
            <text:p>239.00</text:p>
          </table:table-cell>
          <table:table-cell table:number-columns-repeated="3"/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string" calcext:value-type="string">
            <text:p>P?YTA GIGABYTE GA-7S748 SIS748 SOCA D?</text:p>
          </table:table-cell>
          <table:table-cell office:value-type="string" calcext:value-type="string">
            <text:p>175.00</text:p>
          </table:table-cell>
          <table:table-cell table:number-columns-repeated="3"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string" calcext:value-type="string">
            <text:p>P?YTA GIGABYTE GA-7S748-L SIS748 SOCA D?/SIE?</text:p>
          </table:table-cell>
          <table:table-cell office:value-type="string" calcext:value-type="string">
            <text:p>184.00</text:p>
          </table:table-cell>
          <table:table-cell table:number-columns-repeated="3"/>
        </table:table-row>
        <table:table-row table:style-name="ro1">
          <table:table-cell office:value-type="float" office:value="10477" calcext:value-type="float">
            <text:p>10477</text:p>
          </table:table-cell>
          <table:table-cell office:value-type="string" calcext:value-type="string">
            <text:p>P?YTA GIGABYTE GA-7VA KT400A SOCA D?</text:p>
          </table:table-cell>
          <table:table-cell office:value-type="string" calcext:value-type="string">
            <text:p>199.00</text:p>
          </table:table-cell>
          <table:table-cell table:number-columns-repeated="3"/>
        </table:table-row>
        <table:table-row table:style-name="ro1">
          <table:table-cell office:value-type="float" office:value="10528" calcext:value-type="float">
            <text:p>10528</text:p>
          </table:table-cell>
          <table:table-cell office:value-type="string" calcext:value-type="string">
            <text:p>P?YTA GIGABYTE GA-7VT600 KT600 SOCA D?</text:p>
          </table:table-cell>
          <table:table-cell office:value-type="string" calcext:value-type="string">
            <text:p>209.00</text:p>
          </table:table-cell>
          <table:table-cell table:number-columns-repeated="3"/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string" calcext:value-type="string">
            <text:p>P?YTA GIGABYTE GA-7VT600-1394 KT600 SOCA D?/SIE</text:p>
          </table:table-cell>
          <table:table-cell office:value-type="string" calcext:value-type="string">
            <text:p>285.00</text:p>
          </table:table-cell>
          <table:table-cell table:number-columns-repeated="3"/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string" calcext:value-type="string">
            <text:p>P?YTA GIGABYTE GA-7VT600-L KT600 SOCA D?/SIE?</text:p>
          </table:table-cell>
          <table:table-cell office:value-type="string" calcext:value-type="string">
            <text:p>219.00</text:p>
          </table:table-cell>
          <table:table-cell table:number-columns-repeated="3"/>
        </table:table-row>
        <table:table-row table:style-name="ro1">
          <table:table-cell office:value-type="float" office:value="10755" calcext:value-type="float">
            <text:p>10755</text:p>
          </table:table-cell>
          <table:table-cell office:value-type="string" calcext:value-type="string">
            <text:p>P?YTA GIGABYTE GA-8I848E I848E D?</text:p>
          </table:table-cell>
          <table:table-cell office:value-type="string" calcext:value-type="string">
            <text:p>239.00</text:p>
          </table:table-cell>
          <table:table-cell table:number-columns-repeated="3"/>
        </table:table-row>
        <table:table-row table:style-name="ro1">
          <table:table-cell office:value-type="float" office:value="10756" calcext:value-type="float">
            <text:p>10756</text:p>
          </table:table-cell>
          <table:table-cell office:value-type="string" calcext:value-type="string">
            <text:p>P?YTA GIGABYTE GA-8I848E-L I848E D?/SIE?</text:p>
          </table:table-cell>
          <table:table-cell office:value-type="string" calcext:value-type="string">
            <text:p>249.00</text:p>
          </table:table-cell>
          <table:table-cell table:number-columns-repeated="3"/>
        </table:table-row>
        <table:table-row table:style-name="ro1">
          <table:table-cell office:value-type="float" office:value="11089" calcext:value-type="float">
            <text:p>11089</text:p>
          </table:table-cell>
          <table:table-cell office:value-type="string" calcext:value-type="string">
            <text:p>P?YTA GIGABYTE GA-8I848PL I848P SATA/D?/SIE?</text:p>
          </table:table-cell>
          <table:table-cell office:value-type="string" calcext:value-type="string">
            <text:p>265.00</text:p>
          </table:table-cell>
          <table:table-cell table:number-columns-repeated="3"/>
        </table:table-row>
        <table:table-row table:style-name="ro1">
          <table:table-cell office:value-type="float" office:value="10767" calcext:value-type="float">
            <text:p>10767</text:p>
          </table:table-cell>
          <table:table-cell office:value-type="string" calcext:value-type="string">
            <text:p>P?YTA GIGABYTE GA-8IE2004 I845E S478B D?I?K</text:p>
          </table:table-cell>
          <table:table-cell office:value-type="string" calcext:value-type="string">
            <text:p>209.00</text:p>
          </table:table-cell>
          <table:table-cell table:number-columns-repeated="3"/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string" calcext:value-type="string">
            <text:p>P?YTA GIGABYTE GA-8IE2004P-L I845E D?/SIE?</text:p>
          </table:table-cell>
          <table:table-cell office:value-type="string" calcext:value-type="string">
            <text:p>235.00</text:p>
          </table:table-cell>
          <table:table-cell table:number-columns-repeated="3"/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string" calcext:value-type="string">
            <text:p>P?YTA GIGABYTE GA-8IG1000 I865G VGA/D?</text:p>
          </table:table-cell>
          <table:table-cell office:value-type="string" calcext:value-type="string">
            <text:p>345.00</text:p>
          </table:table-cell>
          <table:table-cell table:number-columns-repeated="3"/>
        </table:table-row>
        <table:table-row table:style-name="ro1">
          <table:table-cell office:value-type="float" office:value="11349" calcext:value-type="float">
            <text:p>11349</text:p>
          </table:table-cell>
          <table:table-cell office:value-type="string" calcext:value-type="string">
            <text:p>P?YTA GIGABYTE GA-8IPE1000-G I865PE SATA/D?/SIE</text:p>
          </table:table-cell>
          <table:table-cell office:value-type="string" calcext:value-type="string">
            <text:p>329.00</text:p>
          </table:table-cell>
          <table:table-cell table:number-columns-repeated="3"/>
        </table:table-row>
        <table:table-row table:style-name="ro1">
          <table:table-cell office:value-type="float" office:value="11519" calcext:value-type="float">
            <text:p>11519</text:p>
          </table:table-cell>
          <table:table-cell office:value-type="string" calcext:value-type="string">
            <text:p>P?YTA GIGABYTE GA-8IPE1000-PRO3 I865PE D?/SIE?</text:p>
          </table:table-cell>
          <table:table-cell office:value-type="string" calcext:value-type="string">
            <text:p>423.05</text:p>
          </table:table-cell>
          <table:table-cell table:number-columns-repeated="3"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string" calcext:value-type="string">
            <text:p>P?YTA GIGABYTE GA-8KNXP I875P SAT/RAI/D?/SIE/FI</text:p>
          </table:table-cell>
          <table:table-cell office:value-type="string" calcext:value-type="string">
            <text:p>819.00</text:p>
          </table:table-cell>
          <table:table-cell table:number-columns-repeated="3"/>
        </table:table-row>
        <table:table-row table:style-name="ro1">
          <table:table-cell office:value-type="float" office:value="10672" calcext:value-type="float">
            <text:p>10672</text:p>
          </table:table-cell>
          <table:table-cell office:value-type="string" calcext:value-type="string">
            <text:p>P?YTA GIGABYTE GA-8PE800-L 845PE S478B D?/SIE?</text:p>
          </table:table-cell>
          <table:table-cell office:value-type="string" calcext:value-type="string">
            <text:p>239.00</text:p>
          </table:table-cell>
          <table:table-cell table:number-columns-repeated="3"/>
        </table:table-row>
        <table:table-row table:style-name="ro1">
          <table:table-cell office:value-type="float" office:value="10792" calcext:value-type="float">
            <text:p>10792</text:p>
          </table:table-cell>
          <table:table-cell office:value-type="string" calcext:value-type="string">
            <text:p>P?YTA GIGABYTE GA-8S648FX-L S478 D?/SIE?</text:p>
          </table:table-cell>
          <table:table-cell office:value-type="string" calcext:value-type="string">
            <text:p>235.00</text:p>
          </table:table-cell>
          <table:table-cell table:number-columns-repeated="3"/>
        </table:table-row>
        <table:table-row table:style-name="ro1">
          <table:table-cell office:value-type="float" office:value="10674" calcext:value-type="float">
            <text:p>10674</text:p>
          </table:table-cell>
          <table:table-cell office:value-type="string" calcext:value-type="string">
            <text:p>P?YTA GIGABYTE GA-8S655FX-L S478B D?SI/SATA/FIR</text:p>
          </table:table-cell>
          <table:table-cell office:value-type="string" calcext:value-type="string">
            <text:p>259.00</text:p>
          </table:table-cell>
          <table:table-cell table:number-columns-repeated="3"/>
        </table:table-row>
        <table:table-row table:style-name="ro1">
          <table:table-cell office:value-type="float" office:value="10907" calcext:value-type="float">
            <text:p>10907</text:p>
          </table:table-cell>
          <table:table-cell office:value-type="string" calcext:value-type="string">
            <text:p>P?YTA GIGABYTE GA-8S655FX-ULTRA S655 D?SI/RA/SA</text:p>
          </table:table-cell>
          <table:table-cell office:value-type="string" calcext:value-type="string">
            <text:p>329.00</text:p>
          </table:table-cell>
          <table:table-cell table:number-columns-repeated="3"/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P?YTA GIGABYTE GA-8S661FXM S478 D?/SIE?</text:p>
          </table:table-cell>
          <table:table-cell office:value-type="string" calcext:value-type="string">
            <text:p>235.00</text:p>
          </table:table-cell>
          <table:table-cell table:number-columns-repeated="3"/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string" calcext:value-type="string">
            <text:p>P?YTA GIGABYTE GA-8VM533 P4M266A S478 D?/SIE?</text:p>
          </table:table-cell>
          <table:table-cell office:value-type="string" calcext:value-type="string">
            <text:p>179.00</text:p>
          </table:table-cell>
          <table:table-cell table:number-columns-repeated="3"/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P?YTA GIGABYTE GA-8VT800 VIAVT800 S478 D?</text:p>
          </table:table-cell>
          <table:table-cell office:value-type="string" calcext:value-type="string">
            <text:p>219.00</text:p>
          </table:table-cell>
          <table:table-cell table:number-columns-repeated="3"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P?YTA GIGABYTE GA-8VT800-L VIAVT800 S478 D?</text:p>
          </table:table-cell>
          <table:table-cell office:value-type="string" calcext:value-type="string">
            <text:p>229.00</text:p>
          </table:table-cell>
          <table:table-cell table:number-columns-repeated="3"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P?YTA GIGABYTE GA-8VT880 VT880 S478 SAT/D?</text:p>
          </table:table-cell>
          <table:table-cell office:value-type="string" calcext:value-type="string">
            <text:p>265.00</text:p>
          </table:table-cell>
          <table:table-cell table:number-columns-repeated="3"/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string" calcext:value-type="string">
            <text:p>P?YTA GIGABYTE GA-8VT880-L VT880 S478 SAT/D?/SI</text:p>
          </table:table-cell>
          <table:table-cell office:value-type="string" calcext:value-type="string">
            <text:p>269.00</text:p>
          </table:table-cell>
          <table:table-cell table:number-columns-repeated="3"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P?YTA KARTA TESTUJ?CA EP-P80P DO P?YT G?, PCI</text:p>
          </table:table-cell>
          <table:table-cell office:value-type="string" calcext:value-type="string">
            <text:p>99.00</text:p>
          </table:table-cell>
          <table:table-cell table:number-columns-repeated="3"/>
        </table:table-row>
        <table:table-row table:style-name="ro1">
          <table:table-cell office:value-type="float" office:value="10532" calcext:value-type="float">
            <text:p>10532</text:p>
          </table:table-cell>
          <table:table-cell office:value-type="string" calcext:value-type="string">
            <text:p>P?YTA MATSONIC MS8147C+ KT400A SOCA D?I?K/SIE?</text:p>
          </table:table-cell>
          <table:table-cell office:value-type="string" calcext:value-type="string">
            <text:p>149.00</text:p>
          </table:table-cell>
          <table:table-cell table:number-columns-repeated="3"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string" calcext:value-type="string">
            <text:p>P?YTA MATSONIC MS9127C P4X400 S478B DDR D?/SIE?</text:p>
          </table:table-cell>
          <table:table-cell office:value-type="string" calcext:value-type="string">
            <text:p>145.00</text:p>
          </table:table-cell>
          <table:table-cell table:number-columns-repeated="3"/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P?YTA MERCURY KOBKM266FDSMX SOCA VGA32/D?SIE?</text:p>
          </table:table-cell>
          <table:table-cell office:value-type="string" calcext:value-type="string">
            <text:p>155.00</text:p>
          </table:table-cell>
          <table:table-cell table:number-columns-repeated="3"/>
        </table:table-row>
        <table:table-row table:style-name="ro1">
          <table:table-cell office:value-type="float" office:value="10947" calcext:value-type="float">
            <text:p>10947</text:p>
          </table:table-cell>
          <table:table-cell office:value-type="string" calcext:value-type="string">
            <text:p>P?YTA MERCURY KOBKNU400X-L SOCA NFORCE2 D?SIE?</text:p>
          </table:table-cell>
          <table:table-cell office:value-type="string" calcext:value-type="string">
            <text:p>209.00</text:p>
          </table:table-cell>
          <table:table-cell table:number-columns-repeated="3"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string" calcext:value-type="string">
            <text:p>P?YTA MERCURY KOBKVM400M-L KM400 SOCA D?VGA/SIE</text:p>
          </table:table-cell>
          <table:table-cell office:value-type="string" calcext:value-type="string">
            <text:p>179.00</text:p>
          </table:table-cell>
          <table:table-cell table:number-columns-repeated="3"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string" calcext:value-type="string">
            <text:p>P?YTA MERCURY KOBKVT600XL KT600 SOCA D?SIE/SATA</text:p>
          </table:table-cell>
          <table:table-cell office:value-type="string" calcext:value-type="string">
            <text:p>169.00</text:p>
          </table:table-cell>
          <table:table-cell table:number-columns-repeated="3"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string" calcext:value-type="string">
            <text:p>P?YTA MERCURY KOBP4X400NDSX S478B SIE?/D?I?K</text:p>
          </table:table-cell>
          <table:table-cell office:value-type="string" calcext:value-type="string">
            <text:p>145.00</text:p>
          </table:table-cell>
          <table:table-cell table:number-columns-repeated="3"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P?YTA MERCURY KOBPI845EX-L S478B D?I?K/SIE?</text:p>
          </table:table-cell>
          <table:table-cell office:value-type="string" calcext:value-type="string">
            <text:p>189.00</text:p>
          </table:table-cell>
          <table:table-cell table:number-columns-repeated="3"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P?YTA MERCURY KOBPI865PEM-L I865PE D?/SIE?</text:p>
          </table:table-cell>
          <table:table-cell office:value-type="string" calcext:value-type="string">
            <text:p>249.00</text:p>
          </table:table-cell>
          <table:table-cell table:number-columns-repeated="3"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P?YTA MERCURY KOBPS661FXM-L S478 SIS661 D?SIE?</text:p>
          </table:table-cell>
          <table:table-cell office:value-type="string" calcext:value-type="string">
            <text:p>189.00</text:p>
          </table:table-cell>
          <table:table-cell table:number-columns-repeated="3"/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string" calcext:value-type="string">
            <text:p>P?YTA MERCURY KOBPVM266AM-L S478B VGA/D?/SIE?</text:p>
          </table:table-cell>
          <table:table-cell office:value-type="string" calcext:value-type="string">
            <text:p>155.00</text:p>
          </table:table-cell>
          <table:table-cell table:number-columns-repeated="3"/>
        </table:table-row>
        <table:table-row table:style-name="ro1">
          <table:table-cell office:value-type="float" office:value="10964" calcext:value-type="float">
            <text:p>10964</text:p>
          </table:table-cell>
          <table:table-cell office:value-type="string" calcext:value-type="string">
            <text:p>P?YTA MERCURY KOBPVT800X-L PT800 S478 D?SIE?</text:p>
          </table:table-cell>
          <table:table-cell office:value-type="string" calcext:value-type="string">
            <text:p>179.00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string" calcext:value-type="string">
            <text:p>P?YTA VIA EPIA M10000 CLE266 CPU/VGA/D?/SIE?/FI</text:p>
          </table:table-cell>
          <table:table-cell office:value-type="string" calcext:value-type="string">
            <text:p>539.00</text:p>
          </table:table-cell>
          <table:table-cell table:number-columns-repeated="3"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SIE? ADAPTER MICRONET RJ45/RJ45 SP1121</text:p>
          </table:table-cell>
          <table:table-cell office:value-type="string" calcext:value-type="string">
            <text:p>7.90</text:p>
          </table:table-cell>
          <table:table-cell table:number-columns-repeated="3"/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string" calcext:value-type="string">
            <text:p>SIE? ADAPTER MICRONET USB/RJ45 10/100 SP128AR</text:p>
          </table:table-cell>
          <table:table-cell office:value-type="string" calcext:value-type="string">
            <text:p>69.50</text:p>
          </table:table-cell>
          <table:table-cell table:number-columns-repeated="3"/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string" calcext:value-type="string">
            <text:p>SIE? ADAPTER MICRONET USB2,0/RJ45 10/100 SP128B</text:p>
          </table:table-cell>
          <table:table-cell office:value-type="string" calcext:value-type="string">
            <text:p>139.00</text:p>
          </table:table-cell>
          <table:table-cell table:number-columns-repeated="3"/>
        </table:table-row>
        <table:table-row table:style-name="ro1">
          <table:table-cell office:value-type="float" office:value="10517" calcext:value-type="float">
            <text:p>10517</text:p>
          </table:table-cell>
          <table:table-cell office:value-type="string" calcext:value-type="string">
            <text:p>SIE? ADAPTER RJ45/RJ45</text:p>
          </table:table-cell>
          <table:table-cell office:value-type="string" calcext:value-type="string">
            <text:p>3.40</text:p>
          </table:table-cell>
          <table:table-cell table:number-columns-repeated="3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string" calcext:value-type="string">
            <text:p>SIE? BEZPRZ, ANTENA E3 KIER,12DBI SIATKA</text:p>
          </table:table-cell>
          <table:table-cell office:value-type="string" calcext:value-type="string">
            <text:p>139.90</text:p>
          </table:table-cell>
          <table:table-cell table:number-columns-repeated="3"/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string" calcext:value-type="string">
            <text:p>SIE? BEZPRZ, ANTENA E3 KIER,15DBI KABEL 2M</text:p>
          </table:table-cell>
          <table:table-cell office:value-type="string" calcext:value-type="string">
            <text:p>149.00</text:p>
          </table:table-cell>
          <table:table-cell table:number-columns-repeated="3"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string" calcext:value-type="string">
            <text:p>SIE? BEZPRZ, ANTENA E3 KIER,15DBI TUBA</text:p>
          </table:table-cell>
          <table:table-cell office:value-type="string" calcext:value-type="string">
            <text:p>139.00</text:p>
          </table:table-cell>
          <table:table-cell table:number-columns-repeated="3"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string" calcext:value-type="string">
            <text:p>SIE? BEZPRZ, ANTENA E3 KIER,27DBI PARABOLA</text:p>
          </table:table-cell>
          <table:table-cell office:value-type="string" calcext:value-type="string">
            <text:p>339.00</text:p>
          </table:table-cell>
          <table:table-cell table:number-columns-repeated="3"/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string" calcext:value-type="string">
            <text:p>SIE? BEZPRZ, ANTENA KIER, ATK- 8 11DBI</text:p>
          </table:table-cell>
          <table:table-cell office:value-type="string" calcext:value-type="string">
            <text:p>78.90</text:p>
          </table:table-cell>
          <table:table-cell table:number-columns-repeated="3"/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SIE? BEZPRZ, ANTENA KIER, ATK- 8 11DBI+3M KABEL</text:p>
          </table:table-cell>
          <table:table-cell office:value-type="string" calcext:value-type="string">
            <text:p>81.90</text:p>
          </table:table-cell>
          <table:table-cell table:number-columns-repeated="3"/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string" calcext:value-type="string">
            <text:p>SIE? BEZPRZ, ANTENA KIER, ATK- 8 11DBI+5M KABEL</text:p>
          </table:table-cell>
          <table:table-cell office:value-type="string" calcext:value-type="string">
            <text:p>85.90</text:p>
          </table:table-cell>
          <table:table-cell table:number-columns-repeated="3"/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string" calcext:value-type="string">
            <text:p>SIE? BEZPRZ, ANTENA KIER, ATK-16 13DBI</text:p>
          </table:table-cell>
          <table:table-cell office:value-type="string" calcext:value-type="string">
            <text:p>88.90</text:p>
          </table:table-cell>
          <table:table-cell table:number-columns-repeated="3"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string" calcext:value-type="string">
            <text:p>SIE? BEZPRZ, ANTENA KIER, ATK-16 13DBI+5M KABEL</text:p>
          </table:table-cell>
          <table:table-cell office:value-type="string" calcext:value-type="string">
            <text:p>96.90</text:p>
          </table:table-cell>
          <table:table-cell table:number-columns-repeated="3"/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string" calcext:value-type="string">
            <text:p>SIE? BEZPRZ, ANTENA KIER, ATK-16 13DBI+7M KABEL</text:p>
          </table:table-cell>
          <table:table-cell office:value-type="string" calcext:value-type="string">
            <text:p>99.90</text:p>
          </table:table-cell>
          <table:table-cell table:number-columns-repeated="3"/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SIE? BEZPRZ, ANTENA KIER,12DBI YAGI-TUBA</text:p>
          </table:table-cell>
          <table:table-cell office:value-type="string" calcext:value-type="string">
            <text:p>74.90</text:p>
          </table:table-cell>
          <table:table-cell table:number-columns-repeated="3"/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SIE? BEZPRZ, ANTENA KIER,16DBI YAGI-TUBA</text:p>
          </table:table-cell>
          <table:table-cell office:value-type="string" calcext:value-type="string">
            <text:p>99.50</text:p>
          </table:table-cell>
          <table:table-cell table:number-columns-repeated="3"/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SIE? BEZPRZ, ANTENA KIER,MAXI CZASZA 23,5</text:p>
          </table:table-cell>
          <table:table-cell office:value-type="string" calcext:value-type="string">
            <text:p>225.60</text:p>
          </table:table-cell>
          <table:table-cell table:number-columns-repeated="3"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string" calcext:value-type="string">
            <text:p>SIE? BEZPRZ, ANTENA KIER,MINI CZASZA 19DBI</text:p>
          </table:table-cell>
          <table:table-cell office:value-type="string" calcext:value-type="string">
            <text:p>119.00</text:p>
          </table:table-cell>
          <table:table-cell table:number-columns-repeated="3"/>
        </table:table-row>
        <table:table-row table:style-name="ro1">
          <table:table-cell office:value-type="float" office:value="10278" calcext:value-type="float">
            <text:p>10278</text:p>
          </table:table-cell>
          <table:table-cell office:value-type="string" calcext:value-type="string">
            <text:p>SIE? BEZPRZ, ANTENA SEKTOR,MICRO <text:s text:c="4"/>14DBI</text:p>
          </table:table-cell>
          <table:table-cell office:value-type="string" calcext:value-type="string">
            <text:p>79.90</text:p>
          </table:table-cell>
          <table:table-cell table:number-columns-repeated="3"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string" calcext:value-type="string">
            <text:p>SIE? BEZPRZ, ANTENA SEKTOR,MIDI <text:s text:c="5"/>22DBI</text:p>
          </table:table-cell>
          <table:table-cell office:value-type="string" calcext:value-type="string">
            <text:p>339.00</text:p>
          </table:table-cell>
          <table:table-cell table:number-columns-repeated="3"/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string" calcext:value-type="string">
            <text:p>SIE? BEZPRZ, CNET 54M PCI <text:s text:c="8"/>CWP-854</text:p>
          </table:table-cell>
          <table:table-cell office:value-type="string" calcext:value-type="string">
            <text:p>167.90</text:p>
          </table:table-cell>
          <table:table-cell table:number-columns-repeated="3"/>
        </table:table-row>
        <table:table-row table:style-name="ro1">
          <table:table-cell office:value-type="float" office:value="11469" calcext:value-type="float">
            <text:p>11469</text:p>
          </table:table-cell>
          <table:table-cell office:value-type="string" calcext:value-type="string">
            <text:p>SIE? BEZPRZ, GNIAZDO ZACISK, N-M?SKA <text:s/>NA H-1000</text:p>
          </table:table-cell>
          <table:table-cell office:value-type="string" calcext:value-type="string">
            <text:p>9.90</text:p>
          </table:table-cell>
          <table:table-cell table:number-columns-repeated="3"/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string" calcext:value-type="string">
            <text:p>SIE? BEZPRZ, GNIAZDO ZACISK, N-?E?SKA NA H-1000</text:p>
          </table:table-cell>
          <table:table-cell office:value-type="string" calcext:value-type="string">
            <text:p>9.90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string" calcext:value-type="string">
            <text:p>SIE? BEZPRZ, KABEL ANTENOWY H-1000 <text:s/>5M</text:p>
          </table:table-cell>
          <table:table-cell office:value-type="string" calcext:value-type="string">
            <text:p>59.90</text:p>
          </table:table-cell>
          <table:table-cell table:number-columns-repeated="3"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string" calcext:value-type="string">
            <text:p>SIE? BEZPRZ, KABEL ANTENOWY H-1000 10M</text:p>
          </table:table-cell>
          <table:table-cell office:value-type="string" calcext:value-type="string">
            <text:p>79.00</text:p>
          </table:table-cell>
          <table:table-cell table:number-columns-repeated="3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SIE? BEZPRZ, KABEL ANTENOWY H-1000 15M</text:p>
          </table:table-cell>
          <table:table-cell office:value-type="string" calcext:value-type="string">
            <text:p>119.90</text:p>
          </table:table-cell>
          <table:table-cell table:number-columns-repeated="3"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string" calcext:value-type="string">
            <text:p>SIE? BEZPRZ, KON,ANTENOWY <text:s/>R-SMA/N(M) 30CM</text:p>
          </table:table-cell>
          <table:table-cell office:value-type="string" calcext:value-type="string">
            <text:p>29.90</text:p>
          </table:table-cell>
          <table:table-cell table:number-columns-repeated="3"/>
        </table:table-row>
        <table:table-row table:style-name="ro1">
          <table:table-cell office:value-type="float" office:value="10616" calcext:value-type="float">
            <text:p>10616</text:p>
          </table:table-cell>
          <table:table-cell office:value-type="string" calcext:value-type="string">
            <text:p>SIE? BEZPRZ, KON,ANTENOWY <text:s/>R-SMA/N(?)</text:p>
          </table:table-cell>
          <table:table-cell office:value-type="string" calcext:value-type="string">
            <text:p>24.90</text:p>
          </table:table-cell>
          <table:table-cell table:number-columns-repeated="3"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string" calcext:value-type="string">
            <text:p>SIE? BEZPRZ, KON,ANTENOWY <text:s/>R-SMA/N(?) 30CM</text:p>
          </table:table-cell>
          <table:table-cell office:value-type="string" calcext:value-type="string">
            <text:p>39.90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string" calcext:value-type="string">
            <text:p>SIE? BEZPRZ, MERCURY AP ROUTER <text:s text:c="5"/>WL-470</text:p>
          </table:table-cell>
          <table:table-cell office:value-type="string" calcext:value-type="string">
            <text:p>269.00</text:p>
          </table:table-cell>
          <table:table-cell table:number-columns-repeated="3"/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SIE? BEZPRZ, MICRONET AC,POINT 54M SP918GL</text:p>
          </table:table-cell>
          <table:table-cell office:value-type="string" calcext:value-type="string">
            <text:p>449.00</text:p>
          </table:table-cell>
          <table:table-cell table:number-columns-repeated="3"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SIE? BEZPRZ, PRZEJ?I?WKA TYPU N/N M?SKA</text:p>
          </table:table-cell>
          <table:table-cell office:value-type="string" calcext:value-type="string">
            <text:p>8.90</text:p>
          </table:table-cell>
          <table:table-cell table:number-columns-repeated="3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SIE? BEZPRZ, PRZEJ?I?WKA TYPU N/N ?E?SKA</text:p>
          </table:table-cell>
          <table:table-cell office:value-type="string" calcext:value-type="string">
            <text:p>9.95</text:p>
          </table:table-cell>
          <table:table-cell table:number-columns-repeated="3"/>
        </table:table-row>
        <table:table-row table:style-name="ro1">
          <table:table-cell office:value-type="float" office:value="11269" calcext:value-type="float">
            <text:p>11269</text:p>
          </table:table-cell>
          <table:table-cell office:value-type="string" calcext:value-type="string">
            <text:p>SIE? BEZPRZ, REQUEST KARTA PCI 54MB/S</text:p>
          </table:table-cell>
          <table:table-cell office:value-type="string" calcext:value-type="string">
            <text:p>169.00</text:p>
          </table:table-cell>
          <table:table-cell table:number-columns-repeated="3"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SIE? BEZPRZ, SPLITER ANTENOWY 2,4GHZ</text:p>
          </table:table-cell>
          <table:table-cell office:value-type="string" calcext:value-type="string">
            <text:p>62.0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E? BNC TR?JNIK</text:p>
          </table:table-cell>
          <table:table-cell office:value-type="string" calcext:value-type="string">
            <text:p>1.16</text:p>
          </table:table-cell>
          <table:table-cell table:number-columns-repeated="3"/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string" calcext:value-type="string">
            <text:p>SIE? ELEMENTY MOCUJ?CE DO SZAFY</text:p>
          </table:table-cell>
          <table:table-cell office:value-type="string" calcext:value-type="string">
            <text:p>0.99</text:p>
          </table:table-cell>
          <table:table-cell table:number-columns-repeated="3"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SIE? GNIAZDKO MICRONET NATYNKOWE 1XRJ45 SP1162-1</text:p>
          </table:table-cell>
          <table:table-cell office:value-type="string" calcext:value-type="string">
            <text:p>15.99</text:p>
          </table:table-cell>
          <table:table-cell table:number-columns-repeated="3"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SIE? GNIAZDKO MICRONET NATYNKOWE 2XRJ45 SP1162-2</text:p>
          </table:table-cell>
          <table:table-cell office:value-type="string" calcext:value-type="string">
            <text:p>19.90</text:p>
          </table:table-cell>
          <table:table-cell table:number-columns-repeated="3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SIE? GNIAZDKO NATYNKOWE 1XRJ45 KAT,5 KREMOWE</text:p>
          </table:table-cell>
          <table:table-cell office:value-type="string" calcext:value-type="string">
            <text:p>7.90</text:p>
          </table:table-cell>
          <table:table-cell table:number-columns-repeated="3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SIE? KABEL BELDEN FTP24AWG DRUT <text:s/>KT-5 305M</text:p>
          </table:table-cell>
          <table:table-cell office:value-type="string" calcext:value-type="string">
            <text:p>292.00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SIE? KABEL BELDEN UTP24AWG DRUT <text:s/>KT-5 305M</text:p>
          </table:table-cell>
          <table:table-cell office:value-type="string" calcext:value-type="string">
            <text:p>169.00</text:p>
          </table:table-cell>
          <table:table-cell table:number-columns-repeated="3"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string" calcext:value-type="string">
            <text:p>SIE? KABEL DIGITUS FTP24AWG LINKA KT-5E 100M</text:p>
          </table:table-cell>
          <table:table-cell office:value-type="string" calcext:value-type="string">
            <text:p>99.90</text:p>
          </table:table-cell>
          <table:table-cell table:number-columns-repeated="3"/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string" calcext:value-type="string">
            <text:p>SIE? KABEL DIGITUS UTP24AWG LINKA KT-5E 100M</text:p>
          </table:table-cell>
          <table:table-cell office:value-type="string" calcext:value-type="string">
            <text:p>69.90</text:p>
          </table:table-cell>
          <table:table-cell table:number-columns-repeated="3"/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string" calcext:value-type="string">
            <text:p>SIE? KABEL MICRONET UTP <text:s/>1M 2XRJ45 SP1102E-1</text:p>
          </table:table-cell>
          <table:table-cell office:value-type="string" calcext:value-type="string">
            <text:p>4.59</text:p>
          </table:table-cell>
          <table:table-cell table:number-columns-repeated="3"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SIE? KABEL MICRONET UTP 10M 2XRJ45 SP1102E-10</text:p>
          </table:table-cell>
          <table:table-cell office:value-type="string" calcext:value-type="string">
            <text:p>11.99</text:p>
          </table:table-cell>
          <table:table-cell table:number-columns-repeated="3"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string" calcext:value-type="string">
            <text:p>SIE? KABEL MICRONET UTP DRUT 305M 5E SP1101E-305</text:p>
          </table:table-cell>
          <table:table-cell office:value-type="string" calcext:value-type="string">
            <text:p>149.00</text:p>
          </table:table-cell>
          <table:table-cell table:number-columns-repeated="3"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SIE? KABEL PATCH CORD UTP KAT 5 2,0M GREY</text:p>
          </table:table-cell>
          <table:table-cell office:value-type="string" calcext:value-type="string">
            <text:p>2.89</text:p>
          </table:table-cell>
          <table:table-cell table:number-columns-repeated="3"/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string" calcext:value-type="string">
            <text:p>SIE? KABEL PATCH CORD UTP KAT 5 3,0M GREY</text:p>
          </table:table-cell>
          <table:table-cell office:value-type="string" calcext:value-type="string">
            <text:p>3.49</text:p>
          </table:table-cell>
          <table:table-cell table:number-columns-repeated="3"/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string" calcext:value-type="string">
            <text:p>SIE? KABEL REQUEST PATCH CORD UTP DRUT 5E <text:s text:c="2"/>0,5M</text:p>
          </table:table-cell>
          <table:table-cell office:value-type="string" calcext:value-type="string">
            <text:p>1.49</text:p>
          </table:table-cell>
          <table:table-cell table:number-columns-repeated="3"/>
        </table:table-row>
        <table:table-row table:style-name="ro1">
          <table:table-cell office:value-type="float" office:value="9677" calcext:value-type="float">
            <text:p>9677</text:p>
          </table:table-cell>
          <table:table-cell office:value-type="string" calcext:value-type="string">
            <text:p>SIE? KABEL REQUEST PATCH CORD UTP DRUT 5E <text:s text:c="2"/>1,0M</text:p>
          </table:table-cell>
          <table:table-cell office:value-type="string" calcext:value-type="string">
            <text:p>1.85</text:p>
          </table:table-cell>
          <table:table-cell table:number-columns-repeated="3"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string" calcext:value-type="string">
            <text:p>SIE? KABEL REQUEST PATCH CORD UTP DRUT 5E <text:s text:c="2"/>2,0M</text:p>
          </table:table-cell>
          <table:table-cell office:value-type="string" calcext:value-type="string">
            <text:p>2.39</text:p>
          </table:table-cell>
          <table:table-cell table:number-columns-repeated="3"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string" calcext:value-type="string">
            <text:p>SIE? KABEL REQUEST PATCH CORD UTP DRUT 5E <text:s text:c="2"/>3,0M</text:p>
          </table:table-cell>
          <table:table-cell office:value-type="string" calcext:value-type="string">
            <text:p>2.89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string" calcext:value-type="string">
            <text:p>SIE? KABEL REQUEST PATCH CORD UTP DRUT 5E <text:s text:c="2"/>5,0M</text:p>
          </table:table-cell>
          <table:table-cell office:value-type="string" calcext:value-type="string">
            <text:p>4.39</text:p>
          </table:table-cell>
          <table:table-cell table:number-columns-repeated="3"/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string" calcext:value-type="string">
            <text:p>SIE? KABEL REQUEST UTP DRUT KAT,5E 305M</text:p>
          </table:table-cell>
          <table:table-cell office:value-type="string" calcext:value-type="string">
            <text:p>136.90</text:p>
          </table:table-cell>
          <table:table-cell table:number-columns-repeated="3"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string" calcext:value-type="string">
            <text:p>SIE? KABEL REQUEST UTP DRUT KAT,5E 500M</text:p>
          </table:table-cell>
          <table:table-cell office:value-type="string" calcext:value-type="string">
            <text:p>224.90</text:p>
          </table:table-cell>
          <table:table-cell table:number-columns-repeated="3"/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string" calcext:value-type="string">
            <text:p>SIE? KARTA 3COM 3C905-TX 10/100 TPO PCI OEM</text:p>
          </table:table-cell>
          <table:table-cell office:value-type="string" calcext:value-type="string">
            <text:p>74.95</text:p>
          </table:table-cell>
          <table:table-cell table:number-columns-repeated="3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SIE? KARTA 3COM 3C905C-TX-M 10/100 TPO PCI OEM</text:p>
          </table:table-cell>
          <table:table-cell office:value-type="string" calcext:value-type="string">
            <text:p>84.95</text:p>
          </table:table-cell>
          <table:table-cell table:number-columns-repeated="3"/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string" calcext:value-type="string">
            <text:p>SIE? KARTA 3COM 3C905CX-TX-M 10/100 TPO PCI OEM</text:p>
          </table:table-cell>
          <table:table-cell office:value-type="string" calcext:value-type="string">
            <text:p>99.00</text:p>
          </table:table-cell>
          <table:table-cell table:number-columns-repeated="3"/>
        </table:table-row>
        <table:table-row table:style-name="ro1">
          <table:table-cell office:value-type="float" office:value="9683" calcext:value-type="float">
            <text:p>9683</text:p>
          </table:table-cell>
          <table:table-cell office:value-type="string" calcext:value-type="string">
            <text:p>SIE? KARTA CNET 10/100 PCMCIA CARDBUS 32BIT</text:p>
          </table:table-cell>
          <table:table-cell office:value-type="string" calcext:value-type="string">
            <text:p>85.00</text:p>
          </table:table-cell>
          <table:table-cell table:number-columns-repeated="3"/>
        </table:table-row>
        <table:table-row table:style-name="ro1">
          <table:table-cell office:value-type="float" office:value="10394" calcext:value-type="float">
            <text:p>10394</text:p>
          </table:table-cell>
          <table:table-cell office:value-type="string" calcext:value-type="string">
            <text:p>SIE? KARTA CNET 10/100/1000 PROG-2000S 32BIT</text:p>
          </table:table-cell>
          <table:table-cell office:value-type="string" calcext:value-type="string">
            <text:p>73.90</text:p>
          </table:table-cell>
          <table:table-cell table:number-columns-repeated="3"/>
        </table:table-row>
        <table:table-row table:style-name="ro1">
          <table:table-cell office:value-type="float" office:value="10909" calcext:value-type="float">
            <text:p>10909</text:p>
          </table:table-cell>
          <table:table-cell office:value-type="string" calcext:value-type="string">
            <text:p>SIE? KARTA GIGABYTE GN-WLBZ201 COMPACT FLASH</text:p>
          </table:table-cell>
          <table:table-cell office:value-type="string" calcext:value-type="string">
            <text:p>189.00</text:p>
          </table:table-cell>
          <table:table-cell table:number-columns-repeated="3"/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string" calcext:value-type="string">
            <text:p>SIE? KARTA MERCURY RTL8139 10/100 PCI</text:p>
          </table:table-cell>
          <table:table-cell office:value-type="string" calcext:value-type="string">
            <text:p>16.29</text:p>
          </table:table-cell>
          <table:table-cell table:number-columns-repeated="3"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string" calcext:value-type="string">
            <text:p>SIE? KARTA MICRONET SP160T PCMCIA 10/100 CARDBUS</text:p>
          </table:table-cell>
          <table:table-cell office:value-type="string" calcext:value-type="string">
            <text:p>109.90</text:p>
          </table:table-cell>
          <table:table-cell table:number-columns-repeated="3"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SIE? KARTA MICRONET SP162T PCMCIA 10/100</text:p>
          </table:table-cell>
          <table:table-cell office:value-type="string" calcext:value-type="string">
            <text:p>124.00</text:p>
          </table:table-cell>
          <table:table-cell table:number-columns-repeated="3"/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SIE? KARTA MICRONET SP2082A <text:s/>10MBPS COMBO</text:p>
          </table:table-cell>
          <table:table-cell office:value-type="string" calcext:value-type="string">
            <text:p>39.90</text:p>
          </table:table-cell>
          <table:table-cell table:number-columns-repeated="3"/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SIE? KARTA MICRONET SP2500R <text:s/>10/100MBPS</text:p>
          </table:table-cell>
          <table:table-cell office:value-type="string" calcext:value-type="string">
            <text:p>19.90</text:p>
          </table:table-cell>
          <table:table-cell table:number-columns-repeated="3"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SIE? KARTA MICRONET SP2500RW 10/100MBPS</text:p>
          </table:table-cell>
          <table:table-cell office:value-type="string" calcext:value-type="string">
            <text:p>25.49</text:p>
          </table:table-cell>
          <table:table-cell table:number-columns-repeated="3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SIE? KARTA MICRONET SP2612 <text:s text:c="2"/>10/100/1000MBPS</text:p>
          </table:table-cell>
          <table:table-cell office:value-type="string" calcext:value-type="string">
            <text:p>89.00</text:p>
          </table:table-cell>
          <table:table-cell table:number-columns-repeated="3"/>
        </table:table-row>
        <table:table-row table:style-name="ro1">
          <table:table-cell office:value-type="float" office:value="10606" calcext:value-type="float">
            <text:p>10606</text:p>
          </table:table-cell>
          <table:table-cell office:value-type="string" calcext:value-type="string">
            <text:p>SIE? KARTA MICRONET SP2612R <text:s/>10/100/1000MBPS</text:p>
          </table:table-cell>
          <table:table-cell office:value-type="string" calcext:value-type="string">
            <text:p>89.00</text:p>
          </table:table-cell>
          <table:table-cell table:number-columns-repeated="3"/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string" calcext:value-type="string">
            <text:p>SIE? KARTA REQUEST PCMCIA <text:s/>10/100 CARDBUS 32BIT</text:p>
          </table:table-cell>
          <table:table-cell office:value-type="string" calcext:value-type="string">
            <text:p>79.00</text:p>
          </table:table-cell>
          <table:table-cell table:number-columns-repeated="3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SIE? KARTA REQUEST RTL8139 10/100 PCI</text:p>
          </table:table-cell>
          <table:table-cell office:value-type="string" calcext:value-type="string">
            <text:p>15.99</text:p>
          </table:table-cell>
          <table:table-cell table:number-columns-repeated="3"/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string" calcext:value-type="string">
            <text:p>SIE? KARTA REQUEST SIS900 <text:s/>10/100 PCI</text:p>
          </table:table-cell>
          <table:table-cell office:value-type="string" calcext:value-type="string">
            <text:p>14.99</text:p>
          </table:table-cell>
          <table:table-cell table:number-columns-repeated="3"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string" calcext:value-type="string">
            <text:p>SIE? KONC,CNET HUB USB CNUSB-07 7*USB1,1</text:p>
          </table:table-cell>
          <table:table-cell office:value-type="string" calcext:value-type="string">
            <text:p>79.16</text:p>
          </table:table-cell>
          <table:table-cell table:number-columns-repeated="3"/>
        </table:table-row>
        <table:table-row table:style-name="ro1">
          <table:table-cell office:value-type="float" office:value="11065" calcext:value-type="float">
            <text:p>11065</text:p>
          </table:table-cell>
          <table:table-cell office:value-type="string" calcext:value-type="string">
            <text:p>SIE? KONC,CNET HUB USB CNUSB-24 4*USB2,0</text:p>
          </table:table-cell>
          <table:table-cell office:value-type="string" calcext:value-type="string">
            <text:p>74.90</text:p>
          </table:table-cell>
          <table:table-cell table:number-columns-repeated="3"/>
        </table:table-row>
        <table:table-row table:style-name="ro1">
          <table:table-cell office:value-type="float" office:value="9687" calcext:value-type="float">
            <text:p>9687</text:p>
          </table:table-cell>
          <table:table-cell office:value-type="string" calcext:value-type="string">
            <text:p>SIE? KONC,CNET SWITCH CNSH-2400 24*UTP</text:p>
          </table:table-cell>
          <table:table-cell office:value-type="string" calcext:value-type="string">
            <text:p>389.90</text:p>
          </table:table-cell>
          <table:table-cell table:number-columns-repeated="3"/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string" calcext:value-type="string">
            <text:p>SIE? KONC,CNET SWITCH CNSH-2402G 24*UTP+2*GBIT</text:p>
          </table:table-cell>
          <table:table-cell office:value-type="string" calcext:value-type="string">
            <text:p>799.00</text:p>
          </table:table-cell>
          <table:table-cell table:number-columns-repeated="3"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string" calcext:value-type="string">
            <text:p>SIE? KONC,CNET SWITCH CNSH-800 <text:s text:c="2"/>8*UTP</text:p>
          </table:table-cell>
          <table:table-cell office:value-type="string" calcext:value-type="string">
            <text:p>79.95</text:p>
          </table:table-cell>
          <table:table-cell table:number-columns-repeated="3"/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string" calcext:value-type="string">
            <text:p>SIE? KONC,CNET SWITCH CNSH-801G <text:s/>8*UTP+1GBPS</text:p>
          </table:table-cell>
          <table:table-cell office:value-type="string" calcext:value-type="string">
            <text:p>319.00</text:p>
          </table:table-cell>
          <table:table-cell table:number-columns-repeated="3"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SIE? KONC,MICRONET HUB SP243B <text:s/>8UTP1BNC</text:p>
          </table:table-cell>
          <table:table-cell office:value-type="string" calcext:value-type="string">
            <text:p>89.90</text:p>
          </table:table-cell>
          <table:table-cell table:number-columns-repeated="3"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SIE? KONC,MICRONET HUB SP250B <text:s/>5UTP</text:p>
          </table:table-cell>
          <table:table-cell office:value-type="string" calcext:value-type="string">
            <text:p>74.90</text:p>
          </table:table-cell>
          <table:table-cell table:number-columns-repeated="3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string" calcext:value-type="string">
            <text:p>SIE? KONC,MICRONET SWITCH SP605B <text:s text:c="2"/>5*UTP</text:p>
          </table:table-cell>
          <table:table-cell office:value-type="string" calcext:value-type="string">
            <text:p>139.90</text:p>
          </table:table-cell>
          <table:table-cell table:number-columns-repeated="3"/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string" calcext:value-type="string">
            <text:p>SIE? KONC,MICRONET SWITCH SP605K <text:s text:c="2"/>5*UTP ZAS,ZEW</text:p>
          </table:table-cell>
          <table:table-cell office:value-type="string" calcext:value-type="string">
            <text:p>89.00</text:p>
          </table:table-cell>
          <table:table-cell table:number-columns-repeated="3"/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SIE? KONC,MICRONET SWITCH SP608B <text:s text:c="2"/>8*UTP</text:p>
          </table:table-cell>
          <table:table-cell office:value-type="string" calcext:value-type="string">
            <text:p>159.00</text:p>
          </table:table-cell>
          <table:table-cell table:number-columns-repeated="3"/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SIE? KONC,MICRONET SWITCH SP608K <text:s text:c="2"/>8*UTP ZAS,ZEW</text:p>
          </table:table-cell>
          <table:table-cell office:value-type="string" calcext:value-type="string">
            <text:p>99.00</text:p>
          </table:table-cell>
          <table:table-cell table:number-columns-repeated="3"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string" calcext:value-type="string">
            <text:p>SIE? KONC,MICRONET SWITCH SP608SF <text:s/>8*UTP</text:p>
          </table:table-cell>
          <table:table-cell office:value-type="string" calcext:value-type="string">
            <text:p>224.00</text:p>
          </table:table-cell>
          <table:table-cell table:number-columns-repeated="3"/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string" calcext:value-type="string">
            <text:p>SIE? KONC,MICRONET SWITCH SP616DB 16*UTP RACK 19</text:p>
          </table:table-cell>
          <table:table-cell office:value-type="string" calcext:value-type="string">
            <text:p>479.00</text:p>
          </table:table-cell>
          <table:table-cell table:number-columns-repeated="3"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SIE? KONC,MICRONET SWITCH SP616EA 16*UTP</text:p>
          </table:table-cell>
          <table:table-cell office:value-type="string" calcext:value-type="string">
            <text:p>249.00</text:p>
          </table:table-cell>
          <table:table-cell table:number-columns-repeated="3"/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string" calcext:value-type="string">
            <text:p>SIE? KONC,MICRONET SWITCH SP616R <text:s/>16*UTP RACK 19</text:p>
          </table:table-cell>
          <table:table-cell office:value-type="string" calcext:value-type="string">
            <text:p>269.00</text:p>
          </table:table-cell>
          <table:table-cell table:number-columns-repeated="3"/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string" calcext:value-type="string">
            <text:p>SIE? KONC,MICRONET SWITCH SP624DB 24*UTP RACK 19</text:p>
          </table:table-cell>
          <table:table-cell office:value-type="string" calcext:value-type="string">
            <text:p>629.00</text:p>
          </table:table-cell>
          <table:table-cell table:number-columns-repeated="3"/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SIE? KONC,MICRONET SWITCH SP624E <text:s/>24*UTP</text:p>
          </table:table-cell>
          <table:table-cell office:value-type="string" calcext:value-type="string">
            <text:p>449.00</text:p>
          </table:table-cell>
          <table:table-cell table:number-columns-repeated="3"/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string" calcext:value-type="string">
            <text:p>SIE? KONC,MICRONET SWITCH SP624R <text:s/>24*UTP RACK 19</text:p>
          </table:table-cell>
          <table:table-cell office:value-type="string" calcext:value-type="string">
            <text:p>459.00</text:p>
          </table:table-cell>
          <table:table-cell table:number-columns-repeated="3"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string" calcext:value-type="string">
            <text:p>SIE? KONC,MICRONET SWITCH SP632 <text:s text:c="2"/>32*UTP RACK 19</text:p>
          </table:table-cell>
          <table:table-cell office:value-type="string" calcext:value-type="string">
            <text:p>1149.00</text:p>
          </table:table-cell>
          <table:table-cell table:number-columns-repeated="3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string" calcext:value-type="string">
            <text:p>SIE? KONC,MICRONET SWITCH SP658 <text:s text:c="3"/>8*UTP+1GBPS</text:p>
          </table:table-cell>
          <table:table-cell office:value-type="string" calcext:value-type="string">
            <text:p>469.00</text:p>
          </table:table-cell>
          <table:table-cell table:number-columns-repeated="3"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string" calcext:value-type="string">
            <text:p>SIE? KONC,MICRONET SWITCH SP659B <text:s/>24*UTP+2GBPS</text:p>
          </table:table-cell>
          <table:table-cell office:value-type="string" calcext:value-type="string">
            <text:p>979.00</text:p>
          </table:table-cell>
          <table:table-cell table:number-columns-repeated="3"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string" calcext:value-type="string">
            <text:p>SIE? KONC,MICRONET SWITCH SP676B 16*GIGABIT</text:p>
          </table:table-cell>
          <table:table-cell office:value-type="string" calcext:value-type="string">
            <text:p>2399.00</text:p>
          </table:table-cell>
          <table:table-cell table:number-columns-repeated="3"/>
        </table:table-row>
        <table:table-row table:style-name="ro2">
          <table:table-cell office:value-type="float" office:value="8856" calcext:value-type="float">
            <text:p>8856</text:p>
          </table:table-cell>
          <table:table-cell office:value-type="string" calcext:value-type="string">
            <text:p>SIE? KONC,REQUEST SWITCH 16*UTP 19",189.00,1,1</text:p>
            <text:p>8563,"SIE? KONWERTER MICRONET FO RJ45-&gt;ST SP373A</text:p>
          </table:table-cell>
          <table:table-cell office:value-type="string" calcext:value-type="string">
            <text:p>299.00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string" calcext:value-type="string">
            <text:p>SIE? KONWERTER MICRONET VDSL SP3501M (MASTER)</text:p>
          </table:table-cell>
          <table:table-cell office:value-type="string" calcext:value-type="string">
            <text:p>439.00</text:p>
          </table:table-cell>
          <table:table-cell table:number-columns-repeated="3"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SIE? KONWERTER MICRONET VDSL SP3501S (SLAVE)</text:p>
          </table:table-cell>
          <table:table-cell office:value-type="string" calcext:value-type="string">
            <text:p>439.00</text:p>
          </table:table-cell>
          <table:table-cell table:number-columns-repeated="3"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string" calcext:value-type="string">
            <text:p>SIE? MODEM ADSL+ROUTER <text:s text:c="8"/>MICRONET SP3351/A</text:p>
          </table:table-cell>
          <table:table-cell office:value-type="string" calcext:value-type="string">
            <text:p>269.00</text:p>
          </table:table-cell>
          <table:table-cell table:number-columns-repeated="3"/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string" calcext:value-type="string">
            <text:p>SIE? MODEM ADSL+ROUTER <text:s text:c="8"/>REQUEST <text:s/>ART18CX</text:p>
          </table:table-cell>
          <table:table-cell office:value-type="string" calcext:value-type="string">
            <text:p>188.90</text:p>
          </table:table-cell>
          <table:table-cell table:number-columns-repeated="3"/>
        </table:table-row>
        <table:table-row table:style-name="ro1">
          <table:table-cell office:value-type="float" office:value="10395" calcext:value-type="float">
            <text:p>10395</text:p>
          </table:table-cell>
          <table:table-cell office:value-type="string" calcext:value-type="string">
            <text:p>SIE? MODEM ADSL+ROUTER+SWITCH4 CNET <text:s text:c="2"/>CNAD804-NF</text:p>
          </table:table-cell>
          <table:table-cell office:value-type="string" calcext:value-type="string">
            <text:p>269.90</text:p>
          </table:table-cell>
          <table:table-cell table:number-columns-repeated="3"/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SIE? MODEM ADSL+ROUTER+SWITCH4 MICRONET SP3354/A</text:p>
          </table:table-cell>
          <table:table-cell office:value-type="string" calcext:value-type="string">
            <text:p>299.00</text:p>
          </table:table-cell>
          <table:table-cell table:number-columns-repeated="3"/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string" calcext:value-type="string">
            <text:p>SIE? MODU? MICRONET ?IAT?OW?D M318A DO SP608SF</text:p>
          </table:table-cell>
          <table:table-cell office:value-type="string" calcext:value-type="string">
            <text:p>219.95</text:p>
          </table:table-cell>
          <table:table-cell table:number-columns-repeated="3"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string" calcext:value-type="string">
            <text:p>SIE? MODU? MICRONET ?IAT?OW?D M318B DO SP608SF</text:p>
          </table:table-cell>
          <table:table-cell office:value-type="string" calcext:value-type="string">
            <text:p>219.95</text:p>
          </table:table-cell>
          <table:table-cell table:number-columns-repeated="3"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SIE? NARZ?DZIE MICRONET WCISK/IZOLACJA SP1132</text:p>
          </table:table-cell>
          <table:table-cell office:value-type="string" calcext:value-type="string">
            <text:p>11.90</text:p>
          </table:table-cell>
          <table:table-cell table:number-columns-repeated="3"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SIE? NARZ?DZIE MICRONET ZACISKARKA SP1131</text:p>
          </table:table-cell>
          <table:table-cell office:value-type="string" calcext:value-type="string">
            <text:p>69.90</text:p>
          </table:table-cell>
          <table:table-cell table:number-columns-repeated="3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SIE? NARZ?DZIE ZACISKARKA RJ45/RJ12</text:p>
          </table:table-cell>
          <table:table-cell office:value-type="string" calcext:value-type="string">
            <text:p>59.00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SIE? OS?ONA WTYKU MODULARNEGO (RJ-45)BLACK</text:p>
          </table:table-cell>
          <table:table-cell office:value-type="string" calcext:value-type="string">
            <text:p>0.24</text:p>
          </table:table-cell>
          <table:table-cell table:number-columns-repeated="3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SIE? OS?ONA WTYKU MODULARNEGO (RJ-45)BLUE</text:p>
          </table:table-cell>
          <table:table-cell office:value-type="string" calcext:value-type="string">
            <text:p>0.24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SIE? OS?ONA WTYKU MODULARNEGO (RJ-45)GREEN</text:p>
          </table:table-cell>
          <table:table-cell office:value-type="string" calcext:value-type="string">
            <text:p>0.24</text:p>
          </table:table-cell>
          <table:table-cell table:number-columns-repeated="3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SIE? OS?ONA WTYKU MODULARNEGO (RJ-45)GREY</text:p>
          </table:table-cell>
          <table:table-cell office:value-type="string" calcext:value-type="string">
            <text:p>0.24</text:p>
          </table:table-cell>
          <table:table-cell table:number-columns-repeated="3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SIE? OS?ONA WTYKU MODULARNEGO (RJ-45)RED</text:p>
          </table:table-cell>
          <table:table-cell office:value-type="string" calcext:value-type="string">
            <text:p>0.24</text:p>
          </table:table-cell>
          <table:table-cell table:number-columns-repeated="3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SIE? OS?ONA WTYKU MODULARNEGO (RJ-45)YELLOW</text:p>
          </table:table-cell>
          <table:table-cell office:value-type="string" calcext:value-type="string">
            <text:p>0.24</text:p>
          </table:table-cell>
          <table:table-cell table:number-columns-repeated="3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SIE? PANDUIT MODU? MINI-JACK KAT 5 EKRANOWANY</text:p>
          </table:table-cell>
          <table:table-cell office:value-type="string" calcext:value-type="string">
            <text:p>21.00</text:p>
          </table:table-cell>
          <table:table-cell table:number-columns-repeated="3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string" calcext:value-type="string">
            <text:p>SIE? PATCHPANEL FTP 24XRJ45 KAT5E</text:p>
          </table:table-cell>
          <table:table-cell office:value-type="string" calcext:value-type="string">
            <text:p>269.99</text:p>
          </table:table-cell>
          <table:table-cell table:number-columns-repeated="3"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SIE? PATCHPANEL MICRONET 24XRJ45 KAT5 UTP SP1161</text:p>
          </table:table-cell>
          <table:table-cell office:value-type="string" calcext:value-type="string">
            <text:p>154.00</text:p>
          </table:table-cell>
          <table:table-cell table:number-columns-repeated="3"/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string" calcext:value-type="string">
            <text:p>SIE? P??KA 1U/250MM Z PERFORACJ?</text:p>
          </table:table-cell>
          <table:table-cell office:value-type="string" calcext:value-type="string">
            <text:p>39.99</text:p>
          </table:table-cell>
          <table:table-cell table:number-columns-repeated="3"/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string" calcext:value-type="string">
            <text:p>SIE? PRINT SERVER CNET 3PORT CNP-430</text:p>
          </table:table-cell>
          <table:table-cell office:value-type="string" calcext:value-type="string">
            <text:p>369.00</text:p>
          </table:table-cell>
          <table:table-cell table:number-columns-repeated="3"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SIE? PRINT SERVER MERCURY DIRECT 10/100MB PSH1P</text:p>
          </table:table-cell>
          <table:table-cell office:value-type="string" calcext:value-type="string">
            <text:p>299.00</text:p>
          </table:table-cell>
          <table:table-cell table:number-columns-repeated="3"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string" calcext:value-type="string">
            <text:p>SIE? PRINT SERVER MICRONET 3PORT 10/100MB SP760</text:p>
          </table:table-cell>
          <table:table-cell office:value-type="string" calcext:value-type="string">
            <text:p>439.00</text:p>
          </table:table-cell>
          <table:table-cell table:number-columns-repeated="3"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SIE? PRINT SERVER MICRONET DIRECT 10/100MB SP755</text:p>
          </table:table-cell>
          <table:table-cell office:value-type="string" calcext:value-type="string">
            <text:p>329.00</text:p>
          </table:table-cell>
          <table:table-cell table:number-columns-repeated="3"/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string" calcext:value-type="string">
            <text:p>SIE? PRINT SERVER REQUEST 1PORT LPT 10/100MB</text:p>
          </table:table-cell>
          <table:table-cell office:value-type="string" calcext:value-type="string">
            <text:p>249.00</text:p>
          </table:table-cell>
          <table:table-cell table:number-columns-repeated="3"/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SIE? PRINT SERVER REQUEST 1PORT USB1,1 10/100MB</text:p>
          </table:table-cell>
          <table:table-cell office:value-type="string" calcext:value-type="string">
            <text:p>279.00</text:p>
          </table:table-cell>
          <table:table-cell table:number-columns-repeated="3"/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SIE? PRINT SERVER REQUEST 3PORT 1USB+2LPT 10/100</text:p>
          </table:table-cell>
          <table:table-cell office:value-type="string" calcext:value-type="string">
            <text:p>319.00</text:p>
          </table:table-cell>
          <table:table-cell table:number-columns-repeated="3"/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string" calcext:value-type="string">
            <text:p>SIE? PRINT SERVER REQUEST 3PORT 3LPT 10/100</text:p>
          </table:table-cell>
          <table:table-cell office:value-type="string" calcext:value-type="string">
            <text:p>319.00</text:p>
          </table:table-cell>
          <table:table-cell table:number-columns-repeated="3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SIE? PUSZKA MICRONET DO GNIAZDKA SP1163</text:p>
          </table:table-cell>
          <table:table-cell office:value-type="string" calcext:value-type="string">
            <text:p>4.95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SIE? RJ-12 4-STYKOWY WTYK ZACISKANY</text:p>
          </table:table-cell>
          <table:table-cell office:value-type="string" calcext:value-type="string">
            <text:p>0.17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IE? RJ-45 WTYK ZACISKANY</text:p>
          </table:table-cell>
          <table:table-cell office:value-type="string" calcext:value-type="string">
            <text:p>0.24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SIE? RJ-45 WTYK ZACISKANY EKRANOWANY</text:p>
          </table:table-cell>
          <table:table-cell office:value-type="string" calcext:value-type="string">
            <text:p>1.18</text:p>
          </table:table-cell>
          <table:table-cell table:number-columns-repeated="3"/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string" calcext:value-type="string">
            <text:p>SIE? ROUTER CNET <text:s text:c="4"/>DSL 8*UTP+QOS <text:s/>CNIG-918Q(A)</text:p>
          </table:table-cell>
          <table:table-cell office:value-type="string" calcext:value-type="string">
            <text:p>899.00</text:p>
          </table:table-cell>
          <table:table-cell table:number-columns-repeated="3"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SIE? ROUTER CNET <text:s text:c="3"/>ADSL 4*UTP <text:s text:c="6"/>CNIG-914(A)</text:p>
          </table:table-cell>
          <table:table-cell office:value-type="string" calcext:value-type="string">
            <text:p>169.00</text:p>
          </table:table-cell>
          <table:table-cell table:number-columns-repeated="3"/>
        </table:table-row>
        <table:table-row table:style-name="ro1">
          <table:table-cell office:value-type="float" office:value="10449" calcext:value-type="float">
            <text:p>10449</text:p>
          </table:table-cell>
          <table:table-cell office:value-type="string" calcext:value-type="string">
            <text:p>SIE? ROUTER MICRONET DSL 4*UTP <text:s text:c="11"/>SP888B</text:p>
          </table:table-cell>
          <table:table-cell office:value-type="string" calcext:value-type="string">
            <text:p>219.00</text:p>
          </table:table-cell>
          <table:table-cell table:number-columns-repeated="3"/>
        </table:table-row>
        <table:table-row table:style-name="ro1">
          <table:table-cell office:value-type="float" office:value="10597" calcext:value-type="float">
            <text:p>10597</text:p>
          </table:table-cell>
          <table:table-cell office:value-type="string" calcext:value-type="string">
            <text:p>SIE? SZAFA ROZDZIELCZA 19" 4U/350MM</text:p>
          </table:table-cell>
          <table:table-cell office:value-type="string" calcext:value-type="string">
            <text:p>119.00</text:p>
          </table:table-cell>
          <table:table-cell table:number-columns-repeated="3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SIE? SZAFA ROZDZIELCZA 19" 6U REGUL, RACK</text:p>
          </table:table-cell>
          <table:table-cell office:value-type="string" calcext:value-type="string">
            <text:p>189.00</text:p>
          </table:table-cell>
          <table:table-cell table:number-columns-repeated="3"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SIE? TERMINAL MICRONET VOIP GATEWAY SP5002 FXS</text:p>
          </table:table-cell>
          <table:table-cell office:value-type="string" calcext:value-type="string">
            <text:p>799.00</text:p>
          </table:table-cell>
          <table:table-cell table:number-columns-repeated="3"/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string" calcext:value-type="string">
            <text:p>SIE? TERMINAL MICRONET VOIP GATEWAY SP5004 FXS</text:p>
          </table:table-cell>
          <table:table-cell office:value-type="string" calcext:value-type="string">
            <text:p>1284.48</text:p>
          </table:table-cell>
          <table:table-cell table:number-columns-repeated="3"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string" calcext:value-type="string">
            <text:p>SIE? ZABEZPIECZENIE NET PROTECT 1*UTP</text:p>
          </table:table-cell>
          <table:table-cell office:value-type="string" calcext:value-type="string">
            <text:p>49.99</text:p>
          </table:table-cell>
          <table:table-cell table:number-columns-repeated="3"/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string" calcext:value-type="string">
            <text:p>SKANER BENQ 5000U 2400*1200DPI <text:s text:c="11"/>USB</text:p>
          </table:table-cell>
          <table:table-cell office:value-type="string" calcext:value-type="string">
            <text:p>157.78</text:p>
          </table:table-cell>
          <table:table-cell table:number-columns-repeated="3"/>
        </table:table-row>
        <table:table-row table:style-name="ro1">
          <table:table-cell office:value-type="float" office:value="11575" calcext:value-type="float">
            <text:p>11575</text:p>
          </table:table-cell>
          <table:table-cell office:value-type="string" calcext:value-type="string">
            <text:p>SKANER BENQ 5250C 2400*1200DPI <text:s text:c="11"/>USB2,0</text:p>
          </table:table-cell>
          <table:table-cell office:value-type="string" calcext:value-type="string">
            <text:p>267.36</text:p>
          </table:table-cell>
          <table:table-cell table:number-columns-repeated="3"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SKANER CANON LIDE 20 <text:s/>600*1200DPI A4 USB 2,0</text:p>
          </table:table-cell>
          <table:table-cell office:value-type="string" calcext:value-type="string">
            <text:p>219.99</text:p>
          </table:table-cell>
          <table:table-cell table:number-columns-repeated="3"/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string" calcext:value-type="string">
            <text:p>SKANER CANON LIDE 30 1200*2400DPI A4 USB 2,0</text:p>
          </table:table-cell>
          <table:table-cell office:value-type="string" calcext:value-type="string">
            <text:p>259.89</text:p>
          </table:table-cell>
          <table:table-cell table:number-columns-repeated="3"/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string" calcext:value-type="string">
            <text:p>SKANER HP SCANJET 2400 <text:s/>600*1200DPI USB</text:p>
          </table:table-cell>
          <table:table-cell office:value-type="string" calcext:value-type="string">
            <text:p>241.80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SKANER HP SCANJET 3970 2400*2400DPI USB2,0+PRZYS</text:p>
          </table:table-cell>
          <table:table-cell office:value-type="string" calcext:value-type="string">
            <text:p>479.98</text:p>
          </table:table-cell>
          <table:table-cell table:number-columns-repeated="3"/>
        </table:table-row>
        <table:table-row table:style-name="ro1">
          <table:table-cell office:value-type="float" office:value="10975" calcext:value-type="float">
            <text:p>10975</text:p>
          </table:table-cell>
          <table:table-cell office:value-type="string" calcext:value-type="string">
            <text:p>SKANER MICROTEK SKANMAKER 4800 <text:s/>1200*2400 <text:s text:c="3"/>USB</text:p>
          </table:table-cell>
          <table:table-cell office:value-type="string" calcext:value-type="string">
            <text:p>269.99</text:p>
          </table:table-cell>
          <table:table-cell table:number-columns-repeated="3"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string" calcext:value-type="string">
            <text:p>SKANER MICROTEK SKANMAKER 5900 <text:s/>2400*4800 USB2,0</text:p>
          </table:table-cell>
          <table:table-cell office:value-type="string" calcext:value-type="string">
            <text:p>759.00</text:p>
          </table:table-cell>
          <table:table-cell table:number-columns-repeated="3"/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SKANER MUSTEK BEARPAW 1200CU+ <text:s text:c="15"/>USB</text:p>
          </table:table-cell>
          <table:table-cell office:value-type="string" calcext:value-type="string">
            <text:p>164.99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SKANER MUSTEK BEARPAW 2400CU+ <text:s text:c="15"/>USB</text:p>
          </table:table-cell>
          <table:table-cell office:value-type="string" calcext:value-type="string">
            <text:p>204.99</text:p>
          </table:table-cell>
          <table:table-cell table:number-columns-repeated="3"/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string" calcext:value-type="string">
            <text:p>SKANER MUSTEK BEARPAW 2448TA+PRZYSTAWKA <text:s text:c="5"/>USB</text:p>
          </table:table-cell>
          <table:table-cell office:value-type="string" calcext:value-type="string">
            <text:p>250.99</text:p>
          </table:table-cell>
          <table:table-cell table:number-columns-repeated="3"/>
        </table:table-row>
        <table:table-row table:style-name="ro1">
          <table:table-cell office:value-type="float" office:value="10852" calcext:value-type="float">
            <text:p>10852</text:p>
          </table:table-cell>
          <table:table-cell office:value-type="string" calcext:value-type="string">
            <text:p>SKANER MUSTEK BEARPAW 4800TA PROII + PRZYST, USB</text:p>
          </table:table-cell>
          <table:table-cell office:value-type="string" calcext:value-type="string">
            <text:p>395.89</text:p>
          </table:table-cell>
          <table:table-cell table:number-columns-repeated="3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SKANER MUSTEK SCANEXPRESS 1200UB+ <text:s text:c="11"/>USB</text:p>
          </table:table-cell>
          <table:table-cell office:value-type="string" calcext:value-type="string">
            <text:p>147.99</text:p>
          </table:table-cell>
          <table:table-cell table:number-columns-repeated="3"/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string" calcext:value-type="string">
            <text:p>SKANER MUSTEK SCANEXPRESS A-3 <text:s text:c="15"/>USB</text:p>
          </table:table-cell>
          <table:table-cell office:value-type="string" calcext:value-type="string">
            <text:p>522.99</text:p>
          </table:table-cell>
          <table:table-cell table:number-columns-repeated="3"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string" calcext:value-type="string">
            <text:p>STOJAK EASYTOUCH</text:p>
          </table:table-cell>
          <table:table-cell office:value-type="string" calcext:value-type="string">
            <text:p>99.99</text:p>
          </table:table-cell>
          <table:table-cell table:number-columns-repeated="3"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STOJAK INK-MATE 1</text:p>
          </table:table-cell>
          <table:table-cell office:value-type="string" calcext:value-type="string">
            <text:p>99.99</text:p>
          </table:table-cell>
          <table:table-cell table:number-columns-repeated="3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string" calcext:value-type="string">
            <text:p>STOJAK INK-MATE 2</text:p>
          </table:table-cell>
          <table:table-cell office:value-type="string" calcext:value-type="string">
            <text:p>239.99</text:p>
          </table:table-cell>
          <table:table-cell table:number-columns-repeated="3"/>
        </table:table-row>
        <table:table-row table:style-name="ro1">
          <table:table-cell office:value-type="float" office:value="10628" calcext:value-type="float">
            <text:p>10628</text:p>
          </table:table-cell>
          <table:table-cell office:value-type="string" calcext:value-type="string">
            <text:p>STOJAK MYCOLOR</text:p>
          </table:table-cell>
          <table:table-cell office:value-type="string" calcext:value-type="string">
            <text:p>239.99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string" calcext:value-type="string">
            <text:p>S?UCHAWKI EASYTOUCH CD-890MV + MIKROFON</text:p>
          </table:table-cell>
          <table:table-cell office:value-type="string" calcext:value-type="string">
            <text:p>13.90</text:p>
          </table:table-cell>
          <table:table-cell table:number-columns-repeated="3"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string" calcext:value-type="string">
            <text:p>S?UCHAWKI EASYTOUCH CDX-112MV + MIKROFON</text:p>
          </table:table-cell>
          <table:table-cell office:value-type="string" calcext:value-type="string">
            <text:p>15.26</text:p>
          </table:table-cell>
          <table:table-cell table:number-columns-repeated="3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S?UCHAWKI EASYTOUCH CMK-A34 PRESTIGE + MIKROFON</text:p>
          </table:table-cell>
          <table:table-cell office:value-type="string" calcext:value-type="string">
            <text:p>9.79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?UCHAWKI EASYTOUCH MD-658MIC + MIKROFON</text:p>
          </table:table-cell>
          <table:table-cell office:value-type="string" calcext:value-type="string">
            <text:p>7.99</text:p>
          </table:table-cell>
          <table:table-cell table:number-columns-repeated="3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string" calcext:value-type="string">
            <text:p>S?UCHAWKI EASYTOUCH VA-066MV + MIKROFON</text:p>
          </table:table-cell>
          <table:table-cell office:value-type="string" calcext:value-type="string">
            <text:p>13.50</text:p>
          </table:table-cell>
          <table:table-cell table:number-columns-repeated="3"/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string" calcext:value-type="string">
            <text:p>S?UCHAWKI EASYTOUCH VA-878MV + MIKROFON</text:p>
          </table:table-cell>
          <table:table-cell office:value-type="string" calcext:value-type="string">
            <text:p>19.98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S?UCHAWKI EASYTOUCH VA-879MV + MIKROFON</text:p>
          </table:table-cell>
          <table:table-cell office:value-type="string" calcext:value-type="string">
            <text:p>11.79</text:p>
          </table:table-cell>
          <table:table-cell table:number-columns-repeated="3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string" calcext:value-type="string">
            <text:p>S?UCHAWKI EASYTOUCH VA-972MV + MIKROFON</text:p>
          </table:table-cell>
          <table:table-cell office:value-type="string" calcext:value-type="string">
            <text:p>20.50</text:p>
          </table:table-cell>
          <table:table-cell table:number-columns-repeated="3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TA?A DO DRUK, FULLMARK EPSON LQ1000/1050/1070</text:p>
          </table:table-cell>
          <table:table-cell office:value-type="currency" office:currency="PLN" office:value="43048" calcext:value-type="currency">
            <text:p>43 048,00 zł</text:p>
          </table:table-cell>
          <table:table-cell table:number-columns-repeated="3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TA?A DO DRUK, FULLMARK EPSON LX800/RX70/RX80</text:p>
          </table:table-cell>
          <table:table-cell office:value-type="string" calcext:value-type="string">
            <text:p>7.85</text:p>
          </table:table-cell>
          <table:table-cell table:number-columns-repeated="3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TA?A DO DRUK, FULLMARK OKI 280/32XX/332XX</text:p>
          </table:table-cell>
          <table:table-cell office:value-type="currency" office:currency="PLN" office:value="42893" calcext:value-type="currency">
            <text:p>42 893,00 zł</text:p>
          </table:table-cell>
          <table:table-cell table:number-columns-repeated="3"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string" calcext:value-type="string">
            <text:p>TA?A DO DRUK, FULLMARK OKI 520/590/591</text:p>
          </table:table-cell>
          <table:table-cell office:value-type="string" calcext:value-type="string">
            <text:p>8.32</text:p>
          </table:table-cell>
          <table:table-cell table:number-columns-repeated="3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TA?A DO DRUK, FULLMARK PANASONIC 1150 KX-P 115</text:p>
          </table:table-cell>
          <table:table-cell office:value-type="string" calcext:value-type="string">
            <text:p>7.85</text:p>
          </table:table-cell>
          <table:table-cell table:number-columns-repeated="3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TA?A DO DRUK, FULLMARK PANASONIC 2130 KX-P 160</text:p>
          </table:table-cell>
          <table:table-cell office:value-type="string" calcext:value-type="string">
            <text:p>9.22</text:p>
          </table:table-cell>
          <table:table-cell table:number-columns-repeated="3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TA?A DO DRUK, FULLMARK PANASONIC 3696 KX-P 170</text:p>
          </table:table-cell>
          <table:table-cell office:value-type="string" calcext:value-type="string">
            <text:p>20.15</text:p>
          </table:table-cell>
          <table:table-cell table:number-columns-repeated="3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TA?A DO DRUK, FULLMARK SEIKO SP-1900/2400</text:p>
          </table:table-cell>
          <table:table-cell office:value-type="string" calcext:value-type="string">
            <text:p>8.76</text:p>
          </table:table-cell>
          <table:table-cell table:number-columns-repeated="3"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TA?A DO DRUK, FULLMARK SEIKO SP-2415</text:p>
          </table:table-cell>
          <table:table-cell office:value-type="currency" office:currency="PLN" office:value="42964" calcext:value-type="currency">
            <text:p>42 964,00 zł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A?A DO DRUK, OKI 09002303 280/32X/332X CZARNA</text:p>
          </table:table-cell>
          <table:table-cell office:value-type="string" calcext:value-type="string">
            <text:p>26.67</text:p>
          </table:table-cell>
          <table:table-cell table:number-columns-repeated="3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TA?A DO STREAMERA HP DDS C5706A 90M/4MM 2/4GB</text:p>
          </table:table-cell>
          <table:table-cell office:value-type="string" calcext:value-type="string">
            <text:p>11.15</text:p>
          </table:table-cell>
          <table:table-cell table:number-columns-repeated="3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TA?A DO STREAMERA HP DDS-2 C5707A 120M/4MM</text:p>
          </table:table-cell>
          <table:table-cell office:value-type="string" calcext:value-type="string">
            <text:p>18.00</text:p>
          </table:table-cell>
          <table:table-cell table:number-columns-repeated="3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TA?A DO STREAMERA HP DDS-4 C5718A 150M/4MM</text:p>
          </table:table-cell>
          <table:table-cell office:value-type="string" calcext:value-type="string">
            <text:p>40.68</text:p>
          </table:table-cell>
          <table:table-cell table:number-columns-repeated="3"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string" calcext:value-type="string">
            <text:p>TA?A DO STREAMERA TANDBERG 4GB QIC5GB SLR-5</text:p>
          </table:table-cell>
          <table:table-cell office:value-type="string" calcext:value-type="string">
            <text:p>138.99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TONER EPSON 5000SH 5600/5500</text:p>
          </table:table-cell>
          <table:table-cell office:value-type="string" calcext:value-type="string">
            <text:p>651.99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ONER HP-92274A LJ 4L/4P/M 3000STR</text:p>
          </table:table-cell>
          <table:table-cell office:value-type="string" calcext:value-type="string">
            <text:p>277.4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ONER HP-92295A LJ 2/2D/3/3D 4000STR</text:p>
          </table:table-cell>
          <table:table-cell office:value-type="string" calcext:value-type="string">
            <text:p>319.9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ONER HP-92298A LJ 4(+)/M/5/5N/5M 6800STR</text:p>
          </table:table-cell>
          <table:table-cell office:value-type="string" calcext:value-type="string">
            <text:p>295.59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ONER HP-C3906A LJ 5L/6L</text:p>
          </table:table-cell>
          <table:table-cell office:value-type="string" calcext:value-type="string">
            <text:p>186.68</text:p>
          </table:table-cell>
          <table:table-cell table:number-columns-repeated="3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TONER HP-C3909A LJ 5SI</text:p>
          </table:table-cell>
          <table:table-cell office:value-type="string" calcext:value-type="string">
            <text:p>569.99</text:p>
          </table:table-cell>
          <table:table-cell table:number-columns-repeated="3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TONER HP-C4092A LJ 1100(A)/3200</text:p>
          </table:table-cell>
          <table:table-cell office:value-type="string" calcext:value-type="string">
            <text:p>179.50</text:p>
          </table:table-cell>
          <table:table-cell table:number-columns-repeated="3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TONER HP-C4096A LJ 2100/2200</text:p>
          </table:table-cell>
          <table:table-cell office:value-type="string" calcext:value-type="string">
            <text:p>304.10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TONER HP-C4127X LJ 4000 10000STR</text:p>
          </table:table-cell>
          <table:table-cell office:value-type="string" calcext:value-type="string">
            <text:p>418.66</text:p>
          </table:table-cell>
          <table:table-cell table:number-columns-repeated="3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TONER HP-C7115A LJ 1000W/1005W/1200/1220/33X0MFP</text:p>
          </table:table-cell>
          <table:table-cell office:value-type="string" calcext:value-type="string">
            <text:p>187.62</text:p>
          </table:table-cell>
          <table:table-cell table:number-columns-repeated="3"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TONER HP-C7115X LJ 1000W/1005W/1200/1220/33X0MFP</text:p>
          </table:table-cell>
          <table:table-cell office:value-type="string" calcext:value-type="string">
            <text:p>230.88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string" calcext:value-type="string">
            <text:p>TONER HP-C8061X LJ 4100</text:p>
          </table:table-cell>
          <table:table-cell office:value-type="string" calcext:value-type="string">
            <text:p>392.11</text:p>
          </table:table-cell>
          <table:table-cell table:number-columns-repeated="3"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string" calcext:value-type="string">
            <text:p>TONER HP-C9700A LJ 1500/2500 CZARNY</text:p>
          </table:table-cell>
          <table:table-cell office:value-type="string" calcext:value-type="string">
            <text:p>254.18</text:p>
          </table:table-cell>
          <table:table-cell table:number-columns-repeated="3"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string" calcext:value-type="string">
            <text:p>TONER HP-C9701A LJ 1500/2500 CYAN</text:p>
          </table:table-cell>
          <table:table-cell office:value-type="string" calcext:value-type="string">
            <text:p>306.49</text:p>
          </table:table-cell>
          <table:table-cell table:number-columns-repeated="3"/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string" calcext:value-type="string">
            <text:p>TONER HP-C9702A LJ 1500/2500 YELLOW</text:p>
          </table:table-cell>
          <table:table-cell office:value-type="string" calcext:value-type="string">
            <text:p>306.49</text:p>
          </table:table-cell>
          <table:table-cell table:number-columns-repeated="3"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string" calcext:value-type="string">
            <text:p>TONER HP-C9703A LJ 1500/2500 MAGENTA</text:p>
          </table:table-cell>
          <table:table-cell office:value-type="string" calcext:value-type="string">
            <text:p>306.49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TONER HP-Q1338A LJ 4200(D/N/DN/DTN) 12000STR</text:p>
          </table:table-cell>
          <table:table-cell office:value-type="string" calcext:value-type="string">
            <text:p>484.64</text:p>
          </table:table-cell>
          <table:table-cell table:number-columns-repeated="3"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TONER HP-Q2610A LJ 2300(D/N/DN/DTN/L) 6000STR</text:p>
          </table:table-cell>
          <table:table-cell office:value-type="string" calcext:value-type="string">
            <text:p>361.71</text:p>
          </table:table-cell>
          <table:table-cell table:number-columns-repeated="3"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TONER HP-Q2612A LJ 1010/1012/1015 2000STR</text:p>
          </table:table-cell>
          <table:table-cell office:value-type="string" calcext:value-type="string">
            <text:p>211.81</text:p>
          </table:table-cell>
          <table:table-cell table:number-columns-repeated="3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string" calcext:value-type="string">
            <text:p>TONER HP-Q2613A LJ 1300(N) 2500STR</text:p>
          </table:table-cell>
          <table:table-cell office:value-type="string" calcext:value-type="string">
            <text:p>213.93</text:p>
          </table:table-cell>
          <table:table-cell table:number-columns-repeated="3"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string" calcext:value-type="string">
            <text:p>TONER HP-Q2613X LJ 1300(N) 4000STR</text:p>
          </table:table-cell>
          <table:table-cell office:value-type="string" calcext:value-type="string">
            <text:p>268.85</text:p>
          </table:table-cell>
          <table:table-cell table:number-columns-repeated="3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string" calcext:value-type="string">
            <text:p>TONER HP-Q2624A LJ 1150 2500STR</text:p>
          </table:table-cell>
          <table:table-cell office:value-type="string" calcext:value-type="string">
            <text:p>215.07</text:p>
          </table:table-cell>
          <table:table-cell table:number-columns-repeated="3"/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string" calcext:value-type="string">
            <text:p>TONER HP-Q2670A LJ 3700 6000STR CZARNY</text:p>
          </table:table-cell>
          <table:table-cell office:value-type="string" calcext:value-type="string">
            <text:p>401.01</text:p>
          </table:table-cell>
          <table:table-cell table:number-columns-repeated="3"/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string" calcext:value-type="string">
            <text:p>TONER HP-Q2681A LJ 3700 6000STR CYAN</text:p>
          </table:table-cell>
          <table:table-cell office:value-type="string" calcext:value-type="string">
            <text:p>529.36</text:p>
          </table:table-cell>
          <table:table-cell table:number-columns-repeated="3"/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TONER HP-Q2682A LJ 3700 6000STR YELLOW</text:p>
          </table:table-cell>
          <table:table-cell office:value-type="string" calcext:value-type="string">
            <text:p>529.36</text:p>
          </table:table-cell>
          <table:table-cell table:number-columns-repeated="3"/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string" calcext:value-type="string">
            <text:p>TONER HP-Q2683A LJ 3700 6000STR MAGENTA</text:p>
          </table:table-cell>
          <table:table-cell office:value-type="string" calcext:value-type="string">
            <text:p>529.36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TONER INK-MATE EP-A 5L/6L (C3906A) /REFABRYKOW,</text:p>
          </table:table-cell>
          <table:table-cell office:value-type="string" calcext:value-type="string">
            <text:p>129.99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TONER INK-MATE EP-B 4V/4MV (C3900A) /REFABRYKOW,</text:p>
          </table:table-cell>
          <table:table-cell office:value-type="string" calcext:value-type="string">
            <text:p>149.99</text:p>
          </table:table-cell>
          <table:table-cell table:number-columns-repeated="3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TONER OKI 00079801 6W/8W/8P/8P+/8IM OF-4500/4550</text:p>
          </table:table-cell>
          <table:table-cell office:value-type="string" calcext:value-type="string">
            <text:p>82.01</text:p>
          </table:table-cell>
          <table:table-cell table:number-columns-repeated="3"/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string" calcext:value-type="string">
            <text:p>TONER OKI 01101202 B4200/B4300 6000STR</text:p>
          </table:table-cell>
          <table:table-cell office:value-type="string" calcext:value-type="string">
            <text:p>254.24</text:p>
          </table:table-cell>
          <table:table-cell table:number-columns-repeated="3"/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string" calcext:value-type="string">
            <text:p>TONER OKI 01103402 B4200/B4300 2500STR</text:p>
          </table:table-cell>
          <table:table-cell office:value-type="string" calcext:value-type="string">
            <text:p>125.30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TONER OKI 09002390 4M/4W/4W+ OF-4100</text:p>
          </table:table-cell>
          <table:table-cell office:value-type="string" calcext:value-type="string">
            <text:p>99.62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TONER OKI 09002395 6E/6EX/400EX/600EX/610EX/810E</text:p>
          </table:table-cell>
          <table:table-cell office:value-type="string" calcext:value-type="string">
            <text:p>98.22</text:p>
          </table:table-cell>
          <table:table-cell table:number-columns-repeated="3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TONER OKI 41331702 14EX/14I/14IN</text:p>
          </table:table-cell>
          <table:table-cell office:value-type="string" calcext:value-type="string">
            <text:p>168.59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TUSZ CANON BC-01 10/20/FAX-B190/B200/B220 CZARNY</text:p>
          </table:table-cell>
          <table:table-cell office:value-type="string" calcext:value-type="string">
            <text:p>93.72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TUSZ CANON BC-02 2X0/1000 CZARNY</text:p>
          </table:table-cell>
          <table:table-cell office:value-type="string" calcext:value-type="string">
            <text:p>87.88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TUSZ CANON BC-05 2X0/1000 KOLOR</text:p>
          </table:table-cell>
          <table:table-cell office:value-type="string" calcext:value-type="string">
            <text:p>117.54</text:p>
          </table:table-cell>
          <table:table-cell table:number-columns-repeated="3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TUSZ CANON BC-06 2X0/1000 FOTO</text:p>
          </table:table-cell>
          <table:table-cell office:value-type="string" calcext:value-type="string">
            <text:p>39.00</text:p>
          </table:table-cell>
          <table:table-cell table:number-columns-repeated="3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TUSZ CANON BC-10 30/5X/70/8X CZARNY</text:p>
          </table:table-cell>
          <table:table-cell office:value-type="string" calcext:value-type="string">
            <text:p>128.96</text:p>
          </table:table-cell>
          <table:table-cell table:number-columns-repeated="3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USZ CANON BC-20 S100/2X00/4400/4X50/5X00 CZARNY</text:p>
          </table:table-cell>
          <table:table-cell office:value-type="string" calcext:value-type="string">
            <text:p>117.52</text:p>
          </table:table-cell>
          <table:table-cell table:number-columns-repeated="3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TUSZ CANON BC-21E S100/2X00/4400/4X50/5X00 CZ+KO</text:p>
          </table:table-cell>
          <table:table-cell office:value-type="string" calcext:value-type="string">
            <text:p>175.34</text:p>
          </table:table-cell>
          <table:table-cell table:number-columns-repeated="3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TUSZ CANON BCI-11 5X/70/8X KOLOR <text:s/>3 SZTUKI</text:p>
          </table:table-cell>
          <table:table-cell office:value-type="string" calcext:value-type="string">
            <text:p>70.29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TUSZ CANON BCI-21 S100/2X00/4400/4X50/5X00 CZARN</text:p>
          </table:table-cell>
          <table:table-cell office:value-type="string" calcext:value-type="string">
            <text:p>27.48</text:p>
          </table:table-cell>
          <table:table-cell table:number-columns-repeated="3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TUSZ CANON BCI-21 S100/2X00/4400/4X50/5X00 KOLOR</text:p>
          </table:table-cell>
          <table:table-cell office:value-type="string" calcext:value-type="string">
            <text:p>69.21</text:p>
          </table:table-cell>
          <table:table-cell table:number-columns-repeated="3"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TUSZ CANON BCI-24 S200/S300 CZARNY</text:p>
          </table:table-cell>
          <table:table-cell office:value-type="string" calcext:value-type="string">
            <text:p>24.49</text:p>
          </table:table-cell>
          <table:table-cell table:number-columns-repeated="3"/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string" calcext:value-type="string">
            <text:p>TUSZ CANON BCI-24 S200/S300 KOLOR</text:p>
          </table:table-cell>
          <table:table-cell office:value-type="string" calcext:value-type="string">
            <text:p>65.00</text:p>
          </table:table-cell>
          <table:table-cell table:number-columns-repeated="3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TUSZ CANON BCI-3BK S4XXX/S6XXX/3000/6X00 CZARNY</text:p>
          </table:table-cell>
          <table:table-cell office:value-type="string" calcext:value-type="string">
            <text:p>39.73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TUSZ CANON BCI-3C S4XXX/S6XXX/3000/6X00 NIEBIESK</text:p>
          </table:table-cell>
          <table:table-cell office:value-type="string" calcext:value-type="string">
            <text:p>36.56</text:p>
          </table:table-cell>
          <table:table-cell table:number-columns-repeated="3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TUSZ CANON BCI-3M S4XXX/S6XXX/3000/6X00 PURPURA</text:p>
          </table:table-cell>
          <table:table-cell office:value-type="string" calcext:value-type="string">
            <text:p>34.32</text:p>
          </table:table-cell>
          <table:table-cell table:number-columns-repeated="3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TUSZ CANON BCI-3Y S4XXX/S6XXX/3000/6X00 ???TY</text:p>
          </table:table-cell>
          <table:table-cell office:value-type="string" calcext:value-type="string">
            <text:p>36.84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string" calcext:value-type="string">
            <text:p>TUSZ CANON BCI-6B S800 BLACK</text:p>
          </table:table-cell>
          <table:table-cell office:value-type="string" calcext:value-type="string">
            <text:p>43.26</text:p>
          </table:table-cell>
          <table:table-cell table:number-columns-repeated="3"/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string" calcext:value-type="string">
            <text:p>TUSZ CANON BCI-6C S800 CYAN</text:p>
          </table:table-cell>
          <table:table-cell office:value-type="string" calcext:value-type="string">
            <text:p>44.25</text:p>
          </table:table-cell>
          <table:table-cell table:number-columns-repeated="3"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string" calcext:value-type="string">
            <text:p>TUSZ CANON BCI-6M S800 MAGENTA</text:p>
          </table:table-cell>
          <table:table-cell office:value-type="string" calcext:value-type="string">
            <text:p>44.16</text:p>
          </table:table-cell>
          <table:table-cell table:number-columns-repeated="3"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string" calcext:value-type="string">
            <text:p>TUSZ CANON BCI-6Y S800 YELLOW</text:p>
          </table:table-cell>
          <table:table-cell office:value-type="string" calcext:value-type="string">
            <text:p>43.82</text:p>
          </table:table-cell>
          <table:table-cell table:number-columns-repeated="3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TUSZ CANON BX-2 FAX-B3X0/B400 CZARNY</text:p>
          </table:table-cell>
          <table:table-cell office:value-type="string" calcext:value-type="string">
            <text:p>77.46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TUSZ CANON BX-3 FAX-B1X0/MULTIPASS 10 CZARNY</text:p>
          </table:table-cell>
          <table:table-cell office:value-type="string" calcext:value-type="string">
            <text:p>82.78</text:p>
          </table:table-cell>
          <table:table-cell table:number-columns-repeated="3"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TUSZ GREEN HP GR-1823 (C1823) KOLOR</text:p>
          </table:table-cell>
          <table:table-cell office:value-type="string" calcext:value-type="string">
            <text:p>51.6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USZ HP-51625AE DJ 3XX/4XX/5XX <text:s text:c="7"/>KOLOR (25)</text:p>
          </table:table-cell>
          <table:table-cell office:value-type="string" calcext:value-type="string">
            <text:p>93.50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TUSZ HP-51626AE DJ 4XX/5XX <text:s text:c="10"/>CZARNY (26)</text:p>
          </table:table-cell>
          <table:table-cell office:value-type="string" calcext:value-type="string">
            <text:p>90.9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TUSZ HP-51629AE DJ 600/660/670/69X <text:s text:c="2"/>CZARNY (29)</text:p>
          </table:table-cell>
          <table:table-cell office:value-type="string" calcext:value-type="string">
            <text:p>90.90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TUSZ HP-51633ME DJ 310/320/340 <text:s text:c="6"/>CZARNY (33)</text:p>
          </table:table-cell>
          <table:table-cell office:value-type="string" calcext:value-type="string">
            <text:p>80.91</text:p>
          </table:table-cell>
          <table:table-cell table:number-columns-repeated="3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TUSZ HP-51640YE DJ 1200/1600 <text:s text:c="8"/>YELLOW (40)</text:p>
          </table:table-cell>
          <table:table-cell office:value-type="string" calcext:value-type="string">
            <text:p>94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USZ HP-51644CE PLOTER 350/450/75X NIEBIESKI(44)</text:p>
          </table:table-cell>
          <table:table-cell office:value-type="string" calcext:value-type="string">
            <text:p>80.0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USZ HP-51645AE DJ 7XX/9XX/1XXX <text:s text:c="5"/>CZARNY (45)</text:p>
          </table:table-cell>
          <table:table-cell office:value-type="string" calcext:value-type="string">
            <text:p>90.9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USZ HP-51649AE DJ 350/6XX <text:s text:c="11"/>KOLOR (49)</text:p>
          </table:table-cell>
          <table:table-cell office:value-type="string" calcext:value-type="string">
            <text:p>93.39</text:p>
          </table:table-cell>
          <table:table-cell table:number-columns-repeated="3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TUSZ HP-C1823DE DJ 7XX/810/89X/112X <text:s text:c="2"/>KOLOR (23)</text:p>
          </table:table-cell>
          <table:table-cell office:value-type="string" calcext:value-type="string">
            <text:p>100.44</text:p>
          </table:table-cell>
          <table:table-cell table:number-columns-repeated="3"/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string" calcext:value-type="string">
            <text:p>TUSZ HP-C4810A CP1700/BIJ22XX G?OWICA CZARNY(11)</text:p>
          </table:table-cell>
          <table:table-cell office:value-type="string" calcext:value-type="string">
            <text:p>109.97</text:p>
          </table:table-cell>
          <table:table-cell table:number-columns-repeated="3"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TUSZ HP-C4836AE 1100D/22XX DJ 10/20 <text:s text:c="3"/>CYAN (11)</text:p>
          </table:table-cell>
          <table:table-cell office:value-type="string" calcext:value-type="string">
            <text:p>98.87</text:p>
          </table:table-cell>
          <table:table-cell table:number-columns-repeated="3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TUSZ HP-C4837AE 1100D/22XX DJ 10/20 MAGENTA (11)</text:p>
          </table:table-cell>
          <table:table-cell office:value-type="string" calcext:value-type="string">
            <text:p>98.87</text:p>
          </table:table-cell>
          <table:table-cell table:number-columns-repeated="3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TUSZ HP-C4838AE 1100D/22XX DJ 10/20 <text:s/>YELLOW (11)</text:p>
          </table:table-cell>
          <table:table-cell office:value-type="string" calcext:value-type="string">
            <text:p>98.87</text:p>
          </table:table-cell>
          <table:table-cell table:number-columns-repeated="3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TUSZ HP-C4844AE 1100D/22XX/2600/3000 CZARNY (10)</text:p>
          </table:table-cell>
          <table:table-cell office:value-type="string" calcext:value-type="string">
            <text:p>99.63</text:p>
          </table:table-cell>
          <table:table-cell table:number-columns-repeated="3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TUSZ HP-C5010DE DJ CP1160 OJ1X5/15X <text:s text:c="2"/>KOLOR (14)</text:p>
          </table:table-cell>
          <table:table-cell office:value-type="string" calcext:value-type="string">
            <text:p>86.91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string" calcext:value-type="string">
            <text:p>TUSZ HP-C5011DE DJ CP1160 OJ1X5/15X <text:s/>CZARNY (14)</text:p>
          </table:table-cell>
          <table:table-cell office:value-type="string" calcext:value-type="string">
            <text:p>65.49</text:p>
          </table:table-cell>
          <table:table-cell table:number-columns-repeated="3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TUSZ HP-C5017A DJ 10/20/50/120PS <text:s/>L,CYAN <text:s text:c="3"/>(84)</text:p>
          </table:table-cell>
          <table:table-cell office:value-type="string" calcext:value-type="string">
            <text:p>119.90</text:p>
          </table:table-cell>
          <table:table-cell table:number-columns-repeated="3"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TUSZ HP-C6578AE DJ 9XX/1220 <text:s text:c="10"/>KOLOR (78)</text:p>
          </table:table-cell>
          <table:table-cell office:value-type="string" calcext:value-type="string">
            <text:p>189.99</text:p>
          </table:table-cell>
          <table:table-cell table:number-columns-repeated="3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TUSZ HP-C6578DE DJ 9XX/1220 <text:s text:c="10"/>KOLOR (78)</text:p>
          </table:table-cell>
          <table:table-cell office:value-type="string" calcext:value-type="string">
            <text:p>100.88</text:p>
          </table:table-cell>
          <table:table-cell table:number-columns-repeated="3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TUSZ HP-C6614DE DJ 610/615/640/656 <text:s text:c="2"/>CZARNY (20)</text:p>
          </table:table-cell>
          <table:table-cell office:value-type="string" calcext:value-type="string">
            <text:p>85.83</text:p>
          </table:table-cell>
          <table:table-cell table:number-columns-repeated="3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TUSZ HP-C6615DE DJ 81X/84X/920/940 <text:s text:c="2"/>CZARNY (15)</text:p>
          </table:table-cell>
          <table:table-cell office:value-type="string" calcext:value-type="string">
            <text:p>85.90</text:p>
          </table:table-cell>
          <table:table-cell table:number-columns-repeated="3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TUSZ HP-C6625AE DJ 816/825/84XC <text:s text:c="6"/>KOLOR (17)</text:p>
          </table:table-cell>
          <table:table-cell office:value-type="string" calcext:value-type="string">
            <text:p>93.40</text:p>
          </table:table-cell>
          <table:table-cell table:number-columns-repeated="3"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string" calcext:value-type="string">
            <text:p>TUSZ HP-C6656AE 5XXX PS7XXX PSC2X10 <text:s/>CZARNY (56)</text:p>
          </table:table-cell>
          <table:table-cell office:value-type="string" calcext:value-type="string">
            <text:p>60.76</text:p>
          </table:table-cell>
          <table:table-cell table:number-columns-repeated="3"/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string" calcext:value-type="string">
            <text:p>TUSZ HP-C6657AE 5XXX PS100/130/7XXX <text:s text:c="2"/>KOLOR (57)</text:p>
          </table:table-cell>
          <table:table-cell office:value-type="string" calcext:value-type="string">
            <text:p>102.44</text:p>
          </table:table-cell>
          <table:table-cell table:number-columns-repeated="3"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string" calcext:value-type="string">
            <text:p>TUSZ HP-C6658AE 5550/450 PSC2110 <text:s text:c="6"/>FOTO (58)</text:p>
          </table:table-cell>
          <table:table-cell office:value-type="string" calcext:value-type="string">
            <text:p>73.84</text:p>
          </table:table-cell>
          <table:table-cell table:number-columns-repeated="3"/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string" calcext:value-type="string">
            <text:p>TUSZ HP-C8727AE 332X/342X/35XX/3650 <text:s/>CZARNY (27)</text:p>
          </table:table-cell>
          <table:table-cell office:value-type="string" calcext:value-type="string">
            <text:p>55.71</text:p>
          </table:table-cell>
          <table:table-cell table:number-columns-repeated="3"/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string" calcext:value-type="string">
            <text:p>TUSZ HP-C8728AE 332X/3420/3425 <text:s text:c="7"/>KOLOR (28)</text:p>
          </table:table-cell>
          <table:table-cell office:value-type="string" calcext:value-type="string">
            <text:p>65.21</text:p>
          </table:table-cell>
          <table:table-cell table:number-columns-repeated="3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TUSZ INK-MATE 1LITR HP HIM40CL <text:s/>CYAN 1200/1600</text:p>
          </table:table-cell>
          <table:table-cell office:value-type="string" calcext:value-type="string">
            <text:p>117.56</text:p>
          </table:table-cell>
          <table:table-cell table:number-columns-repeated="3"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TUSZ INK-MATE 1LITR HP HIM600CL CYAN 6XX</text:p>
          </table:table-cell>
          <table:table-cell office:value-type="string" calcext:value-type="string">
            <text:p>109.00</text:p>
          </table:table-cell>
          <table:table-cell table:number-columns-repeated="3"/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TUSZ INK-MATE 1LITR HP HIM600ML MAGENTA 6XX</text:p>
          </table:table-cell>
          <table:table-cell office:value-type="string" calcext:value-type="string">
            <text:p>109.00</text:p>
          </table:table-cell>
          <table:table-cell table:number-columns-repeated="3"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TUSZ INK-MATE 1LITR HP HIM600YL YELLOW 6XX</text:p>
          </table:table-cell>
          <table:table-cell office:value-type="string" calcext:value-type="string">
            <text:p>109.00</text:p>
          </table:table-cell>
          <table:table-cell table:number-columns-repeated="3"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string" calcext:value-type="string">
            <text:p>TUSZ INK-MATE 1LITR HP HIM800CL CYAN 8XX</text:p>
          </table:table-cell>
          <table:table-cell office:value-type="string" calcext:value-type="string">
            <text:p>189.05</text:p>
          </table:table-cell>
          <table:table-cell table:number-columns-repeated="3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TUSZ INK-MATE 1LITR HP HIM800ML MAGENTA 8XX</text:p>
          </table:table-cell>
          <table:table-cell office:value-type="string" calcext:value-type="string">
            <text:p>189.05</text:p>
          </table:table-cell>
          <table:table-cell table:number-columns-repeated="3"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TUSZ INK-MATE 1LITR HP HIM800YL YELLOW 8XX</text:p>
          </table:table-cell>
          <table:table-cell office:value-type="string" calcext:value-type="string">
            <text:p>189.05</text:p>
          </table:table-cell>
          <table:table-cell table:number-columns-repeated="3"/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TUSZ INK-MATE 1LITR LEX, SIM10CL CYAN 1X/2X/3X</text:p>
          </table:table-cell>
          <table:table-cell office:value-type="string" calcext:value-type="string">
            <text:p>129.44</text:p>
          </table:table-cell>
          <table:table-cell table:number-columns-repeated="3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TUSZ INK-MATE 1LITR LEX, SIM10ML MAGEN, 1X/2X/3X</text:p>
          </table:table-cell>
          <table:table-cell office:value-type="string" calcext:value-type="string">
            <text:p>129.44</text:p>
          </table:table-cell>
          <table:table-cell table:number-columns-repeated="3"/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TUSZ INK-MATE 1LITR LEX, SIM10YL YELLOW 1X/2X/3X</text:p>
          </table:table-cell>
          <table:table-cell office:value-type="string" calcext:value-type="string">
            <text:p>129.44</text:p>
          </table:table-cell>
          <table:table-cell table:number-columns-repeated="3"/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TUSZ INK-MATE 1LITR LEX, SIM50CL CYAN 11/31/42</text:p>
          </table:table-cell>
          <table:table-cell office:value-type="string" calcext:value-type="string">
            <text:p>189.05</text:p>
          </table:table-cell>
          <table:table-cell table:number-columns-repeated="3"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TUSZ INK-MATE 1LITR LEX, SIM50ML MAGEN, 11/31/42</text:p>
          </table:table-cell>
          <table:table-cell office:value-type="string" calcext:value-type="string">
            <text:p>189.05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TUSZ INK-MATE 1LITR LEX, SIM50YL YELLOW 11/31/42</text:p>
          </table:table-cell>
          <table:table-cell office:value-type="string" calcext:value-type="string">
            <text:p>189.05</text:p>
          </table:table-cell>
          <table:table-cell table:number-columns-repeated="3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TUSZ INK-MATE CANON <text:s/>CIM021A S100/2XXX/4XXX CZAR</text:p>
          </table:table-cell>
          <table:table-cell office:value-type="string" calcext:value-type="string">
            <text:p>5.49</text:p>
          </table:table-cell>
          <table:table-cell table:number-columns-repeated="3"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TUSZ INK-MATE CANON <text:s/>CIM021C S100/2XXX/4XXX KOLO</text:p>
          </table:table-cell>
          <table:table-cell office:value-type="string" calcext:value-type="string">
            <text:p>8.99</text:p>
          </table:table-cell>
          <table:table-cell table:number-columns-repeated="3"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string" calcext:value-type="string">
            <text:p>TUSZ INK-MATE CANON CIM003C <text:s/>S4XX/BJC6000 CYAN</text:p>
          </table:table-cell>
          <table:table-cell office:value-type="string" calcext:value-type="string">
            <text:p>11.41</text:p>
          </table:table-cell>
          <table:table-cell table:number-columns-repeated="3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TUSZ INK-MATE CANON CIM003LC S4XX/BJC6000 CYAN</text:p>
          </table:table-cell>
          <table:table-cell office:value-type="string" calcext:value-type="string">
            <text:p>11.41</text:p>
          </table:table-cell>
          <table:table-cell table:number-columns-repeated="3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TUSZ INK-MATE CANON CIM003LM S4XX/BJC6000 MAGENT</text:p>
          </table:table-cell>
          <table:table-cell office:value-type="string" calcext:value-type="string">
            <text:p>11.41</text:p>
          </table:table-cell>
          <table:table-cell table:number-columns-repeated="3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string" calcext:value-type="string">
            <text:p>TUSZ INK-MATE CANON CIM003M <text:s/>S4XX/BJC6000 MAGENT</text:p>
          </table:table-cell>
          <table:table-cell office:value-type="string" calcext:value-type="string">
            <text:p>11.41</text:p>
          </table:table-cell>
          <table:table-cell table:number-columns-repeated="3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TUSZ INK-MATE CANON CIM005A <text:s/>8200/8500 CZARNY</text:p>
          </table:table-cell>
          <table:table-cell office:value-type="string" calcext:value-type="string">
            <text:p>12.19</text:p>
          </table:table-cell>
          <table:table-cell table:number-columns-repeated="3"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TUSZ INK-MATE CANON CIM201A <text:s/>600/610/620 CZARNY</text:p>
          </table:table-cell>
          <table:table-cell office:value-type="string" calcext:value-type="string">
            <text:p>6.95</text:p>
          </table:table-cell>
          <table:table-cell table:number-columns-repeated="3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string" calcext:value-type="string">
            <text:p>TUSZ INK-MATE CANON CIM201C <text:s/>600/610/620 CYAN</text:p>
          </table:table-cell>
          <table:table-cell office:value-type="string" calcext:value-type="string">
            <text:p>7.81</text:p>
          </table:table-cell>
          <table:table-cell table:number-columns-repeated="3"/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TUSZ INK-MATE CANON CIM201M <text:s/>600/610/620 MAGENTA</text:p>
          </table:table-cell>
          <table:table-cell office:value-type="string" calcext:value-type="string">
            <text:p>7.81</text:p>
          </table:table-cell>
          <table:table-cell table:number-columns-repeated="3"/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TUSZ INK-MATE CANON CIM201Y <text:s/>600/610/620 YELLOW</text:p>
          </table:table-cell>
          <table:table-cell office:value-type="string" calcext:value-type="string">
            <text:p>7.81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TUSZ INK-MATE EPSON EIM007A 870/890 CZARNY</text:p>
          </table:table-cell>
          <table:table-cell office:value-type="string" calcext:value-type="string">
            <text:p>19.43</text:p>
          </table:table-cell>
          <table:table-cell table:number-columns-repeated="3"/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TUSZ INK-MATE EPSON EIM010A 870/1170 CZARNY</text:p>
          </table:table-cell>
          <table:table-cell office:value-type="string" calcext:value-type="string">
            <text:p>27.17</text:p>
          </table:table-cell>
          <table:table-cell table:number-columns-repeated="3"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string" calcext:value-type="string">
            <text:p>TUSZ INK-MATE EPSON EIM014C 480/580/C20/40 KOLOR</text:p>
          </table:table-cell>
          <table:table-cell office:value-type="string" calcext:value-type="string">
            <text:p>15.80</text:p>
          </table:table-cell>
          <table:table-cell table:number-columns-repeated="3"/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TUSZ INK-MATE EPSON EIM019A 880 CZARNY</text:p>
          </table:table-cell>
          <table:table-cell office:value-type="string" calcext:value-type="string">
            <text:p>7.50</text:p>
          </table:table-cell>
          <table:table-cell table:number-columns-repeated="3"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TUSZ INK-MATE EPSON EIM020C 880 KOLOR</text:p>
          </table:table-cell>
          <table:table-cell office:value-type="string" calcext:value-type="string">
            <text:p>14.65</text:p>
          </table:table-cell>
          <table:table-cell table:number-columns-repeated="3"/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string" calcext:value-type="string">
            <text:p>TUSZ INK-MATE EPSON EIM029C C60 KOLOR</text:p>
          </table:table-cell>
          <table:table-cell office:value-type="string" calcext:value-type="string">
            <text:p>30.30</text:p>
          </table:table-cell>
          <table:table-cell table:number-columns-repeated="3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TUSZ INK-MATE EPSON EIM036C SC/PRO/PRO XL KOLOR</text:p>
          </table:table-cell>
          <table:table-cell office:value-type="string" calcext:value-type="string">
            <text:p>23.59</text:p>
          </table:table-cell>
          <table:table-cell table:number-columns-repeated="3"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string" calcext:value-type="string">
            <text:p>TUSZ INK-MATE EPSON EIM037C C42/44SX/UX KOLOR</text:p>
          </table:table-cell>
          <table:table-cell office:value-type="string" calcext:value-type="string">
            <text:p>23.29</text:p>
          </table:table-cell>
          <table:table-cell table:number-columns-repeated="3"/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string" calcext:value-type="string">
            <text:p>TUSZ INK-MATE EPSON EIM039C SC41/43 KOLOR</text:p>
          </table:table-cell>
          <table:table-cell office:value-type="string" calcext:value-type="string">
            <text:p>33.90</text:p>
          </table:table-cell>
          <table:table-cell table:number-columns-repeated="3"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TUSZ INK-MATE EPSON EIM040A C62 CZARNY</text:p>
          </table:table-cell>
          <table:table-cell office:value-type="string" calcext:value-type="string">
            <text:p>21.90</text:p>
          </table:table-cell>
          <table:table-cell table:number-columns-repeated="3"/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TUSZ INK-MATE EPSON EIM041C C62 KOLOR</text:p>
          </table:table-cell>
          <table:table-cell office:value-type="string" calcext:value-type="string">
            <text:p>29.99</text:p>
          </table:table-cell>
          <table:table-cell table:number-columns-repeated="3"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TUSZ INK-MATE EPSON EIM047A 200/820/II(S) CZARNY</text:p>
          </table:table-cell>
          <table:table-cell office:value-type="string" calcext:value-type="string">
            <text:p>13.25</text:p>
          </table:table-cell>
          <table:table-cell table:number-columns-repeated="3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TUSZ INK-MATE EPSON EIM089C 400/600/800 KOLOR</text:p>
          </table:table-cell>
          <table:table-cell office:value-type="string" calcext:value-type="string">
            <text:p>14.90</text:p>
          </table:table-cell>
          <table:table-cell table:number-columns-repeated="3"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TUSZ INK-MATE EPSON EIM097C 200/500 KOLOR</text:p>
          </table:table-cell>
          <table:table-cell office:value-type="string" calcext:value-type="string">
            <text:p>16.99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TUSZ INK-MATE EPSON EIM110C 700/710/EX2 FOTO</text:p>
          </table:table-cell>
          <table:table-cell office:value-type="string" calcext:value-type="string">
            <text:p>15.69</text:p>
          </table:table-cell>
          <table:table-cell table:number-columns-repeated="3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TUSZ INK-MATE EPSON EIM138AC 300 KOLOR+CZARNY</text:p>
          </table:table-cell>
          <table:table-cell office:value-type="string" calcext:value-type="string">
            <text:p>26.32</text:p>
          </table:table-cell>
          <table:table-cell table:number-columns-repeated="3"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TUSZ INK-MATE EPSON EIM189A 760/860/1160 CZARNY</text:p>
          </table:table-cell>
          <table:table-cell office:value-type="string" calcext:value-type="string">
            <text:p>8.50</text:p>
          </table:table-cell>
          <table:table-cell table:number-columns-repeated="3"/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TUSZ INK-MATE EPSON EIM193C 750 FOTO</text:p>
          </table:table-cell>
          <table:table-cell office:value-type="string" calcext:value-type="string">
            <text:p>15.68</text:p>
          </table:table-cell>
          <table:table-cell table:number-columns-repeated="3"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string" calcext:value-type="string">
            <text:p>TUSZ INK-MATE EPSON EIM307A 900/980 CZARNY</text:p>
          </table:table-cell>
          <table:table-cell office:value-type="string" calcext:value-type="string">
            <text:p>21.50</text:p>
          </table:table-cell>
          <table:table-cell table:number-columns-repeated="3"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string" calcext:value-type="string">
            <text:p>TUSZ INK-MATE EPSON EIM507C 900/980 KOLOR</text:p>
          </table:table-cell>
          <table:table-cell office:value-type="string" calcext:value-type="string">
            <text:p>33.90</text:p>
          </table:table-cell>
          <table:table-cell table:number-columns-repeated="3"/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string" calcext:value-type="string">
            <text:p>TUSZ INK-MATE EPSON TIM007A 78X/790 CZARNY SUBL,</text:p>
          </table:table-cell>
          <table:table-cell office:value-type="string" calcext:value-type="string">
            <text:p>119.47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string" calcext:value-type="string">
            <text:p>TUSZ INK-MATE EPSON TIM017A 680/777 CZARNY SUBL,</text:p>
          </table:table-cell>
          <table:table-cell office:value-type="string" calcext:value-type="string">
            <text:p>119.47</text:p>
          </table:table-cell>
          <table:table-cell table:number-columns-repeated="3"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string" calcext:value-type="string">
            <text:p>TUSZ INK-MATE EPSON TIM018C 680/777 KOLOR <text:s/>SUBL,</text:p>
          </table:table-cell>
          <table:table-cell office:value-type="string" calcext:value-type="string">
            <text:p>149.35</text:p>
          </table:table-cell>
          <table:table-cell table:number-columns-repeated="3"/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TUSZ INK-MATE EPSON TIM089C 400/600/800 CYA SUBL</text:p>
          </table:table-cell>
          <table:table-cell office:value-type="string" calcext:value-type="string">
            <text:p>99.58</text:p>
          </table:table-cell>
          <table:table-cell table:number-columns-repeated="3"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TUSZ INK-MATE EPSON TIM093A 400/500/600 CZA SUBL</text:p>
          </table:table-cell>
          <table:table-cell office:value-type="string" calcext:value-type="string">
            <text:p>69.72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string" calcext:value-type="string">
            <text:p>TUSZ INK-MATE EPSON TIM108A 800/850 CZARNY SUBL,</text:p>
          </table:table-cell>
          <table:table-cell office:value-type="string" calcext:value-type="string">
            <text:p>79.66</text:p>
          </table:table-cell>
          <table:table-cell table:number-columns-repeated="3"/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string" calcext:value-type="string">
            <text:p>TUSZ INK-MATE EPSON TIM110C 700/710/EX CZAR SUBL</text:p>
          </table:table-cell>
          <table:table-cell office:value-type="string" calcext:value-type="string">
            <text:p>98.80</text:p>
          </table:table-cell>
          <table:table-cell table:number-columns-repeated="3"/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string" calcext:value-type="string">
            <text:p>TUSZ INK-MATE EPSON TIM407A 7000/9000 CZAR SUBL,</text:p>
          </table:table-cell>
          <table:table-cell office:value-type="string" calcext:value-type="string">
            <text:p>174.25</text:p>
          </table:table-cell>
          <table:table-cell table:number-columns-repeated="3"/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string" calcext:value-type="string">
            <text:p>TUSZ INK-MATE EPSON TIM408Y 7000/9000 YELL SUBL,</text:p>
          </table:table-cell>
          <table:table-cell office:value-type="string" calcext:value-type="string">
            <text:p>174.25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string" calcext:value-type="string">
            <text:p>TUSZ INK-MATE EPSON TIM409M 7000/9000 MAGE SUBL,</text:p>
          </table:table-cell>
          <table:table-cell office:value-type="string" calcext:value-type="string">
            <text:p>174.25</text:p>
          </table:table-cell>
          <table:table-cell table:number-columns-repeated="3"/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string" calcext:value-type="string">
            <text:p>TUSZ INK-MATE EPSON TIM410C 7000/9000 CYAN SUBL,</text:p>
          </table:table-cell>
          <table:table-cell office:value-type="string" calcext:value-type="string">
            <text:p>174.25</text:p>
          </table:table-cell>
          <table:table-cell table:number-columns-repeated="3"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string" calcext:value-type="string">
            <text:p>TUSZ INK-MATE EPSON TIM411LM 7000/9000 MAGE SUBL</text:p>
          </table:table-cell>
          <table:table-cell office:value-type="string" calcext:value-type="string">
            <text:p>174.25</text:p>
          </table:table-cell>
          <table:table-cell table:number-columns-repeated="3"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string" calcext:value-type="string">
            <text:p>TUSZ INK-MATE EPSON TIM412LC 7000/9000 CYAN SUBL</text:p>
          </table:table-cell>
          <table:table-cell office:value-type="string" calcext:value-type="string">
            <text:p>174.25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string" calcext:value-type="string">
            <text:p>TUSZ INK-MATE PLOTER MOUTH RJ4/6K PIGM, CZARNY K</text:p>
          </table:table-cell>
          <table:table-cell office:value-type="string" calcext:value-type="string">
            <text:p>130.00</text:p>
          </table:table-cell>
          <table:table-cell table:number-columns-repeated="3"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string" calcext:value-type="string">
            <text:p>TUSZ INK-MATE PLOTER MOUTH RJ4/6K PIGM, CZE/J,LM</text:p>
          </table:table-cell>
          <table:table-cell office:value-type="string" calcext:value-type="string">
            <text:p>130.00</text:p>
          </table:table-cell>
          <table:table-cell table:number-columns-repeated="3"/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string" calcext:value-type="string">
            <text:p>TUSZ INK-MATE PLOTER MOUTH RJ4/6K PIGM, CZERW, M</text:p>
          </table:table-cell>
          <table:table-cell office:value-type="string" calcext:value-type="string">
            <text:p>130.00</text:p>
          </table:table-cell>
          <table:table-cell table:number-columns-repeated="3"/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string" calcext:value-type="string">
            <text:p>TUSZ INK-MATE PLOTER MOUTH RJ4/6K PIGM, NIE/J LC</text:p>
          </table:table-cell>
          <table:table-cell office:value-type="string" calcext:value-type="string">
            <text:p>130.00</text:p>
          </table:table-cell>
          <table:table-cell table:number-columns-repeated="3"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string" calcext:value-type="string">
            <text:p>TUSZ INK-MATE PLOTER MOUTH RJ4/6K PIGM, NIEB, <text:s/>C</text:p>
          </table:table-cell>
          <table:table-cell office:value-type="string" calcext:value-type="string">
            <text:p>130.00</text:p>
          </table:table-cell>
          <table:table-cell table:number-columns-repeated="3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TUSZ INK-MATE PLOTER MOUTH RJ4/6K PIGM, ???TY <text:s/>Y</text:p>
          </table:table-cell>
          <table:table-cell office:value-type="string" calcext:value-type="string">
            <text:p>130.00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TUSZ LEXMARK 10N0016 Z13/23E/33 CZARNY</text:p>
          </table:table-cell>
          <table:table-cell office:value-type="string" calcext:value-type="string">
            <text:p>90.17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TUSZ LEXMARK 10N0026 Z13/23E/33 KOLOR</text:p>
          </table:table-cell>
          <table:table-cell office:value-type="string" calcext:value-type="string">
            <text:p>98.28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string" calcext:value-type="string">
            <text:p>TUSZ LEXMARK 10N0227 Z13/23E/25/33/35 KOLOR</text:p>
          </table:table-cell>
          <table:table-cell office:value-type="string" calcext:value-type="string">
            <text:p>64.1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USZ LEXMARK 12A1970 Z11/31/4X/5X 3200-7200 CZAR</text:p>
          </table:table-cell>
          <table:table-cell office:value-type="string" calcext:value-type="string">
            <text:p>96.2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USZ LEXMARK 12A1980 Z11/31 3200-7200 KOLOR</text:p>
          </table:table-cell>
          <table:table-cell office:value-type="string" calcext:value-type="string">
            <text:p>117.73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TUSZ LEXMARK 13400HC 1XXX/2XXX/3000 CZARNY</text:p>
          </table:table-cell>
          <table:table-cell office:value-type="string" calcext:value-type="string">
            <text:p>107.22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USZ LEXMARK 13619HC 1XXX/2XXX/3000 KOLOR</text:p>
          </table:table-cell>
          <table:table-cell office:value-type="string" calcext:value-type="string">
            <text:p>111.07</text:p>
          </table:table-cell>
          <table:table-cell table:number-columns-repeated="3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TUSZ LEXMARK 15M0120 Z4X/5X KOLOR</text:p>
          </table:table-cell>
          <table:table-cell office:value-type="string" calcext:value-type="string">
            <text:p>114.30</text:p>
          </table:table-cell>
          <table:table-cell table:number-columns-repeated="3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TUSZ LEXMARK 17G0050 Z12/22/32 CZARNY</text:p>
          </table:table-cell>
          <table:table-cell office:value-type="string" calcext:value-type="string">
            <text:p>90.27</text:p>
          </table:table-cell>
          <table:table-cell table:number-columns-repeated="3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TUSZ LEXMARK 17G0060 Z12/22/32 KOLOR</text:p>
          </table:table-cell>
          <table:table-cell office:value-type="string" calcext:value-type="string">
            <text:p>106.39</text:p>
          </table:table-cell>
          <table:table-cell table:number-columns-repeated="3"/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string" calcext:value-type="string">
            <text:p>TUSZ LEXMARK 18L0032 CJZ55/Z65/Z65N CZARNY</text:p>
          </table:table-cell>
          <table:table-cell office:value-type="string" calcext:value-type="string">
            <text:p>92.40</text:p>
          </table:table-cell>
          <table:table-cell table:number-columns-repeated="3"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string" calcext:value-type="string">
            <text:p>TUSZ LEXMARK 18L0042 CJZ55/Z65/Z65N KOLOR</text:p>
          </table:table-cell>
          <table:table-cell office:value-type="string" calcext:value-type="string">
            <text:p>107.95</text:p>
          </table:table-cell>
          <table:table-cell table:number-columns-repeated="3"/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string" calcext:value-type="string">
            <text:p>TUSZ MYCOLOR CANON CM21B (BCI-21B) CZARNY</text:p>
          </table:table-cell>
          <table:table-cell office:value-type="string" calcext:value-type="string">
            <text:p>4.49</text:p>
          </table:table-cell>
          <table:table-cell table:number-columns-repeated="3"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string" calcext:value-type="string">
            <text:p>TUSZ MYCOLOR CANON CM21C (BCI-21C) KOLOR</text:p>
          </table:table-cell>
          <table:table-cell office:value-type="string" calcext:value-type="string">
            <text:p>8.99</text:p>
          </table:table-cell>
          <table:table-cell table:number-columns-repeated="3"/>
        </table:table-row>
        <table:table-row table:style-name="ro1">
          <table:table-cell office:value-type="float" office:value="10386" calcext:value-type="float">
            <text:p>10386</text:p>
          </table:table-cell>
          <table:table-cell office:value-type="string" calcext:value-type="string">
            <text:p>TUSZ MYCOLOR CANON CM24C (BCI-24C) KOLOR</text:p>
          </table:table-cell>
          <table:table-cell office:value-type="string" calcext:value-type="string">
            <text:p>10.49</text:p>
          </table:table-cell>
          <table:table-cell table:number-columns-repeated="3"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string" calcext:value-type="string">
            <text:p>TUSZ MYCOLOR HP HM14B (C6614) CZARNY</text:p>
          </table:table-cell>
          <table:table-cell office:value-type="string" calcext:value-type="string">
            <text:p>46.96</text:p>
          </table:table-cell>
          <table:table-cell table:number-columns-repeated="3"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TUSZ MYCOLOR HP HM15B (C6615) CZARNY</text:p>
          </table:table-cell>
          <table:table-cell office:value-type="string" calcext:value-type="string">
            <text:p>43.92</text:p>
          </table:table-cell>
          <table:table-cell table:number-columns-repeated="3"/>
        </table:table-row>
        <table:table-row table:style-name="ro1">
          <table:table-cell office:value-type="float" office:value="10571" calcext:value-type="float">
            <text:p>10571</text:p>
          </table:table-cell>
          <table:table-cell office:value-type="string" calcext:value-type="string">
            <text:p>TUSZ MYCOLOR HP HM27B (C8727) CZARNY</text:p>
          </table:table-cell>
          <table:table-cell office:value-type="string" calcext:value-type="string">
            <text:p>49.98</text:p>
          </table:table-cell>
          <table:table-cell table:number-columns-repeated="3"/>
        </table:table-row>
        <table:table-row table:style-name="ro1">
          <table:table-cell office:value-type="float" office:value="10572" calcext:value-type="float">
            <text:p>10572</text:p>
          </table:table-cell>
          <table:table-cell office:value-type="string" calcext:value-type="string">
            <text:p>TUSZ MYCOLOR HP HM28C (C8728) KOLOR</text:p>
          </table:table-cell>
          <table:table-cell office:value-type="string" calcext:value-type="string">
            <text:p>56.99</text:p>
          </table:table-cell>
          <table:table-cell table:number-columns-repeated="3"/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TUSZ MYCOLOR HP HM29B (51629) CZARNY</text:p>
          </table:table-cell>
          <table:table-cell office:value-type="string" calcext:value-type="string">
            <text:p>43.93</text:p>
          </table:table-cell>
          <table:table-cell table:number-columns-repeated="3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TUSZ MYCOLOR HP HM45B (51645) CZARNY</text:p>
          </table:table-cell>
          <table:table-cell office:value-type="string" calcext:value-type="string">
            <text:p>44.68</text:p>
          </table:table-cell>
          <table:table-cell table:number-columns-repeated="3"/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string" calcext:value-type="string">
            <text:p>TUSZ MYCOLOR HP HM49C (51649) KOLOR</text:p>
          </table:table-cell>
          <table:table-cell office:value-type="string" calcext:value-type="string">
            <text:p>47.89</text:p>
          </table:table-cell>
          <table:table-cell table:number-columns-repeated="3"/>
        </table:table-row>
        <table:table-row table:style-name="ro1">
          <table:table-cell office:value-type="float" office:value="10573" calcext:value-type="float">
            <text:p>10573</text:p>
          </table:table-cell>
          <table:table-cell office:value-type="string" calcext:value-type="string">
            <text:p>TUSZ MYCOLOR HP HM56B (C6656) CZARNY</text:p>
          </table:table-cell>
          <table:table-cell office:value-type="string" calcext:value-type="string">
            <text:p>46.98</text:p>
          </table:table-cell>
          <table:table-cell table:number-columns-repeated="3"/>
        </table:table-row>
        <table:table-row table:style-name="ro1">
          <table:table-cell office:value-type="float" office:value="10574" calcext:value-type="float">
            <text:p>10574</text:p>
          </table:table-cell>
          <table:table-cell office:value-type="string" calcext:value-type="string">
            <text:p>TUSZ MYCOLOR HP HM57C (C6657) KOLOR</text:p>
          </table:table-cell>
          <table:table-cell office:value-type="string" calcext:value-type="string">
            <text:p>53.26</text:p>
          </table:table-cell>
          <table:table-cell table:number-columns-repeated="3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TUSZ MYCOLOR HP HM78C (C6578) KOLOR</text:p>
          </table:table-cell>
          <table:table-cell office:value-type="string" calcext:value-type="string">
            <text:p>46.96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TUSZ MYCOLOR REFILL CM2B CAN 1/2/4/5XXX 40ML CZA</text:p>
          </table:table-cell>
          <table:table-cell office:value-type="string" calcext:value-type="string">
            <text:p>19.89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TUSZ MYCOLOR REFILL CM5C CAN 1/2/4/5XXX 3*20 KOL</text:p>
          </table:table-cell>
          <table:table-cell office:value-type="string" calcext:value-type="string">
            <text:p>16.49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TUSZ MYCOLOR REFILL HM6BB HP 6XX 80ML CZARNY</text:p>
          </table:table-cell>
          <table:table-cell office:value-type="string" calcext:value-type="string">
            <text:p>18.87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TUSZ MYCOLOR REFILL HM6BS HP 6XX 40ML CZARNY</text:p>
          </table:table-cell>
          <table:table-cell office:value-type="string" calcext:value-type="string">
            <text:p>12.59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TUSZ MYCOLOR REFILL HM6C <text:s/>HP 6XX 3*20ML KOLOR</text:p>
          </table:table-cell>
          <table:table-cell office:value-type="string" calcext:value-type="string">
            <text:p>18.89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TUSZ MYCOLOR REFILL HM8BB HP 7/8/9XX 80ML CZARNY</text:p>
          </table:table-cell>
          <table:table-cell office:value-type="string" calcext:value-type="string">
            <text:p>28.86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TUSZ MYCOLOR REFILL HM8BS HP 7/8/9XX 40ML CZARNY</text:p>
          </table:table-cell>
          <table:table-cell office:value-type="string" calcext:value-type="string">
            <text:p>23.82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TUSZ MYCOLOR REFILL HM8CW HP 7/8/9XX 3*20 KOLOR</text:p>
          </table:table-cell>
          <table:table-cell office:value-type="string" calcext:value-type="string">
            <text:p>33.86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TUSZ MYCOLOR REFILL HM9B HP 3320/3420/5550 CZARN</text:p>
          </table:table-cell>
          <table:table-cell office:value-type="string" calcext:value-type="string">
            <text:p>27.30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TUSZ MYCOLOR REFILL HM9C HP 3320/3420/5550 KOLOR</text:p>
          </table:table-cell>
          <table:table-cell office:value-type="string" calcext:value-type="string">
            <text:p>35.70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TUSZ MYCOLOR REFILL LM3C LEX Z13/23/25/33/35 KOL</text:p>
          </table:table-cell>
          <table:table-cell office:value-type="string" calcext:value-type="string">
            <text:p>37.80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TUSZ MYCOLOR REFILL LM5B LEX ZXX/3/5/7XXX 40 CZA</text:p>
          </table:table-cell>
          <table:table-cell office:value-type="currency" office:currency="PLN" office:value="43003" calcext:value-type="currency">
            <text:p>43 003,00 zł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TUSZ MYCOLOR REFILL LM5C LEX ZXX/3/5/7XXX 3*20 K</text:p>
          </table:table-cell>
          <table:table-cell office:value-type="string" calcext:value-type="string">
            <text:p>22.56</text:p>
          </table:table-cell>
          <table:table-cell table:number-columns-repeated="3"/>
        </table:table-row>
        <table:table-row table:style-name="ro1">
          <table:table-cell office:value-type="float" office:value="10662" calcext:value-type="float">
            <text:p>10662</text:p>
          </table:table-cell>
          <table:table-cell office:value-type="string" calcext:value-type="string">
            <text:p>TUSZ REFILL APLIKATOR 40ML HIM900A CZARNY</text:p>
          </table:table-cell>
          <table:table-cell office:value-type="string" calcext:value-type="string">
            <text:p>7.90</text:p>
          </table:table-cell>
          <table:table-cell table:number-columns-repeated="3"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TUSZ REFILL CANON CIM02A BCI21/BC20 40ML CZARNY</text:p>
          </table:table-cell>
          <table:table-cell office:value-type="string" calcext:value-type="string">
            <text:p>18.95</text:p>
          </table:table-cell>
          <table:table-cell table:number-columns-repeated="3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TUSZ REFILL CANON CIM05C BC05/BCI10/21 KOLOR</text:p>
          </table:table-cell>
          <table:table-cell office:value-type="string" calcext:value-type="string">
            <text:p>15.59</text:p>
          </table:table-cell>
          <table:table-cell table:number-columns-repeated="3"/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TUSZ REFILL CANON CIM06C BC06/IH065 FOTO</text:p>
          </table:table-cell>
          <table:table-cell office:value-type="string" calcext:value-type="string">
            <text:p>27.50</text:p>
          </table:table-cell>
          <table:table-cell table:number-columns-repeated="3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TUSZ REFILL HP HIM500CN 300/400/500 KOLOR</text:p>
          </table:table-cell>
          <table:table-cell office:value-type="string" calcext:value-type="string">
            <text:p>14.99</text:p>
          </table:table-cell>
          <table:table-cell table:number-columns-repeated="3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TUSZ REFILL HP HIM500D 300/400/500 80ML CZARNY</text:p>
          </table:table-cell>
          <table:table-cell office:value-type="string" calcext:value-type="string">
            <text:p>13.99</text:p>
          </table:table-cell>
          <table:table-cell table:number-columns-repeated="3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TUSZ REFILL HP HIM500N 300/400/500 40ML CZARNY</text:p>
          </table:table-cell>
          <table:table-cell office:value-type="string" calcext:value-type="string">
            <text:p>12.99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TUSZ REFILL HP HIM600C 6XX KOLOR</text:p>
          </table:table-cell>
          <table:table-cell office:value-type="string" calcext:value-type="string">
            <text:p>17.98</text:p>
          </table:table-cell>
          <table:table-cell table:number-columns-repeated="3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TUSZ REFILL HP HIM600D 6XX 80ML CZARNY</text:p>
          </table:table-cell>
          <table:table-cell office:value-type="string" calcext:value-type="string">
            <text:p>17.98</text:p>
          </table:table-cell>
          <table:table-cell table:number-columns-repeated="3"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TUSZ REFILL HP HIM600PN 6XX FOTO</text:p>
          </table:table-cell>
          <table:table-cell office:value-type="string" calcext:value-type="string">
            <text:p>31.89</text:p>
          </table:table-cell>
          <table:table-cell table:number-columns-repeated="3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TUSZ REFILL HP HIM800A 7XX/8XX/9XX 40ML CZARNY</text:p>
          </table:table-cell>
          <table:table-cell office:value-type="string" calcext:value-type="string">
            <text:p>22.69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TUSZ REFILL HP HIM800C 820/850/870/1000 KOLOR</text:p>
          </table:table-cell>
          <table:table-cell office:value-type="string" calcext:value-type="string">
            <text:p>13.99</text:p>
          </table:table-cell>
          <table:table-cell table:number-columns-repeated="3"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TUSZ REFILL HP HIM800D 7XX/8XX/9XX 80ML CZARNY</text:p>
          </table:table-cell>
          <table:table-cell office:value-type="string" calcext:value-type="string">
            <text:p>27.49</text:p>
          </table:table-cell>
          <table:table-cell table:number-columns-repeated="3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TUSZ REFILL HP HIM800P 7XX/8XX/9XX/1XXX KOLOR</text:p>
          </table:table-cell>
          <table:table-cell office:value-type="string" calcext:value-type="string">
            <text:p>32.25</text:p>
          </table:table-cell>
          <table:table-cell table:number-columns-repeated="3"/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string" calcext:value-type="string">
            <text:p>TUSZ REFILL HP HIM900A 3325/3420/5550 40ML CZARN</text:p>
          </table:table-cell>
          <table:table-cell office:value-type="string" calcext:value-type="string">
            <text:p>26.00</text:p>
          </table:table-cell>
          <table:table-cell table:number-columns-repeated="3"/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string" calcext:value-type="string">
            <text:p>TUSZ REFILL HP HIM900C 3325/3420/5550 KOLOR</text:p>
          </table:table-cell>
          <table:table-cell office:value-type="string" calcext:value-type="string">
            <text:p>34.00</text:p>
          </table:table-cell>
          <table:table-cell table:number-columns-repeated="3"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TUSZ REFILL HP OEM HIM500N 300/400/500 40ML CZAR</text:p>
          </table:table-cell>
          <table:table-cell office:value-type="string" calcext:value-type="string">
            <text:p>11.56</text:p>
          </table:table-cell>
          <table:table-cell table:number-columns-repeated="3"/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TUSZ REFILL HP OEM HIM600C 6XX KOLOR</text:p>
          </table:table-cell>
          <table:table-cell office:value-type="string" calcext:value-type="string">
            <text:p>16.49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TUSZ REFILL HP ZATYCZKA GUMOWA DO 8XX CZARNY</text:p>
          </table:table-cell>
          <table:table-cell office:value-type="string" calcext:value-type="string">
            <text:p>0.94</text:p>
          </table:table-cell>
          <table:table-cell table:number-columns-repeated="3"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string" calcext:value-type="string">
            <text:p>TUSZ REFILL HP ZATYCZKA PLASTIKOWA DO 8XX KOLOR</text:p>
          </table:table-cell>
          <table:table-cell office:value-type="string" calcext:value-type="string">
            <text:p>0.94</text:p>
          </table:table-cell>
          <table:table-cell table:number-columns-repeated="3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TUSZ REFILL LEXMARK SIM10C 1XXX/2XXX KOLOR</text:p>
          </table:table-cell>
          <table:table-cell office:value-type="string" calcext:value-type="string">
            <text:p>19.99</text:p>
          </table:table-cell>
          <table:table-cell table:number-columns-repeated="3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TUSZ REFILL LEXMARK SIM20A 1XXX/2XXX CZARNY</text:p>
          </table:table-cell>
          <table:table-cell office:value-type="string" calcext:value-type="string">
            <text:p>17.98</text:p>
          </table:table-cell>
          <table:table-cell table:number-columns-repeated="3"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string" calcext:value-type="string">
            <text:p>TUSZ REFILL LEXMARK SIM30A Z13/23/25/33/35 CZARN</text:p>
          </table:table-cell>
          <table:table-cell office:value-type="string" calcext:value-type="string">
            <text:p>26.00</text:p>
          </table:table-cell>
          <table:table-cell table:number-columns-repeated="3"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TUSZ REFILL LEXMARK SIM30C Z13/23/25/33/35 KOLOR</text:p>
          </table:table-cell>
          <table:table-cell office:value-type="string" calcext:value-type="string">
            <text:p>36.00</text:p>
          </table:table-cell>
          <table:table-cell table:number-columns-repeated="3"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TUSZ REFILL LEXMARK SIM50A ZXX 3/5/7XXX CZARNY</text:p>
          </table:table-cell>
          <table:table-cell office:value-type="string" calcext:value-type="string">
            <text:p>23.89</text:p>
          </table:table-cell>
          <table:table-cell table:number-columns-repeated="3"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TUSZ REFILL LEXMARK SIM50C ZXX 3/5/7XXX KOLOR</text:p>
          </table:table-cell>
          <table:table-cell office:value-type="string" calcext:value-type="string">
            <text:p>21.49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TUSZ REFILL XEROX LIM60A GP6000/600 CZARNY</text:p>
          </table:table-cell>
          <table:table-cell office:value-type="string" calcext:value-type="string">
            <text:p>24.70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TUSZ REFILL XEROX LIM60C GP6000/600 KOLOR</text:p>
          </table:table-cell>
          <table:table-cell office:value-type="string" calcext:value-type="string">
            <text:p>29.00</text:p>
          </table:table-cell>
          <table:table-cell table:number-columns-repeated="3"/>
        </table:table-row>
        <table:table-row table:style-name="ro1">
          <table:table-cell office:value-type="float" office:value="10656" calcext:value-type="float">
            <text:p>10656</text:p>
          </table:table-cell>
          <table:table-cell office:value-type="string" calcext:value-type="string">
            <text:p>TUSZ REFILL-NARZ?DZIE - MULTIODCI?G DU?Y LEXMARK</text:p>
          </table:table-cell>
          <table:table-cell office:value-type="string" calcext:value-type="string">
            <text:p>3.90</text:p>
          </table:table-cell>
          <table:table-cell table:number-columns-repeated="3"/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string" calcext:value-type="string">
            <text:p>TUSZ REFILL-NARZ?DZIE - MULTIODCI?G HP6XX CZARNY</text:p>
          </table:table-cell>
          <table:table-cell office:value-type="string" calcext:value-type="string">
            <text:p>3.90</text:p>
          </table:table-cell>
          <table:table-cell table:number-columns-repeated="3"/>
        </table:table-row>
        <table:table-row table:style-name="ro1">
          <table:table-cell office:value-type="float" office:value="10655" calcext:value-type="float">
            <text:p>10655</text:p>
          </table:table-cell>
          <table:table-cell office:value-type="string" calcext:value-type="string">
            <text:p>TUSZ REFILL-NARZ?DZIE - MULTIODCI?G HP6XX KOLOR</text:p>
          </table:table-cell>
          <table:table-cell office:value-type="string" calcext:value-type="string">
            <text:p>3.90</text:p>
          </table:table-cell>
          <table:table-cell table:number-columns-repeated="3"/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string" calcext:value-type="string">
            <text:p>TUSZ REFILL-NARZ?DZIE - OTWIERACZ HP6XX KOLOR</text:p>
          </table:table-cell>
          <table:table-cell office:value-type="string" calcext:value-type="string">
            <text:p>4.90</text:p>
          </table:table-cell>
          <table:table-cell table:number-columns-repeated="3"/>
        </table:table-row>
        <table:table-row table:style-name="ro1">
          <table:table-cell office:value-type="float" office:value="10659" calcext:value-type="float">
            <text:p>10659</text:p>
          </table:table-cell>
          <table:table-cell office:value-type="string" calcext:value-type="string">
            <text:p>TUSZ REFILL-NARZ?DZIE - POKRYWA KARTR HP6XX KOLO</text:p>
          </table:table-cell>
          <table:table-cell office:value-type="string" calcext:value-type="string">
            <text:p>2.90</text:p>
          </table:table-cell>
          <table:table-cell table:number-columns-repeated="3"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string" calcext:value-type="string">
            <text:p>TUSZ ZAM,(OEM) EPSON (S020093)400/500/600 CZARNY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string" calcext:value-type="string">
            <text:p>TUSZ ZAM,(OEM) EPSON (S020108)8XX/1520 CZARNY</text:p>
          </table:table-cell>
          <table:table-cell office:value-type="string" calcext:value-type="string">
            <text:p>7.59</text:p>
          </table:table-cell>
          <table:table-cell table:number-columns-repeated="3"/>
        </table:table-row>
        <table:table-row table:style-name="ro1">
          <table:table-cell office:value-type="float" office:value="11472" calcext:value-type="float">
            <text:p>11472</text:p>
          </table:table-cell>
          <table:table-cell office:value-type="string" calcext:value-type="string">
            <text:p>TUSZ ZAM,(OEM) EPSON (S020187)440/640/750 CZARNY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1">
          <table:table-cell office:value-type="float" office:value="11547" calcext:value-type="float">
            <text:p>11547</text:p>
          </table:table-cell>
          <table:table-cell office:value-type="string" calcext:value-type="string">
            <text:p>TUSZ ZAM,(OEM) EPSON (S020189)760/860/1160 CZARN</text:p>
          </table:table-cell>
          <table:table-cell office:value-type="string" calcext:value-type="string">
            <text:p>7.99</text:p>
          </table:table-cell>
          <table:table-cell table:number-columns-repeated="3"/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string" calcext:value-type="string">
            <text:p>TUSZ ZAM,(OEM) EPSON (S020191)440/640/740 KOLOR</text:p>
          </table:table-cell>
          <table:table-cell office:value-type="string" calcext:value-type="string">
            <text:p>13.20</text:p>
          </table:table-cell>
          <table:table-cell table:number-columns-repeated="3"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string" calcext:value-type="string">
            <text:p>TUSZ ZAM,(OEM) EPSON (T013)480/580/C20/40 CZARNY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string" calcext:value-type="string">
            <text:p>TUSZ ZAM,(OEM) EPSON (T014)480/580/C20/40 KOLOR</text:p>
          </table:table-cell>
          <table:table-cell office:value-type="string" calcext:value-type="string">
            <text:p>12.99</text:p>
          </table:table-cell>
          <table:table-cell table:number-columns-repeated="3"/>
        </table:table-row>
        <table:table-row table:style-name="ro1">
          <table:table-cell office:value-type="float" office:value="11475" calcext:value-type="float">
            <text:p>11475</text:p>
          </table:table-cell>
          <table:table-cell office:value-type="string" calcext:value-type="string">
            <text:p>TUSZ ZAM,(OEM) EPSON (T036)C42/44 SX/UX CZARNY</text:p>
          </table:table-cell>
          <table:table-cell office:value-type="string" calcext:value-type="string">
            <text:p>15.79</text:p>
          </table:table-cell>
          <table:table-cell table:number-columns-repeated="3"/>
        </table:table-row>
        <table:table-row table:style-name="ro1">
          <table:table-cell office:value-type="float" office:value="11476" calcext:value-type="float">
            <text:p>11476</text:p>
          </table:table-cell>
          <table:table-cell office:value-type="string" calcext:value-type="string">
            <text:p>TUSZ ZAM,(OEM) EPSON (T038)C41/43 SX/UX CZARNY</text:p>
          </table:table-cell>
          <table:table-cell office:value-type="string" calcext:value-type="string">
            <text:p>18.49</text:p>
          </table:table-cell>
          <table:table-cell table:number-columns-repeated="3"/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string" calcext:value-type="string">
            <text:p>TUSZ ZAM,(OEM) EPSON (T039)C41/43 SX/UX KOLOR</text:p>
          </table:table-cell>
          <table:table-cell office:value-type="string" calcext:value-type="string">
            <text:p>21.99</text:p>
          </table:table-cell>
          <table:table-cell table:number-columns-repeated="3"/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string" calcext:value-type="string">
            <text:p>TV KARTA KWORLD 7134RF-PRO PHILIPS NICAM/TXT/FM</text:p>
          </table:table-cell>
          <table:table-cell office:value-type="string" calcext:value-type="string">
            <text:p>139.99</text:p>
          </table:table-cell>
          <table:table-cell table:number-columns-repeated="3"/>
        </table:table-row>
        <table:table-row table:style-name="ro1">
          <table:table-cell office:value-type="float" office:value="10524" calcext:value-type="float">
            <text:p>10524</text:p>
          </table:table-cell>
          <table:table-cell office:value-type="string" calcext:value-type="string">
            <text:p>TV KARTA KWORLD LTV883 NICAM/MPEG/PILOT/TXT BOX</text:p>
          </table:table-cell>
          <table:table-cell office:value-type="string" calcext:value-type="string">
            <text:p>155.99</text:p>
          </table:table-cell>
          <table:table-cell table:number-columns-repeated="3"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string" calcext:value-type="string">
            <text:p>TV KARTA KWORLD SECURITY KW-SEC800B</text:p>
          </table:table-cell>
          <table:table-cell office:value-type="string" calcext:value-type="string">
            <text:p>549.99</text:p>
          </table:table-cell>
          <table:table-cell table:number-columns-repeated="3"/>
        </table:table-row>
        <table:table-row table:style-name="ro1">
          <table:table-cell office:value-type="float" office:value="8571" calcext:value-type="float">
            <text:p>8571</text:p>
          </table:table-cell>
          <table:table-cell office:value-type="string" calcext:value-type="string">
            <text:p>TV KARTA WINFAST TV2000XP DELUXE FM BOX</text:p>
          </table:table-cell>
          <table:table-cell office:value-type="string" calcext:value-type="string">
            <text:p>199.99</text:p>
          </table:table-cell>
          <table:table-cell table:number-columns-repeated="3"/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TV KARTA WINFAST TV2000XP EXPERT FM/NI/TXT W-BOX</text:p>
          </table:table-cell>
          <table:table-cell office:value-type="string" calcext:value-type="string">
            <text:p>205.00</text:p>
          </table:table-cell>
          <table:table-cell table:number-columns-repeated="3"/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string" calcext:value-type="string">
            <text:p>TV KARTA WINFAST TV2000XP EXPERT FM/NICA/TXT BOX</text:p>
          </table:table-cell>
          <table:table-cell office:value-type="string" calcext:value-type="string">
            <text:p>219.00</text:p>
          </table:table-cell>
          <table:table-cell table:number-columns-repeated="3"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VIDEO KAMERA EASYTOUCH CP-06 USB 640*480 CZARNA</text:p>
          </table:table-cell>
          <table:table-cell office:value-type="string" calcext:value-type="string">
            <text:p>49.00</text:p>
          </table:table-cell>
          <table:table-cell table:number-columns-repeated="3"/>
        </table:table-row>
        <table:table-row table:style-name="ro1">
          <table:table-cell office:value-type="float" office:value="10984" calcext:value-type="float">
            <text:p>10984</text:p>
          </table:table-cell>
          <table:table-cell office:value-type="string" calcext:value-type="string">
            <text:p>VIDEO KAMERA EASYTOUCH CP-06 USB 640*480 GRAFIT</text:p>
          </table:table-cell>
          <table:table-cell office:value-type="string" calcext:value-type="string">
            <text:p>49.00</text:p>
          </table:table-cell>
          <table:table-cell table:number-columns-repeated="3"/>
        </table:table-row>
        <table:table-row table:style-name="ro1">
          <table:table-cell office:value-type="float" office:value="10985" calcext:value-type="float">
            <text:p>10985</text:p>
          </table:table-cell>
          <table:table-cell office:value-type="string" calcext:value-type="string">
            <text:p>VIDEO KAMERA EASYTOUCH CP-06 USB 640*480 SZARA</text:p>
          </table:table-cell>
          <table:table-cell office:value-type="string" calcext:value-type="string">
            <text:p>49.00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string" calcext:value-type="string">
            <text:p>VIDEO KAMERA MERCURY POCKET DV CAM USB (APARAT)</text:p>
          </table:table-cell>
          <table:table-cell office:value-type="string" calcext:value-type="string">
            <text:p>89.00</text:p>
          </table:table-cell>
          <table:table-cell table:number-columns-repeated="3"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string" calcext:value-type="string">
            <text:p>WENTYLATOR ARCTIC DO HDD 1*WENT <text:s text:c="10"/>LH-995</text:p>
          </table:table-cell>
          <table:table-cell office:value-type="string" calcext:value-type="string">
            <text:p>17.99</text:p>
          </table:table-cell>
          <table:table-cell table:number-columns-repeated="3"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WENTYLATOR ARCTIC DO HDD 2*WENT <text:s text:c="10"/>LH-996</text:p>
          </table:table-cell>
          <table:table-cell office:value-type="string" calcext:value-type="string">
            <text:p>19.99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WENTYLATOR ARCTIC MIED?SOCA/ATH3000+ DFC4017-BT</text:p>
          </table:table-cell>
          <table:table-cell office:value-type="string" calcext:value-type="string">
            <text:p>35.00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WENTYLATOR DO KARTY GRAFIKI</text:p>
          </table:table-cell>
          <table:table-cell office:value-type="string" calcext:value-type="string">
            <text:p>14.99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WENTYLATOR DO ZASILACZA 80*80*25</text:p>
          </table:table-cell>
          <table:table-cell office:value-type="string" calcext:value-type="string">
            <text:p>17.24</text:p>
          </table:table-cell>
          <table:table-cell table:number-columns-repeated="3"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string" calcext:value-type="string">
            <text:p>WENTYLATOR GIGABYTE GH-PCU21 UNIWERSALNY</text:p>
          </table:table-cell>
          <table:table-cell office:value-type="string" calcext:value-type="string">
            <text:p>139.00</text:p>
          </table:table-cell>
          <table:table-cell table:number-columns-repeated="3"/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WENTYLATOR SPIRE CFA01B2 HAWKSTREAM SOCA</text:p>
          </table:table-cell>
          <table:table-cell office:value-type="string" calcext:value-type="string">
            <text:p>19.99</text:p>
          </table:table-cell>
          <table:table-cell table:number-columns-repeated="3"/>
        </table:table-row>
        <table:table-row table:style-name="ro1">
          <table:table-cell office:value-type="float" office:value="11258" calcext:value-type="float">
            <text:p>11258</text:p>
          </table:table-cell>
          <table:table-cell office:value-type="string" calcext:value-type="string">
            <text:p>WENTYLATOR SPIRE LION STREAM S478</text:p>
          </table:table-cell>
          <table:table-cell office:value-type="string" calcext:value-type="string">
            <text:p>18.99</text:p>
          </table:table-cell>
          <table:table-cell table:number-columns-repeated="3"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WENTYLATOR SPIRE MICRO FLOW II SOCA 3000+</text:p>
          </table:table-cell>
          <table:table-cell office:value-type="string" calcext:value-type="string">
            <text:p>30.99</text:p>
          </table:table-cell>
          <table:table-cell table:number-columns-repeated="3"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string" calcext:value-type="string">
            <text:p>WENTYLATOR SPIRE WHISPER ROCK III SOCA 3200+</text:p>
          </table:table-cell>
          <table:table-cell office:value-type="string" calcext:value-type="string">
            <text:p>26.99</text:p>
          </table:table-cell>
          <table:table-cell table:number-columns-repeated="3"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WENTYLATOR SPIRE WHISPER ROCK IV SOCA</text:p>
          </table:table-cell>
          <table:table-cell office:value-type="string" calcext:value-type="string">
            <text:p>34.49</text:p>
          </table:table-cell>
          <table:table-cell table:number-columns-repeated="3"/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string" calcext:value-type="string">
            <text:p>ZASILACZ AWAR, POWERCOM <text:s/>- KABEL COM-&gt;USB</text:p>
          </table:table-cell>
          <table:table-cell office:value-type="string" calcext:value-type="string">
            <text:p>39.99</text:p>
          </table:table-cell>
          <table:table-cell table:number-columns-repeated="3"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string" calcext:value-type="string">
            <text:p>ZASILACZ AWAR, POWERCOM 3000AP AVR/RST/RS/SOFT</text:p>
          </table:table-cell>
          <table:table-cell office:value-type="string" calcext:value-type="string">
            <text:p>1999.00</text:p>
          </table:table-cell>
          <table:table-cell table:number-columns-repeated="3"/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string" calcext:value-type="string">
            <text:p>ZASILACZ AWAR, POWERCOM 3000APRM AV/RT/RS/S/RACK</text:p>
          </table:table-cell>
          <table:table-cell office:value-type="string" calcext:value-type="string">
            <text:p>2199.00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string" calcext:value-type="string">
            <text:p>ZASILACZ AWAR, POWERCOM BNT 400A AVR/RST CZARNY</text:p>
          </table:table-cell>
          <table:table-cell office:value-type="string" calcext:value-type="string">
            <text:p>134.00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ZASILACZ AWAR, POWERCOM BNT 500AP AVR/RS/RJ CZAR</text:p>
          </table:table-cell>
          <table:table-cell office:value-type="string" calcext:value-type="string">
            <text:p>155.00</text:p>
          </table:table-cell>
          <table:table-cell table:number-columns-repeated="3"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string" calcext:value-type="string">
            <text:p>ZASILACZ AWAR, POWERCOM BNT 600AP AVR/RS/RJ CZAR</text:p>
          </table:table-cell>
          <table:table-cell office:value-type="string" calcext:value-type="string">
            <text:p>169.00</text:p>
          </table:table-cell>
          <table:table-cell table:number-columns-repeated="3"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string" calcext:value-type="string">
            <text:p>ZASILACZ AWAR, POWERCOM BNT 800AP AVR/RS/RJ</text:p>
          </table:table-cell>
          <table:table-cell office:value-type="string" calcext:value-type="string">
            <text:p>309.99</text:p>
          </table:table-cell>
          <table:table-cell table:number-columns-repeated="3"/>
        </table:table-row>
        <table:table-row table:style-name="ro1">
          <table:table-cell office:value-type="float" office:value="11139" calcext:value-type="float">
            <text:p>11139</text:p>
          </table:table-cell>
          <table:table-cell office:value-type="string" calcext:value-type="string">
            <text:p>ZASILACZ AWAR, POWERCOM BNT 800AP AVR/RS/RJ CZAR</text:p>
          </table:table-cell>
          <table:table-cell office:value-type="string" calcext:value-type="string">
            <text:p>309.99</text:p>
          </table:table-cell>
          <table:table-cell table:number-columns-repeated="3"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string" calcext:value-type="string">
            <text:p>ZASILACZ AWAR, POWERCOM BNT 800AP AVR/RS/RJ SREB</text:p>
          </table:table-cell>
          <table:table-cell office:value-type="string" calcext:value-type="string">
            <text:p>319.99</text:p>
          </table:table-cell>
          <table:table-cell table:number-columns-repeated="3"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ZASILACZ AWAR, POWERCOM BNT-1000AP AVR/RS/RJ</text:p>
          </table:table-cell>
          <table:table-cell office:value-type="string" calcext:value-type="string">
            <text:p>419.00</text:p>
          </table:table-cell>
          <table:table-cell table:number-columns-repeated="3"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string" calcext:value-type="string">
            <text:p>ZASILACZ AWAR, POWERCOM BNT-1200AP AVR/RS/RJ</text:p>
          </table:table-cell>
          <table:table-cell office:value-type="string" calcext:value-type="string">
            <text:p>499.99</text:p>
          </table:table-cell>
          <table:table-cell table:number-columns-repeated="3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string" calcext:value-type="string">
            <text:p>ZASILACZ AWAR, POWERCOM BNT-1500AP AVR/RS/RJ</text:p>
          </table:table-cell>
          <table:table-cell office:value-type="string" calcext:value-type="string">
            <text:p>599.99</text:p>
          </table:table-cell>
          <table:table-cell table:number-columns-repeated="3"/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string" calcext:value-type="string">
            <text:p>ZASILACZ AWARYJNY APC - BATERIA RBC11 DO 2200VA</text:p>
          </table:table-cell>
          <table:table-cell office:value-type="string" calcext:value-type="string">
            <text:p>899.00</text:p>
          </table:table-cell>
          <table:table-cell table:number-columns-repeated="3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ZASILACZ AWARYJNY APC BACK 350EI</text:p>
          </table:table-cell>
          <table:table-cell office:value-type="string" calcext:value-type="string">
            <text:p>239.99</text:p>
          </table:table-cell>
          <table:table-cell table:number-columns-repeated="3"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ZASILACZ AWARYJNY APC BACK 500EI</text:p>
          </table:table-cell>
          <table:table-cell office:value-type="string" calcext:value-type="string">
            <text:p>279.99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ZASILACZ AWARYJNY APC BACK 650MI</text:p>
          </table:table-cell>
          <table:table-cell office:value-type="string" calcext:value-type="string">
            <text:p>439.99</text:p>
          </table:table-cell>
          <table:table-cell table:number-columns-repeated="3"/>
        </table:table-row>
        <table:table-row table:style-name="ro1">
          <table:table-cell office:value-type="float" office:value="10591" calcext:value-type="float">
            <text:p>10591</text:p>
          </table:table-cell>
          <table:table-cell office:value-type="string" calcext:value-type="string">
            <text:p>ZASILACZ DO OBUDOWY ATX <text:s/>PROCOMP /P4 (300W) BOX</text:p>
          </table:table-cell>
          <table:table-cell office:value-type="string" calcext:value-type="string">
            <text:p>33.99</text:p>
          </table:table-cell>
          <table:table-cell table:number-columns-repeated="3"/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string" calcext:value-type="string">
            <text:p>ZASILACZ DO OBUDOWY ATX <text:s/>PROCOMP /P4 (350W) BOX</text:p>
          </table:table-cell>
          <table:table-cell office:value-type="string" calcext:value-type="string">
            <text:p>37.99</text:p>
          </table:table-cell>
          <table:table-cell table:number-columns-repeated="3"/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string" calcext:value-type="string">
            <text:p>ZASILACZ DO OBUDOWY ATX <text:s/>PROCOMP /P4 (430W) BOX</text:p>
          </table:table-cell>
          <table:table-cell office:value-type="string" calcext:value-type="string">
            <text:p>49.99</text:p>
          </table:table-cell>
          <table:table-cell table:number-columns-repeated="3"/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string" calcext:value-type="string">
            <text:p>ZESTAW-P?YTA EPOX 4PGF+ W OBUD,MINI-ME BEZ ZASIL</text:p>
          </table:table-cell>
          <table:table-cell office:value-type="string" calcext:value-type="string">
            <text:p>104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2:29:47.263000000</meta:creation-date>
    <dc:date>2017-12-19T22:35:22.803000000</dc:date>
    <meta:editing-duration>PT5M35S</meta:editing-duration>
    <meta:editing-cycles>1</meta:editing-cycles>
    <meta:document-statistic meta:table-count="1" meta:cell-count="4444" meta:object-count="0"/>
    <meta:generator>LibreOffice/5.2.3.3$Windows_x86 LibreOffice_project/d54a8868f08a7b39642414cf2c8ef2f228f780cf</meta:generator>
  </office:meta>
</office:document-meta>
</file>